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Countri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5" table:number-columns-repeated="4" table:default-cell-style-name="ce1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world.name in CountryDataPlotter.py</text:p>
          </table:table-cell>
          <table:table-cell office:value-type="string" calcext:value-type="string">
            <text:p>most spoken lg</text:p>
          </table:table-cell>
          <table:table-cell office:value-type="string" calcext:value-type="string">
            <text:p>writing system</text:p>
          </table:table-cell>
          <table:table-cell office:value-type="string" calcext:value-type="string">
            <text:p>writing direction</text:p>
          </table:table-cell>
          <table:table-cell office:value-type="string" calcext:value-type="string">
            <text:p>driving sid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ulation rank</text:p>
          </table:table-cell>
          <table:table-cell office:value-type="string" calcext:value-type="string">
            <text:p>land area (km^2)</text:p>
          </table:table-cell>
          <table:table-cell office:value-type="string" calcext:value-type="string">
            <text:p>area rank</text:p>
          </table:table-cell>
          <table:table-cell table:style-name="Default" office:value-type="string" calcext:value-type="string">
            <text:p>area at pop rank</text:p>
          </table:table-cell>
          <table:table-cell table:style-name="Default" office:value-type="string" calcext:value-type="string">
            <text:p>pop at area rank</text:p>
          </table:table-cell>
          <table:table-cell table:style-name="Default" office:value-type="string" calcext:value-type="string">
            <text:p>area change ratio after rerank</text:p>
          </table:table-cell>
          <table:table-cell table:style-name="Default" office:value-type="string" calcext:value-type="string">
            <text:p>pop change ratio after rerank</text:p>
          </table:table-cell>
          <table:table-cell office:value-type="string" calcext:value-type="string">
            <text:p>density real</text:p>
          </table:table-cell>
          <table:table-cell office:value-type="string" calcext:value-type="string">
            <text:p>density rank</text:p>
          </table:table-cell>
          <table:table-cell office:value-type="string" calcext:value-type="string">
            <text:p>density if pop changed to match area rank</text:p>
          </table:table-cell>
          <table:table-cell office:value-type="string" calcext:value-type="string">
            <text:p>density if area changed to match pop rank</text:p>
          </table:table-cell>
          <table:table-cell office:value-type="string" calcext:value-type="string">
            <text:p>pop as ratio of world</text:p>
          </table:table-cell>
          <table:table-cell office:value-type="string" calcext:value-type="string">
            <text:p>area as ratio of world</text:p>
          </table:table-cell>
          <table:table-cell office:value-type="string" calcext:value-type="string">
            <text:p>pop-minus-area (both as ratio of world)</text:p>
          </table:table-cell>
          <table:table-cell office:value-type="string" calcext:value-type="string">
            <text:p>pop-minus-area rank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RL</text:p>
          </table:table-cell>
          <table:table-cell/>
          <table:table-cell office:value-type="string" calcext:value-type="string">
            <text:p>Kabul</text:p>
          </table:table-cell>
          <table:table-cell/>
          <table:table-cell table:formula="of:=INDEX([Population.$B$2:.$B$264];MATCH([.A2];[Population.$A$2:.$A$264];0))" office:value-type="float" office:value="38742911" calcext:value-type="float">
            <text:p>38742911</text:p>
          </table:table-cell>
          <table:table-cell table:formula="of:=INDEX([Population.$C$2:.$C$264];MATCH([.A2];[Population.$A$2:.$A$264];0))" office:value-type="float" office:value="37" calcext:value-type="float">
            <text:p>37</text:p>
          </table:table-cell>
          <table:table-cell table:formula="of:=INDEX([Population.$G$2:.$G$264];MATCH([.A2];[Population.$A$2:.$A$264];0))" office:value-type="float" office:value="652860" calcext:value-type="float">
            <text:p>652860</text:p>
          </table:table-cell>
          <table:table-cell table:formula="of:=INDEX([Population.$H$2:.$H$264];MATCH([.A2];[Population.$A$2:.$A$264];0))" office:value-type="float" office:value="40" calcext:value-type="float">
            <text:p>40</text:p>
          </table:table-cell>
          <table:table-cell table:formula="of:=INDEX([Population.$G$2:.$G$264];MATCH([.J2];[Population.$H$2:.$H$264];0))" office:value-type="float" office:value="743532" calcext:value-type="float">
            <text:p>743532</text:p>
          </table:table-cell>
          <table:table-cell table:formula="of:=INDEX([Population.$B$2:.$B$264];MATCH([.L2];[Population.$C$2:.$C$264];0))" office:value-type="float" office:value="36820713" calcext:value-type="float">
            <text:p>36820713</text:p>
          </table:table-cell>
          <table:table-cell table:formula="of:=[.M2]/[.K2]" office:value-type="float" office:value="1.138884293723" calcext:value-type="float">
            <text:p>1.1388842937</text:p>
          </table:table-cell>
          <table:table-cell table:formula="of:=[.N2]/[.I2]" office:value-type="float" office:value="0.950385813807331" calcext:value-type="float">
            <text:p>0.9503858138</text:p>
          </table:table-cell>
          <table:table-cell table:formula="of:=[.I2]/[.K2]" office:value-type="float" office:value="59.3433676439053" calcext:value-type="float">
            <text:p>59.3433676439</text:p>
          </table:table-cell>
          <table:table-cell office:value-type="float" office:value="125" calcext:value-type="float">
            <text:p>125</text:p>
          </table:table-cell>
          <table:table-cell table:formula="of:=[.N2]/[.K2]" office:value-type="float" office:value="56.3990947523206" calcext:value-type="float">
            <text:p>56.3990947523</text:p>
          </table:table-cell>
          <table:table-cell table:formula="of:=[.I2]/[.M2]" office:value-type="float" office:value="52.1065818283544" calcext:value-type="float">
            <text:p>52.1065818284</text:p>
          </table:table-cell>
          <table:table-cell table:formula="of:=[.I2]/SUM([.$I$2:.$I$198])" office:value-type="float" office:value="0.00499127115456577" calcext:value-type="float">
            <text:p>0.0049912712</text:p>
          </table:table-cell>
          <table:table-cell table:formula="of:=[.K2]/SUM([.$K$2:.$K$198])" office:value-type="float" office:value="0.00504961789418182" calcext:value-type="float">
            <text:p>0.0050496179</text:p>
          </table:table-cell>
          <table:table-cell table:formula="of:=([.U2]-[.V2])" office:value-type="float" office:value="-0.0000583467396160549" calcext:value-type="float">
            <text:p>-5.83467396160549E-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irana</text:p>
          </table:table-cell>
          <table:table-cell/>
          <table:table-cell table:formula="of:=INDEX([Population.$B$2:.$B$264];MATCH([.A3];[Population.$A$2:.$A$264];0))" office:value-type="float" office:value="2878420" calcext:value-type="float">
            <text:p>2878420</text:p>
          </table:table-cell>
          <table:table-cell table:formula="of:=INDEX([Population.$C$2:.$C$264];MATCH([.A3];[Population.$A$2:.$A$264];0))" office:value-type="float" office:value="140" calcext:value-type="float">
            <text:p>140</text:p>
          </table:table-cell>
          <table:table-cell table:formula="of:=INDEX([Population.$G$2:.$G$264];MATCH([.A3];[Population.$A$2:.$A$264];0))" office:value-type="float" office:value="27400" calcext:value-type="float">
            <text:p>27400</text:p>
          </table:table-cell>
          <table:table-cell table:formula="of:=INDEX([Population.$H$2:.$H$264];MATCH([.A3];[Population.$A$2:.$A$264];0))" office:value-type="float" office:value="146" calcext:value-type="float">
            <text:p>146</text:p>
          </table:table-cell>
          <table:table-cell table:formula="of:=INDEX([Population.$G$2:.$G$264];MATCH([.J3];[Population.$H$2:.$H$264];0))" office:value-type="float" office:value="30280" calcext:value-type="float">
            <text:p>30280</text:p>
          </table:table-cell>
          <table:table-cell table:formula="of:=INDEX([Population.$B$2:.$B$264];MATCH([.L3];[Population.$C$2:.$C$264];0))" office:value-type="float" office:value="2341649" calcext:value-type="float">
            <text:p>2341649</text:p>
          </table:table-cell>
          <table:table-cell table:formula="of:=[.M3]/[.K3]" office:value-type="float" office:value="1.10510948905109" calcext:value-type="float">
            <text:p>1.1051094891</text:p>
          </table:table-cell>
          <table:table-cell table:formula="of:=[.N3]/[.I3]" office:value-type="float" office:value="0.813518874938334" calcext:value-type="float">
            <text:p>0.8135188749</text:p>
          </table:table-cell>
          <table:table-cell table:formula="of:=[.I3]/[.K3]" office:value-type="float" office:value="105.051824817518" calcext:value-type="float">
            <text:p>105.0518248175</text:p>
          </table:table-cell>
          <table:table-cell office:value-type="float" office:value="86" calcext:value-type="float">
            <text:p>86</text:p>
          </table:table-cell>
          <table:table-cell table:formula="of:=[.N3]/[.K3]" office:value-type="float" office:value="85.4616423357664" calcext:value-type="float">
            <text:p>85.4616423358</text:p>
          </table:table-cell>
          <table:table-cell table:formula="of:=[.I3]/[.M3]" office:value-type="float" office:value="95.060105680317" calcext:value-type="float">
            <text:p>95.0601056803</text:p>
          </table:table-cell>
          <table:table-cell table:formula="of:=[.I3]/SUM([.$I$2:.$I$198])" office:value-type="float" office:value="0.000370828477930458" calcext:value-type="float">
            <text:p>0.0003708285</text:p>
          </table:table-cell>
          <table:table-cell table:formula="of:=[.K3]/SUM([.$K$2:.$K$198])" office:value-type="float" office:value="0.000211928331189814" calcext:value-type="float">
            <text:p>0.0002119283</text:p>
          </table:table-cell>
          <table:table-cell table:formula="of:=([.U3]-[.V3])" office:value-type="float" office:value="0.000158900146740644" calcext:value-type="float">
            <text:p>0.00015890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Algeria</text:p>
          </table:table-cell>
          <table:table-cell table:number-columns-repeated="2"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Algiers</text:p>
          </table:table-cell>
          <table:table-cell/>
          <table:table-cell table:formula="of:=INDEX([Population.$B$2:.$B$264];MATCH([.A4];[Population.$A$2:.$A$264];0))" office:value-type="float" office:value="43685618" calcext:value-type="float">
            <text:p>43685618</text:p>
          </table:table-cell>
          <table:table-cell table:formula="of:=INDEX([Population.$C$2:.$C$264];MATCH([.A4];[Population.$A$2:.$A$264];0))" office:value-type="float" office:value="34" calcext:value-type="float">
            <text:p>34</text:p>
          </table:table-cell>
          <table:table-cell table:formula="of:=INDEX([Population.$G$2:.$G$264];MATCH([.A4];[Population.$A$2:.$A$264];0))" office:value-type="float" office:value="2381740" calcext:value-type="float">
            <text:p>2381740</text:p>
          </table:table-cell>
          <table:table-cell table:formula="of:=INDEX([Population.$H$2:.$H$264];MATCH([.A4];[Population.$A$2:.$A$264];0))" office:value-type="float" office:value="10" calcext:value-type="float">
            <text:p>10</text:p>
          </table:table-cell>
          <table:table-cell table:formula="of:=INDEX([Population.$G$2:.$G$264];MATCH([.J4];[Population.$H$2:.$H$264];0))" office:value-type="float" office:value="786380" calcext:value-type="float">
            <text:p>786380</text:p>
          </table:table-cell>
          <table:table-cell table:formula="of:=INDEX([Population.$B$2:.$B$264];MATCH([.L4];[Population.$C$2:.$C$264];0))" office:value-type="float" office:value="128655589" calcext:value-type="float">
            <text:p>128655589</text:p>
          </table:table-cell>
          <table:table-cell table:formula="of:=[.M4]/[.K4]" office:value-type="float" office:value="0.330170379638416" calcext:value-type="float">
            <text:p>0.3301703796</text:p>
          </table:table-cell>
          <table:table-cell table:formula="of:=[.N4]/[.I4]" office:value-type="float" office:value="2.94503305412779" calcext:value-type="float">
            <text:p>2.9450330541</text:p>
          </table:table-cell>
          <table:table-cell table:formula="of:=[.I4]/[.K4]" office:value-type="float" office:value="18.3418920621059" calcext:value-type="float">
            <text:p>18.3418920621</text:p>
          </table:table-cell>
          <table:table-cell office:value-type="float" office:value="169" calcext:value-type="float">
            <text:p>169</text:p>
          </table:table-cell>
          <table:table-cell table:formula="of:=[.N4]/[.K4]" office:value-type="float" office:value="54.0174783981459" calcext:value-type="float">
            <text:p>54.0174783981</text:p>
          </table:table-cell>
          <table:table-cell table:formula="of:=[.I4]/[.M4]" office:value-type="float" office:value="55.5528090744932" calcext:value-type="float">
            <text:p>55.5528090745</text:p>
          </table:table-cell>
          <table:table-cell table:formula="of:=[.I4]/SUM([.$I$2:.$I$198])" office:value-type="float" office:value="0.00562804289519647" calcext:value-type="float">
            <text:p>0.0056280429</text:p>
          </table:table-cell>
          <table:table-cell table:formula="of:=[.K4]/SUM([.$K$2:.$K$198])" office:value-type="float" office:value="0.0184218315156214" calcext:value-type="float">
            <text:p>0.0184218315</text:p>
          </table:table-cell>
          <table:table-cell table:formula="of:=([.U4]-[.V4])" office:value-type="float" office:value="-0.012793788620425" calcext:value-type="float">
            <text:p>-0.01279378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Catal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dorra la Vella</text:p>
          </table:table-cell>
          <table:table-cell/>
          <table:table-cell table:formula="of:=INDEX([Population.$B$2:.$B$264];MATCH([.A5];[Population.$A$2:.$A$264];0))" office:value-type="float" office:value="77240" calcext:value-type="float">
            <text:p>77240</text:p>
          </table:table-cell>
          <table:table-cell table:formula="of:=INDEX([Population.$C$2:.$C$264];MATCH([.A5];[Population.$A$2:.$A$264];0))" office:value-type="float" office:value="205" calcext:value-type="float">
            <text:p>205</text:p>
          </table:table-cell>
          <table:table-cell table:formula="of:=INDEX([Population.$G$2:.$G$264];MATCH([.A5];[Population.$A$2:.$A$264];0))" office:value-type="float" office:value="470" calcext:value-type="float">
            <text:p>470</text:p>
          </table:table-cell>
          <table:table-cell table:formula="of:=INDEX([Population.$H$2:.$H$264];MATCH([.A5];[Population.$A$2:.$A$264];0))" office:value-type="float" office:value="197" calcext:value-type="float">
            <text:p>197</text:p>
          </table:table-cell>
          <table:table-cell table:formula="of:=INDEX([Population.$G$2:.$G$264];MATCH([.J5];[Population.$H$2:.$H$264];0))" office:value-type="float" office:value="390" calcext:value-type="float">
            <text:p>390</text:p>
          </table:table-cell>
          <table:table-cell table:formula="of:=INDEX([Population.$B$2:.$B$264];MATCH([.L5];[Population.$C$2:.$C$264];0))" office:value-type="float" office:value="112418" calcext:value-type="float">
            <text:p>112418</text:p>
          </table:table-cell>
          <table:table-cell table:formula="of:=[.M5]/[.K5]" office:value-type="float" office:value="0.829787234042553" calcext:value-type="float">
            <text:p>0.829787234</text:p>
          </table:table-cell>
          <table:table-cell table:formula="of:=[.N5]/[.I5]" office:value-type="float" office:value="1.45543759709995" calcext:value-type="float">
            <text:p>1.4554375971</text:p>
          </table:table-cell>
          <table:table-cell table:formula="of:=[.I5]/[.K5]" office:value-type="float" office:value="164.340425531915" calcext:value-type="float">
            <text:p>164.3404255319</text:p>
          </table:table-cell>
          <table:table-cell office:value-type="float" office:value="58" calcext:value-type="float">
            <text:p>58</text:p>
          </table:table-cell>
          <table:table-cell table:formula="of:=[.N5]/[.K5]" office:value-type="float" office:value="239.187234042553" calcext:value-type="float">
            <text:p>239.1872340426</text:p>
          </table:table-cell>
          <table:table-cell table:formula="of:=[.I5]/[.M5]" office:value-type="float" office:value="198.051282051282" calcext:value-type="float">
            <text:p>198.0512820513</text:p>
          </table:table-cell>
          <table:table-cell table:formula="of:=[.I5]/SUM([.$I$2:.$I$198])" office:value-type="float" office:value="0.00000995087292172392" calcext:value-type="float">
            <text:p>9.95087292172392E-06</text:p>
          </table:table-cell>
          <table:table-cell table:formula="of:=[.K5]/SUM([.$K$2:.$K$198])" office:value-type="float" office:value="0.00000363526699486177" calcext:value-type="float">
            <text:p>3.63526699486177E-06</text:p>
          </table:table-cell>
          <table:table-cell table:formula="of:=([.U5]-[.V5])" office:value-type="float" office:value="0.00000631560592686215" calcext:value-type="float">
            <text:p>6.31560592686215E-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uanda</text:p>
          </table:table-cell>
          <table:table-cell/>
          <table:table-cell table:formula="of:=INDEX([Population.$B$2:.$B$264];MATCH([.A6];[Population.$A$2:.$A$264];0))" office:value-type="float" office:value="32644783" calcext:value-type="float">
            <text:p>32644783</text:p>
          </table:table-cell>
          <table:table-cell table:formula="of:=INDEX([Population.$C$2:.$C$264];MATCH([.A6];[Population.$A$2:.$A$264];0))" office:value-type="float" office:value="44" calcext:value-type="float">
            <text:p>44</text:p>
          </table:table-cell>
          <table:table-cell table:formula="of:=INDEX([Population.$G$2:.$G$264];MATCH([.A6];[Population.$A$2:.$A$264];0))" office:value-type="float" office:value="1246700" calcext:value-type="float">
            <text:p>1246700</text:p>
          </table:table-cell>
          <table:table-cell table:formula="of:=INDEX([Population.$H$2:.$H$264];MATCH([.A6];[Population.$A$2:.$A$264];0))" office:value-type="float" office:value="22" calcext:value-type="float">
            <text:p>22</text:p>
          </table:table-cell>
          <table:table-cell table:formula="of:=INDEX([Population.$G$2:.$G$264];MATCH([.J6];[Population.$H$2:.$H$264];0))" office:value-type="float" office:value="581795" calcext:value-type="float">
            <text:p>581795</text:p>
          </table:table-cell>
          <table:table-cell table:formula="of:=INDEX([Population.$B$2:.$B$264];MATCH([.L6];[Population.$C$2:.$C$264];0))" office:value-type="float" office:value="65244628" calcext:value-type="float">
            <text:p>65244628</text:p>
          </table:table-cell>
          <table:table-cell table:formula="of:=[.M6]/[.K6]" office:value-type="float" office:value="0.466668003529317" calcext:value-type="float">
            <text:p>0.4666680035</text:p>
          </table:table-cell>
          <table:table-cell table:formula="of:=[.N6]/[.I6]" office:value-type="float" office:value="1.99862342475978" calcext:value-type="float">
            <text:p>1.9986234248</text:p>
          </table:table-cell>
          <table:table-cell table:formula="of:=[.I6]/[.K6]" office:value-type="float" office:value="26.1849546803561" calcext:value-type="float">
            <text:p>26.1849546804</text:p>
          </table:table-cell>
          <table:table-cell office:value-type="float" office:value="155" calcext:value-type="float">
            <text:p>155</text:p>
          </table:table-cell>
          <table:table-cell table:formula="of:=[.N6]/[.K6]" office:value-type="float" office:value="52.3338638004331" calcext:value-type="float">
            <text:p>52.3338638004</text:p>
          </table:table-cell>
          <table:table-cell table:formula="of:=[.I6]/[.M6]" office:value-type="float" office:value="56.1104564322485" calcext:value-type="float">
            <text:p>56.1104564322</text:p>
          </table:table-cell>
          <table:table-cell table:formula="of:=[.I6]/SUM([.$I$2:.$I$198])" office:value-type="float" office:value="0.00420564587247868" calcext:value-type="float">
            <text:p>0.0042056459</text:p>
          </table:table-cell>
          <table:table-cell table:formula="of:=[.K6]/SUM([.$K$2:.$K$198])" office:value-type="float" office:value="0.00964273906913654" calcext:value-type="float">
            <text:p>0.0096427391</text:p>
          </table:table-cell>
          <table:table-cell table:formula="of:=([.U6]-[.V6])" office:value-type="float" office:value="-0.00543709319665785" calcext:value-type="float">
            <text:p>-0.00543709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aint John's</text:p>
          </table:table-cell>
          <table:table-cell/>
          <table:table-cell table:formula="of:=INDEX([Population.$B$2:.$B$264];MATCH([.A7];[Population.$A$2:.$A$264];0))" office:value-type="float" office:value="97764" calcext:value-type="float">
            <text:p>97764</text:p>
          </table:table-cell>
          <table:table-cell table:formula="of:=INDEX([Population.$C$2:.$C$264];MATCH([.A7];[Population.$A$2:.$A$264];0))" office:value-type="float" office:value="203" calcext:value-type="float">
            <text:p>203</text:p>
          </table:table-cell>
          <table:table-cell table:formula="of:=INDEX([Population.$G$2:.$G$264];MATCH([.A7];[Population.$A$2:.$A$264];0))" office:value-type="float" office:value="440" calcext:value-type="float">
            <text:p>440</text:p>
          </table:table-cell>
          <table:table-cell table:formula="of:=INDEX([Population.$H$2:.$H$264];MATCH([.A7];[Population.$A$2:.$A$264];0))" office:value-type="float" office:value="202" calcext:value-type="float">
            <text:p>202</text:p>
          </table:table-cell>
          <table:table-cell table:formula="of:=INDEX([Population.$G$2:.$G$264];MATCH([.J7];[Population.$H$2:.$H$264];0))" office:value-type="float" office:value="430" calcext:value-type="float">
            <text:p>430</text:p>
          </table:table-cell>
          <table:table-cell table:formula="of:=INDEX([Population.$B$2:.$B$264];MATCH([.L7];[Population.$C$2:.$C$264];0))" office:value-type="float" office:value="98224" calcext:value-type="float">
            <text:p>98224</text:p>
          </table:table-cell>
          <table:table-cell table:formula="of:=[.M7]/[.K7]" office:value-type="float" office:value="0.977272727272727" calcext:value-type="float">
            <text:p>0.9772727273</text:p>
          </table:table-cell>
          <table:table-cell table:formula="of:=[.N7]/[.I7]" office:value-type="float" office:value="1.00470520846119" calcext:value-type="float">
            <text:p>1.0047052085</text:p>
          </table:table-cell>
          <table:table-cell table:formula="of:=[.I7]/[.K7]" office:value-type="float" office:value="222.190909090909" calcext:value-type="float">
            <text:p>222.1909090909</text:p>
          </table:table-cell>
          <table:table-cell office:value-type="float" office:value="48" calcext:value-type="float">
            <text:p>48</text:p>
          </table:table-cell>
          <table:table-cell table:formula="of:=[.N7]/[.K7]" office:value-type="float" office:value="223.236363636364" calcext:value-type="float">
            <text:p>223.2363636364</text:p>
          </table:table-cell>
          <table:table-cell table:formula="of:=[.I7]/[.M7]" office:value-type="float" office:value="227.358139534884" calcext:value-type="float">
            <text:p>227.3581395349</text:p>
          </table:table-cell>
          <table:table-cell table:formula="of:=[.I7]/SUM([.$I$2:.$I$198])" office:value-type="float" office:value="0.00001259499145934" calcext:value-type="float">
            <text:p>0.000012595</text:p>
          </table:table-cell>
          <table:table-cell table:formula="of:=[.K7]/SUM([.$K$2:.$K$198])" office:value-type="float" office:value="0.00000340322867604081" calcext:value-type="float">
            <text:p>3.40322867604081E-06</text:p>
          </table:table-cell>
          <table:table-cell table:formula="of:=([.U7]-[.V7])" office:value-type="float" office:value="0.00000919176278329914" calcext:value-type="float">
            <text:p>9.19176278329914E-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Buenos Aires</text:p>
          </table:table-cell>
          <table:table-cell/>
          <table:table-cell table:formula="of:=INDEX([Population.$B$2:.$B$264];MATCH([.A8];[Population.$A$2:.$A$264];0))" office:value-type="float" office:value="45111229" calcext:value-type="float">
            <text:p>45111229</text:p>
          </table:table-cell>
          <table:table-cell table:formula="of:=INDEX([Population.$C$2:.$C$264];MATCH([.A8];[Population.$A$2:.$A$264];0))" office:value-type="float" office:value="32" calcext:value-type="float">
            <text:p>32</text:p>
          </table:table-cell>
          <table:table-cell table:formula="of:=INDEX([Population.$G$2:.$G$264];MATCH([.A8];[Population.$A$2:.$A$264];0))" office:value-type="float" office:value="2736690" calcext:value-type="float">
            <text:p>2736690</text:p>
          </table:table-cell>
          <table:table-cell table:formula="of:=INDEX([Population.$H$2:.$H$264];MATCH([.A8];[Population.$A$2:.$A$264];0))" office:value-type="float" office:value="8" calcext:value-type="float">
            <text:p>8</text:p>
          </table:table-cell>
          <table:table-cell table:formula="of:=INDEX([Population.$G$2:.$G$264];MATCH([.J8];[Population.$H$2:.$H$264];0))" office:value-type="float" office:value="882050" calcext:value-type="float">
            <text:p>882050</text:p>
          </table:table-cell>
          <table:table-cell table:formula="of:=INDEX([Population.$B$2:.$B$264];MATCH([.L8];[Population.$C$2:.$C$264];0))" office:value-type="float" office:value="164354176" calcext:value-type="float">
            <text:p>164354176</text:p>
          </table:table-cell>
          <table:table-cell table:formula="of:=[.M8]/[.K8]" office:value-type="float" office:value="0.322305412743131" calcext:value-type="float">
            <text:p>0.3223054127</text:p>
          </table:table-cell>
          <table:table-cell table:formula="of:=[.N8]/[.I8]" office:value-type="float" office:value="3.64330965135089" calcext:value-type="float">
            <text:p>3.6433096514</text:p>
          </table:table-cell>
          <table:table-cell table:formula="of:=[.I8]/[.K8]" office:value-type="float" office:value="16.4838651801994" calcext:value-type="float">
            <text:p>16.4838651802</text:p>
          </table:table-cell>
          <table:table-cell office:value-type="float" office:value="176" calcext:value-type="float">
            <text:p>176</text:p>
          </table:table-cell>
          <table:table-cell table:formula="of:=[.N8]/[.K8]" office:value-type="float" office:value="60.0558251025874" calcext:value-type="float">
            <text:p>60.0558251026</text:p>
          </table:table-cell>
          <table:table-cell table:formula="of:=[.I8]/[.M8]" office:value-type="float" office:value="51.1436188424692" calcext:value-type="float">
            <text:p>51.1436188425</text:p>
          </table:table-cell>
          <table:table-cell table:formula="of:=[.I8]/SUM([.$I$2:.$I$198])" office:value-type="float" office:value="0.00581170516729398" calcext:value-type="float">
            <text:p>0.0058117052</text:p>
          </table:table-cell>
          <table:table-cell table:formula="of:=[.K8]/SUM([.$K$2:.$K$198])" office:value-type="float" office:value="0.0211672315578048" calcext:value-type="float">
            <text:p>0.0211672316</text:p>
          </table:table-cell>
          <table:table-cell table:formula="of:=([.U8]-[.V8])" office:value-type="float" office:value="-0.0153555263905108" calcext:value-type="float">
            <text:p>-0.015355526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2" office:value-type="string" calcext:value-type="string">
            <text:p>Armenia</text:p>
          </table:table-cell>
          <table:table-cell table:number-columns-repeated="4"/>
          <table:table-cell office:value-type="string" calcext:value-type="string">
            <text:p>Yerevan</text:p>
          </table:table-cell>
          <table:table-cell/>
          <table:table-cell table:formula="of:=INDEX([Population.$B$2:.$B$264];MATCH([.A9];[Population.$A$2:.$A$264];0))" office:value-type="float" office:value="2962137" calcext:value-type="float">
            <text:p>2962137</text:p>
          </table:table-cell>
          <table:table-cell table:formula="of:=INDEX([Population.$C$2:.$C$264];MATCH([.A9];[Population.$A$2:.$A$264];0))" office:value-type="float" office:value="138" calcext:value-type="float">
            <text:p>138</text:p>
          </table:table-cell>
          <table:table-cell table:formula="of:=INDEX([Population.$G$2:.$G$264];MATCH([.A9];[Population.$A$2:.$A$264];0))" office:value-type="float" office:value="28470" calcext:value-type="float">
            <text:p>28470</text:p>
          </table:table-cell>
          <table:table-cell table:formula="of:=INDEX([Population.$H$2:.$H$264];MATCH([.A9];[Population.$A$2:.$A$264];0))" office:value-type="float" office:value="141" calcext:value-type="float">
            <text:p>141</text:p>
          </table:table-cell>
          <table:table-cell table:formula="of:=INDEX([Population.$G$2:.$G$264];MATCH([.J9];[Population.$H$2:.$H$264];0))" office:value-type="float" office:value="32850" calcext:value-type="float">
            <text:p>32850</text:p>
          </table:table-cell>
          <table:table-cell table:formula="of:=INDEX([Population.$B$2:.$B$264];MATCH([.L9];[Population.$C$2:.$C$264];0))" office:value-type="float" office:value="2874636" calcext:value-type="float">
            <text:p>2874636</text:p>
          </table:table-cell>
          <table:table-cell table:formula="of:=[.M9]/[.K9]" office:value-type="float" office:value="1.15384615384615" calcext:value-type="float">
            <text:p>1.1538461538</text:p>
          </table:table-cell>
          <table:table-cell table:formula="of:=[.N9]/[.I9]" office:value-type="float" office:value="0.970460177905343" calcext:value-type="float">
            <text:p>0.9704601779</text:p>
          </table:table-cell>
          <table:table-cell table:formula="of:=[.I9]/[.K9]" office:value-type="float" office:value="104.044151738672" calcext:value-type="float">
            <text:p>104.0441517387</text:p>
          </table:table-cell>
          <table:table-cell office:value-type="float" office:value="87" calcext:value-type="float">
            <text:p>87</text:p>
          </table:table-cell>
          <table:table-cell table:formula="of:=[.N9]/[.K9]" office:value-type="float" office:value="100.970706006322" calcext:value-type="float">
            <text:p>100.9707060063</text:p>
          </table:table-cell>
          <table:table-cell table:formula="of:=[.I9]/[.M9]" office:value-type="float" office:value="90.171598173516" calcext:value-type="float">
            <text:p>90.1715981735</text:p>
          </table:table-cell>
          <table:table-cell table:formula="of:=[.I9]/SUM([.$I$2:.$I$198])" office:value-type="float" office:value="0.00038161378642849" calcext:value-type="float">
            <text:p>0.0003816138</text:p>
          </table:table-cell>
          <table:table-cell table:formula="of:=[.K9]/SUM([.$K$2:.$K$198])" office:value-type="float" office:value="0.000220204364561095" calcext:value-type="float">
            <text:p>0.0002202044</text:p>
          </table:table-cell>
          <table:table-cell table:formula="of:=([.U9]-[.V9])" office:value-type="float" office:value="0.000161409421867395" calcext:value-type="float">
            <text:p>0.00016140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Canberra</text:p>
          </table:table-cell>
          <table:table-cell/>
          <table:table-cell table:formula="of:=INDEX([Population.$B$2:.$B$264];MATCH([.A10];[Population.$A$2:.$A$264];0))" office:value-type="float" office:value="25439164" calcext:value-type="float">
            <text:p>25439164</text:p>
          </table:table-cell>
          <table:table-cell table:formula="of:=INDEX([Population.$C$2:.$C$264];MATCH([.A10];[Population.$A$2:.$A$264];0))" office:value-type="float" office:value="55" calcext:value-type="float">
            <text:p>55</text:p>
          </table:table-cell>
          <table:table-cell table:formula="of:=INDEX([Population.$G$2:.$G$264];MATCH([.A10];[Population.$A$2:.$A$264];0))" office:value-type="float" office:value="7682300" calcext:value-type="float">
            <text:p>7682300</text:p>
          </table:table-cell>
          <table:table-cell table:formula="of:=INDEX([Population.$H$2:.$H$264];MATCH([.A10];[Population.$A$2:.$A$264];0))" office:value-type="float" office:value="6" calcext:value-type="float">
            <text:p>6</text:p>
          </table:table-cell>
          <table:table-cell table:formula="of:=INDEX([Population.$G$2:.$G$264];MATCH([.J10];[Population.$H$2:.$H$264];0))" office:value-type="float" office:value="446300" calcext:value-type="float">
            <text:p>446300</text:p>
          </table:table-cell>
          <table:table-cell table:formula="of:=INDEX([Population.$B$2:.$B$264];MATCH([.L10];[Population.$C$2:.$C$264];0))" office:value-type="float" office:value="212253150" calcext:value-type="float">
            <text:p>212253150</text:p>
          </table:table-cell>
          <table:table-cell table:formula="of:=[.M10]/[.K10]" office:value-type="float" office:value="0.058094581049946" calcext:value-type="float">
            <text:p>0.058094581</text:p>
          </table:table-cell>
          <table:table-cell table:formula="of:=[.N10]/[.I10]" office:value-type="float" office:value="8.34355838108517" calcext:value-type="float">
            <text:p>8.3435583811</text:p>
          </table:table-cell>
          <table:table-cell table:formula="of:=[.I10]/[.K10]" office:value-type="float" office:value="3.31139945068534" calcext:value-type="float">
            <text:p>3.3113994507</text:p>
          </table:table-cell>
          <table:table-cell office:value-type="float" office:value="195" calcext:value-type="float">
            <text:p>195</text:p>
          </table:table-cell>
          <table:table-cell table:formula="of:=[.N10]/[.K10]" office:value-type="float" office:value="27.6288546398865" calcext:value-type="float">
            <text:p>27.6288546399</text:p>
          </table:table-cell>
          <table:table-cell table:formula="of:=[.I10]/[.M10]" office:value-type="float" office:value="57.0001434012996" calcext:value-type="float">
            <text:p>57.0001434013</text:p>
          </table:table-cell>
          <table:table-cell table:formula="of:=[.I10]/SUM([.$I$2:.$I$198])" office:value-type="float" office:value="0.003277341897966" calcext:value-type="float">
            <text:p>0.0032773419</text:p>
          </table:table-cell>
          <table:table-cell table:formula="of:=[.K10]/SUM([.$K$2:.$K$198])" office:value-type="float" office:value="0.0594195992226098" calcext:value-type="float">
            <text:p>0.0594195992</text:p>
          </table:table-cell>
          <table:table-cell table:formula="of:=([.U10]-[.V10])" office:value-type="float" office:value="-0.0561422573246438" calcext:value-type="float">
            <text:p>-0.056142257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ienna</text:p>
          </table:table-cell>
          <table:table-cell/>
          <table:table-cell table:formula="of:=INDEX([Population.$B$2:.$B$264];MATCH([.A11];[Population.$A$2:.$A$264];0))" office:value-type="float" office:value="8996022" calcext:value-type="float">
            <text:p>8996022</text:p>
          </table:table-cell>
          <table:table-cell table:formula="of:=INDEX([Population.$C$2:.$C$264];MATCH([.A11];[Population.$A$2:.$A$264];0))" office:value-type="float" office:value="97" calcext:value-type="float">
            <text:p>97</text:p>
          </table:table-cell>
          <table:table-cell table:formula="of:=INDEX([Population.$G$2:.$G$264];MATCH([.A11];[Population.$A$2:.$A$264];0))" office:value-type="float" office:value="82409" calcext:value-type="float">
            <text:p>82409</text:p>
          </table:table-cell>
          <table:table-cell table:formula="of:=INDEX([Population.$H$2:.$H$264];MATCH([.A11];[Population.$A$2:.$A$264];0))" office:value-type="float" office:value="116" calcext:value-type="float">
            <text:p>116</text:p>
          </table:table-cell>
          <table:table-cell table:formula="of:=INDEX([Population.$G$2:.$G$264];MATCH([.J11];[Population.$H$2:.$H$264];0))" office:value-type="float" office:value="128900" calcext:value-type="float">
            <text:p>128900</text:p>
          </table:table-cell>
          <table:table-cell table:formula="of:=INDEX([Population.$B$2:.$B$264];MATCH([.L11];[Population.$C$2:.$C$264];0))" office:value-type="float" office:value="5539002" calcext:value-type="float">
            <text:p>5539002</text:p>
          </table:table-cell>
          <table:table-cell table:formula="of:=[.M11]/[.K11]" office:value-type="float" office:value="1.5641495467728" calcext:value-type="float">
            <text:p>1.5641495468</text:p>
          </table:table-cell>
          <table:table-cell table:formula="of:=[.N11]/[.I11]" office:value-type="float" office:value="0.615716813498233" calcext:value-type="float">
            <text:p>0.6157168135</text:p>
          </table:table-cell>
          <table:table-cell table:formula="of:=[.I11]/[.K11]" office:value-type="float" office:value="109.163101117596" calcext:value-type="float">
            <text:p>109.1631011176</text:p>
          </table:table-cell>
          <table:table-cell office:value-type="float" office:value="82" calcext:value-type="float">
            <text:p>82</text:p>
          </table:table-cell>
          <table:table-cell table:formula="of:=[.N11]/[.K11]" office:value-type="float" office:value="67.2135567717118" calcext:value-type="float">
            <text:p>67.2135567717</text:p>
          </table:table-cell>
          <table:table-cell table:formula="of:=[.I11]/[.M11]" office:value-type="float" office:value="69.790705973623" calcext:value-type="float">
            <text:p>69.7907059736</text:p>
          </table:table-cell>
          <table:table-cell table:formula="of:=[.I11]/SUM([.$I$2:.$I$198])" office:value-type="float" office:value="0.00115896260646081" calcext:value-type="float">
            <text:p>0.0011589626</text:p>
          </table:table-cell>
          <table:table-cell table:formula="of:=[.K11]/SUM([.$K$2:.$K$198])" office:value-type="float" office:value="0.000637401527190561" calcext:value-type="float">
            <text:p>0.0006374015</text:p>
          </table:table-cell>
          <table:table-cell table:formula="of:=([.U11]-[.V11])" office:value-type="float" office:value="0.000521561079270245" calcext:value-type="float">
            <text:p>0.00052156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eri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aku</text:p>
          </table:table-cell>
          <table:table-cell/>
          <table:table-cell table:formula="of:=INDEX([Population.$B$2:.$B$264];MATCH([.A12];[Population.$A$2:.$A$264];0))" office:value-type="float" office:value="10120555" calcext:value-type="float">
            <text:p>10120555</text:p>
          </table:table-cell>
          <table:table-cell table:formula="of:=INDEX([Population.$C$2:.$C$264];MATCH([.A12];[Population.$A$2:.$A$264];0))" office:value-type="float" office:value="90" calcext:value-type="float">
            <text:p>90</text:p>
          </table:table-cell>
          <table:table-cell table:formula="of:=INDEX([Population.$G$2:.$G$264];MATCH([.A12];[Population.$A$2:.$A$264];0))" office:value-type="float" office:value="82658" calcext:value-type="float">
            <text:p>82658</text:p>
          </table:table-cell>
          <table:table-cell table:formula="of:=INDEX([Population.$H$2:.$H$264];MATCH([.A12];[Population.$A$2:.$A$264];0))" office:value-type="float" office:value="115" calcext:value-type="float">
            <text:p>115</text:p>
          </table:table-cell>
          <table:table-cell table:formula="of:=INDEX([Population.$G$2:.$G$264];MATCH([.J12];[Population.$H$2:.$H$264];0))" office:value-type="float" office:value="176520" calcext:value-type="float">
            <text:p>176520</text:p>
          </table:table-cell>
          <table:table-cell table:formula="of:=INDEX([Population.$B$2:.$B$264];MATCH([.L12];[Population.$C$2:.$C$264];0))" office:value-type="float" office:value="5788108" calcext:value-type="float">
            <text:p>5788108</text:p>
          </table:table-cell>
          <table:table-cell table:formula="of:=[.M12]/[.K12]" office:value-type="float" office:value="2.13554646858138" calcext:value-type="float">
            <text:p>2.1355464686</text:p>
          </table:table-cell>
          <table:table-cell table:formula="of:=[.N12]/[.I12]" office:value-type="float" office:value="0.571916065867929" calcext:value-type="float">
            <text:p>0.5719160659</text:p>
          </table:table-cell>
          <table:table-cell table:formula="of:=[.I12]/[.K12]" office:value-type="float" office:value="122.43890488519" calcext:value-type="float">
            <text:p>122.4389048852</text:p>
          </table:table-cell>
          <table:table-cell office:value-type="float" office:value="73" calcext:value-type="float">
            <text:p>73</text:p>
          </table:table-cell>
          <table:table-cell table:formula="of:=[.N12]/[.K12]" office:value-type="float" office:value="70.0247767911152" calcext:value-type="float">
            <text:p>70.0247767911</text:p>
          </table:table-cell>
          <table:table-cell table:formula="of:=[.I12]/[.M12]" office:value-type="float" office:value="57.3337582143667" calcext:value-type="float">
            <text:p>57.3337582144</text:p>
          </table:table-cell>
          <table:table-cell table:formula="of:=[.I12]/SUM([.$I$2:.$I$198])" office:value-type="float" office:value="0.00130383682939303" calcext:value-type="float">
            <text:p>0.0013038368</text:p>
          </table:table-cell>
          <table:table-cell table:formula="of:=[.K12]/SUM([.$K$2:.$K$198])" office:value-type="float" office:value="0.000639327445236775" calcext:value-type="float">
            <text:p>0.0006393274</text:p>
          </table:table-cell>
          <table:table-cell table:formula="of:=([.U12]-[.V12])" office:value-type="float" office:value="0.000664509384156255" calcext:value-type="float">
            <text:p>0.00066450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Nassau</text:p>
          </table:table-cell>
          <table:table-cell/>
          <table:table-cell table:formula="of:=INDEX([Population.$B$2:.$B$264];MATCH([.A13];[Population.$A$2:.$A$264];0))" office:value-type="float" office:value="392477" calcext:value-type="float">
            <text:p>392477</text:p>
          </table:table-cell>
          <table:table-cell table:formula="of:=INDEX([Population.$C$2:.$C$264];MATCH([.A13];[Population.$A$2:.$A$264];0))" office:value-type="float" office:value="180" calcext:value-type="float">
            <text:p>180</text:p>
          </table:table-cell>
          <table:table-cell table:formula="of:=INDEX([Population.$G$2:.$G$264];MATCH([.A13];[Population.$A$2:.$A$264];0))" office:value-type="float" office:value="10010" calcext:value-type="float">
            <text:p>10010</text:p>
          </table:table-cell>
          <table:table-cell table:formula="of:=INDEX([Population.$H$2:.$H$264];MATCH([.A13];[Population.$A$2:.$A$264];0))" office:value-type="float" office:value="168" calcext:value-type="float">
            <text:p>168</text:p>
          </table:table-cell>
          <table:table-cell table:formula="of:=INDEX([Population.$G$2:.$G$264];MATCH([.J13];[Population.$H$2:.$H$264];0))" office:value-type="float" office:value="2030" calcext:value-type="float">
            <text:p>2030</text:p>
          </table:table-cell>
          <table:table-cell table:formula="of:=INDEX([Population.$B$2:.$B$264];MATCH([.L13];[Population.$C$2:.$C$264];0))" office:value-type="float" office:value="683301" calcext:value-type="float">
            <text:p>683301</text:p>
          </table:table-cell>
          <table:table-cell table:formula="of:=[.M13]/[.K13]" office:value-type="float" office:value="0.202797202797203" calcext:value-type="float">
            <text:p>0.2027972028</text:p>
          </table:table-cell>
          <table:table-cell table:formula="of:=[.N13]/[.I13]" office:value-type="float" office:value="1.74099628768055" calcext:value-type="float">
            <text:p>1.7409962877</text:p>
          </table:table-cell>
          <table:table-cell table:formula="of:=[.I13]/[.K13]" office:value-type="float" office:value="39.2084915084915" calcext:value-type="float">
            <text:p>39.2084915085</text:p>
          </table:table-cell>
          <table:table-cell office:value-type="float" office:value="146" calcext:value-type="float">
            <text:p>146</text:p>
          </table:table-cell>
          <table:table-cell table:formula="of:=[.N13]/[.K13]" office:value-type="float" office:value="68.2618381618382" calcext:value-type="float">
            <text:p>68.2618381618</text:p>
          </table:table-cell>
          <table:table-cell table:formula="of:=[.I13]/[.M13]" office:value-type="float" office:value="193.33842364532" calcext:value-type="float">
            <text:p>193.3384236453</text:p>
          </table:table-cell>
          <table:table-cell table:formula="of:=[.I13]/SUM([.$I$2:.$I$198])" office:value-type="float" office:value="0.0000505630340717172" calcext:value-type="float">
            <text:p>0.000050563</text:p>
          </table:table-cell>
          <table:table-cell table:formula="of:=[.K13]/SUM([.$K$2:.$K$198])" office:value-type="float" office:value="0.0000774234523799284" calcext:value-type="float">
            <text:p>7.74234523799284E-05</text:p>
          </table:table-cell>
          <table:table-cell table:formula="of:=([.U13]-[.V13])" office:value-type="float" office:value="-0.0000268604183082111" calcext:value-type="float">
            <text:p>-2.68604183082111E-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Manama</text:p>
          </table:table-cell>
          <table:table-cell/>
          <table:table-cell table:formula="of:=INDEX([Population.$B$2:.$B$264];MATCH([.A14];[Population.$A$2:.$A$264];0))" office:value-type="float" office:value="1688629" calcext:value-type="float">
            <text:p>1688629</text:p>
          </table:table-cell>
          <table:table-cell table:formula="of:=INDEX([Population.$C$2:.$C$264];MATCH([.A14];[Population.$A$2:.$A$264];0))" office:value-type="float" office:value="154" calcext:value-type="float">
            <text:p>154</text:p>
          </table:table-cell>
          <table:table-cell table:formula="of:=INDEX([Population.$G$2:.$G$264];MATCH([.A14];[Population.$A$2:.$A$264];0))" office:value-type="float" office:value="760" calcext:value-type="float">
            <text:p>760</text:p>
          </table:table-cell>
          <table:table-cell table:formula="of:=INDEX([Population.$H$2:.$H$264];MATCH([.A14];[Population.$A$2:.$A$264];0))" office:value-type="float" office:value="189" calcext:value-type="float">
            <text:p>189</text:p>
          </table:table-cell>
          <table:table-cell table:formula="of:=INDEX([Population.$G$2:.$G$264];MATCH([.J14];[Population.$H$2:.$H$264];0))" office:value-type="float" office:value="20140" calcext:value-type="float">
            <text:p>20140</text:p>
          </table:table-cell>
          <table:table-cell table:formula="of:=INDEX([Population.$B$2:.$B$264];MATCH([.L14];[Population.$C$2:.$C$264];0))" office:value-type="float" office:value="218308" calcext:value-type="float">
            <text:p>218308</text:p>
          </table:table-cell>
          <table:table-cell table:formula="of:=[.M14]/[.K14]" office:value-type="float" office:value="26.5" calcext:value-type="float">
            <text:p>26.5</text:p>
          </table:table-cell>
          <table:table-cell table:formula="of:=[.N14]/[.I14]" office:value-type="float" office:value="0.129281209786164" calcext:value-type="float">
            <text:p>0.1292812098</text:p>
          </table:table-cell>
          <table:table-cell table:formula="of:=[.I14]/[.K14]" office:value-type="float" office:value="2221.88026315789" calcext:value-type="float">
            <text:p>2221.8802631579</text:p>
          </table:table-cell>
          <table:table-cell office:value-type="float" office:value="3" calcext:value-type="float">
            <text:p>3</text:p>
          </table:table-cell>
          <table:table-cell table:formula="of:=[.N14]/[.K14]" office:value-type="float" office:value="287.247368421053" calcext:value-type="float">
            <text:p>287.2473684211</text:p>
          </table:table-cell>
          <table:table-cell table:formula="of:=[.I14]/[.M14]" office:value-type="float" office:value="83.8445382323734" calcext:value-type="float">
            <text:p>83.8445382324</text:p>
          </table:table-cell>
          <table:table-cell table:formula="of:=[.I14]/SUM([.$I$2:.$I$198])" office:value-type="float" office:value="0.000217547029918925" calcext:value-type="float">
            <text:p>0.000217547</text:p>
          </table:table-cell>
          <table:table-cell table:formula="of:=[.K14]/SUM([.$K$2:.$K$198])" office:value-type="float" office:value="0.00000587830407679776" calcext:value-type="float">
            <text:p>5.87830407679776E-06</text:p>
          </table:table-cell>
          <table:table-cell table:formula="of:=([.U14]-[.V14])" office:value-type="float" office:value="0.000211668725842127" calcext:value-type="float">
            <text:p>0.00021166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number-columns-repeated="2" office:value-type="string" calcext:value-type="string">
            <text:p>Bengal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Dhaka</text:p>
          </table:table-cell>
          <table:table-cell/>
          <table:table-cell table:formula="of:=INDEX([Population.$B$2:.$B$264];MATCH([.A15];[Population.$A$2:.$A$264];0))" office:value-type="float" office:value="164354176" calcext:value-type="float">
            <text:p>164354176</text:p>
          </table:table-cell>
          <table:table-cell table:formula="of:=INDEX([Population.$C$2:.$C$264];MATCH([.A15];[Population.$A$2:.$A$264];0))" office:value-type="float" office:value="8" calcext:value-type="float">
            <text:p>8</text:p>
          </table:table-cell>
          <table:table-cell table:formula="of:=INDEX([Population.$G$2:.$G$264];MATCH([.A15];[Population.$A$2:.$A$264];0))" office:value-type="float" office:value="130170" calcext:value-type="float">
            <text:p>130170</text:p>
          </table:table-cell>
          <table:table-cell table:formula="of:=INDEX([Population.$H$2:.$H$264];MATCH([.A15];[Population.$A$2:.$A$264];0))" office:value-type="float" office:value="96" calcext:value-type="float">
            <text:p>96</text:p>
          </table:table-cell>
          <table:table-cell table:formula="of:=INDEX([Population.$G$2:.$G$264];MATCH([.J15];[Population.$H$2:.$H$264];0))" office:value-type="float" office:value="2736690" calcext:value-type="float">
            <text:p>2736690</text:p>
          </table:table-cell>
          <table:table-cell table:formula="of:=INDEX([Population.$B$2:.$B$264];MATCH([.L15];[Population.$C$2:.$C$264];0))" office:value-type="float" office:value="9449940" calcext:value-type="float">
            <text:p>9449940</text:p>
          </table:table-cell>
          <table:table-cell table:formula="of:=[.M15]/[.K15]" office:value-type="float" office:value="21.0239686563724" calcext:value-type="float">
            <text:p>21.0239686564</text:p>
          </table:table-cell>
          <table:table-cell table:formula="of:=[.N15]/[.I15]" office:value-type="float" office:value="0.0574974133909442" calcext:value-type="float">
            <text:p>0.0574974134</text:p>
          </table:table-cell>
          <table:table-cell table:formula="of:=[.I15]/[.K15]" office:value-type="float" office:value="1262.61178458938" calcext:value-type="float">
            <text:p>1262.6117845894</text:p>
          </table:table-cell>
          <table:table-cell office:value-type="float" office:value="7" calcext:value-type="float">
            <text:p>7</text:p>
          </table:table-cell>
          <table:table-cell table:formula="of:=[.N15]/[.K15]" office:value-type="float" office:value="72.5969117308136" calcext:value-type="float">
            <text:p>72.5969117308</text:p>
          </table:table-cell>
          <table:table-cell table:formula="of:=[.I15]/[.M15]" office:value-type="float" office:value="60.0558251025874" calcext:value-type="float">
            <text:p>60.0558251026</text:p>
          </table:table-cell>
          <table:table-cell table:formula="of:=[.I15]/SUM([.$I$2:.$I$198])" office:value-type="float" office:value="0.021173841526808" calcext:value-type="float">
            <text:p>0.0211738415</text:p>
          </table:table-cell>
          <table:table-cell table:formula="of:=[.K15]/SUM([.$K$2:.$K$198])" office:value-type="float" office:value="0.00100681426536416" calcext:value-type="float">
            <text:p>0.0010068143</text:p>
          </table:table-cell>
          <table:table-cell table:formula="of:=([.U15]-[.V15])" office:value-type="float" office:value="0.0201670272614438" calcext:value-type="float">
            <text:p>0.0201670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ridgetown</text:p>
          </table:table-cell>
          <table:table-cell/>
          <table:table-cell table:formula="of:=INDEX([Population.$B$2:.$B$264];MATCH([.A16];[Population.$A$2:.$A$264];0))" office:value-type="float" office:value="287305" calcext:value-type="float">
            <text:p>287305</text:p>
          </table:table-cell>
          <table:table-cell table:formula="of:=INDEX([Population.$C$2:.$C$264];MATCH([.A16];[Population.$A$2:.$A$264];0))" office:value-type="float" office:value="185" calcext:value-type="float">
            <text:p>185</text:p>
          </table:table-cell>
          <table:table-cell table:formula="of:=INDEX([Population.$G$2:.$G$264];MATCH([.A16];[Population.$A$2:.$A$264];0))" office:value-type="float" office:value="430" calcext:value-type="float">
            <text:p>430</text:p>
          </table:table-cell>
          <table:table-cell table:formula="of:=INDEX([Population.$H$2:.$H$264];MATCH([.A16];[Population.$A$2:.$A$264];0))" office:value-type="float" office:value="203" calcext:value-type="float">
            <text:p>203</text:p>
          </table:table-cell>
          <table:table-cell table:formula="of:=INDEX([Population.$G$2:.$G$264];MATCH([.J16];[Population.$H$2:.$H$264];0))" office:value-type="float" office:value="1050" calcext:value-type="float">
            <text:p>1050</text:p>
          </table:table-cell>
          <table:table-cell table:formula="of:=INDEX([Population.$B$2:.$B$264];MATCH([.L16];[Population.$C$2:.$C$264];0))" office:value-type="float" office:value="97764" calcext:value-type="float">
            <text:p>97764</text:p>
          </table:table-cell>
          <table:table-cell table:formula="of:=[.M16]/[.K16]" office:value-type="float" office:value="2.44186046511628" calcext:value-type="float">
            <text:p>2.4418604651</text:p>
          </table:table-cell>
          <table:table-cell table:formula="of:=[.N16]/[.I16]" office:value-type="float" office:value="0.340279493917614" calcext:value-type="float">
            <text:p>0.3402794939</text:p>
          </table:table-cell>
          <table:table-cell table:formula="of:=[.I16]/[.K16]" office:value-type="float" office:value="668.151162790698" calcext:value-type="float">
            <text:p>668.1511627907</text:p>
          </table:table-cell>
          <table:table-cell office:value-type="float" office:value="10" calcext:value-type="float">
            <text:p>10</text:p>
          </table:table-cell>
          <table:table-cell table:formula="of:=[.N16]/[.K16]" office:value-type="float" office:value="227.358139534884" calcext:value-type="float">
            <text:p>227.3581395349</text:p>
          </table:table-cell>
          <table:table-cell table:formula="of:=[.I16]/[.M16]" office:value-type="float" office:value="273.62380952381" calcext:value-type="float">
            <text:p>273.6238095238</text:p>
          </table:table-cell>
          <table:table-cell table:formula="of:=[.I16]/SUM([.$I$2:.$I$198])" office:value-type="float" office:value="0.0000370136657790768" calcext:value-type="float">
            <text:p>3.70136657790768E-05</text:p>
          </table:table-cell>
          <table:table-cell table:formula="of:=[.K16]/SUM([.$K$2:.$K$198])" office:value-type="float" office:value="0.00000332588256976715" calcext:value-type="float">
            <text:p>3.32588256976715E-06</text:p>
          </table:table-cell>
          <table:table-cell table:formula="of:=([.U16]-[.V16])" office:value-type="float" office:value="0.0000336877832093096" calcext:value-type="float">
            <text:p>3.36877832093096E-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Minsk</text:p>
          </table:table-cell>
          <table:table-cell/>
          <table:table-cell table:formula="of:=INDEX([Population.$B$2:.$B$264];MATCH([.A17];[Population.$A$2:.$A$264];0))" office:value-type="float" office:value="9449940" calcext:value-type="float">
            <text:p>9449940</text:p>
          </table:table-cell>
          <table:table-cell table:formula="of:=INDEX([Population.$C$2:.$C$264];MATCH([.A17];[Population.$A$2:.$A$264];0))" office:value-type="float" office:value="96" calcext:value-type="float">
            <text:p>96</text:p>
          </table:table-cell>
          <table:table-cell table:formula="of:=INDEX([Population.$G$2:.$G$264];MATCH([.A17];[Population.$A$2:.$A$264];0))" office:value-type="float" office:value="202910" calcext:value-type="float">
            <text:p>202910</text:p>
          </table:table-cell>
          <table:table-cell table:formula="of:=INDEX([Population.$H$2:.$H$264];MATCH([.A17];[Population.$A$2:.$A$264];0))" office:value-type="float" office:value="84" calcext:value-type="float">
            <text:p>84</text:p>
          </table:table-cell>
          <table:table-cell table:formula="of:=INDEX([Population.$G$2:.$G$264];MATCH([.J17];[Population.$H$2:.$H$264];0))" office:value-type="float" office:value="130170" calcext:value-type="float">
            <text:p>130170</text:p>
          </table:table-cell>
          <table:table-cell table:formula="of:=INDEX([Population.$B$2:.$B$264];MATCH([.L17];[Population.$C$2:.$C$264];0))" office:value-type="float" office:value="11166783" calcext:value-type="float">
            <text:p>11166783</text:p>
          </table:table-cell>
          <table:table-cell table:formula="of:=[.M17]/[.K17]" office:value-type="float" office:value="0.641515943028929" calcext:value-type="float">
            <text:p>0.641515943</text:p>
          </table:table-cell>
          <table:table-cell table:formula="of:=[.N17]/[.I17]" office:value-type="float" office:value="1.18167766144547" calcext:value-type="float">
            <text:p>1.1816776614</text:p>
          </table:table-cell>
          <table:table-cell table:formula="of:=[.I17]/[.K17]" office:value-type="float" office:value="46.5720762899808" calcext:value-type="float">
            <text:p>46.57207629</text:p>
          </table:table-cell>
          <table:table-cell office:value-type="float" office:value="139" calcext:value-type="float">
            <text:p>139</text:p>
          </table:table-cell>
          <table:table-cell table:formula="of:=[.N17]/[.K17]" office:value-type="float" office:value="55.0331821990045" calcext:value-type="float">
            <text:p>55.033182199</text:p>
          </table:table-cell>
          <table:table-cell table:formula="of:=[.I17]/[.M17]" office:value-type="float" office:value="72.5969117308136" calcext:value-type="float">
            <text:p>72.5969117308</text:p>
          </table:table-cell>
          <table:table-cell table:formula="of:=[.I17]/SUM([.$I$2:.$I$198])" office:value-type="float" office:value="0.00121744111934122" calcext:value-type="float">
            <text:p>0.0012174411</text:p>
          </table:table-cell>
          <table:table-cell table:formula="of:=[.K17]/SUM([.$K$2:.$K$198])" office:value-type="float" office:value="0.00156942984239873" calcext:value-type="float">
            <text:p>0.0015694298</text:p>
          </table:table-cell>
          <table:table-cell table:formula="of:=([.U17]-[.V17])" office:value-type="float" office:value="-0.000351988723057509" calcext:value-type="float">
            <text:p>-0.00035198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Belgium</text:p>
          </table:table-cell>
          <table:table-cell table:number-columns-repeated="4"/>
          <table:table-cell office:value-type="string" calcext:value-type="string">
            <text:p>Brussels</text:p>
          </table:table-cell>
          <table:table-cell/>
          <table:table-cell table:formula="of:=INDEX([Population.$B$2:.$B$264];MATCH([.A18];[Population.$A$2:.$A$264];0))" office:value-type="float" office:value="11579477" calcext:value-type="float">
            <text:p>11579477</text:p>
          </table:table-cell>
          <table:table-cell table:formula="of:=INDEX([Population.$C$2:.$C$264];MATCH([.A18];[Population.$A$2:.$A$264];0))" office:value-type="float" office:value="81" calcext:value-type="float">
            <text:p>81</text:p>
          </table:table-cell>
          <table:table-cell table:formula="of:=INDEX([Population.$G$2:.$G$264];MATCH([.A18];[Population.$A$2:.$A$264];0))" office:value-type="float" office:value="30280" calcext:value-type="float">
            <text:p>30280</text:p>
          </table:table-cell>
          <table:table-cell table:formula="of:=INDEX([Population.$H$2:.$H$264];MATCH([.A18];[Population.$A$2:.$A$264];0))" office:value-type="float" office:value="140" calcext:value-type="float">
            <text:p>140</text:p>
          </table:table-cell>
          <table:table-cell table:formula="of:=INDEX([Population.$G$2:.$G$264];MATCH([.J18];[Population.$H$2:.$H$264];0))" office:value-type="float" office:value="230800" calcext:value-type="float">
            <text:p>230800</text:p>
          </table:table-cell>
          <table:table-cell table:formula="of:=INDEX([Population.$B$2:.$B$264];MATCH([.L18];[Population.$C$2:.$C$264];0))" office:value-type="float" office:value="2878420" calcext:value-type="float">
            <text:p>2878420</text:p>
          </table:table-cell>
          <table:table-cell table:formula="of:=[.M18]/[.K18]" office:value-type="float" office:value="7.6221928665786" calcext:value-type="float">
            <text:p>7.6221928666</text:p>
          </table:table-cell>
          <table:table-cell table:formula="of:=[.N18]/[.I18]" office:value-type="float" office:value="0.248579447931888" calcext:value-type="float">
            <text:p>0.2485794479</text:p>
          </table:table-cell>
          <table:table-cell table:formula="of:=[.I18]/[.K18]" office:value-type="float" office:value="382.413375165125" calcext:value-type="float">
            <text:p>382.4133751651</text:p>
          </table:table-cell>
          <table:table-cell office:value-type="float" office:value="24" calcext:value-type="float">
            <text:p>24</text:p>
          </table:table-cell>
          <table:table-cell table:formula="of:=[.N18]/[.K18]" office:value-type="float" office:value="95.060105680317" calcext:value-type="float">
            <text:p>95.0601056803</text:p>
          </table:table-cell>
          <table:table-cell table:formula="of:=[.I18]/[.M18]" office:value-type="float" office:value="50.1710441941075" calcext:value-type="float">
            <text:p>50.1710441941</text:p>
          </table:table-cell>
          <table:table-cell table:formula="of:=[.I18]/SUM([.$I$2:.$I$198])" office:value-type="float" office:value="0.00149179057647624" calcext:value-type="float">
            <text:p>0.0014917906</text:p>
          </table:table-cell>
          <table:table-cell table:formula="of:=[.K18]/SUM([.$K$2:.$K$198])" office:value-type="float" office:value="0.000234204009796627" calcext:value-type="float">
            <text:p>0.000234204</text:p>
          </table:table-cell>
          <table:table-cell table:formula="of:=([.U18]-[.V18])" office:value-type="float" office:value="0.00125758656667962" calcext:value-type="float">
            <text:p>0.00125758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elmopan</text:p>
          </table:table-cell>
          <table:table-cell/>
          <table:table-cell table:formula="of:=INDEX([Population.$B$2:.$B$264];MATCH([.A19];[Population.$A$2:.$A$264];0))" office:value-type="float" office:value="396120" calcext:value-type="float">
            <text:p>396120</text:p>
          </table:table-cell>
          <table:table-cell table:formula="of:=INDEX([Population.$C$2:.$C$264];MATCH([.A19];[Population.$A$2:.$A$264];0))" office:value-type="float" office:value="179" calcext:value-type="float">
            <text:p>179</text:p>
          </table:table-cell>
          <table:table-cell table:formula="of:=INDEX([Population.$G$2:.$G$264];MATCH([.A19];[Population.$A$2:.$A$264];0))" office:value-type="float" office:value="22810" calcext:value-type="float">
            <text:p>22810</text:p>
          </table:table-cell>
          <table:table-cell table:formula="of:=INDEX([Population.$H$2:.$H$264];MATCH([.A19];[Population.$A$2:.$A$264];0))" office:value-type="float" office:value="151" calcext:value-type="float">
            <text:p>151</text:p>
          </table:table-cell>
          <table:table-cell table:formula="of:=INDEX([Population.$G$2:.$G$264];MATCH([.J19];[Population.$H$2:.$H$264];0))" office:value-type="float" office:value="2500" calcext:value-type="float">
            <text:p>2500</text:p>
          </table:table-cell>
          <table:table-cell table:formula="of:=INDEX([Population.$B$2:.$B$264];MATCH([.L19];[Population.$C$2:.$C$264];0))" office:value-type="float" office:value="1958132" calcext:value-type="float">
            <text:p>1958132</text:p>
          </table:table-cell>
          <table:table-cell table:formula="of:=[.M19]/[.K19]" office:value-type="float" office:value="0.109601052170101" calcext:value-type="float">
            <text:p>0.1096010522</text:p>
          </table:table-cell>
          <table:table-cell table:formula="of:=[.N19]/[.I19]" office:value-type="float" office:value="4.94327981419772" calcext:value-type="float">
            <text:p>4.9432798142</text:p>
          </table:table-cell>
          <table:table-cell table:formula="of:=[.I19]/[.K19]" office:value-type="float" office:value="17.3660675142481" calcext:value-type="float">
            <text:p>17.3660675142</text:p>
          </table:table-cell>
          <table:table-cell office:value-type="float" office:value="174" calcext:value-type="float">
            <text:p>174</text:p>
          </table:table-cell>
          <table:table-cell table:formula="of:=[.N19]/[.K19]" office:value-type="float" office:value="85.8453309951775" calcext:value-type="float">
            <text:p>85.8453309952</text:p>
          </table:table-cell>
          <table:table-cell table:formula="of:=[.I19]/[.M19]" office:value-type="float" office:value="158.448" calcext:value-type="float">
            <text:p>158.448</text:p>
          </table:table-cell>
          <table:table-cell table:formula="of:=[.I19]/SUM([.$I$2:.$I$198])" office:value-type="float" office:value="0.0000510323638238384" calcext:value-type="float">
            <text:p>5.10323638238384E-05</text:p>
          </table:table-cell>
          <table:table-cell table:formula="of:=[.K19]/SUM([.$K$2:.$K$198])" office:value-type="float" office:value="0.000176426468410206" calcext:value-type="float">
            <text:p>0.0001764265</text:p>
          </table:table-cell>
          <table:table-cell table:formula="of:=([.U19]-[.V19])" office:value-type="float" office:value="-0.000125394104586368" calcext:value-type="float">
            <text:p>-0.00012539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table:number-columns-repeated="4"/>
          <table:table-cell office:value-type="string" calcext:value-type="string">
            <text:p>Porto-Novo</text:p>
          </table:table-cell>
          <table:table-cell/>
          <table:table-cell table:formula="of:=INDEX([Population.$B$2:.$B$264];MATCH([.A20];[Population.$A$2:.$A$264];0))" office:value-type="float" office:value="12055347" calcext:value-type="float">
            <text:p>12055347</text:p>
          </table:table-cell>
          <table:table-cell table:formula="of:=INDEX([Population.$C$2:.$C$264];MATCH([.A20];[Population.$A$2:.$A$264];0))" office:value-type="float" office:value="77" calcext:value-type="float">
            <text:p>77</text:p>
          </table:table-cell>
          <table:table-cell table:formula="of:=INDEX([Population.$G$2:.$G$264];MATCH([.A20];[Population.$A$2:.$A$264];0))" office:value-type="float" office:value="112760" calcext:value-type="float">
            <text:p>112760</text:p>
          </table:table-cell>
          <table:table-cell table:formula="of:=INDEX([Population.$H$2:.$H$264];MATCH([.A20];[Population.$A$2:.$A$264];0))" office:value-type="float" office:value="100" calcext:value-type="float">
            <text:p>100</text:p>
          </table:table-cell>
          <table:table-cell table:formula="of:=INDEX([Population.$G$2:.$G$264];MATCH([.J20];[Population.$H$2:.$H$264];0))" office:value-type="float" office:value="257670" calcext:value-type="float">
            <text:p>257670</text:p>
          </table:table-cell>
          <table:table-cell table:formula="of:=INDEX([Population.$B$2:.$B$264];MATCH([.L20];[Population.$C$2:.$C$264];0))" office:value-type="float" office:value="8627444" calcext:value-type="float">
            <text:p>8627444</text:p>
          </table:table-cell>
          <table:table-cell table:formula="of:=[.M20]/[.K20]" office:value-type="float" office:value="2.28511883646683" calcext:value-type="float">
            <text:p>2.2851188365</text:p>
          </table:table-cell>
          <table:table-cell table:formula="of:=[.N20]/[.I20]" office:value-type="float" office:value="0.715652896594349" calcext:value-type="float">
            <text:p>0.7156528966</text:p>
          </table:table-cell>
          <table:table-cell table:formula="of:=[.I20]/[.K20]" office:value-type="float" office:value="106.91155551614" calcext:value-type="float">
            <text:p>106.9115555161</text:p>
          </table:table-cell>
          <table:table-cell office:value-type="float" office:value="83" calcext:value-type="float">
            <text:p>83</text:p>
          </table:table-cell>
          <table:table-cell table:formula="of:=[.N20]/[.K20]" office:value-type="float" office:value="76.5115643845335" calcext:value-type="float">
            <text:p>76.5115643845</text:p>
          </table:table-cell>
          <table:table-cell table:formula="of:=[.I20]/[.M20]" office:value-type="float" office:value="46.7859937128886" calcext:value-type="float">
            <text:p>46.7859937129</text:p>
          </table:table-cell>
          <table:table-cell table:formula="of:=[.I20]/SUM([.$I$2:.$I$198])" office:value-type="float" office:value="0.00155309717794259" calcext:value-type="float">
            <text:p>0.0015530972</text:p>
          </table:table-cell>
          <table:table-cell table:formula="of:=[.K20]/SUM([.$K$2:.$K$198])" office:value-type="float" office:value="0.000872154694341731" calcext:value-type="float">
            <text:p>0.0008721547</text:p>
          </table:table-cell>
          <table:table-cell table:formula="of:=([.U20]-[.V20])" office:value-type="float" office:value="0.00068094248360086" calcext:value-type="float">
            <text:p>0.00068094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himphu</text:p>
          </table:table-cell>
          <table:table-cell/>
          <table:table-cell table:formula="of:=INDEX([Population.$B$2:.$B$264];MATCH([.A21];[Population.$A$2:.$A$264];0))" office:value-type="float" office:value="769867" calcext:value-type="float">
            <text:p>769867</text:p>
          </table:table-cell>
          <table:table-cell table:formula="of:=INDEX([Population.$C$2:.$C$264];MATCH([.A21];[Population.$A$2:.$A$264];0))" office:value-type="float" office:value="167" calcext:value-type="float">
            <text:p>167</text:p>
          </table:table-cell>
          <table:table-cell table:formula="of:=INDEX([Population.$G$2:.$G$264];MATCH([.A21];[Population.$A$2:.$A$264];0))" office:value-type="float" office:value="38117" calcext:value-type="float">
            <text:p>38117</text:p>
          </table:table-cell>
          <table:table-cell table:formula="of:=INDEX([Population.$H$2:.$H$264];MATCH([.A21];[Population.$A$2:.$A$264];0))" office:value-type="float" office:value="135" calcext:value-type="float">
            <text:p>135</text:p>
          </table:table-cell>
          <table:table-cell table:formula="of:=INDEX([Population.$G$2:.$G$264];MATCH([.J21];[Population.$H$2:.$H$264];0))" office:value-type="float" office:value="10120" calcext:value-type="float">
            <text:p>10120</text:p>
          </table:table-cell>
          <table:table-cell table:formula="of:=INDEX([Population.$B$2:.$B$264];MATCH([.L21];[Population.$C$2:.$C$264];0))" office:value-type="float" office:value="3471314" calcext:value-type="float">
            <text:p>3471314</text:p>
          </table:table-cell>
          <table:table-cell table:formula="of:=[.M21]/[.K21]" office:value-type="float" office:value="0.265498334076659" calcext:value-type="float">
            <text:p>0.2654983341</text:p>
          </table:table-cell>
          <table:table-cell table:formula="of:=[.N21]/[.I21]" office:value-type="float" office:value="4.50897882361499" calcext:value-type="float">
            <text:p>4.5089788236</text:p>
          </table:table-cell>
          <table:table-cell table:formula="of:=[.I21]/[.K21]" office:value-type="float" office:value="20.1974709447228" calcext:value-type="float">
            <text:p>20.1974709447</text:p>
          </table:table-cell>
          <table:table-cell office:value-type="float" office:value="165" calcext:value-type="float">
            <text:p>165</text:p>
          </table:table-cell>
          <table:table-cell table:formula="of:=[.N21]/[.K21]" office:value-type="float" office:value="91.0699687803342" calcext:value-type="float">
            <text:p>91.0699687803</text:p>
          </table:table-cell>
          <table:table-cell table:formula="of:=[.I21]/[.M21]" office:value-type="float" office:value="76.073814229249" calcext:value-type="float">
            <text:p>76.0738142292</text:p>
          </table:table-cell>
          <table:table-cell table:formula="of:=[.I21]/SUM([.$I$2:.$I$198])" office:value-type="float" office:value="0.0000991824013934339" calcext:value-type="float">
            <text:p>9.91824013934339E-05</text:p>
          </table:table-cell>
          <table:table-cell table:formula="of:=[.K21]/SUM([.$K$2:.$K$198])" office:value-type="float" office:value="0.00029482015328329" calcext:value-type="float">
            <text:p>0.0002948202</text:p>
          </table:table-cell>
          <table:table-cell table:formula="of:=([.U21]-[.V21])" office:value-type="float" office:value="-0.000195637751889856" calcext:value-type="float">
            <text:p>-0.000195637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La Paz</text:p>
          </table:table-cell>
          <table:table-cell/>
          <table:table-cell table:formula="of:=INDEX([Population.$B$2:.$B$264];MATCH([.A22];[Population.$A$2:.$A$264];0))" office:value-type="float" office:value="11640159" calcext:value-type="float">
            <text:p>11640159</text:p>
          </table:table-cell>
          <table:table-cell table:formula="of:=INDEX([Population.$C$2:.$C$264];MATCH([.A22];[Population.$A$2:.$A$264];0))" office:value-type="float" office:value="80" calcext:value-type="float">
            <text:p>80</text:p>
          </table:table-cell>
          <table:table-cell table:formula="of:=INDEX([Population.$G$2:.$G$264];MATCH([.A22];[Population.$A$2:.$A$264];0))" office:value-type="float" office:value="1083300" calcext:value-type="float">
            <text:p>1083300</text:p>
          </table:table-cell>
          <table:table-cell table:formula="of:=INDEX([Population.$H$2:.$H$264];MATCH([.A22];[Population.$A$2:.$A$264];0))" office:value-type="float" office:value="26" calcext:value-type="float">
            <text:p>26</text:p>
          </table:table-cell>
          <table:table-cell table:formula="of:=INDEX([Population.$G$2:.$G$264];MATCH([.J22];[Population.$H$2:.$H$264];0))" office:value-type="float" office:value="241930" calcext:value-type="float">
            <text:p>241930</text:p>
          </table:table-cell>
          <table:table-cell table:formula="of:=INDEX([Population.$B$2:.$B$264];MATCH([.L22];[Population.$C$2:.$C$264];0))" office:value-type="float" office:value="54335948" calcext:value-type="float">
            <text:p>54335948</text:p>
          </table:table-cell>
          <table:table-cell table:formula="of:=[.M22]/[.K22]" office:value-type="float" office:value="0.223326871596049" calcext:value-type="float">
            <text:p>0.2233268716</text:p>
          </table:table-cell>
          <table:table-cell table:formula="of:=[.N22]/[.I22]" office:value-type="float" office:value="4.66797300621065" calcext:value-type="float">
            <text:p>4.6679730062</text:p>
          </table:table-cell>
          <table:table-cell table:formula="of:=[.I22]/[.K22]" office:value-type="float" office:value="10.7450927720853" calcext:value-type="float">
            <text:p>10.7450927721</text:p>
          </table:table-cell>
          <table:table-cell office:value-type="float" office:value="183" calcext:value-type="float">
            <text:p>183</text:p>
          </table:table-cell>
          <table:table-cell table:formula="of:=[.N22]/[.K22]" office:value-type="float" office:value="50.1578030093234" calcext:value-type="float">
            <text:p>50.1578030093</text:p>
          </table:table-cell>
          <table:table-cell table:formula="of:=[.I22]/[.M22]" office:value-type="float" office:value="48.113747778283" calcext:value-type="float">
            <text:p>48.1137477783</text:p>
          </table:table-cell>
          <table:table-cell table:formula="of:=[.I22]/SUM([.$I$2:.$I$198])" office:value-type="float" office:value="0.00149960827288531" calcext:value-type="float">
            <text:p>0.0014996083</text:p>
          </table:table-cell>
          <table:table-cell table:formula="of:=[.K22]/SUM([.$K$2:.$K$198])" office:value-type="float" office:value="0.00837890369262502" calcext:value-type="float">
            <text:p>0.0083789037</text:p>
          </table:table-cell>
          <table:table-cell table:formula="of:=([.U22]-[.V22])" office:value-type="float" office:value="-0.00687929541973971" calcext:value-type="float">
            <text:p>-0.006879295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a and Herz.</text:p>
          </table:table-cell>
          <table:table-cell table:number-columns-repeated="4"/>
          <table:table-cell office:value-type="string" calcext:value-type="string">
            <text:p>Sarajevo</text:p>
          </table:table-cell>
          <table:table-cell/>
          <table:table-cell table:formula="of:=INDEX([Population.$B$2:.$B$264];MATCH([.A23];[Population.$A$2:.$A$264];0))" office:value-type="float" office:value="3284806" calcext:value-type="float">
            <text:p>3284806</text:p>
          </table:table-cell>
          <table:table-cell table:formula="of:=INDEX([Population.$C$2:.$C$264];MATCH([.A23];[Population.$A$2:.$A$264];0))" office:value-type="float" office:value="136" calcext:value-type="float">
            <text:p>136</text:p>
          </table:table-cell>
          <table:table-cell table:formula="of:=INDEX([Population.$G$2:.$G$264];MATCH([.A23];[Population.$A$2:.$A$264];0))" office:value-type="float" office:value="51000" calcext:value-type="float">
            <text:p>51000</text:p>
          </table:table-cell>
          <table:table-cell table:formula="of:=INDEX([Population.$H$2:.$H$264];MATCH([.A23];[Population.$A$2:.$A$264];0))" office:value-type="float" office:value="129" calcext:value-type="float">
            <text:p>129</text:p>
          </table:table-cell>
          <table:table-cell table:formula="of:=INDEX([Population.$G$2:.$G$264];MATCH([.J23];[Population.$H$2:.$H$264];0))" office:value-type="float" office:value="35410" calcext:value-type="float">
            <text:p>35410</text:p>
          </table:table-cell>
          <table:table-cell table:formula="of:=INDEX([Population.$B$2:.$B$264];MATCH([.L23];[Population.$C$2:.$C$264];0))" office:value-type="float" office:value="4300667" calcext:value-type="float">
            <text:p>4300667</text:p>
          </table:table-cell>
          <table:table-cell table:formula="of:=[.M23]/[.K23]" office:value-type="float" office:value="0.694313725490196" calcext:value-type="float">
            <text:p>0.6943137255</text:p>
          </table:table-cell>
          <table:table-cell table:formula="of:=[.N23]/[.I23]" office:value-type="float" office:value="1.30926057733699" calcext:value-type="float">
            <text:p>1.3092605773</text:p>
          </table:table-cell>
          <table:table-cell table:formula="of:=[.I23]/[.K23]" office:value-type="float" office:value="64.4079607843137" calcext:value-type="float">
            <text:p>64.4079607843</text:p>
          </table:table-cell>
          <table:table-cell office:value-type="float" office:value="123" calcext:value-type="float">
            <text:p>123</text:p>
          </table:table-cell>
          <table:table-cell table:formula="of:=[.N23]/[.K23]" office:value-type="float" office:value="84.3268039215686" calcext:value-type="float">
            <text:p>84.3268039216</text:p>
          </table:table-cell>
          <table:table-cell table:formula="of:=[.I23]/[.M23]" office:value-type="float" office:value="92.7649251623835" calcext:value-type="float">
            <text:p>92.7649251624</text:p>
          </table:table-cell>
          <table:table-cell table:formula="of:=[.I23]/SUM([.$I$2:.$I$198])" office:value-type="float" office:value="0.000423183416345369" calcext:value-type="float">
            <text:p>0.0004231834</text:p>
          </table:table-cell>
          <table:table-cell table:formula="of:=[.K23]/SUM([.$K$2:.$K$198])" office:value-type="float" office:value="0.000394465141995639" calcext:value-type="float">
            <text:p>0.0003944651</text:p>
          </table:table-cell>
          <table:table-cell table:formula="of:=([.U23]-[.V23])" office:value-type="float" office:value="0.0000287182743497295" calcext:value-type="float">
            <text:p>2.87182743497295E-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table:number-columns-repeated="4"/>
          <table:table-cell office:value-type="string" calcext:value-type="string">
            <text:p>Gaborone</text:p>
          </table:table-cell>
          <table:table-cell/>
          <table:table-cell table:formula="of:=INDEX([Population.$B$2:.$B$264];MATCH([.A24];[Population.$A$2:.$A$264];0))" office:value-type="float" office:value="2341649" calcext:value-type="float">
            <text:p>2341649</text:p>
          </table:table-cell>
          <table:table-cell table:formula="of:=INDEX([Population.$C$2:.$C$264];MATCH([.A24];[Population.$A$2:.$A$264];0))" office:value-type="float" office:value="146" calcext:value-type="float">
            <text:p>146</text:p>
          </table:table-cell>
          <table:table-cell table:formula="of:=INDEX([Population.$G$2:.$G$264];MATCH([.A24];[Population.$A$2:.$A$264];0))" office:value-type="float" office:value="566730" calcext:value-type="float">
            <text:p>566730</text:p>
          </table:table-cell>
          <table:table-cell table:formula="of:=INDEX([Population.$H$2:.$H$264];MATCH([.A24];[Population.$A$2:.$A$264];0))" office:value-type="float" office:value="47" calcext:value-type="float">
            <text:p>47</text:p>
          </table:table-cell>
          <table:table-cell table:formula="of:=INDEX([Population.$G$2:.$G$264];MATCH([.J24];[Population.$H$2:.$H$264];0))" office:value-type="float" office:value="27400" calcext:value-type="float">
            <text:p>27400</text:p>
          </table:table-cell>
          <table:table-cell table:formula="of:=INDEX([Population.$B$2:.$B$264];MATCH([.L24];[Population.$C$2:.$C$264];0))" office:value-type="float" office:value="30936375" calcext:value-type="float">
            <text:p>30936375</text:p>
          </table:table-cell>
          <table:table-cell table:formula="of:=[.M24]/[.K24]" office:value-type="float" office:value="0.0483475376281474" calcext:value-type="float">
            <text:p>0.0483475376</text:p>
          </table:table-cell>
          <table:table-cell table:formula="of:=[.N24]/[.I24]" office:value-type="float" office:value="13.2113630181125" calcext:value-type="float">
            <text:p>13.2113630181</text:p>
          </table:table-cell>
          <table:table-cell table:formula="of:=[.I24]/[.K24]" office:value-type="float" office:value="4.13185996859175" calcext:value-type="float">
            <text:p>4.1318599686</text:p>
          </table:table-cell>
          <table:table-cell office:value-type="float" office:value="190" calcext:value-type="float">
            <text:p>190</text:p>
          </table:table-cell>
          <table:table-cell table:formula="of:=[.N24]/[.K24]" office:value-type="float" office:value="54.5875019850723" calcext:value-type="float">
            <text:p>54.5875019851</text:p>
          </table:table-cell>
          <table:table-cell table:formula="of:=[.I24]/[.M24]" office:value-type="float" office:value="85.4616423357664" calcext:value-type="float">
            <text:p>85.4616423358</text:p>
          </table:table-cell>
          <table:table-cell table:formula="of:=[.I24]/SUM([.$I$2:.$I$198])" office:value-type="float" office:value="0.000301675966161081" calcext:value-type="float">
            <text:p>0.000301676</text:p>
          </table:table-cell>
          <table:table-cell table:formula="of:=[.K24]/SUM([.$K$2:.$K$198])" office:value-type="float" office:value="0.00438343588084684" calcext:value-type="float">
            <text:p>0.0043834359</text:p>
          </table:table-cell>
          <table:table-cell table:formula="of:=([.U24]-[.V24])" office:value-type="float" office:value="-0.00408175991468575" calcext:value-type="float">
            <text:p>-0.004081759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Brasilia</text:p>
          </table:table-cell>
          <table:table-cell/>
          <table:table-cell table:formula="of:=INDEX([Population.$B$2:.$B$264];MATCH([.A25];[Population.$A$2:.$A$264];0))" office:value-type="float" office:value="212253150" calcext:value-type="float">
            <text:p>212253150</text:p>
          </table:table-cell>
          <table:table-cell table:formula="of:=INDEX([Population.$C$2:.$C$264];MATCH([.A25];[Population.$A$2:.$A$264];0))" office:value-type="float" office:value="6" calcext:value-type="float">
            <text:p>6</text:p>
          </table:table-cell>
          <table:table-cell table:formula="of:=INDEX([Population.$G$2:.$G$264];MATCH([.A25];[Population.$A$2:.$A$264];0))" office:value-type="float" office:value="8358140" calcext:value-type="float">
            <text:p>8358140</text:p>
          </table:table-cell>
          <table:table-cell table:formula="of:=INDEX([Population.$H$2:.$H$264];MATCH([.A25];[Population.$A$2:.$A$264];0))" office:value-type="float" office:value="5" calcext:value-type="float">
            <text:p>5</text:p>
          </table:table-cell>
          <table:table-cell table:formula="of:=INDEX([Population.$G$2:.$G$264];MATCH([.J25];[Population.$H$2:.$H$264];0))" office:value-type="float" office:value="7682300" calcext:value-type="float">
            <text:p>7682300</text:p>
          </table:table-cell>
          <table:table-cell table:formula="of:=INDEX([Population.$B$2:.$B$264];MATCH([.L25];[Population.$C$2:.$C$264];0))" office:value-type="float" office:value="219992900" calcext:value-type="float">
            <text:p>219992900</text:p>
          </table:table-cell>
          <table:table-cell table:formula="of:=[.M25]/[.K25]" office:value-type="float" office:value="0.919139904332782" calcext:value-type="float">
            <text:p>0.9191399043</text:p>
          </table:table-cell>
          <table:table-cell table:formula="of:=[.N25]/[.I25]" office:value-type="float" office:value="1.0364647120667" calcext:value-type="float">
            <text:p>1.0364647121</text:p>
          </table:table-cell>
          <table:table-cell table:formula="of:=[.I25]/[.K25]" office:value-type="float" office:value="25.3947828105296" calcext:value-type="float">
            <text:p>25.3947828105</text:p>
          </table:table-cell>
          <table:table-cell office:value-type="float" office:value="158" calcext:value-type="float">
            <text:p>158</text:p>
          </table:table-cell>
          <table:table-cell table:formula="of:=[.N25]/[.K25]" office:value-type="float" office:value="26.3207962537119" calcext:value-type="float">
            <text:p>26.3207962537</text:p>
          </table:table-cell>
          <table:table-cell table:formula="of:=[.I25]/[.M25]" office:value-type="float" office:value="27.6288546398865" calcext:value-type="float">
            <text:p>27.6288546399</text:p>
          </table:table-cell>
          <table:table-cell table:formula="of:=[.I25]/SUM([.$I$2:.$I$198])" office:value-type="float" office:value="0.0273446934604558" calcext:value-type="float">
            <text:p>0.0273446935</text:p>
          </table:table-cell>
          <table:table-cell table:formula="of:=[.K25]/SUM([.$K$2:.$K$198])" office:value-type="float" office:value="0.0646469584690085" calcext:value-type="float">
            <text:p>0.0646469585</text:p>
          </table:table-cell>
          <table:table-cell table:formula="of:=([.U25]-[.V25])" office:value-type="float" office:value="-0.0373022650085527" calcext:value-type="float">
            <text:p>-0.03730226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table:number-columns-repeated="4"/>
          <table:table-cell office:value-type="string" calcext:value-type="string">
            <text:p>Bandar Seri Begawan</text:p>
          </table:table-cell>
          <table:table-cell/>
          <table:table-cell table:formula="of:=INDEX([Population.$B$2:.$B$264];MATCH([.A26];[Population.$A$2:.$A$264];0))" office:value-type="float" office:value="436624" calcext:value-type="float">
            <text:p>436624</text:p>
          </table:table-cell>
          <table:table-cell table:formula="of:=INDEX([Population.$C$2:.$C$264];MATCH([.A26];[Population.$A$2:.$A$264];0))" office:value-type="float" office:value="177" calcext:value-type="float">
            <text:p>177</text:p>
          </table:table-cell>
          <table:table-cell table:formula="of:=INDEX([Population.$G$2:.$G$264];MATCH([.A26];[Population.$A$2:.$A$264];0))" office:value-type="float" office:value="5270" calcext:value-type="float">
            <text:p>5270</text:p>
          </table:table-cell>
          <table:table-cell table:formula="of:=INDEX([Population.$H$2:.$H$264];MATCH([.A26];[Population.$A$2:.$A$264];0))" office:value-type="float" office:value="173" calcext:value-type="float">
            <text:p>173</text:p>
          </table:table-cell>
          <table:table-cell table:formula="of:=INDEX([Population.$G$2:.$G$264];MATCH([.J26];[Population.$H$2:.$H$264];0))" office:value-type="float" office:value="2830" calcext:value-type="float">
            <text:p>2830</text:p>
          </table:table-cell>
          <table:table-cell table:formula="of:=INDEX([Population.$B$2:.$B$264];MATCH([.L26];[Population.$C$2:.$C$264];0))" office:value-type="float" office:value="585561" calcext:value-type="float">
            <text:p>585561</text:p>
          </table:table-cell>
          <table:table-cell table:formula="of:=[.M26]/[.K26]" office:value-type="float" office:value="0.537001897533207" calcext:value-type="float">
            <text:p>0.5370018975</text:p>
          </table:table-cell>
          <table:table-cell table:formula="of:=[.N26]/[.I26]" office:value-type="float" office:value="1.34111042911063" calcext:value-type="float">
            <text:p>1.3411104291</text:p>
          </table:table-cell>
          <table:table-cell table:formula="of:=[.I26]/[.K26]" office:value-type="float" office:value="82.8508538899431" calcext:value-type="float">
            <text:p>82.8508538899</text:p>
          </table:table-cell>
          <table:table-cell office:value-type="float" office:value="103" calcext:value-type="float">
            <text:p>103</text:p>
          </table:table-cell>
          <table:table-cell table:formula="of:=[.N26]/[.K26]" office:value-type="float" office:value="111.112144212524" calcext:value-type="float">
            <text:p>111.1121442125</text:p>
          </table:table-cell>
          <table:table-cell table:formula="of:=[.I26]/[.M26]" office:value-type="float" office:value="154.284098939929" calcext:value-type="float">
            <text:p>154.2840989399</text:p>
          </table:table-cell>
          <table:table-cell table:formula="of:=[.I26]/SUM([.$I$2:.$I$198])" office:value-type="float" office:value="0.0000562505170711391" calcext:value-type="float">
            <text:p>5.62505170711391E-05</text:p>
          </table:table-cell>
          <table:table-cell table:formula="of:=[.K26]/SUM([.$K$2:.$K$198])" office:value-type="float" office:value="0.0000407613980062161" calcext:value-type="float">
            <text:p>4.07613980062161E-05</text:p>
          </table:table-cell>
          <table:table-cell table:formula="of:=([.U26]-[.V26])" office:value-type="float" office:value="0.0000154891190649231" calcext:value-type="float">
            <text:p>1.54891190649231E-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Bulgaria</text:p>
          </table:table-cell>
          <table:table-cell table:number-columns-repeated="4"/>
          <table:table-cell office:value-type="string" calcext:value-type="string">
            <text:p>Sofia</text:p>
          </table:table-cell>
          <table:table-cell/>
          <table:table-cell table:formula="of:=INDEX([Population.$B$2:.$B$264];MATCH([.A27];[Population.$A$2:.$A$264];0))" office:value-type="float" office:value="6958627" calcext:value-type="float">
            <text:p>6958627</text:p>
          </table:table-cell>
          <table:table-cell table:formula="of:=INDEX([Population.$C$2:.$C$264];MATCH([.A27];[Population.$A$2:.$A$264];0))" office:value-type="float" office:value="107" calcext:value-type="float">
            <text:p>107</text:p>
          </table:table-cell>
          <table:table-cell table:formula="of:=INDEX([Population.$G$2:.$G$264];MATCH([.A27];[Population.$A$2:.$A$264];0))" office:value-type="float" office:value="108560" calcext:value-type="float">
            <text:p>108560</text:p>
          </table:table-cell>
          <table:table-cell table:formula="of:=INDEX([Population.$H$2:.$H$264];MATCH([.A27];[Population.$A$2:.$A$264];0))" office:value-type="float" office:value="102" calcext:value-type="float">
            <text:p>102</text:p>
          </table:table-cell>
          <table:table-cell table:formula="of:=INDEX([Population.$G$2:.$G$264];MATCH([.J27];[Population.$H$2:.$H$264];0))" office:value-type="float" office:value="97230" calcext:value-type="float">
            <text:p>97230</text:p>
          </table:table-cell>
          <table:table-cell table:formula="of:=INDEX([Population.$B$2:.$B$264];MATCH([.L27];[Population.$C$2:.$C$264];0))" office:value-type="float" office:value="7942879" calcext:value-type="float">
            <text:p>7942879</text:p>
          </table:table-cell>
          <table:table-cell table:formula="of:=[.M27]/[.K27]" office:value-type="float" office:value="0.89563375092115" calcext:value-type="float">
            <text:p>0.8956337509</text:p>
          </table:table-cell>
          <table:table-cell table:formula="of:=[.N27]/[.I27]" office:value-type="float" office:value="1.14144341980106" calcext:value-type="float">
            <text:p>1.1414434198</text:p>
          </table:table-cell>
          <table:table-cell table:formula="of:=[.I27]/[.K27]" office:value-type="float" office:value="64.0993644067797" calcext:value-type="float">
            <text:p>64.0993644068</text:p>
          </table:table-cell>
          <table:table-cell office:value-type="float" office:value="124" calcext:value-type="float">
            <text:p>124</text:p>
          </table:table-cell>
          <table:table-cell table:formula="of:=[.N27]/[.K27]" office:value-type="float" office:value="73.165797715549" calcext:value-type="float">
            <text:p>73.1657977155</text:p>
          </table:table-cell>
          <table:table-cell table:formula="of:=[.I27]/[.M27]" office:value-type="float" office:value="71.5687236449655" calcext:value-type="float">
            <text:p>71.568723645</text:p>
          </table:table-cell>
          <table:table-cell table:formula="of:=[.I27]/SUM([.$I$2:.$I$198])" office:value-type="float" office:value="0.000896483855342789" calcext:value-type="float">
            <text:p>0.0008964839</text:p>
          </table:table-cell>
          <table:table-cell table:formula="of:=[.K27]/SUM([.$K$2:.$K$198])" office:value-type="float" office:value="0.000839669329706796" calcext:value-type="float">
            <text:p>0.0008396693</text:p>
          </table:table-cell>
          <table:table-cell table:formula="of:=([.U27]-[.V27])" office:value-type="float" office:value="0.0000568145256359927" calcext:value-type="float">
            <text:p>5.68145256359927E-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number-columns-repeated="4"/>
          <table:table-cell office:value-type="string" calcext:value-type="string">
            <text:p>Ouagadougou</text:p>
          </table:table-cell>
          <table:table-cell/>
          <table:table-cell table:formula="of:=INDEX([Population.$B$2:.$B$264];MATCH([.A28];[Population.$A$2:.$A$264];0))" office:value-type="float" office:value="20780371" calcext:value-type="float">
            <text:p>20780371</text:p>
          </table:table-cell>
          <table:table-cell table:formula="of:=INDEX([Population.$C$2:.$C$264];MATCH([.A28];[Population.$A$2:.$A$264];0))" office:value-type="float" office:value="59" calcext:value-type="float">
            <text:p>59</text:p>
          </table:table-cell>
          <table:table-cell table:formula="of:=INDEX([Population.$G$2:.$G$264];MATCH([.A28];[Population.$A$2:.$A$264];0))" office:value-type="float" office:value="273600" calcext:value-type="float">
            <text:p>273600</text:p>
          </table:table-cell>
          <table:table-cell table:formula="of:=INDEX([Population.$H$2:.$H$264];MATCH([.A28];[Population.$A$2:.$A$264];0))" office:value-type="float" office:value="74" calcext:value-type="float">
            <text:p>74</text:p>
          </table:table-cell>
          <table:table-cell table:formula="of:=INDEX([Population.$G$2:.$G$264];MATCH([.J28];[Population.$H$2:.$H$264];0))" office:value-type="float" office:value="410340" calcext:value-type="float">
            <text:p>410340</text:p>
          </table:table-cell>
          <table:table-cell table:formula="of:=INDEX([Population.$B$2:.$B$264];MATCH([.L28];[Population.$C$2:.$C$264];0))" office:value-type="float" office:value="14818157" calcext:value-type="float">
            <text:p>14818157</text:p>
          </table:table-cell>
          <table:table-cell table:formula="of:=[.M28]/[.K28]" office:value-type="float" office:value="1.49978070175439" calcext:value-type="float">
            <text:p>1.4997807018</text:p>
          </table:table-cell>
          <table:table-cell table:formula="of:=[.N28]/[.I28]" office:value-type="float" office:value="0.713084333287409" calcext:value-type="float">
            <text:p>0.7130843333</text:p>
          </table:table-cell>
          <table:table-cell table:formula="of:=[.I28]/[.K28]" office:value-type="float" office:value="75.9516483918129" calcext:value-type="float">
            <text:p>75.9516483918</text:p>
          </table:table-cell>
          <table:table-cell office:value-type="float" office:value="110" calcext:value-type="float">
            <text:p>110</text:p>
          </table:table-cell>
          <table:table-cell table:formula="of:=[.N28]/[.K28]" office:value-type="float" office:value="54.1599305555556" calcext:value-type="float">
            <text:p>54.1599305556</text:p>
          </table:table-cell>
          <table:table-cell table:formula="of:=[.I28]/[.M28]" office:value-type="float" office:value="50.6418360384072" calcext:value-type="float">
            <text:p>50.6418360384</text:p>
          </table:table-cell>
          <table:table-cell table:formula="of:=[.I28]/SUM([.$I$2:.$I$198])" office:value-type="float" office:value="0.0026771469586649" calcext:value-type="float">
            <text:p>0.002677147</text:p>
          </table:table-cell>
          <table:table-cell table:formula="of:=[.K28]/SUM([.$K$2:.$K$198])" office:value-type="float" office:value="0.00211618946764719" calcext:value-type="float">
            <text:p>0.0021161895</text:p>
          </table:table-cell>
          <table:table-cell table:formula="of:=([.U28]-[.V28])" office:value-type="float" office:value="0.00056095749101771" calcext:value-type="float">
            <text:p>0.00056095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table:number-columns-repeated="4"/>
          <table:table-cell office:value-type="string" calcext:value-type="string">
            <text:p>Gitega</text:p>
          </table:table-cell>
          <table:table-cell/>
          <table:table-cell table:formula="of:=INDEX([Population.$B$2:.$B$264];MATCH([.A29];[Population.$A$2:.$A$264];0))" office:value-type="float" office:value="11814346" calcext:value-type="float">
            <text:p>11814346</text:p>
          </table:table-cell>
          <table:table-cell table:formula="of:=INDEX([Population.$C$2:.$C$264];MATCH([.A29];[Population.$A$2:.$A$264];0))" office:value-type="float" office:value="78" calcext:value-type="float">
            <text:p>78</text:p>
          </table:table-cell>
          <table:table-cell table:formula="of:=INDEX([Population.$G$2:.$G$264];MATCH([.A29];[Population.$A$2:.$A$264];0))" office:value-type="float" office:value="25680" calcext:value-type="float">
            <text:p>25680</text:p>
          </table:table-cell>
          <table:table-cell table:formula="of:=INDEX([Population.$H$2:.$H$264];MATCH([.A29];[Population.$A$2:.$A$264];0))" office:value-type="float" office:value="147" calcext:value-type="float">
            <text:p>147</text:p>
          </table:table-cell>
          <table:table-cell table:formula="of:=INDEX([Population.$G$2:.$G$264];MATCH([.J29];[Population.$H$2:.$H$264];0))" office:value-type="float" office:value="248360" calcext:value-type="float">
            <text:p>248360</text:p>
          </table:table-cell>
          <table:table-cell table:formula="of:=INDEX([Population.$B$2:.$B$264];MATCH([.L29];[Population.$C$2:.$C$264];0))" office:value-type="float" office:value="2214593" calcext:value-type="float">
            <text:p>2214593</text:p>
          </table:table-cell>
          <table:table-cell table:formula="of:=[.M29]/[.K29]" office:value-type="float" office:value="9.67133956386293" calcext:value-type="float">
            <text:p>9.6713395639</text:p>
          </table:table-cell>
          <table:table-cell table:formula="of:=[.N29]/[.I29]" office:value-type="float" office:value="0.187449478794679" calcext:value-type="float">
            <text:p>0.1874494788</text:p>
          </table:table-cell>
          <table:table-cell table:formula="of:=[.I29]/[.K29]" office:value-type="float" office:value="460.060202492212" calcext:value-type="float">
            <text:p>460.0602024922</text:p>
          </table:table-cell>
          <table:table-cell office:value-type="float" office:value="20" calcext:value-type="float">
            <text:p>20</text:p>
          </table:table-cell>
          <table:table-cell table:formula="of:=[.N29]/[.K29]" office:value-type="float" office:value="86.2380451713396" calcext:value-type="float">
            <text:p>86.2380451713</text:p>
          </table:table-cell>
          <table:table-cell table:formula="of:=[.I29]/[.M29]" office:value-type="float" office:value="47.5694395232727" calcext:value-type="float">
            <text:p>47.5694395233</text:p>
          </table:table-cell>
          <table:table-cell table:formula="of:=[.I29]/SUM([.$I$2:.$I$198])" office:value-type="float" office:value="0.00152204888269391" calcext:value-type="float">
            <text:p>0.0015220489</text:p>
          </table:table-cell>
          <table:table-cell table:formula="of:=[.K29]/SUM([.$K$2:.$K$198])" office:value-type="float" office:value="0.000198624800910745" calcext:value-type="float">
            <text:p>0.0001986248</text:p>
          </table:table-cell>
          <table:table-cell table:formula="of:=([.U29]-[.V29])" office:value-type="float" office:value="0.00132342408178316" calcext:value-type="float">
            <text:p>0.00132342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5"/>
          <table:table-cell office:value-type="string" calcext:value-type="string">
            <text:p>Praia</text:p>
          </table:table-cell>
          <table:table-cell/>
          <table:table-cell table:formula="of:=INDEX([Population.$B$2:.$B$264];MATCH([.A30];[Population.$A$2:.$A$264];0))" office:value-type="float" office:value="554750" calcext:value-type="float">
            <text:p>554750</text:p>
          </table:table-cell>
          <table:table-cell table:formula="of:=INDEX([Population.$C$2:.$C$264];MATCH([.A30];[Population.$A$2:.$A$264];0))" office:value-type="float" office:value="174" calcext:value-type="float">
            <text:p>174</text:p>
          </table:table-cell>
          <table:table-cell table:formula="of:=INDEX([Population.$G$2:.$G$264];MATCH([.A30];[Population.$A$2:.$A$264];0))" office:value-type="float" office:value="4030" calcext:value-type="float">
            <text:p>4030</text:p>
          </table:table-cell>
          <table:table-cell table:formula="of:=INDEX([Population.$H$2:.$H$264];MATCH([.A30];[Population.$A$2:.$A$264];0))" office:value-type="float" office:value="175" calcext:value-type="float">
            <text:p>175</text:p>
          </table:table-cell>
          <table:table-cell table:formula="of:=INDEX([Population.$G$2:.$G$264];MATCH([.J30];[Population.$H$2:.$H$264];0))" office:value-type="float" office:value="5130" calcext:value-type="float">
            <text:p>5130</text:p>
          </table:table-cell>
          <table:table-cell table:formula="of:=INDEX([Population.$B$2:.$B$264];MATCH([.L30];[Population.$C$2:.$C$264];0))" office:value-type="float" office:value="538558" calcext:value-type="float">
            <text:p>538558</text:p>
          </table:table-cell>
          <table:table-cell table:formula="of:=[.M30]/[.K30]" office:value-type="float" office:value="1.27295285359801" calcext:value-type="float">
            <text:p>1.2729528536</text:p>
          </table:table-cell>
          <table:table-cell table:formula="of:=[.N30]/[.I30]" office:value-type="float" office:value="0.970812077512393" calcext:value-type="float">
            <text:p>0.9708120775</text:p>
          </table:table-cell>
          <table:table-cell table:formula="of:=[.I30]/[.K30]" office:value-type="float" office:value="137.655086848635" calcext:value-type="float">
            <text:p>137.6550868486</text:p>
          </table:table-cell>
          <table:table-cell office:value-type="float" office:value="66" calcext:value-type="float">
            <text:p>66</text:p>
          </table:table-cell>
          <table:table-cell table:formula="of:=[.N30]/[.K30]" office:value-type="float" office:value="133.637220843672" calcext:value-type="float">
            <text:p>133.6372208437</text:p>
          </table:table-cell>
          <table:table-cell table:formula="of:=[.I30]/[.M30]" office:value-type="float" office:value="108.138401559454" calcext:value-type="float">
            <text:p>108.1384015595</text:p>
          </table:table-cell>
          <table:table-cell table:formula="of:=[.I30]/SUM([.$I$2:.$I$198])" office:value-type="float" office:value="0.000071468756516395" calcext:value-type="float">
            <text:p>7.1468756516395E-05</text:p>
          </table:table-cell>
          <table:table-cell table:formula="of:=[.K30]/SUM([.$K$2:.$K$198])" office:value-type="float" office:value="0.0000311704808282829" calcext:value-type="float">
            <text:p>3.11704808282829E-05</text:p>
          </table:table-cell>
          <table:table-cell table:formula="of:=([.U30]-[.V30])" office:value-type="float" office:value="0.0000402982756881121" calcext:value-type="float">
            <text:p>4.02982756881121E-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Cambodia</text:p>
          </table:table-cell>
          <table:table-cell table:number-columns-repeated="2" office:value-type="string" calcext:value-type="string">
            <text:p>Khmer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Phnom Penh</text:p>
          </table:table-cell>
          <table:table-cell/>
          <table:table-cell table:formula="of:=INDEX([Population.$B$2:.$B$264];MATCH([.A31];[Population.$A$2:.$A$264];0))" office:value-type="float" office:value="16671185" calcext:value-type="float">
            <text:p>16671185</text:p>
          </table:table-cell>
          <table:table-cell table:formula="of:=INDEX([Population.$C$2:.$C$264];MATCH([.A31];[Population.$A$2:.$A$264];0))" office:value-type="float" office:value="70" calcext:value-type="float">
            <text:p>70</text:p>
          </table:table-cell>
          <table:table-cell table:formula="of:=INDEX([Population.$G$2:.$G$264];MATCH([.A31];[Population.$A$2:.$A$264];0))" office:value-type="float" office:value="176520" calcext:value-type="float">
            <text:p>176520</text:p>
          </table:table-cell>
          <table:table-cell table:formula="of:=INDEX([Population.$H$2:.$H$264];MATCH([.A31];[Population.$A$2:.$A$264];0))" office:value-type="float" office:value="90" calcext:value-type="float">
            <text:p>90</text:p>
          </table:table-cell>
          <table:table-cell table:formula="of:=INDEX([Population.$G$2:.$G$264];MATCH([.J31];[Population.$H$2:.$H$264];0))" office:value-type="float" office:value="306230" calcext:value-type="float">
            <text:p>306230</text:p>
          </table:table-cell>
          <table:table-cell table:formula="of:=INDEX([Population.$B$2:.$B$264];MATCH([.L31];[Population.$C$2:.$C$264];0))" office:value-type="float" office:value="10120555" calcext:value-type="float">
            <text:p>10120555</text:p>
          </table:table-cell>
          <table:table-cell table:formula="of:=[.M31]/[.K31]" office:value-type="float" office:value="1.7348175844097" calcext:value-type="float">
            <text:p>1.7348175844</text:p>
          </table:table-cell>
          <table:table-cell table:formula="of:=[.N31]/[.I31]" office:value-type="float" office:value="0.607068723669013" calcext:value-type="float">
            <text:p>0.6070687237</text:p>
          </table:table-cell>
          <table:table-cell table:formula="of:=[.I31]/[.K31]" office:value-type="float" office:value="94.4436041241786" calcext:value-type="float">
            <text:p>94.4436041242</text:p>
          </table:table-cell>
          <table:table-cell office:value-type="float" office:value="94" calcext:value-type="float">
            <text:p>94</text:p>
          </table:table-cell>
          <table:table-cell table:formula="of:=[.N31]/[.K31]" office:value-type="float" office:value="57.3337582143667" calcext:value-type="float">
            <text:p>57.3337582144</text:p>
          </table:table-cell>
          <table:table-cell table:formula="of:=[.I31]/[.M31]" office:value-type="float" office:value="54.4400777193613" calcext:value-type="float">
            <text:p>54.4400777194</text:p>
          </table:table-cell>
          <table:table-cell table:formula="of:=[.I31]/SUM([.$I$2:.$I$198])" office:value-type="float" office:value="0.002147758200279" calcext:value-type="float">
            <text:p>0.0021477582</text:p>
          </table:table-cell>
          <table:table-cell table:formula="of:=[.K31]/SUM([.$K$2:.$K$198])" office:value-type="float" office:value="0.00136531346794255" calcext:value-type="float">
            <text:p>0.0013653135</text:p>
          </table:table-cell>
          <table:table-cell table:formula="of:=([.U31]-[.V31])" office:value-type="float" office:value="0.000782444732336448" calcext:value-type="float">
            <text:p>0.00078244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string" calcext:value-type="string">
            <text:p>Cameroon</text:p>
          </table:table-cell>
          <table:table-cell table:number-columns-repeated="4"/>
          <table:table-cell office:value-type="string" calcext:value-type="string">
            <text:p>Yaounde</text:p>
          </table:table-cell>
          <table:table-cell/>
          <table:table-cell table:formula="of:=INDEX([Population.$B$2:.$B$264];MATCH([.A32];[Population.$A$2:.$A$264];0))" office:value-type="float" office:value="26405174" calcext:value-type="float">
            <text:p>26405174</text:p>
          </table:table-cell>
          <table:table-cell table:formula="of:=INDEX([Population.$C$2:.$C$264];MATCH([.A32];[Population.$A$2:.$A$264];0))" office:value-type="float" office:value="52" calcext:value-type="float">
            <text:p>52</text:p>
          </table:table-cell>
          <table:table-cell table:formula="of:=INDEX([Population.$G$2:.$G$264];MATCH([.A32];[Population.$A$2:.$A$264];0))" office:value-type="float" office:value="472710" calcext:value-type="float">
            <text:p>472710</text:p>
          </table:table-cell>
          <table:table-cell table:formula="of:=INDEX([Population.$H$2:.$H$264];MATCH([.A32];[Population.$A$2:.$A$264];0))" office:value-type="float" office:value="52" calcext:value-type="float">
            <text:p>52</text:p>
          </table:table-cell>
          <table:table-cell table:formula="of:=INDEX([Population.$G$2:.$G$264];MATCH([.J32];[Population.$H$2:.$H$264];0))" office:value-type="float" office:value="472710" calcext:value-type="float">
            <text:p>472710</text:p>
          </table:table-cell>
          <table:table-cell table:formula="of:=INDEX([Population.$B$2:.$B$264];MATCH([.L32];[Population.$C$2:.$C$264];0))" office:value-type="float" office:value="26405174" calcext:value-type="float">
            <text:p>26405174</text:p>
          </table:table-cell>
          <table:table-cell table:formula="of:=[.M32]/[.K32]" office:value-type="float" office:value="1" calcext:value-type="float">
            <text:p>1</text:p>
          </table:table-cell>
          <table:table-cell table:formula="of:=[.N32]/[.I32]" office:value-type="float" office:value="1" calcext:value-type="float">
            <text:p>1</text:p>
          </table:table-cell>
          <table:table-cell table:formula="of:=[.I32]/[.K32]" office:value-type="float" office:value="55.859139853187" calcext:value-type="float">
            <text:p>55.8591398532</text:p>
          </table:table-cell>
          <table:table-cell office:value-type="float" office:value="129" calcext:value-type="float">
            <text:p>129</text:p>
          </table:table-cell>
          <table:table-cell table:formula="of:=[.N32]/[.K32]" office:value-type="float" office:value="55.859139853187" calcext:value-type="float">
            <text:p>55.8591398532</text:p>
          </table:table-cell>
          <table:table-cell table:formula="of:=[.I32]/[.M32]" office:value-type="float" office:value="55.859139853187" calcext:value-type="float">
            <text:p>55.8591398532</text:p>
          </table:table-cell>
          <table:table-cell table:formula="of:=[.I32]/SUM([.$I$2:.$I$198])" office:value-type="float" office:value="0.00340179351307624" calcext:value-type="float">
            <text:p>0.0034017935</text:p>
          </table:table-cell>
          <table:table-cell table:formula="of:=[.K32]/SUM([.$K$2:.$K$198])" office:value-type="float" office:value="0.00365622778966193" calcext:value-type="float">
            <text:p>0.0036562278</text:p>
          </table:table-cell>
          <table:table-cell table:formula="of:=([.U32]-[.V32])" office:value-type="float" office:value="-0.000254434276585695" calcext:value-type="float">
            <text:p>-0.00025443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Ottawa</text:p>
          </table:table-cell>
          <table:table-cell/>
          <table:table-cell table:formula="of:=INDEX([Population.$B$2:.$B$264];MATCH([.A33];[Population.$A$2:.$A$264];0))" office:value-type="float" office:value="37674770" calcext:value-type="float">
            <text:p>37674770</text:p>
          </table:table-cell>
          <table:table-cell table:formula="of:=INDEX([Population.$C$2:.$C$264];MATCH([.A33];[Population.$A$2:.$A$264];0))" office:value-type="float" office:value="39" calcext:value-type="float">
            <text:p>39</text:p>
          </table:table-cell>
          <table:table-cell table:formula="of:=INDEX([Population.$G$2:.$G$264];MATCH([.A33];[Population.$A$2:.$A$264];0))" office:value-type="float" office:value="9093510" calcext:value-type="float">
            <text:p>9093510</text:p>
          </table:table-cell>
          <table:table-cell table:formula="of:=INDEX([Population.$H$2:.$H$264];MATCH([.A33];[Population.$A$2:.$A$264];0))" office:value-type="float" office:value="4" calcext:value-type="float">
            <text:p>4</text:p>
          </table:table-cell>
          <table:table-cell table:formula="of:=INDEX([Population.$G$2:.$G$264];MATCH([.J33];[Population.$H$2:.$H$264];0))" office:value-type="float" office:value="653290" calcext:value-type="float">
            <text:p>653290</text:p>
          </table:table-cell>
          <table:table-cell table:formula="of:=INDEX([Population.$B$2:.$B$264];MATCH([.L33];[Population.$C$2:.$C$264];0))" office:value-type="float" office:value="272931713" calcext:value-type="float">
            <text:p>272931713</text:p>
          </table:table-cell>
          <table:table-cell table:formula="of:=[.M33]/[.K33]" office:value-type="float" office:value="0.0718413461908548" calcext:value-type="float">
            <text:p>0.0718413462</text:p>
          </table:table-cell>
          <table:table-cell table:formula="of:=[.N33]/[.I33]" office:value-type="float" office:value="7.24441617029115" calcext:value-type="float">
            <text:p>7.2444161703</text:p>
          </table:table-cell>
          <table:table-cell table:formula="of:=[.I33]/[.K33]" office:value-type="float" office:value="4.1430393764344" calcext:value-type="float">
            <text:p>4.1430393764</text:p>
          </table:table-cell>
          <table:table-cell office:value-type="float" office:value="189" calcext:value-type="float">
            <text:p>189</text:p>
          </table:table-cell>
          <table:table-cell table:formula="of:=[.N33]/[.K33]" office:value-type="float" office:value="30.0139014527944" calcext:value-type="float">
            <text:p>30.0139014528</text:p>
          </table:table-cell>
          <table:table-cell table:formula="of:=[.I33]/[.M33]" office:value-type="float" office:value="57.6692892895957" calcext:value-type="float">
            <text:p>57.6692892896</text:p>
          </table:table-cell>
          <table:table-cell table:formula="of:=[.I33]/SUM([.$I$2:.$I$198])" office:value-type="float" office:value="0.00485366194491425" calcext:value-type="float">
            <text:p>0.0048536619</text:p>
          </table:table-cell>
          <table:table-cell table:formula="of:=[.K33]/SUM([.$K$2:.$K$198])" office:value-type="float" office:value="0.0703347590860542" calcext:value-type="float">
            <text:p>0.0703347591</text:p>
          </table:table-cell>
          <table:table-cell table:formula="of:=([.U33]-[.V33])" office:value-type="float" office:value="-0.06548109714114" calcext:value-type="float">
            <text:p>-0.06548109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entral African Rep.</text:p>
          </table:table-cell>
          <table:table-cell table:number-columns-repeated="4"/>
          <table:table-cell office:value-type="string" calcext:value-type="string">
            <text:p>Bangui</text:p>
          </table:table-cell>
          <table:table-cell/>
          <table:table-cell table:formula="of:=INDEX([Population.$B$2:.$B$264];MATCH([.A34];[Population.$A$2:.$A$264];0))" office:value-type="float" office:value="4812256" calcext:value-type="float">
            <text:p>4812256</text:p>
          </table:table-cell>
          <table:table-cell table:formula="of:=INDEX([Population.$C$2:.$C$264];MATCH([.A34];[Population.$A$2:.$A$264];0))" office:value-type="float" office:value="127" calcext:value-type="float">
            <text:p>127</text:p>
          </table:table-cell>
          <table:table-cell table:formula="of:=INDEX([Population.$G$2:.$G$264];MATCH([.A34];[Population.$A$2:.$A$264];0))" office:value-type="float" office:value="622980" calcext:value-type="float">
            <text:p>622980</text:p>
          </table:table-cell>
          <table:table-cell table:formula="of:=INDEX([Population.$H$2:.$H$264];MATCH([.A34];[Population.$A$2:.$A$264];0))" office:value-type="float" office:value="42" calcext:value-type="float">
            <text:p>42</text:p>
          </table:table-cell>
          <table:table-cell table:formula="of:=INDEX([Population.$G$2:.$G$264];MATCH([.J34];[Population.$H$2:.$H$264];0))" office:value-type="float" office:value="54390" calcext:value-type="float">
            <text:p>54390</text:p>
          </table:table-cell>
          <table:table-cell table:formula="of:=INDEX([Population.$B$2:.$B$264];MATCH([.L34];[Population.$C$2:.$C$264];0))" office:value-type="float" office:value="33368859" calcext:value-type="float">
            <text:p>33368859</text:p>
          </table:table-cell>
          <table:table-cell table:formula="of:=[.M34]/[.K34]" office:value-type="float" office:value="0.087306173552923" calcext:value-type="float">
            <text:p>0.0873061736</text:p>
          </table:table-cell>
          <table:table-cell table:formula="of:=[.N34]/[.I34]" office:value-type="float" office:value="6.93414045304323" calcext:value-type="float">
            <text:p>6.934140453</text:p>
          </table:table-cell>
          <table:table-cell table:formula="of:=[.I34]/[.K34]" office:value-type="float" office:value="7.72457542778259" calcext:value-type="float">
            <text:p>7.7245754278</text:p>
          </table:table-cell>
          <table:table-cell office:value-type="float" office:value="186" calcext:value-type="float">
            <text:p>186</text:p>
          </table:table-cell>
          <table:table-cell table:formula="of:=[.N34]/[.K34]" office:value-type="float" office:value="53.563290956371" calcext:value-type="float">
            <text:p>53.5632909564</text:p>
          </table:table-cell>
          <table:table-cell table:formula="of:=[.I34]/[.M34]" office:value-type="float" office:value="88.4768523625666" calcext:value-type="float">
            <text:p>88.4768523626</text:p>
          </table:table-cell>
          <table:table-cell table:formula="of:=[.I34]/SUM([.$I$2:.$I$198])" office:value-type="float" office:value="0.000619965664458875" calcext:value-type="float">
            <text:p>0.0006199657</text:p>
          </table:table-cell>
          <table:table-cell table:formula="of:=[.K34]/SUM([.$K$2:.$K$198])" office:value-type="float" office:value="0.00481850772863614" calcext:value-type="float">
            <text:p>0.0048185077</text:p>
          </table:table-cell>
          <table:table-cell table:formula="of:=([.U34]-[.V34])" office:value-type="float" office:value="-0.00419854206417727" calcext:value-type="float">
            <text:p>-0.00419854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Chad</text:p>
          </table:table-cell>
          <table:table-cell table:number-columns-repeated="4"/>
          <table:table-cell office:value-type="string" calcext:value-type="string">
            <text:p>N'Djamena</text:p>
          </table:table-cell>
          <table:table-cell/>
          <table:table-cell table:formula="of:=INDEX([Population.$B$2:.$B$264];MATCH([.A35];[Population.$A$2:.$A$264];0))" office:value-type="float" office:value="16324440" calcext:value-type="float">
            <text:p>16324440</text:p>
          </table:table-cell>
          <table:table-cell table:formula="of:=INDEX([Population.$C$2:.$C$264];MATCH([.A35];[Population.$A$2:.$A$264];0))" office:value-type="float" office:value="72" calcext:value-type="float">
            <text:p>72</text:p>
          </table:table-cell>
          <table:table-cell table:formula="of:=INDEX([Population.$G$2:.$G$264];MATCH([.A35];[Population.$A$2:.$A$264];0))" office:value-type="float" office:value="1259200" calcext:value-type="float">
            <text:p>1259200</text:p>
          </table:table-cell>
          <table:table-cell table:formula="of:=INDEX([Population.$H$2:.$H$264];MATCH([.A35];[Population.$A$2:.$A$264];0))" office:value-type="float" office:value="21" calcext:value-type="float">
            <text:p>21</text:p>
          </table:table-cell>
          <table:table-cell table:formula="of:=INDEX([Population.$G$2:.$G$264];MATCH([.J35];[Population.$H$2:.$H$264];0))" office:value-type="float" office:value="298170" calcext:value-type="float">
            <text:p>298170</text:p>
          </table:table-cell>
          <table:table-cell table:formula="of:=INDEX([Population.$B$2:.$B$264];MATCH([.L35];[Population.$C$2:.$C$264];0))" office:value-type="float" office:value="67814098" calcext:value-type="float">
            <text:p>67814098</text:p>
          </table:table-cell>
          <table:table-cell table:formula="of:=[.M35]/[.K35]" office:value-type="float" office:value="0.236793202033037" calcext:value-type="float">
            <text:p>0.236793202</text:p>
          </table:table-cell>
          <table:table-cell table:formula="of:=[.N35]/[.I35]" office:value-type="float" office:value="4.1541454408237" calcext:value-type="float">
            <text:p>4.1541454408</text:p>
          </table:table-cell>
          <table:table-cell table:formula="of:=[.I35]/[.K35]" office:value-type="float" office:value="12.9641359593393" calcext:value-type="float">
            <text:p>12.9641359593</text:p>
          </table:table-cell>
          <table:table-cell office:value-type="float" office:value="181" calcext:value-type="float">
            <text:p>181</text:p>
          </table:table-cell>
          <table:table-cell table:formula="of:=[.N35]/[.K35]" office:value-type="float" office:value="53.8549062897078" calcext:value-type="float">
            <text:p>53.8549062897</text:p>
          </table:table-cell>
          <table:table-cell table:formula="of:=[.I35]/[.M35]" office:value-type="float" office:value="54.748767481638" calcext:value-type="float">
            <text:p>54.7487674816</text:p>
          </table:table-cell>
          <table:table-cell table:formula="of:=[.I35]/SUM([.$I$2:.$I$198])" office:value-type="float" office:value="0.0021030868456539" calcext:value-type="float">
            <text:p>0.0021030868</text:p>
          </table:table-cell>
          <table:table-cell table:formula="of:=[.K35]/SUM([.$K$2:.$K$198])" office:value-type="float" office:value="0.00973942170197861" calcext:value-type="float">
            <text:p>0.0097394217</text:p>
          </table:table-cell>
          <table:table-cell table:formula="of:=([.U35]-[.V35])" office:value-type="float" office:value="-0.00763633485632471" calcext:value-type="float">
            <text:p>-0.007636334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tiago</text:p>
          </table:table-cell>
          <table:table-cell/>
          <table:table-cell table:formula="of:=INDEX([Population.$B$2:.$B$264];MATCH([.A36];[Population.$A$2:.$A$264];0))" office:value-type="float" office:value="19082804" calcext:value-type="float">
            <text:p>19082804</text:p>
          </table:table-cell>
          <table:table-cell table:formula="of:=INDEX([Population.$C$2:.$C$264];MATCH([.A36];[Population.$A$2:.$A$264];0))" office:value-type="float" office:value="62" calcext:value-type="float">
            <text:p>62</text:p>
          </table:table-cell>
          <table:table-cell table:formula="of:=INDEX([Population.$G$2:.$G$264];MATCH([.A36];[Population.$A$2:.$A$264];0))" office:value-type="float" office:value="743532" calcext:value-type="float">
            <text:p>743532</text:p>
          </table:table-cell>
          <table:table-cell table:formula="of:=INDEX([Population.$H$2:.$H$264];MATCH([.A36];[Population.$A$2:.$A$264];0))" office:value-type="float" office:value="37" calcext:value-type="float">
            <text:p>37</text:p>
          </table:table-cell>
          <table:table-cell table:formula="of:=INDEX([Population.$G$2:.$G$264];MATCH([.J36];[Population.$H$2:.$H$264];0))" office:value-type="float" office:value="365268" calcext:value-type="float">
            <text:p>365268</text:p>
          </table:table-cell>
          <table:table-cell table:formula="of:=INDEX([Population.$B$2:.$B$264];MATCH([.L36];[Population.$C$2:.$C$264];0))" office:value-type="float" office:value="38742911" calcext:value-type="float">
            <text:p>38742911</text:p>
          </table:table-cell>
          <table:table-cell table:formula="of:=[.M36]/[.K36]" office:value-type="float" office:value="0.491260631687674" calcext:value-type="float">
            <text:p>0.4912606317</text:p>
          </table:table-cell>
          <table:table-cell table:formula="of:=[.N36]/[.I36]" office:value-type="float" office:value="2.03025252473379" calcext:value-type="float">
            <text:p>2.0302525247</text:p>
          </table:table-cell>
          <table:table-cell table:formula="of:=[.I36]/[.K36]" office:value-type="float" office:value="25.6650742671465" calcext:value-type="float">
            <text:p>25.6650742671</text:p>
          </table:table-cell>
          <table:table-cell office:value-type="float" office:value="157" calcext:value-type="float">
            <text:p>157</text:p>
          </table:table-cell>
          <table:table-cell table:formula="of:=[.N36]/[.K36]" office:value-type="float" office:value="52.1065818283544" calcext:value-type="float">
            <text:p>52.1065818284</text:p>
          </table:table-cell>
          <table:table-cell table:formula="of:=[.I36]/[.M36]" office:value-type="float" office:value="52.2432953338371" calcext:value-type="float">
            <text:p>52.2432953338</text:p>
          </table:table-cell>
          <table:table-cell table:formula="of:=[.I36]/SUM([.$I$2:.$I$198])" office:value-type="float" office:value="0.00245844844114662" calcext:value-type="float">
            <text:p>0.0024584484</text:p>
          </table:table-cell>
          <table:table-cell table:formula="of:=[.K36]/SUM([.$K$2:.$K$198])" office:value-type="float" office:value="0.00575093050898631" calcext:value-type="float">
            <text:p>0.0057509305</text:p>
          </table:table-cell>
          <table:table-cell table:formula="of:=([.U36]-[.V36])" office:value-type="float" office:value="-0.00329248206783968" calcext:value-type="float">
            <text:p>-0.003292482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2"/>
          <table:table-cell office:value-type="string" calcext:value-type="string">
            <text:p>Beijing</text:p>
          </table:table-cell>
          <table:table-cell/>
          <table:table-cell table:formula="of:=INDEX([Population.$B$2:.$B$264];MATCH([.A37];[Population.$A$2:.$A$264];0))" office:value-type="float" office:value="1438207241" calcext:value-type="float">
            <text:p>1438207241</text:p>
          </table:table-cell>
          <table:table-cell table:formula="of:=INDEX([Population.$C$2:.$C$264];MATCH([.A37];[Population.$A$2:.$A$264];0))" office:value-type="float" office:value="1" calcext:value-type="float">
            <text:p>1</text:p>
          </table:table-cell>
          <table:table-cell table:formula="of:=INDEX([Population.$G$2:.$G$264];MATCH([.A37];[Population.$A$2:.$A$264];0))" office:value-type="float" office:value="9388211" calcext:value-type="float">
            <text:p>9388211</text:p>
          </table:table-cell>
          <table:table-cell table:formula="of:=INDEX([Population.$H$2:.$H$264];MATCH([.A37];[Population.$A$2:.$A$264];0))" office:value-type="float" office:value="2" calcext:value-type="float">
            <text:p>2</text:p>
          </table:table-cell>
          <table:table-cell table:formula="of:=INDEX([Population.$G$2:.$G$264];MATCH([.J37];[Population.$H$2:.$H$264];0))" office:value-type="float" office:value="16376870" calcext:value-type="float">
            <text:p>16376870</text:p>
          </table:table-cell>
          <table:table-cell table:formula="of:=INDEX([Population.$B$2:.$B$264];MATCH([.L37];[Population.$C$2:.$C$264];0))" office:value-type="float" office:value="1377233523" calcext:value-type="float">
            <text:p>1377233523</text:p>
          </table:table-cell>
          <table:table-cell table:formula="of:=[.M37]/[.K37]" office:value-type="float" office:value="1.74440796015343" calcext:value-type="float">
            <text:p>1.7444079602</text:p>
          </table:table-cell>
          <table:table-cell table:formula="of:=[.N37]/[.I37]" office:value-type="float" office:value="0.957604358911721" calcext:value-type="float">
            <text:p>0.9576043589</text:p>
          </table:table-cell>
          <table:table-cell table:formula="of:=[.I37]/[.K37]" office:value-type="float" office:value="153.192897027985" calcext:value-type="float">
            <text:p>153.192897028</text:p>
          </table:table-cell>
          <table:table-cell office:value-type="float" office:value="60" calcext:value-type="float">
            <text:p>60</text:p>
          </table:table-cell>
          <table:table-cell table:formula="of:=[.N37]/[.K37]" office:value-type="float" office:value="146.698185948313" calcext:value-type="float">
            <text:p>146.6981859483</text:p>
          </table:table-cell>
          <table:table-cell table:formula="of:=[.I37]/[.M37]" office:value-type="float" office:value="87.8194209882597" calcext:value-type="float">
            <text:p>87.8194209883</text:p>
          </table:table-cell>
          <table:table-cell table:formula="of:=[.I37]/SUM([.$I$2:.$I$198])" office:value-type="float" office:value="0.185285052955647" calcext:value-type="float">
            <text:p>0.185285053</text:p>
          </table:table-cell>
          <table:table-cell table:formula="of:=[.K37]/SUM([.$K$2:.$K$198])" office:value-type="float" office:value="0.0726141565725495" calcext:value-type="float">
            <text:p>0.0726141566</text:p>
          </table:table-cell>
          <table:table-cell table:formula="of:=([.U37]-[.V37])" office:value-type="float" office:value="0.112670896383098" calcext:value-type="float">
            <text:p>0.1126708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‎Bogota</text:p>
          </table:table-cell>
          <table:table-cell/>
          <table:table-cell table:formula="of:=INDEX([Population.$B$2:.$B$264];MATCH([.A38];[Population.$A$2:.$A$264];0))" office:value-type="float" office:value="50771878" calcext:value-type="float">
            <text:p>50771878</text:p>
          </table:table-cell>
          <table:table-cell table:formula="of:=INDEX([Population.$C$2:.$C$264];MATCH([.A38];[Population.$A$2:.$A$264];0))" office:value-type="float" office:value="29" calcext:value-type="float">
            <text:p>29</text:p>
          </table:table-cell>
          <table:table-cell table:formula="of:=INDEX([Population.$G$2:.$G$264];MATCH([.A38];[Population.$A$2:.$A$264];0))" office:value-type="float" office:value="1109500" calcext:value-type="float">
            <text:p>1109500</text:p>
          </table:table-cell>
          <table:table-cell table:formula="of:=INDEX([Population.$H$2:.$H$264];MATCH([.A38];[Population.$A$2:.$A$264];0))" office:value-type="float" office:value="25" calcext:value-type="float">
            <text:p>25</text:p>
          </table:table-cell>
          <table:table-cell table:formula="of:=INDEX([Population.$G$2:.$G$264];MATCH([.J38];[Population.$H$2:.$H$264];0))" office:value-type="float" office:value="995450" calcext:value-type="float">
            <text:p>995450</text:p>
          </table:table-cell>
          <table:table-cell table:formula="of:=INDEX([Population.$B$2:.$B$264];MATCH([.L38];[Population.$C$2:.$C$264];0))" office:value-type="float" office:value="59154802" calcext:value-type="float">
            <text:p>59154802</text:p>
          </table:table-cell>
          <table:table-cell table:formula="of:=[.M38]/[.K38]" office:value-type="float" office:value="0.897205948625507" calcext:value-type="float">
            <text:p>0.8972059486</text:p>
          </table:table-cell>
          <table:table-cell table:formula="of:=[.N38]/[.I38]" office:value-type="float" office:value="1.16510959078567" calcext:value-type="float">
            <text:p>1.1651095908</text:p>
          </table:table-cell>
          <table:table-cell table:formula="of:=[.I38]/[.K38]" office:value-type="float" office:value="45.7610437133844" calcext:value-type="float">
            <text:p>45.7610437134</text:p>
          </table:table-cell>
          <table:table-cell office:value-type="float" office:value="140" calcext:value-type="float">
            <text:p>140</text:p>
          </table:table-cell>
          <table:table-cell table:formula="of:=[.N38]/[.K38]" office:value-type="float" office:value="53.3166309148265" calcext:value-type="float">
            <text:p>53.3166309148</text:p>
          </table:table-cell>
          <table:table-cell table:formula="of:=[.I38]/[.M38]" office:value-type="float" office:value="51.0039459540911" calcext:value-type="float">
            <text:p>51.0039459541</text:p>
          </table:table-cell>
          <table:table-cell table:formula="of:=[.I38]/SUM([.$I$2:.$I$198])" office:value-type="float" office:value="0.00654096978217595" calcext:value-type="float">
            <text:p>0.0065409698</text:p>
          </table:table-cell>
          <table:table-cell table:formula="of:=[.K38]/SUM([.$K$2:.$K$198])" office:value-type="float" office:value="0.00858155049106199" calcext:value-type="float">
            <text:p>0.0085815505</text:p>
          </table:table-cell>
          <table:table-cell table:formula="of:=([.U38]-[.V38])" office:value-type="float" office:value="-0.00204058070888604" calcext:value-type="float">
            <text:p>-0.00204058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5"/>
          <table:table-cell office:value-type="string" calcext:value-type="string">
            <text:p>Moroni</text:p>
          </table:table-cell>
          <table:table-cell/>
          <table:table-cell table:formula="of:=INDEX([Population.$B$2:.$B$264];MATCH([.A39];[Population.$A$2:.$A$264];0))" office:value-type="float" office:value="865696" calcext:value-type="float">
            <text:p>865696</text:p>
          </table:table-cell>
          <table:table-cell table:formula="of:=INDEX([Population.$C$2:.$C$264];MATCH([.A39];[Population.$A$2:.$A$264];0))" office:value-type="float" office:value="165" calcext:value-type="float">
            <text:p>165</text:p>
          </table:table-cell>
          <table:table-cell table:formula="of:=INDEX([Population.$G$2:.$G$264];MATCH([.A39];[Population.$A$2:.$A$264];0))" office:value-type="float" office:value="1861" calcext:value-type="float">
            <text:p>1861</text:p>
          </table:table-cell>
          <table:table-cell table:formula="of:=INDEX([Population.$H$2:.$H$264];MATCH([.A39];[Population.$A$2:.$A$264];0))" office:value-type="float" office:value="181" calcext:value-type="float">
            <text:p>181</text:p>
          </table:table-cell>
          <table:table-cell table:formula="of:=INDEX([Population.$G$2:.$G$264];MATCH([.J39];[Population.$H$2:.$H$264];0))" office:value-type="float" office:value="10830" calcext:value-type="float">
            <text:p>10830</text:p>
          </table:table-cell>
          <table:table-cell table:formula="of:=INDEX([Population.$B$2:.$B$264];MATCH([.L39];[Population.$C$2:.$C$264];0))" office:value-type="float" office:value="375323" calcext:value-type="float">
            <text:p>375323</text:p>
          </table:table-cell>
          <table:table-cell table:formula="of:=[.M39]/[.K39]" office:value-type="float" office:value="5.81945190757657" calcext:value-type="float">
            <text:p>5.8194519076</text:p>
          </table:table-cell>
          <table:table-cell table:formula="of:=[.N39]/[.I39]" office:value-type="float" office:value="0.433550576645843" calcext:value-type="float">
            <text:p>0.4335505766</text:p>
          </table:table-cell>
          <table:table-cell table:formula="of:=[.I39]/[.K39]" office:value-type="float" office:value="465.177861364858" calcext:value-type="float">
            <text:p>465.1778613649</text:p>
          </table:table-cell>
          <table:table-cell office:value-type="float" office:value="18" calcext:value-type="float">
            <text:p>18</text:p>
          </table:table-cell>
          <table:table-cell table:formula="of:=[.N39]/[.K39]" office:value-type="float" office:value="201.678130037614" calcext:value-type="float">
            <text:p>201.6781300376</text:p>
          </table:table-cell>
          <table:table-cell table:formula="of:=[.I39]/[.M39]" office:value-type="float" office:value="79.9349953831948" calcext:value-type="float">
            <text:p>79.9349953832</text:p>
          </table:table-cell>
          <table:table-cell table:formula="of:=[.I39]/SUM([.$I$2:.$I$198])" office:value-type="float" office:value="0.000111528105707467" calcext:value-type="float">
            <text:p>0.0001115281</text:p>
          </table:table-cell>
          <table:table-cell table:formula="of:=[.K39]/SUM([.$K$2:.$K$198])" office:value-type="float" office:value="0.0000143941103775271" calcext:value-type="float">
            <text:p>1.43941103775271E-05</text:p>
          </table:table-cell>
          <table:table-cell table:formula="of:=([.U39]-[.V39])" office:value-type="float" office:value="0.0000971339953299394" calcext:value-type="float">
            <text:p>0.0000971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 Jose</text:p>
          </table:table-cell>
          <table:table-cell/>
          <table:table-cell table:formula="of:=INDEX([Population.$B$2:.$B$264];MATCH([.A40];[Population.$A$2:.$A$264];0))" office:value-type="float" office:value="5084636" calcext:value-type="float">
            <text:p>5084636</text:p>
          </table:table-cell>
          <table:table-cell table:formula="of:=INDEX([Population.$C$2:.$C$264];MATCH([.A40];[Population.$A$2:.$A$264];0))" office:value-type="float" office:value="120" calcext:value-type="float">
            <text:p>120</text:p>
          </table:table-cell>
          <table:table-cell table:formula="of:=INDEX([Population.$G$2:.$G$264];MATCH([.A40];[Population.$A$2:.$A$264];0))" office:value-type="float" office:value="51060" calcext:value-type="float">
            <text:p>51060</text:p>
          </table:table-cell>
          <table:table-cell table:formula="of:=INDEX([Population.$H$2:.$H$264];MATCH([.A40];[Population.$A$2:.$A$264];0))" office:value-type="float" office:value="128" calcext:value-type="float">
            <text:p>128</text:p>
          </table:table-cell>
          <table:table-cell table:formula="of:=INDEX([Population.$G$2:.$G$264];MATCH([.J40];[Population.$H$2:.$H$264];0))" office:value-type="float" office:value="72180" calcext:value-type="float">
            <text:p>72180</text:p>
          </table:table-cell>
          <table:table-cell table:formula="of:=INDEX([Population.$B$2:.$B$264];MATCH([.L40];[Population.$C$2:.$C$264];0))" office:value-type="float" office:value="4623535" calcext:value-type="float">
            <text:p>4623535</text:p>
          </table:table-cell>
          <table:table-cell table:formula="of:=[.M40]/[.K40]" office:value-type="float" office:value="1.41363102232667" calcext:value-type="float">
            <text:p>1.4136310223</text:p>
          </table:table-cell>
          <table:table-cell table:formula="of:=[.N40]/[.I40]" office:value-type="float" office:value="0.909314845743137" calcext:value-type="float">
            <text:p>0.9093148457</text:p>
          </table:table-cell>
          <table:table-cell table:formula="of:=[.I40]/[.K40]" office:value-type="float" office:value="99.5815902859381" calcext:value-type="float">
            <text:p>99.5815902859</text:p>
          </table:table-cell>
          <table:table-cell office:value-type="float" office:value="90" calcext:value-type="float">
            <text:p>90</text:p>
          </table:table-cell>
          <table:table-cell table:formula="of:=[.N40]/[.K40]" office:value-type="float" office:value="90.5510184097141" calcext:value-type="float">
            <text:p>90.5510184097</text:p>
          </table:table-cell>
          <table:table-cell table:formula="of:=[.I40]/[.M40]" office:value-type="float" office:value="70.4438348573012" calcext:value-type="float">
            <text:p>70.4438348573</text:p>
          </table:table-cell>
          <table:table-cell table:formula="of:=[.I40]/SUM([.$I$2:.$I$198])" office:value-type="float" office:value="0.000655056534039651" calcext:value-type="float">
            <text:p>0.0006550565</text:p>
          </table:table-cell>
          <table:table-cell table:formula="of:=[.K40]/SUM([.$K$2:.$K$198])" office:value-type="float" office:value="0.000394929218633281" calcext:value-type="float">
            <text:p>0.0003949292</text:p>
          </table:table-cell>
          <table:table-cell table:formula="of:=([.U40]-[.V40])" office:value-type="float" office:value="0.00026012731540637" calcext:value-type="float">
            <text:p>0.00026012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ôte d'Ivoire</text:p>
          </table:table-cell>
          <table:table-cell table:number-columns-repeated="4"/>
          <table:table-cell office:value-type="string" calcext:value-type="string">
            <text:p>Yamoussoukro</text:p>
          </table:table-cell>
          <table:table-cell/>
          <table:table-cell table:formula="of:=INDEX([Population.$B$2:.$B$264];MATCH([.A41];[Population.$A$2:.$A$264];0))" office:value-type="float" office:value="26239250" calcext:value-type="float">
            <text:p>26239250</text:p>
          </table:table-cell>
          <table:table-cell table:formula="of:=INDEX([Population.$C$2:.$C$264];MATCH([.A41];[Population.$A$2:.$A$264];0))" office:value-type="float" office:value="53" calcext:value-type="float">
            <text:p>53</text:p>
          </table:table-cell>
          <table:table-cell table:formula="of:=INDEX([Population.$G$2:.$G$264];MATCH([.A41];[Population.$A$2:.$A$264];0))" office:value-type="float" office:value="318000" calcext:value-type="float">
            <text:p>318000</text:p>
          </table:table-cell>
          <table:table-cell table:formula="of:=INDEX([Population.$H$2:.$H$264];MATCH([.A41];[Population.$A$2:.$A$264];0))" office:value-type="float" office:value="67" calcext:value-type="float">
            <text:p>67</text:p>
          </table:table-cell>
          <table:table-cell table:formula="of:=INDEX([Population.$G$2:.$G$264];MATCH([.J41];[Population.$H$2:.$H$264];0))" office:value-type="float" office:value="469930" calcext:value-type="float">
            <text:p>469930</text:p>
          </table:table-cell>
          <table:table-cell table:formula="of:=INDEX([Population.$B$2:.$B$264];MATCH([.L41];[Population.$C$2:.$C$264];0))" office:value-type="float" office:value="17587526" calcext:value-type="float">
            <text:p>17587526</text:p>
          </table:table-cell>
          <table:table-cell table:formula="of:=[.M41]/[.K41]" office:value-type="float" office:value="1.47776729559748" calcext:value-type="float">
            <text:p>1.4777672956</text:p>
          </table:table-cell>
          <table:table-cell table:formula="of:=[.N41]/[.I41]" office:value-type="float" office:value="0.670275484245929" calcext:value-type="float">
            <text:p>0.6702754842</text:p>
          </table:table-cell>
          <table:table-cell table:formula="of:=[.I41]/[.K41]" office:value-type="float" office:value="82.5133647798742" calcext:value-type="float">
            <text:p>82.5133647799</text:p>
          </table:table-cell>
          <table:table-cell office:value-type="float" office:value="105" calcext:value-type="float">
            <text:p>105</text:p>
          </table:table-cell>
          <table:table-cell table:formula="of:=[.N41]/[.K41]" office:value-type="float" office:value="55.3066855345912" calcext:value-type="float">
            <text:p>55.3066855346</text:p>
          </table:table-cell>
          <table:table-cell table:formula="of:=[.I41]/[.M41]" office:value-type="float" office:value="55.8365075649565" calcext:value-type="float">
            <text:p>55.836507565</text:p>
          </table:table-cell>
          <table:table-cell table:formula="of:=[.I41]/SUM([.$I$2:.$I$198])" office:value-type="float" office:value="0.00338041743023491" calcext:value-type="float">
            <text:p>0.0033804174</text:p>
          </table:table-cell>
          <table:table-cell table:formula="of:=[.K41]/SUM([.$K$2:.$K$198])" office:value-type="float" office:value="0.00245960617950222" calcext:value-type="float">
            <text:p>0.0024596062</text:p>
          </table:table-cell>
          <table:table-cell table:formula="of:=([.U41]-[.V41])" office:value-type="float" office:value="0.00092081125073269" calcext:value-type="float">
            <text:p>0.00092081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Croatia</text:p>
          </table:table-cell>
          <table:table-cell table:number-columns-repeated="4"/>
          <table:table-cell office:value-type="string" calcext:value-type="string">
            <text:p>Zagreb</text:p>
          </table:table-cell>
          <table:table-cell/>
          <table:table-cell table:formula="of:=INDEX([Population.$B$2:.$B$264];MATCH([.A42];[Population.$A$2:.$A$264];0))" office:value-type="float" office:value="4110214" calcext:value-type="float">
            <text:p>4110214</text:p>
          </table:table-cell>
          <table:table-cell table:formula="of:=INDEX([Population.$C$2:.$C$264];MATCH([.A42];[Population.$A$2:.$A$264];0))" office:value-type="float" office:value="131" calcext:value-type="float">
            <text:p>131</text:p>
          </table:table-cell>
          <table:table-cell table:formula="of:=INDEX([Population.$G$2:.$G$264];MATCH([.A42];[Population.$A$2:.$A$264];0))" office:value-type="float" office:value="55960" calcext:value-type="float">
            <text:p>55960</text:p>
          </table:table-cell>
          <table:table-cell table:formula="of:=INDEX([Population.$H$2:.$H$264];MATCH([.A42];[Population.$A$2:.$A$264];0))" office:value-type="float" office:value="126" calcext:value-type="float">
            <text:p>126</text:p>
          </table:table-cell>
          <table:table-cell table:formula="of:=INDEX([Population.$G$2:.$G$264];MATCH([.J42];[Population.$H$2:.$H$264];0))" office:value-type="float" office:value="48088" calcext:value-type="float">
            <text:p>48088</text:p>
          </table:table-cell>
          <table:table-cell table:formula="of:=INDEX([Population.$B$2:.$B$264];MATCH([.L42];[Population.$C$2:.$C$264];0))" office:value-type="float" office:value="4814272" calcext:value-type="float">
            <text:p>4814272</text:p>
          </table:table-cell>
          <table:table-cell table:formula="of:=[.M42]/[.K42]" office:value-type="float" office:value="0.859328091493924" calcext:value-type="float">
            <text:p>0.8593280915</text:p>
          </table:table-cell>
          <table:table-cell table:formula="of:=[.N42]/[.I42]" office:value-type="float" office:value="1.17129473063933" calcext:value-type="float">
            <text:p>1.1712947306</text:p>
          </table:table-cell>
          <table:table-cell table:formula="of:=[.I42]/[.K42]" office:value-type="float" office:value="73.4491422444603" calcext:value-type="float">
            <text:p>73.4491422445</text:p>
          </table:table-cell>
          <table:table-cell office:value-type="float" office:value="113" calcext:value-type="float">
            <text:p>113</text:p>
          </table:table-cell>
          <table:table-cell table:formula="of:=[.N42]/[.K42]" office:value-type="float" office:value="86.0305932809149" calcext:value-type="float">
            <text:p>86.0305932809</text:p>
          </table:table-cell>
          <table:table-cell table:formula="of:=[.I42]/[.M42]" office:value-type="float" office:value="85.4727582764931" calcext:value-type="float">
            <text:p>85.4727582765</text:p>
          </table:table-cell>
          <table:table-cell table:formula="of:=[.I42]/SUM([.$I$2:.$I$198])" office:value-type="float" office:value="0.000529521196207801" calcext:value-type="float">
            <text:p>0.0005295212</text:p>
          </table:table-cell>
          <table:table-cell table:formula="of:=[.K42]/SUM([.$K$2:.$K$198])" office:value-type="float" office:value="0.000432828810707372" calcext:value-type="float">
            <text:p>0.0004328288</text:p>
          </table:table-cell>
          <table:table-cell table:formula="of:=([.U42]-[.V42])" office:value-type="float" office:value="0.0000966923855004294" calcext:value-type="float">
            <text:p>9.66923855004294E-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Havana</text:p>
          </table:table-cell>
          <table:table-cell/>
          <table:table-cell table:formula="of:=INDEX([Population.$B$2:.$B$264];MATCH([.A43];[Population.$A$2:.$A$264];0))" office:value-type="float" office:value="11327988" calcext:value-type="float">
            <text:p>11327988</text:p>
          </table:table-cell>
          <table:table-cell table:formula="of:=INDEX([Population.$C$2:.$C$264];MATCH([.A43];[Population.$A$2:.$A$264];0))" office:value-type="float" office:value="83" calcext:value-type="float">
            <text:p>83</text:p>
          </table:table-cell>
          <table:table-cell table:formula="of:=INDEX([Population.$G$2:.$G$264];MATCH([.A43];[Population.$A$2:.$A$264];0))" office:value-type="float" office:value="106440" calcext:value-type="float">
            <text:p>106440</text:p>
          </table:table-cell>
          <table:table-cell table:formula="of:=INDEX([Population.$H$2:.$H$264];MATCH([.A43];[Population.$A$2:.$A$264];0))" office:value-type="float" office:value="104" calcext:value-type="float">
            <text:p>104</text:p>
          </table:table-cell>
          <table:table-cell table:formula="of:=INDEX([Population.$G$2:.$G$264];MATCH([.J43];[Population.$H$2:.$H$264];0))" office:value-type="float" office:value="227540" calcext:value-type="float">
            <text:p>227540</text:p>
          </table:table-cell>
          <table:table-cell table:formula="of:=INDEX([Population.$B$2:.$B$264];MATCH([.L43];[Population.$C$2:.$C$264];0))" office:value-type="float" office:value="7253719" calcext:value-type="float">
            <text:p>7253719</text:p>
          </table:table-cell>
          <table:table-cell table:formula="of:=[.M43]/[.K43]" office:value-type="float" office:value="2.13773017662533" calcext:value-type="float">
            <text:p>2.1377301766</text:p>
          </table:table-cell>
          <table:table-cell table:formula="of:=[.N43]/[.I43]" office:value-type="float" office:value="0.640336042022643" calcext:value-type="float">
            <text:p>0.640336042</text:p>
          </table:table-cell>
          <table:table-cell table:formula="of:=[.I43]/[.K43]" office:value-type="float" office:value="106.426042841037" calcext:value-type="float">
            <text:p>106.426042841</text:p>
          </table:table-cell>
          <table:table-cell office:value-type="float" office:value="85" calcext:value-type="float">
            <text:p>85</text:p>
          </table:table-cell>
          <table:table-cell table:formula="of:=[.N43]/[.K43]" office:value-type="float" office:value="68.148431040962" calcext:value-type="float">
            <text:p>68.148431041</text:p>
          </table:table-cell>
          <table:table-cell table:formula="of:=[.I43]/[.M43]" office:value-type="float" office:value="49.7846005098005" calcext:value-type="float">
            <text:p>49.7846005098</text:p>
          </table:table-cell>
          <table:table-cell table:formula="of:=[.I43]/SUM([.$I$2:.$I$198])" office:value-type="float" office:value="0.00145939110625082" calcext:value-type="float">
            <text:p>0.0014593911</text:p>
          </table:table-cell>
          <table:table-cell table:formula="of:=[.K43]/SUM([.$K$2:.$K$198])" office:value-type="float" office:value="0.000823271955176781" calcext:value-type="float">
            <text:p>0.000823272</text:p>
          </table:table-cell>
          <table:table-cell table:formula="of:=([.U43]-[.V43])" office:value-type="float" office:value="0.000636119151074042" calcext:value-type="float">
            <text:p>0.00063611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string" calcext:value-type="string">
            <text:p>Cyprus</text:p>
          </table:table-cell>
          <table:table-cell table:number-columns-repeated="4"/>
          <table:table-cell office:value-type="string" calcext:value-type="string">
            <text:p>Nicosia</text:p>
          </table:table-cell>
          <table:table-cell/>
          <table:table-cell table:formula="of:=INDEX([Population.$B$2:.$B$264];MATCH([.A44];[Population.$A$2:.$A$264];0))" office:value-type="float" office:value="1205577" calcext:value-type="float">
            <text:p>1205577</text:p>
          </table:table-cell>
          <table:table-cell table:formula="of:=INDEX([Population.$C$2:.$C$264];MATCH([.A44];[Population.$A$2:.$A$264];0))" office:value-type="float" office:value="160" calcext:value-type="float">
            <text:p>160</text:p>
          </table:table-cell>
          <table:table-cell table:formula="of:=INDEX([Population.$G$2:.$G$264];MATCH([.A44];[Population.$A$2:.$A$264];0))" office:value-type="float" office:value="9240" calcext:value-type="float">
            <text:p>9240</text:p>
          </table:table-cell>
          <table:table-cell table:formula="of:=INDEX([Population.$H$2:.$H$264];MATCH([.A44];[Population.$A$2:.$A$264];0))" office:value-type="float" office:value="169" calcext:value-type="float">
            <text:p>169</text:p>
          </table:table-cell>
          <table:table-cell table:formula="of:=INDEX([Population.$G$2:.$G$264];MATCH([.J44];[Population.$H$2:.$H$264];0))" office:value-type="float" office:value="13450" calcext:value-type="float">
            <text:p>13450</text:p>
          </table:table-cell>
          <table:table-cell table:formula="of:=INDEX([Population.$B$2:.$B$264];MATCH([.L44];[Population.$C$2:.$C$264];0))" office:value-type="float" office:value="647508" calcext:value-type="float">
            <text:p>647508</text:p>
          </table:table-cell>
          <table:table-cell table:formula="of:=[.M44]/[.K44]" office:value-type="float" office:value="1.45562770562771" calcext:value-type="float">
            <text:p>1.4556277056</text:p>
          </table:table-cell>
          <table:table-cell table:formula="of:=[.N44]/[.I44]" office:value-type="float" office:value="0.537093856302833" calcext:value-type="float">
            <text:p>0.5370938563</text:p>
          </table:table-cell>
          <table:table-cell table:formula="of:=[.I44]/[.K44]" office:value-type="float" office:value="130.473701298701" calcext:value-type="float">
            <text:p>130.4737012987</text:p>
          </table:table-cell>
          <table:table-cell office:value-type="float" office:value="70" calcext:value-type="float">
            <text:p>70</text:p>
          </table:table-cell>
          <table:table-cell table:formula="of:=[.N44]/[.K44]" office:value-type="float" office:value="70.0766233766234" calcext:value-type="float">
            <text:p>70.0766233766</text:p>
          </table:table-cell>
          <table:table-cell table:formula="of:=[.I44]/[.M44]" office:value-type="float" office:value="89.6339776951673" calcext:value-type="float">
            <text:p>89.6339776952</text:p>
          </table:table-cell>
          <table:table-cell table:formula="of:=[.I44]/SUM([.$I$2:.$I$198])" office:value-type="float" office:value="0.000155315167327203" calcext:value-type="float">
            <text:p>0.0001553152</text:p>
          </table:table-cell>
          <table:table-cell table:formula="of:=[.K44]/SUM([.$K$2:.$K$198])" office:value-type="float" office:value="0.000071467802196857" calcext:value-type="float">
            <text:p>7.1467802196857E-05</text:p>
          </table:table-cell>
          <table:table-cell table:formula="of:=([.U44]-[.V44])" office:value-type="float" office:value="0.0000838473651303461" calcext:value-type="float">
            <text:p>8.38473651303461E-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Czechia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Prague</text:p>
          </table:table-cell>
          <table:table-cell/>
          <table:table-cell table:formula="of:=INDEX([Population.$B$2:.$B$264];MATCH([.A45];[Population.$A$2:.$A$264];0))" office:value-type="float" office:value="10705012" calcext:value-type="float">
            <text:p>10705012</text:p>
          </table:table-cell>
          <table:table-cell table:formula="of:=INDEX([Population.$C$2:.$C$264];MATCH([.A45];[Population.$A$2:.$A$264];0))" office:value-type="float" office:value="86" calcext:value-type="float">
            <text:p>86</text:p>
          </table:table-cell>
          <table:table-cell table:formula="of:=INDEX([Population.$G$2:.$G$264];MATCH([.A45];[Population.$A$2:.$A$264];0))" office:value-type="float" office:value="77240" calcext:value-type="float">
            <text:p>77240</text:p>
          </table:table-cell>
          <table:table-cell table:formula="of:=INDEX([Population.$H$2:.$H$264];MATCH([.A45];[Population.$A$2:.$A$264];0))" office:value-type="float" office:value="118" calcext:value-type="float">
            <text:p>118</text:p>
          </table:table-cell>
          <table:table-cell table:formula="of:=INDEX([Population.$G$2:.$G$264];MATCH([.J45];[Population.$H$2:.$H$264];0))" office:value-type="float" office:value="196850" calcext:value-type="float">
            <text:p>196850</text:p>
          </table:table-cell>
          <table:table-cell table:formula="of:=INDEX([Population.$B$2:.$B$264];MATCH([.L45];[Population.$C$2:.$C$264];0))" office:value-type="float" office:value="5459116" calcext:value-type="float">
            <text:p>5459116</text:p>
          </table:table-cell>
          <table:table-cell table:formula="of:=[.M45]/[.K45]" office:value-type="float" office:value="2.54854997410668" calcext:value-type="float">
            <text:p>2.5485499741</text:p>
          </table:table-cell>
          <table:table-cell table:formula="of:=[.N45]/[.I45]" office:value-type="float" office:value="0.509958886547722" calcext:value-type="float">
            <text:p>0.5099588865</text:p>
          </table:table-cell>
          <table:table-cell table:formula="of:=[.I45]/[.K45]" office:value-type="float" office:value="138.594148109788" calcext:value-type="float">
            <text:p>138.5941481098</text:p>
          </table:table-cell>
          <table:table-cell office:value-type="float" office:value="65" calcext:value-type="float">
            <text:p>65</text:p>
          </table:table-cell>
          <table:table-cell table:formula="of:=[.N45]/[.K45]" office:value-type="float" office:value="70.6773174520974" calcext:value-type="float">
            <text:p>70.6773174521</text:p>
          </table:table-cell>
          <table:table-cell table:formula="of:=[.I45]/[.M45]" office:value-type="float" office:value="54.3815697231395" calcext:value-type="float">
            <text:p>54.3815697231</text:p>
          </table:table-cell>
          <table:table-cell table:formula="of:=[.I45]/SUM([.$I$2:.$I$198])" office:value-type="float" office:value="0.00137913275553508" calcext:value-type="float">
            <text:p>0.0013791328</text:p>
          </table:table-cell>
          <table:table-cell table:formula="of:=[.K45]/SUM([.$K$2:.$K$198])" office:value-type="float" office:value="0.000597421324857709" calcext:value-type="float">
            <text:p>0.0005974213</text:p>
          </table:table-cell>
          <table:table-cell table:formula="of:=([.U45]-[.V45])" office:value-type="float" office:value="0.000781711430677372" calcext:value-type="float">
            <text:p>0.00078171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Dem. Rep. Congo</text:p>
          </table:table-cell>
          <table:table-cell table:number-columns-repeated="4"/>
          <table:table-cell office:value-type="string" calcext:value-type="string">
            <text:p>Kinshasa</text:p>
          </table:table-cell>
          <table:table-cell/>
          <table:table-cell table:formula="of:=INDEX([Population.$B$2:.$B$264];MATCH([.A46];[Population.$A$2:.$A$264];0))" office:value-type="float" office:value="88972681" calcext:value-type="float">
            <text:p>88972681</text:p>
          </table:table-cell>
          <table:table-cell table:formula="of:=INDEX([Population.$C$2:.$C$264];MATCH([.A46];[Population.$A$2:.$A$264];0))" office:value-type="float" office:value="16" calcext:value-type="float">
            <text:p>16</text:p>
          </table:table-cell>
          <table:table-cell table:formula="of:=INDEX([Population.$G$2:.$G$264];MATCH([.A46];[Population.$A$2:.$A$264];0))" office:value-type="float" office:value="2267050" calcext:value-type="float">
            <text:p>2267050</text:p>
          </table:table-cell>
          <table:table-cell table:formula="of:=INDEX([Population.$H$2:.$H$264];MATCH([.A46];[Population.$A$2:.$A$264];0))" office:value-type="float" office:value="11" calcext:value-type="float">
            <text:p>11</text:p>
          </table:table-cell>
          <table:table-cell table:formula="of:=INDEX([Population.$G$2:.$G$264];MATCH([.J46];[Population.$H$2:.$H$264];0))" office:value-type="float" office:value="1759540" calcext:value-type="float">
            <text:p>1759540</text:p>
          </table:table-cell>
          <table:table-cell table:formula="of:=INDEX([Population.$B$2:.$B$264];MATCH([.L46];[Population.$C$2:.$C$264];0))" office:value-type="float" office:value="126552765" calcext:value-type="float">
            <text:p>126552765</text:p>
          </table:table-cell>
          <table:table-cell table:formula="of:=[.M46]/[.K46]" office:value-type="float" office:value="0.77613638869897" calcext:value-type="float">
            <text:p>0.7761363887</text:p>
          </table:table-cell>
          <table:table-cell table:formula="of:=[.N46]/[.I46]" office:value-type="float" office:value="1.42237778582844" calcext:value-type="float">
            <text:p>1.4223777858</text:p>
          </table:table-cell>
          <table:table-cell table:formula="of:=[.I46]/[.K46]" office:value-type="float" office:value="39.2460161884387" calcext:value-type="float">
            <text:p>39.2460161884</text:p>
          </table:table-cell>
          <table:table-cell office:value-type="float" office:value="145" calcext:value-type="float">
            <text:p>145</text:p>
          </table:table-cell>
          <table:table-cell table:formula="of:=[.N46]/[.K46]" office:value-type="float" office:value="55.8226616086985" calcext:value-type="float">
            <text:p>55.8226616087</text:p>
          </table:table-cell>
          <table:table-cell table:formula="of:=[.I46]/[.M46]" office:value-type="float" office:value="50.5658757402503" calcext:value-type="float">
            <text:p>50.5658757403</text:p>
          </table:table-cell>
          <table:table-cell table:formula="of:=[.I46]/SUM([.$I$2:.$I$198])" office:value-type="float" office:value="0.0114624008562413" calcext:value-type="float">
            <text:p>0.0114624009</text:p>
          </table:table-cell>
          <table:table-cell table:formula="of:=[.K46]/SUM([.$K$2:.$K$198])" office:value-type="float" office:value="0.0175347490227689" calcext:value-type="float">
            <text:p>0.017534749</text:p>
          </table:table-cell>
          <table:table-cell table:formula="of:=([.U46]-[.V46])" office:value-type="float" office:value="-0.00607234816652757" calcext:value-type="float">
            <text:p>-0.006072348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Copenhagen</text:p>
          </table:table-cell>
          <table:table-cell/>
          <table:table-cell table:formula="of:=INDEX([Population.$B$2:.$B$264];MATCH([.A47];[Population.$A$2:.$A$264];0))" office:value-type="float" office:value="5788108" calcext:value-type="float">
            <text:p>5788108</text:p>
          </table:table-cell>
          <table:table-cell table:formula="of:=INDEX([Population.$C$2:.$C$264];MATCH([.A47];[Population.$A$2:.$A$264];0))" office:value-type="float" office:value="115" calcext:value-type="float">
            <text:p>115</text:p>
          </table:table-cell>
          <table:table-cell table:formula="of:=INDEX([Population.$G$2:.$G$264];MATCH([.A47];[Population.$A$2:.$A$264];0))" office:value-type="float" office:value="42430" calcext:value-type="float">
            <text:p>42430</text:p>
          </table:table-cell>
          <table:table-cell table:formula="of:=INDEX([Population.$H$2:.$H$264];MATCH([.A47];[Population.$A$2:.$A$264];0))" office:value-type="float" office:value="132" calcext:value-type="float">
            <text:p>132</text:p>
          </table:table-cell>
          <table:table-cell table:formula="of:=INDEX([Population.$G$2:.$G$264];MATCH([.J47];[Population.$H$2:.$H$264];0))" office:value-type="float" office:value="82658" calcext:value-type="float">
            <text:p>82658</text:p>
          </table:table-cell>
          <table:table-cell table:formula="of:=INDEX([Population.$B$2:.$B$264];MATCH([.L47];[Population.$C$2:.$C$264];0))" office:value-type="float" office:value="4035814" calcext:value-type="float">
            <text:p>4035814</text:p>
          </table:table-cell>
          <table:table-cell table:formula="of:=[.M47]/[.K47]" office:value-type="float" office:value="1.94810275748291" calcext:value-type="float">
            <text:p>1.9481027575</text:p>
          </table:table-cell>
          <table:table-cell table:formula="of:=[.N47]/[.I47]" office:value-type="float" office:value="0.697259622660807" calcext:value-type="float">
            <text:p>0.6972596227</text:p>
          </table:table-cell>
          <table:table-cell table:formula="of:=[.I47]/[.K47]" office:value-type="float" office:value="136.415460758897" calcext:value-type="float">
            <text:p>136.4154607589</text:p>
          </table:table-cell>
          <table:table-cell office:value-type="float" office:value="68" calcext:value-type="float">
            <text:p>68</text:p>
          </table:table-cell>
          <table:table-cell table:formula="of:=[.N47]/[.K47]" office:value-type="float" office:value="95.1169926938487" calcext:value-type="float">
            <text:p>95.1169926938</text:p>
          </table:table-cell>
          <table:table-cell table:formula="of:=[.I47]/[.M47]" office:value-type="float" office:value="70.0247767911152" calcext:value-type="float">
            <text:p>70.0247767911</text:p>
          </table:table-cell>
          <table:table-cell table:formula="of:=[.I47]/SUM([.$I$2:.$I$198])" office:value-type="float" office:value="0.000745685230000176" calcext:value-type="float">
            <text:p>0.0007456852</text:p>
          </table:table-cell>
          <table:table-cell table:formula="of:=[.K47]/SUM([.$K$2:.$K$198])" office:value-type="float" office:value="0.000328179528919117" calcext:value-type="float">
            <text:p>0.0003281795</text:p>
          </table:table-cell>
          <table:table-cell table:formula="of:=([.U47]-[.V47])" office:value-type="float" office:value="0.000417505701081059" calcext:value-type="float">
            <text:p>0.00041750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number-columns-repeated="4"/>
          <table:table-cell office:value-type="string" calcext:value-type="string">
            <text:p>Djibouti</text:p>
          </table:table-cell>
          <table:table-cell/>
          <table:table-cell table:formula="of:=INDEX([Population.$B$2:.$B$264];MATCH([.A48];[Population.$A$2:.$A$264];0))" office:value-type="float" office:value="985027" calcext:value-type="float">
            <text:p>985027</text:p>
          </table:table-cell>
          <table:table-cell table:formula="of:=INDEX([Population.$C$2:.$C$264];MATCH([.A48];[Population.$A$2:.$A$264];0))" office:value-type="float" office:value="162" calcext:value-type="float">
            <text:p>162</text:p>
          </table:table-cell>
          <table:table-cell table:formula="of:=INDEX([Population.$G$2:.$G$264];MATCH([.A48];[Population.$A$2:.$A$264];0))" office:value-type="float" office:value="23180" calcext:value-type="float">
            <text:p>23180</text:p>
          </table:table-cell>
          <table:table-cell table:formula="of:=INDEX([Population.$H$2:.$H$264];MATCH([.A48];[Population.$A$2:.$A$264];0))" office:value-type="float" office:value="150" calcext:value-type="float">
            <text:p>150</text:p>
          </table:table-cell>
          <table:table-cell table:formula="of:=INDEX([Population.$G$2:.$G$264];MATCH([.J48];[Population.$H$2:.$H$264];0))" office:value-type="float" office:value="12170" calcext:value-type="float">
            <text:p>12170</text:p>
          </table:table-cell>
          <table:table-cell table:formula="of:=INDEX([Population.$B$2:.$B$264];MATCH([.L48];[Population.$C$2:.$C$264];0))" office:value-type="float" office:value="2078881" calcext:value-type="float">
            <text:p>2078881</text:p>
          </table:table-cell>
          <table:table-cell table:formula="of:=[.M48]/[.K48]" office:value-type="float" office:value="0.525021570319241" calcext:value-type="float">
            <text:p>0.5250215703</text:p>
          </table:table-cell>
          <table:table-cell table:formula="of:=[.N48]/[.I48]" office:value-type="float" office:value="2.11048123553974" calcext:value-type="float">
            <text:p>2.1104812355</text:p>
          </table:table-cell>
          <table:table-cell table:formula="of:=[.I48]/[.K48]" office:value-type="float" office:value="42.4946937014668" calcext:value-type="float">
            <text:p>42.4946937015</text:p>
          </table:table-cell>
          <table:table-cell office:value-type="float" office:value="142" calcext:value-type="float">
            <text:p>142</text:p>
          </table:table-cell>
          <table:table-cell table:formula="of:=[.N48]/[.K48]" office:value-type="float" office:value="89.6842536669543" calcext:value-type="float">
            <text:p>89.684253667</text:p>
          </table:table-cell>
          <table:table-cell table:formula="of:=[.I48]/[.M48]" office:value-type="float" office:value="80.9389482333607" calcext:value-type="float">
            <text:p>80.9389482334</text:p>
          </table:table-cell>
          <table:table-cell table:formula="of:=[.I48]/SUM([.$I$2:.$I$198])" office:value-type="float" office:value="0.000126901585984813" calcext:value-type="float">
            <text:p>0.0001269016</text:p>
          </table:table-cell>
          <table:table-cell table:formula="of:=[.K48]/SUM([.$K$2:.$K$198])" office:value-type="float" office:value="0.000179288274342332" calcext:value-type="float">
            <text:p>0.0001792883</text:p>
          </table:table-cell>
          <table:table-cell table:formula="of:=([.U48]-[.V48])" office:value-type="float" office:value="-0.0000523866883575187" calcext:value-type="float">
            <text:p>-5.23866883575187E-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Roseau</text:p>
          </table:table-cell>
          <table:table-cell/>
          <table:table-cell table:formula="of:=INDEX([Population.$B$2:.$B$264];MATCH([.A49];[Population.$A$2:.$A$264];0))" office:value-type="float" office:value="71950" calcext:value-type="float">
            <text:p>71950</text:p>
          </table:table-cell>
          <table:table-cell table:formula="of:=INDEX([Population.$C$2:.$C$264];MATCH([.A49];[Population.$A$2:.$A$264];0))" office:value-type="float" office:value="206" calcext:value-type="float">
            <text:p>206</text:p>
          </table:table-cell>
          <table:table-cell table:formula="of:=INDEX([Population.$G$2:.$G$264];MATCH([.A49];[Population.$A$2:.$A$264];0))" office:value-type="float" office:value="750" calcext:value-type="float">
            <text:p>750</text:p>
          </table:table-cell>
          <table:table-cell table:formula="of:=INDEX([Population.$H$2:.$H$264];MATCH([.A49];[Population.$A$2:.$A$264];0))" office:value-type="float" office:value="190" calcext:value-type="float">
            <text:p>190</text:p>
          </table:table-cell>
          <table:table-cell table:formula="of:=INDEX([Population.$G$2:.$G$264];MATCH([.J49];[Population.$H$2:.$H$264];0))" office:value-type="float" office:value="375" calcext:value-type="float">
            <text:p>375</text:p>
          </table:table-cell>
          <table:table-cell table:formula="of:=INDEX([Population.$B$2:.$B$264];MATCH([.L49];[Population.$C$2:.$C$264];0))" office:value-type="float" office:value="198147" calcext:value-type="float">
            <text:p>198147</text:p>
          </table:table-cell>
          <table:table-cell table:formula="of:=[.M49]/[.K49]" office:value-type="float" office:value="0.5" calcext:value-type="float">
            <text:p>0.5</text:p>
          </table:table-cell>
          <table:table-cell table:formula="of:=[.N49]/[.I49]" office:value-type="float" office:value="2.75395413481584" calcext:value-type="float">
            <text:p>2.7539541348</text:p>
          </table:table-cell>
          <table:table-cell table:formula="of:=[.I49]/[.K49]" office:value-type="float" office:value="95.9333333333333" calcext:value-type="float">
            <text:p>95.9333333333</text:p>
          </table:table-cell>
          <table:table-cell office:value-type="float" office:value="92" calcext:value-type="float">
            <text:p>92</text:p>
          </table:table-cell>
          <table:table-cell table:formula="of:=[.N49]/[.K49]" office:value-type="float" office:value="264.196" calcext:value-type="float">
            <text:p>264.196</text:p>
          </table:table-cell>
          <table:table-cell table:formula="of:=[.I49]/[.M49]" office:value-type="float" office:value="191.866666666667" calcext:value-type="float">
            <text:p>191.8666666667</text:p>
          </table:table-cell>
          <table:table-cell table:formula="of:=[.I49]/SUM([.$I$2:.$I$198])" office:value-type="float" office:value="0.00000926935922731792" calcext:value-type="float">
            <text:p>9.26935922731792E-06</text:p>
          </table:table-cell>
          <table:table-cell table:formula="of:=[.K49]/SUM([.$K$2:.$K$198])" office:value-type="float" office:value="0.00000580095797052411" calcext:value-type="float">
            <text:p>0.000005801</text:p>
          </table:table-cell>
          <table:table-cell table:formula="of:=([.U49]-[.V49])" office:value-type="float" office:value="0.00000346840125679382" calcext:value-type="float">
            <text:p>3.46840125679382E-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inican Rep.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to Domingo</text:p>
          </table:table-cell>
          <table:table-cell/>
          <table:table-cell table:formula="of:=INDEX([Population.$B$2:.$B$264];MATCH([.A50];[Population.$A$2:.$A$264];0))" office:value-type="float" office:value="10825682" calcext:value-type="float">
            <text:p>10825682</text:p>
          </table:table-cell>
          <table:table-cell table:formula="of:=INDEX([Population.$C$2:.$C$264];MATCH([.A50];[Population.$A$2:.$A$264];0))" office:value-type="float" office:value="85" calcext:value-type="float">
            <text:p>85</text:p>
          </table:table-cell>
          <table:table-cell table:formula="of:=INDEX([Population.$G$2:.$G$264];MATCH([.A50];[Population.$A$2:.$A$264];0))" office:value-type="float" office:value="48320" calcext:value-type="float">
            <text:p>48320</text:p>
          </table:table-cell>
          <table:table-cell table:formula="of:=INDEX([Population.$H$2:.$H$264];MATCH([.A50];[Population.$A$2:.$A$264];0))" office:value-type="float" office:value="130" calcext:value-type="float">
            <text:p>130</text:p>
          </table:table-cell>
          <table:table-cell table:formula="of:=INDEX([Population.$G$2:.$G$264];MATCH([.J50];[Population.$H$2:.$H$264];0))" office:value-type="float" office:value="199810" calcext:value-type="float">
            <text:p>199810</text:p>
          </table:table-cell>
          <table:table-cell table:formula="of:=INDEX([Population.$B$2:.$B$264];MATCH([.L50];[Population.$C$2:.$C$264];0))" office:value-type="float" office:value="4257495" calcext:value-type="float">
            <text:p>4257495</text:p>
          </table:table-cell>
          <table:table-cell table:formula="of:=[.M50]/[.K50]" office:value-type="float" office:value="4.13514072847682" calcext:value-type="float">
            <text:p>4.1351407285</text:p>
          </table:table-cell>
          <table:table-cell table:formula="of:=[.N50]/[.I50]" office:value-type="float" office:value="0.393277301143706" calcext:value-type="float">
            <text:p>0.3932773011</text:p>
          </table:table-cell>
          <table:table-cell table:formula="of:=[.I50]/[.K50]" office:value-type="float" office:value="224.041432119205" calcext:value-type="float">
            <text:p>224.0414321192</text:p>
          </table:table-cell>
          <table:table-cell office:value-type="float" office:value="47" calcext:value-type="float">
            <text:p>47</text:p>
          </table:table-cell>
          <table:table-cell table:formula="of:=[.N50]/[.K50]" office:value-type="float" office:value="88.1104097682119" calcext:value-type="float">
            <text:p>88.1104097682</text:p>
          </table:table-cell>
          <table:table-cell table:formula="of:=[.I50]/[.M50]" office:value-type="float" office:value="54.1798808868425" calcext:value-type="float">
            <text:p>54.1798808868</text:p>
          </table:table-cell>
          <table:table-cell table:formula="of:=[.I50]/SUM([.$I$2:.$I$198])" office:value-type="float" office:value="0.00139467873994037" calcext:value-type="float">
            <text:p>0.0013946787</text:p>
          </table:table-cell>
          <table:table-cell table:formula="of:=[.K50]/SUM([.$K$2:.$K$198])" office:value-type="float" office:value="0.0003737363855143" calcext:value-type="float">
            <text:p>0.0003737364</text:p>
          </table:table-cell>
          <table:table-cell table:formula="of:=([.U50]-[.V50])" office:value-type="float" office:value="0.00102094235442607" calcext:value-type="float">
            <text:p>0.00102094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Quito</text:p>
          </table:table-cell>
          <table:table-cell/>
          <table:table-cell table:formula="of:=INDEX([Population.$B$2:.$B$264];MATCH([.A51];[Population.$A$2:.$A$264];0))" office:value-type="float" office:value="17587526" calcext:value-type="float">
            <text:p>17587526</text:p>
          </table:table-cell>
          <table:table-cell table:formula="of:=INDEX([Population.$C$2:.$C$264];MATCH([.A51];[Population.$A$2:.$A$264];0))" office:value-type="float" office:value="67" calcext:value-type="float">
            <text:p>67</text:p>
          </table:table-cell>
          <table:table-cell table:formula="of:=INDEX([Population.$G$2:.$G$264];MATCH([.A51];[Population.$A$2:.$A$264];0))" office:value-type="float" office:value="248360" calcext:value-type="float">
            <text:p>248360</text:p>
          </table:table-cell>
          <table:table-cell table:formula="of:=INDEX([Population.$H$2:.$H$264];MATCH([.A51];[Population.$A$2:.$A$264];0))" office:value-type="float" office:value="78" calcext:value-type="float">
            <text:p>78</text:p>
          </table:table-cell>
          <table:table-cell table:formula="of:=INDEX([Population.$G$2:.$G$264];MATCH([.J51];[Population.$H$2:.$H$264];0))" office:value-type="float" office:value="318000" calcext:value-type="float">
            <text:p>318000</text:p>
          </table:table-cell>
          <table:table-cell table:formula="of:=INDEX([Population.$B$2:.$B$264];MATCH([.L51];[Population.$C$2:.$C$264];0))" office:value-type="float" office:value="11814346" calcext:value-type="float">
            <text:p>11814346</text:p>
          </table:table-cell>
          <table:table-cell table:formula="of:=[.M51]/[.K51]" office:value-type="float" office:value="1.28039942019649" calcext:value-type="float">
            <text:p>1.2803994202</text:p>
          </table:table-cell>
          <table:table-cell table:formula="of:=[.N51]/[.I51]" office:value-type="float" office:value="0.671745758897528" calcext:value-type="float">
            <text:p>0.6717457589</text:p>
          </table:table-cell>
          <table:table-cell table:formula="of:=[.I51]/[.K51]" office:value-type="float" office:value="70.8146480914801" calcext:value-type="float">
            <text:p>70.8146480915</text:p>
          </table:table-cell>
          <table:table-cell office:value-type="float" office:value="115" calcext:value-type="float">
            <text:p>115</text:p>
          </table:table-cell>
          <table:table-cell table:formula="of:=[.N51]/[.K51]" office:value-type="float" office:value="47.5694395232727" calcext:value-type="float">
            <text:p>47.5694395233</text:p>
          </table:table-cell>
          <table:table-cell table:formula="of:=[.I51]/[.M51]" office:value-type="float" office:value="55.3066855345912" calcext:value-type="float">
            <text:p>55.3066855346</text:p>
          </table:table-cell>
          <table:table-cell table:formula="of:=[.I51]/SUM([.$I$2:.$I$198])" office:value-type="float" office:value="0.00226581093000408" calcext:value-type="float">
            <text:p>0.0022658109</text:p>
          </table:table-cell>
          <table:table-cell table:formula="of:=[.K51]/SUM([.$K$2:.$K$198])" office:value-type="float" office:value="0.00192096789541249" calcext:value-type="float">
            <text:p>0.0019209679</text:p>
          </table:table-cell>
          <table:table-cell table:formula="of:=([.U51]-[.V51])" office:value-type="float" office:value="0.000344843034591595" calcext:value-type="float">
            <text:p>0.0003448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Cairo</text:p>
          </table:table-cell>
          <table:table-cell/>
          <table:table-cell table:formula="of:=INDEX([Population.$B$2:.$B$264];MATCH([.A52];[Population.$A$2:.$A$264];0))" office:value-type="float" office:value="101930276" calcext:value-type="float">
            <text:p>101930276</text:p>
          </table:table-cell>
          <table:table-cell table:formula="of:=INDEX([Population.$C$2:.$C$264];MATCH([.A52];[Population.$A$2:.$A$264];0))" office:value-type="float" office:value="14" calcext:value-type="float">
            <text:p>14</text:p>
          </table:table-cell>
          <table:table-cell table:formula="of:=INDEX([Population.$G$2:.$G$264];MATCH([.A52];[Population.$A$2:.$A$264];0))" office:value-type="float" office:value="995450" calcext:value-type="float">
            <text:p>995450</text:p>
          </table:table-cell>
          <table:table-cell table:formula="of:=INDEX([Population.$H$2:.$H$264];MATCH([.A52];[Population.$A$2:.$A$264];0))" office:value-type="float" office:value="29" calcext:value-type="float">
            <text:p>29</text:p>
          </table:table-cell>
          <table:table-cell table:formula="of:=INDEX([Population.$G$2:.$G$264];MATCH([.J52];[Population.$H$2:.$H$264];0))" office:value-type="float" office:value="1811570" calcext:value-type="float">
            <text:p>1811570</text:p>
          </table:table-cell>
          <table:table-cell table:formula="of:=INDEX([Population.$B$2:.$B$264];MATCH([.L52];[Population.$C$2:.$C$264];0))" office:value-type="float" office:value="50771878" calcext:value-type="float">
            <text:p>50771878</text:p>
          </table:table-cell>
          <table:table-cell table:formula="of:=[.M52]/[.K52]" office:value-type="float" office:value="1.81985031895123" calcext:value-type="float">
            <text:p>1.819850319</text:p>
          </table:table-cell>
          <table:table-cell table:formula="of:=[.N52]/[.I52]" office:value-type="float" office:value="0.49810399807021" calcext:value-type="float">
            <text:p>0.4981039981</text:p>
          </table:table-cell>
          <table:table-cell table:formula="of:=[.I52]/[.K52]" office:value-type="float" office:value="102.396178612688" calcext:value-type="float">
            <text:p>102.3961786127</text:p>
          </table:table-cell>
          <table:table-cell office:value-type="float" office:value="89" calcext:value-type="float">
            <text:p>89</text:p>
          </table:table-cell>
          <table:table-cell table:formula="of:=[.N52]/[.K52]" office:value-type="float" office:value="51.0039459540911" calcext:value-type="float">
            <text:p>51.0039459541</text:p>
          </table:table-cell>
          <table:table-cell table:formula="of:=[.I52]/[.M52]" office:value-type="float" office:value="56.266264069288" calcext:value-type="float">
            <text:p>56.2662640693</text:p>
          </table:table-cell>
          <table:table-cell table:formula="of:=[.I52]/SUM([.$I$2:.$I$198])" office:value-type="float" office:value="0.0131317351547417" calcext:value-type="float">
            <text:p>0.0131317352</text:p>
          </table:table-cell>
          <table:table-cell table:formula="of:=[.K52]/SUM([.$K$2:.$K$198])" office:value-type="float" office:value="0.00769941814901096" calcext:value-type="float">
            <text:p>0.0076994181</text:p>
          </table:table-cell>
          <table:table-cell table:formula="of:=([.U52]-[.V52])" office:value-type="float" office:value="0.0054323170057307" calcext:value-type="float">
            <text:p>0.0054323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 Salvador</text:p>
          </table:table-cell>
          <table:table-cell/>
          <table:table-cell table:formula="of:=INDEX([Population.$B$2:.$B$264];MATCH([.A53];[Population.$A$2:.$A$264];0))" office:value-type="float" office:value="6479609" calcext:value-type="float">
            <text:p>6479609</text:p>
          </table:table-cell>
          <table:table-cell table:formula="of:=INDEX([Population.$C$2:.$C$264];MATCH([.A53];[Population.$A$2:.$A$264];0))" office:value-type="float" office:value="112" calcext:value-type="float">
            <text:p>112</text:p>
          </table:table-cell>
          <table:table-cell table:formula="of:=INDEX([Population.$G$2:.$G$264];MATCH([.A53];[Population.$A$2:.$A$264];0))" office:value-type="float" office:value="20720" calcext:value-type="float">
            <text:p>20720</text:p>
          </table:table-cell>
          <table:table-cell table:formula="of:=INDEX([Population.$H$2:.$H$264];MATCH([.A53];[Population.$A$2:.$A$264];0))" office:value-type="float" office:value="153" calcext:value-type="float">
            <text:p>153</text:p>
          </table:table-cell>
          <table:table-cell table:formula="of:=INDEX([Population.$G$2:.$G$264];MATCH([.J53];[Population.$H$2:.$H$264];0))" office:value-type="float" office:value="88780" calcext:value-type="float">
            <text:p>88780</text:p>
          </table:table-cell>
          <table:table-cell table:formula="of:=INDEX([Population.$B$2:.$B$264];MATCH([.L53];[Population.$C$2:.$C$264];0))" office:value-type="float" office:value="1810463" calcext:value-type="float">
            <text:p>1810463</text:p>
          </table:table-cell>
          <table:table-cell table:formula="of:=[.M53]/[.K53]" office:value-type="float" office:value="4.28474903474903" calcext:value-type="float">
            <text:p>4.2847490347</text:p>
          </table:table-cell>
          <table:table-cell table:formula="of:=[.N53]/[.I53]" office:value-type="float" office:value="0.279409297690648" calcext:value-type="float">
            <text:p>0.2794092977</text:p>
          </table:table-cell>
          <table:table-cell table:formula="of:=[.I53]/[.K53]" office:value-type="float" office:value="312.722442084942" calcext:value-type="float">
            <text:p>312.7224420849</text:p>
          </table:table-cell>
          <table:table-cell office:value-type="float" office:value="31" calcext:value-type="float">
            <text:p>31</text:p>
          </table:table-cell>
          <table:table-cell table:formula="of:=[.N53]/[.K53]" office:value-type="float" office:value="87.3775579150579" calcext:value-type="float">
            <text:p>87.3775579151</text:p>
          </table:table-cell>
          <table:table-cell table:formula="of:=[.I53]/[.M53]" office:value-type="float" office:value="72.9850078846587" calcext:value-type="float">
            <text:p>72.9850078847</text:p>
          </table:table-cell>
          <table:table-cell table:formula="of:=[.I53]/SUM([.$I$2:.$I$198])" office:value-type="float" office:value="0.000834771695254514" calcext:value-type="float">
            <text:p>0.0008347717</text:p>
          </table:table-cell>
          <table:table-cell table:formula="of:=[.K53]/SUM([.$K$2:.$K$198])" office:value-type="float" office:value="0.000160261132199013" calcext:value-type="float">
            <text:p>0.0001602611</text:p>
          </table:table-cell>
          <table:table-cell table:formula="of:=([.U53]-[.V53])" office:value-type="float" office:value="0.000674510563055501" calcext:value-type="float">
            <text:p>0.00067451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Eq. Guinea</text:p>
          </table:table-cell>
          <table:table-cell table:number-columns-repeated="4"/>
          <table:table-cell office:value-type="string" calcext:value-type="string">
            <text:p>Malabo</text:p>
          </table:table-cell>
          <table:table-cell/>
          <table:table-cell table:formula="of:=INDEX([Population.$B$2:.$B$264];MATCH([.A54];[Population.$A$2:.$A$264];0))" office:value-type="float" office:value="1392950" calcext:value-type="float">
            <text:p>1392950</text:p>
          </table:table-cell>
          <table:table-cell table:formula="of:=INDEX([Population.$C$2:.$C$264];MATCH([.A54];[Population.$A$2:.$A$264];0))" office:value-type="float" office:value="156" calcext:value-type="float">
            <text:p>156</text:p>
          </table:table-cell>
          <table:table-cell table:formula="of:=INDEX([Population.$G$2:.$G$264];MATCH([.A54];[Population.$A$2:.$A$264];0))" office:value-type="float" office:value="28050" calcext:value-type="float">
            <text:p>28050</text:p>
          </table:table-cell>
          <table:table-cell table:formula="of:=INDEX([Population.$H$2:.$H$264];MATCH([.A54];[Population.$A$2:.$A$264];0))" office:value-type="float" office:value="143" calcext:value-type="float">
            <text:p>143</text:p>
          </table:table-cell>
          <table:table-cell table:formula="of:=INDEX([Population.$G$2:.$G$264];MATCH([.J54];[Population.$H$2:.$H$264];0))" office:value-type="float" office:value="18270" calcext:value-type="float">
            <text:p>18270</text:p>
          </table:table-cell>
          <table:table-cell table:formula="of:=INDEX([Population.$B$2:.$B$264];MATCH([.L54];[Population.$C$2:.$C$264];0))" office:value-type="float" office:value="2729553" calcext:value-type="float">
            <text:p>2729553</text:p>
          </table:table-cell>
          <table:table-cell table:formula="of:=[.M54]/[.K54]" office:value-type="float" office:value="0.651336898395722" calcext:value-type="float">
            <text:p>0.6513368984</text:p>
          </table:table-cell>
          <table:table-cell table:formula="of:=[.N54]/[.I54]" office:value-type="float" office:value="1.95954844036039" calcext:value-type="float">
            <text:p>1.9595484404</text:p>
          </table:table-cell>
          <table:table-cell table:formula="of:=[.I54]/[.K54]" office:value-type="float" office:value="49.6595365418895" calcext:value-type="float">
            <text:p>49.6595365419</text:p>
          </table:table-cell>
          <table:table-cell office:value-type="float" office:value="134" calcext:value-type="float">
            <text:p>134</text:p>
          </table:table-cell>
          <table:table-cell table:formula="of:=[.N54]/[.K54]" office:value-type="float" office:value="97.3102673796791" calcext:value-type="float">
            <text:p>97.3102673797</text:p>
          </table:table-cell>
          <table:table-cell table:formula="of:=[.I54]/[.M54]" office:value-type="float" office:value="76.2424740010947" calcext:value-type="float">
            <text:p>76.2424740011</text:p>
          </table:table-cell>
          <table:table-cell table:formula="of:=[.I54]/SUM([.$I$2:.$I$198])" office:value-type="float" office:value="0.000179454536979743" calcext:value-type="float">
            <text:p>0.0001794545</text:p>
          </table:table-cell>
          <table:table-cell table:formula="of:=[.K54]/SUM([.$K$2:.$K$198])" office:value-type="float" office:value="0.000216955828097602" calcext:value-type="float">
            <text:p>0.0002169558</text:p>
          </table:table-cell>
          <table:table-cell table:formula="of:=([.U54]-[.V54])" office:value-type="float" office:value="-0.0000375012911178587" calcext:value-type="float">
            <text:p>-3.75012911178587E-0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string" calcext:value-type="string">
            <text:p>Eritrea</text:p>
          </table:table-cell>
          <table:table-cell table:number-columns-repeated="4"/>
          <table:table-cell office:value-type="string" calcext:value-type="string">
            <text:p>Asmara</text:p>
          </table:table-cell>
          <table:table-cell/>
          <table:table-cell table:formula="of:=INDEX([Population.$B$2:.$B$264];MATCH([.A55];[Population.$A$2:.$A$264];0))" office:value-type="float" office:value="3536285" calcext:value-type="float">
            <text:p>3536285</text:p>
          </table:table-cell>
          <table:table-cell table:formula="of:=INDEX([Population.$C$2:.$C$264];MATCH([.A55];[Population.$A$2:.$A$264];0))" office:value-type="float" office:value="134" calcext:value-type="float">
            <text:p>134</text:p>
          </table:table-cell>
          <table:table-cell table:formula="of:=INDEX([Population.$G$2:.$G$264];MATCH([.A55];[Population.$A$2:.$A$264];0))" office:value-type="float" office:value="101000" calcext:value-type="float">
            <text:p>101000</text:p>
          </table:table-cell>
          <table:table-cell table:formula="of:=INDEX([Population.$H$2:.$H$264];MATCH([.A55];[Population.$A$2:.$A$264];0))" office:value-type="float" office:value="105" calcext:value-type="float">
            <text:p>105</text:p>
          </table:table-cell>
          <table:table-cell table:formula="of:=INDEX([Population.$G$2:.$G$264];MATCH([.J55];[Population.$H$2:.$H$264];0))" office:value-type="float" office:value="39516" calcext:value-type="float">
            <text:p>39516</text:p>
          </table:table-cell>
          <table:table-cell table:formula="of:=INDEX([Population.$B$2:.$B$264];MATCH([.L55];[Population.$C$2:.$C$264];0))" office:value-type="float" office:value="7114524" calcext:value-type="float">
            <text:p>7114524</text:p>
          </table:table-cell>
          <table:table-cell table:formula="of:=[.M55]/[.K55]" office:value-type="float" office:value="0.391247524752475" calcext:value-type="float">
            <text:p>0.3912475248</text:p>
          </table:table-cell>
          <table:table-cell table:formula="of:=[.N55]/[.I55]" office:value-type="float" office:value="2.01186386278255" calcext:value-type="float">
            <text:p>2.0118638628</text:p>
          </table:table-cell>
          <table:table-cell table:formula="of:=[.I55]/[.K55]" office:value-type="float" office:value="35.0127227722772" calcext:value-type="float">
            <text:p>35.0127227723</text:p>
          </table:table-cell>
          <table:table-cell office:value-type="float" office:value="149" calcext:value-type="float">
            <text:p>149</text:p>
          </table:table-cell>
          <table:table-cell table:formula="of:=[.N55]/[.K55]" office:value-type="float" office:value="70.4408316831683" calcext:value-type="float">
            <text:p>70.4408316832</text:p>
          </table:table-cell>
          <table:table-cell table:formula="of:=[.I55]/[.M55]" office:value-type="float" office:value="89.4899534365826" calcext:value-type="float">
            <text:p>89.4899534366</text:p>
          </table:table-cell>
          <table:table-cell table:formula="of:=[.I55]/SUM([.$I$2:.$I$198])" office:value-type="float" office:value="0.000455581598265128" calcext:value-type="float">
            <text:p>0.0004555816</text:p>
          </table:table-cell>
          <table:table-cell table:formula="of:=[.K55]/SUM([.$K$2:.$K$198])" office:value-type="float" office:value="0.000781195673363913" calcext:value-type="float">
            <text:p>0.0007811957</text:p>
          </table:table-cell>
          <table:table-cell table:formula="of:=([.U55]-[.V55])" office:value-type="float" office:value="-0.000325614075098785" calcext:value-type="float">
            <text:p>-0.000325614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Tallinn</text:p>
          </table:table-cell>
          <table:table-cell/>
          <table:table-cell table:formula="of:=INDEX([Population.$B$2:.$B$264];MATCH([.A56];[Population.$A$2:.$A$264];0))" office:value-type="float" office:value="1326357" calcext:value-type="float">
            <text:p>1326357</text:p>
          </table:table-cell>
          <table:table-cell table:formula="of:=INDEX([Population.$C$2:.$C$264];MATCH([.A56];[Population.$A$2:.$A$264];0))" office:value-type="float" office:value="157" calcext:value-type="float">
            <text:p>157</text:p>
          </table:table-cell>
          <table:table-cell table:formula="of:=INDEX([Population.$G$2:.$G$264];MATCH([.A56];[Population.$A$2:.$A$264];0))" office:value-type="float" office:value="42390" calcext:value-type="float">
            <text:p>42390</text:p>
          </table:table-cell>
          <table:table-cell table:formula="of:=INDEX([Population.$H$2:.$H$264];MATCH([.A56];[Population.$A$2:.$A$264];0))" office:value-type="float" office:value="133" calcext:value-type="float">
            <text:p>133</text:p>
          </table:table-cell>
          <table:table-cell table:formula="of:=INDEX([Population.$G$2:.$G$264];MATCH([.J56];[Population.$H$2:.$H$264];0))" office:value-type="float" office:value="17820" calcext:value-type="float">
            <text:p>17820</text:p>
          </table:table-cell>
          <table:table-cell table:formula="of:=INDEX([Population.$B$2:.$B$264];MATCH([.L56];[Population.$C$2:.$C$264];0))" office:value-type="float" office:value="3990681" calcext:value-type="float">
            <text:p>3990681</text:p>
          </table:table-cell>
          <table:table-cell table:formula="of:=[.M56]/[.K56]" office:value-type="float" office:value="0.420382165605096" calcext:value-type="float">
            <text:p>0.4203821656</text:p>
          </table:table-cell>
          <table:table-cell table:formula="of:=[.N56]/[.I56]" office:value-type="float" office:value="3.00875329945105" calcext:value-type="float">
            <text:p>3.0087532995</text:p>
          </table:table-cell>
          <table:table-cell table:formula="of:=[.I56]/[.K56]" office:value-type="float" office:value="31.2893842887473" calcext:value-type="float">
            <text:p>31.2893842887</text:p>
          </table:table-cell>
          <table:table-cell office:value-type="float" office:value="153" calcext:value-type="float">
            <text:p>153</text:p>
          </table:table-cell>
          <table:table-cell table:formula="of:=[.N56]/[.K56]" office:value-type="float" office:value="94.1420382165605" calcext:value-type="float">
            <text:p>94.1420382166</text:p>
          </table:table-cell>
          <table:table-cell table:formula="of:=[.I56]/[.M56]" office:value-type="float" office:value="74.4308080808081" calcext:value-type="float">
            <text:p>74.4308080808</text:p>
          </table:table-cell>
          <table:table-cell table:formula="of:=[.I56]/SUM([.$I$2:.$I$198])" office:value-type="float" office:value="0.000170875323094756" calcext:value-type="float">
            <text:p>0.0001708753</text:p>
          </table:table-cell>
          <table:table-cell table:formula="of:=[.K56]/SUM([.$K$2:.$K$198])" office:value-type="float" office:value="0.000327870144494022" calcext:value-type="float">
            <text:p>0.0003278701</text:p>
          </table:table-cell>
          <table:table-cell table:formula="of:=([.U56]-[.V56])" office:value-type="float" office:value="-0.000156994821399266" calcext:value-type="float">
            <text:p>-0.00015699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number-columns-repeated="4"/>
          <table:table-cell office:value-type="string" calcext:value-type="string">
            <text:p>Mbabane</text:p>
          </table:table-cell>
          <table:table-cell/>
          <table:table-cell table:formula="of:=INDEX([Population.$B$2:.$B$264];MATCH([.A57];[Population.$A$2:.$A$264];0))" office:value-type="float" office:value="1157707" calcext:value-type="float">
            <text:p>1157707</text:p>
          </table:table-cell>
          <table:table-cell table:formula="of:=INDEX([Population.$C$2:.$C$264];MATCH([.A57];[Population.$A$2:.$A$264];0))" office:value-type="float" office:value="161" calcext:value-type="float">
            <text:p>161</text:p>
          </table:table-cell>
          <table:table-cell table:formula="of:=INDEX([Population.$G$2:.$G$264];MATCH([.A57];[Population.$A$2:.$A$264];0))" office:value-type="float" office:value="17200" calcext:value-type="float">
            <text:p>17200</text:p>
          </table:table-cell>
          <table:table-cell table:formula="of:=INDEX([Population.$H$2:.$H$264];MATCH([.A57];[Population.$A$2:.$A$264];0))" office:value-type="float" office:value="158" calcext:value-type="float">
            <text:p>158</text:p>
          </table:table-cell>
          <table:table-cell table:formula="of:=INDEX([Population.$G$2:.$G$264];MATCH([.J57];[Population.$H$2:.$H$264];0))" office:value-type="float" office:value="12190" calcext:value-type="float">
            <text:p>12190</text:p>
          </table:table-cell>
          <table:table-cell table:formula="of:=INDEX([Population.$B$2:.$B$264];MATCH([.L57];[Population.$C$2:.$C$264];0))" office:value-type="float" office:value="1313184" calcext:value-type="float">
            <text:p>1313184</text:p>
          </table:table-cell>
          <table:table-cell table:formula="of:=[.M57]/[.K57]" office:value-type="float" office:value="0.708720930232558" calcext:value-type="float">
            <text:p>0.7087209302</text:p>
          </table:table-cell>
          <table:table-cell table:formula="of:=[.N57]/[.I57]" office:value-type="float" office:value="1.13429736539556" calcext:value-type="float">
            <text:p>1.1342973654</text:p>
          </table:table-cell>
          <table:table-cell table:formula="of:=[.I57]/[.K57]" office:value-type="float" office:value="67.3085465116279" calcext:value-type="float">
            <text:p>67.3085465116</text:p>
          </table:table-cell>
          <table:table-cell office:value-type="float" office:value="120" calcext:value-type="float">
            <text:p>120</text:p>
          </table:table-cell>
          <table:table-cell table:formula="of:=[.N57]/[.K57]" office:value-type="float" office:value="76.3479069767442" calcext:value-type="float">
            <text:p>76.3479069767</text:p>
          </table:table-cell>
          <table:table-cell table:formula="of:=[.I57]/[.M57]" office:value-type="float" office:value="94.9718621821165" calcext:value-type="float">
            <text:p>94.9718621821</text:p>
          </table:table-cell>
          <table:table-cell table:formula="of:=[.I57]/SUM([.$I$2:.$I$198])" office:value-type="float" office:value="0.000149148048130376" calcext:value-type="float">
            <text:p>0.000149148</text:p>
          </table:table-cell>
          <table:table-cell table:formula="of:=[.K57]/SUM([.$K$2:.$K$198])" office:value-type="float" office:value="0.000133035302790686" calcext:value-type="float">
            <text:p>0.0001330353</text:p>
          </table:table-cell>
          <table:table-cell table:formula="of:=([.U57]-[.V57])" office:value-type="float" office:value="0.0000161127453396898" calcext:value-type="float">
            <text:p>1.61127453396898E-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Ethiopia</text:p>
          </table:table-cell>
          <table:table-cell table:number-columns-repeated="4"/>
          <table:table-cell office:value-type="string" calcext:value-type="string">
            <text:p>Addis Ababa</text:p>
          </table:table-cell>
          <table:table-cell/>
          <table:table-cell table:formula="of:=INDEX([Population.$B$2:.$B$264];MATCH([.A58];[Population.$A$2:.$A$264];0))" office:value-type="float" office:value="114357494" calcext:value-type="float">
            <text:p>114357494</text:p>
          </table:table-cell>
          <table:table-cell table:formula="of:=INDEX([Population.$C$2:.$C$264];MATCH([.A58];[Population.$A$2:.$A$264];0))" office:value-type="float" office:value="12" calcext:value-type="float">
            <text:p>12</text:p>
          </table:table-cell>
          <table:table-cell table:formula="of:=INDEX([Population.$G$2:.$G$264];MATCH([.A58];[Population.$A$2:.$A$264];0))" office:value-type="float" office:value="1000000" calcext:value-type="float">
            <text:p>1000000</text:p>
          </table:table-cell>
          <table:table-cell table:formula="of:=INDEX([Population.$H$2:.$H$264];MATCH([.A58];[Population.$A$2:.$A$264];0))" office:value-type="float" office:value="28" calcext:value-type="float">
            <text:p>28</text:p>
          </table:table-cell>
          <table:table-cell table:formula="of:=INDEX([Population.$G$2:.$G$264];MATCH([.J58];[Population.$H$2:.$H$264];0))" office:value-type="float" office:value="2149690" calcext:value-type="float">
            <text:p>2149690</text:p>
          </table:table-cell>
          <table:table-cell table:formula="of:=INDEX([Population.$B$2:.$B$264];MATCH([.L58];[Population.$C$2:.$C$264];0))" office:value-type="float" office:value="51260395" calcext:value-type="float">
            <text:p>51260395</text:p>
          </table:table-cell>
          <table:table-cell table:formula="of:=[.M58]/[.K58]" office:value-type="float" office:value="2.14969" calcext:value-type="float">
            <text:p>2.14969</text:p>
          </table:table-cell>
          <table:table-cell table:formula="of:=[.N58]/[.I58]" office:value-type="float" office:value="0.448246924683397" calcext:value-type="float">
            <text:p>0.4482469247</text:p>
          </table:table-cell>
          <table:table-cell table:formula="of:=[.I58]/[.K58]" office:value-type="float" office:value="114.357494" calcext:value-type="float">
            <text:p>114.357494</text:p>
          </table:table-cell>
          <table:table-cell office:value-type="float" office:value="77" calcext:value-type="float">
            <text:p>77</text:p>
          </table:table-cell>
          <table:table-cell table:formula="of:=[.N58]/[.K58]" office:value-type="float" office:value="51.260395" calcext:value-type="float">
            <text:p>51.260395</text:p>
          </table:table-cell>
          <table:table-cell table:formula="of:=[.I58]/[.M58]" office:value-type="float" office:value="53.197202387321" calcext:value-type="float">
            <text:p>53.1972023873</text:p>
          </table:table-cell>
          <table:table-cell table:formula="of:=[.I58]/SUM([.$I$2:.$I$198])" office:value-type="float" office:value="0.0147327406841119" calcext:value-type="float">
            <text:p>0.0147327407</text:p>
          </table:table-cell>
          <table:table-cell table:formula="of:=[.K58]/SUM([.$K$2:.$K$198])" office:value-type="float" office:value="0.00773461062736547" calcext:value-type="float">
            <text:p>0.0077346106</text:p>
          </table:table-cell>
          <table:table-cell table:formula="of:=([.U58]-[.V58])" office:value-type="float" office:value="0.00699813005674646" calcext:value-type="float">
            <text:p>0.00699813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Fiji</text:p>
          </table:table-cell>
          <table:table-cell table:number-columns-repeated="4"/>
          <table:table-cell office:value-type="string" calcext:value-type="string">
            <text:p>Suva</text:p>
          </table:table-cell>
          <table:table-cell/>
          <table:table-cell table:formula="of:=INDEX([Population.$B$2:.$B$264];MATCH([.A59];[Population.$A$2:.$A$264];0))" office:value-type="float" office:value="895128" calcext:value-type="float">
            <text:p>895128</text:p>
          </table:table-cell>
          <table:table-cell table:formula="of:=INDEX([Population.$C$2:.$C$264];MATCH([.A59];[Population.$A$2:.$A$264];0))" office:value-type="float" office:value="163" calcext:value-type="float">
            <text:p>163</text:p>
          </table:table-cell>
          <table:table-cell table:formula="of:=INDEX([Population.$G$2:.$G$264];MATCH([.A59];[Population.$A$2:.$A$264];0))" office:value-type="float" office:value="18270" calcext:value-type="float">
            <text:p>18270</text:p>
          </table:table-cell>
          <table:table-cell table:formula="of:=INDEX([Population.$H$2:.$H$264];MATCH([.A59];[Population.$A$2:.$A$264];0))" office:value-type="float" office:value="156" calcext:value-type="float">
            <text:p>156</text:p>
          </table:table-cell>
          <table:table-cell table:formula="of:=INDEX([Population.$G$2:.$G$264];MATCH([.J59];[Population.$H$2:.$H$264];0))" office:value-type="float" office:value="11610" calcext:value-type="float">
            <text:p>11610</text:p>
          </table:table-cell>
          <table:table-cell table:formula="of:=INDEX([Population.$B$2:.$B$264];MATCH([.L59];[Population.$C$2:.$C$264];0))" office:value-type="float" office:value="1392950" calcext:value-type="float">
            <text:p>1392950</text:p>
          </table:table-cell>
          <table:table-cell table:formula="of:=[.M59]/[.K59]" office:value-type="float" office:value="0.635467980295566" calcext:value-type="float">
            <text:p>0.6354679803</text:p>
          </table:table-cell>
          <table:table-cell table:formula="of:=[.N59]/[.I59]" office:value-type="float" office:value="1.55614616010224" calcext:value-type="float">
            <text:p>1.5561461601</text:p>
          </table:table-cell>
          <table:table-cell table:formula="of:=[.I59]/[.K59]" office:value-type="float" office:value="48.9944170771757" calcext:value-type="float">
            <text:p>48.9944170772</text:p>
          </table:table-cell>
          <table:table-cell office:value-type="float" office:value="135" calcext:value-type="float">
            <text:p>135</text:p>
          </table:table-cell>
          <table:table-cell table:formula="of:=[.N59]/[.K59]" office:value-type="float" office:value="76.2424740010947" calcext:value-type="float">
            <text:p>76.2424740011</text:p>
          </table:table-cell>
          <table:table-cell table:formula="of:=[.I59]/[.M59]" office:value-type="float" office:value="77.0997416020672" calcext:value-type="float">
            <text:p>77.0997416021</text:p>
          </table:table-cell>
          <table:table-cell table:formula="of:=[.I59]/SUM([.$I$2:.$I$198])" office:value-type="float" office:value="0.000115319846927459" calcext:value-type="float">
            <text:p>0.0001153198</text:p>
          </table:table-cell>
          <table:table-cell table:formula="of:=[.K59]/SUM([.$K$2:.$K$198])" office:value-type="float" office:value="0.000141311336161967" calcext:value-type="float">
            <text:p>0.0001413113</text:p>
          </table:table-cell>
          <table:table-cell table:formula="of:=([.U59]-[.V59])" office:value-type="float" office:value="-0.0000259914892345087" calcext:value-type="float">
            <text:p>-2.59914892345087E-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/>
          <table:table-cell table:formula="of:=INDEX([Population.$B$2:.$B$264];MATCH([.A60];[Population.$A$2:.$A$264];0))" office:value-type="float" office:value="5539002" calcext:value-type="float">
            <text:p>5539002</text:p>
          </table:table-cell>
          <table:table-cell table:formula="of:=INDEX([Population.$C$2:.$C$264];MATCH([.A60];[Population.$A$2:.$A$264];0))" office:value-type="float" office:value="116" calcext:value-type="float">
            <text:p>116</text:p>
          </table:table-cell>
          <table:table-cell table:formula="of:=INDEX([Population.$G$2:.$G$264];MATCH([.A60];[Population.$A$2:.$A$264];0))" office:value-type="float" office:value="303890" calcext:value-type="float">
            <text:p>303890</text:p>
          </table:table-cell>
          <table:table-cell table:formula="of:=INDEX([Population.$H$2:.$H$264];MATCH([.A60];[Population.$A$2:.$A$264];0))" office:value-type="float" office:value="71" calcext:value-type="float">
            <text:p>71</text:p>
          </table:table-cell>
          <table:table-cell table:formula="of:=INDEX([Population.$G$2:.$G$264];MATCH([.J60];[Population.$H$2:.$H$264];0))" office:value-type="float" office:value="82409" calcext:value-type="float">
            <text:p>82409</text:p>
          </table:table-cell>
          <table:table-cell table:formula="of:=INDEX([Population.$B$2:.$B$264];MATCH([.L60];[Population.$C$2:.$C$264];0))" office:value-type="float" office:value="16649599" calcext:value-type="float">
            <text:p>16649599</text:p>
          </table:table-cell>
          <table:table-cell table:formula="of:=[.M60]/[.K60]" office:value-type="float" office:value="0.271180361314949" calcext:value-type="float">
            <text:p>0.2711803613</text:p>
          </table:table-cell>
          <table:table-cell table:formula="of:=[.N60]/[.I60]" office:value-type="float" office:value="3.00588427301525" calcext:value-type="float">
            <text:p>3.005884273</text:p>
          </table:table-cell>
          <table:table-cell table:formula="of:=[.I60]/[.K60]" office:value-type="float" office:value="18.2269966106157" calcext:value-type="float">
            <text:p>18.2269966106</text:p>
          </table:table-cell>
          <table:table-cell office:value-type="float" office:value="172" calcext:value-type="float">
            <text:p>172</text:p>
          </table:table-cell>
          <table:table-cell table:formula="of:=[.N60]/[.K60]" office:value-type="float" office:value="54.7882424561519" calcext:value-type="float">
            <text:p>54.7882424562</text:p>
          </table:table-cell>
          <table:table-cell table:formula="of:=[.I60]/[.M60]" office:value-type="float" office:value="67.2135567717118" calcext:value-type="float">
            <text:p>67.2135567717</text:p>
          </table:table-cell>
          <table:table-cell table:formula="of:=[.I60]/SUM([.$I$2:.$I$198])" office:value-type="float" office:value="0.000713592763013654" calcext:value-type="float">
            <text:p>0.0007135928</text:p>
          </table:table-cell>
          <table:table-cell table:formula="of:=[.K60]/SUM([.$K$2:.$K$198])" office:value-type="float" office:value="0.00235047082355009" calcext:value-type="float">
            <text:p>0.0023504708</text:p>
          </table:table-cell>
          <table:table-cell table:formula="of:=([.U60]-[.V60])" office:value-type="float" office:value="-0.00163687806053644" calcext:value-type="float">
            <text:p>-0.00163687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/>
          <table:table-cell table:formula="of:=INDEX([Population.$B$2:.$B$264];MATCH([.A61];[Population.$A$2:.$A$264];0))" office:value-type="float" office:value="65244628" calcext:value-type="float">
            <text:p>65244628</text:p>
          </table:table-cell>
          <table:table-cell table:formula="of:=INDEX([Population.$C$2:.$C$264];MATCH([.A61];[Population.$A$2:.$A$264];0))" office:value-type="float" office:value="22" calcext:value-type="float">
            <text:p>22</text:p>
          </table:table-cell>
          <table:table-cell table:formula="of:=INDEX([Population.$G$2:.$G$264];MATCH([.A61];[Population.$A$2:.$A$264];0))" office:value-type="float" office:value="547557" calcext:value-type="float">
            <text:p>547557</text:p>
          </table:table-cell>
          <table:table-cell table:formula="of:=INDEX([Population.$H$2:.$H$264];MATCH([.A61];[Population.$A$2:.$A$264];0))" office:value-type="float" office:value="48" calcext:value-type="float">
            <text:p>48</text:p>
          </table:table-cell>
          <table:table-cell table:formula="of:=INDEX([Population.$G$2:.$G$264];MATCH([.J61];[Population.$H$2:.$H$264];0))" office:value-type="float" office:value="1246700" calcext:value-type="float">
            <text:p>1246700</text:p>
          </table:table-cell>
          <table:table-cell table:formula="of:=INDEX([Population.$B$2:.$B$264];MATCH([.L61];[Population.$C$2:.$C$264];0))" office:value-type="float" office:value="29687214" calcext:value-type="float">
            <text:p>29687214</text:p>
          </table:table-cell>
          <table:table-cell table:formula="of:=[.M61]/[.K61]" office:value-type="float" office:value="2.2768405846332" calcext:value-type="float">
            <text:p>2.2768405846</text:p>
          </table:table-cell>
          <table:table-cell table:formula="of:=[.N61]/[.I61]" office:value-type="float" office:value="0.455013920839582" calcext:value-type="float">
            <text:p>0.4550139208</text:p>
          </table:table-cell>
          <table:table-cell table:formula="of:=[.I61]/[.K61]" office:value-type="float" office:value="119.155865051492" calcext:value-type="float">
            <text:p>119.1558650515</text:p>
          </table:table-cell>
          <table:table-cell office:value-type="float" office:value="74" calcext:value-type="float">
            <text:p>74</text:p>
          </table:table-cell>
          <table:table-cell table:formula="of:=[.N61]/[.K61]" office:value-type="float" office:value="54.2175773481117" calcext:value-type="float">
            <text:p>54.2175773481</text:p>
          </table:table-cell>
          <table:table-cell table:formula="of:=[.I61]/[.M61]" office:value-type="float" office:value="52.3338638004331" calcext:value-type="float">
            <text:p>52.3338638004</text:p>
          </table:table-cell>
          <table:table-cell table:formula="of:=[.I61]/SUM([.$I$2:.$I$198])" office:value-type="float" office:value="0.0084055023569802" calcext:value-type="float">
            <text:p>0.0084055024</text:p>
          </table:table-cell>
          <table:table-cell table:formula="of:=[.K61]/SUM([.$K$2:.$K$198])" office:value-type="float" office:value="0.00423514019128836" calcext:value-type="float">
            <text:p>0.0042351402</text:p>
          </table:table-cell>
          <table:table-cell table:formula="of:=([.U61]-[.V61])" office:value-type="float" office:value="0.00417036216569184" calcext:value-type="float">
            <text:p>0.00417036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number-columns-repeated="4"/>
          <table:table-cell office:value-type="string" calcext:value-type="string">
            <text:p>Libreville</text:p>
          </table:table-cell>
          <table:table-cell/>
          <table:table-cell table:formula="of:=INDEX([Population.$B$2:.$B$264];MATCH([.A62];[Population.$A$2:.$A$264];0))" office:value-type="float" office:value="2214593" calcext:value-type="float">
            <text:p>2214593</text:p>
          </table:table-cell>
          <table:table-cell table:formula="of:=INDEX([Population.$C$2:.$C$264];MATCH([.A62];[Population.$A$2:.$A$264];0))" office:value-type="float" office:value="147" calcext:value-type="float">
            <text:p>147</text:p>
          </table:table-cell>
          <table:table-cell table:formula="of:=INDEX([Population.$G$2:.$G$264];MATCH([.A62];[Population.$A$2:.$A$264];0))" office:value-type="float" office:value="257670" calcext:value-type="float">
            <text:p>257670</text:p>
          </table:table-cell>
          <table:table-cell table:formula="of:=INDEX([Population.$H$2:.$H$264];MATCH([.A62];[Population.$A$2:.$A$264];0))" office:value-type="float" office:value="77" calcext:value-type="float">
            <text:p>77</text:p>
          </table:table-cell>
          <table:table-cell table:formula="of:=INDEX([Population.$G$2:.$G$264];MATCH([.J62];[Population.$H$2:.$H$264];0))" office:value-type="float" office:value="25680" calcext:value-type="float">
            <text:p>25680</text:p>
          </table:table-cell>
          <table:table-cell table:formula="of:=INDEX([Population.$B$2:.$B$264];MATCH([.L62];[Population.$C$2:.$C$264];0))" office:value-type="float" office:value="12055347" calcext:value-type="float">
            <text:p>12055347</text:p>
          </table:table-cell>
          <table:table-cell table:formula="of:=[.M62]/[.K62]" office:value-type="float" office:value="0.099662358831063" calcext:value-type="float">
            <text:p>0.0996623588</text:p>
          </table:table-cell>
          <table:table-cell table:formula="of:=[.N62]/[.I62]" office:value-type="float" office:value="5.44359482758231" calcext:value-type="float">
            <text:p>5.4435948276</text:p>
          </table:table-cell>
          <table:table-cell table:formula="of:=[.I62]/[.K62]" office:value-type="float" office:value="8.59468700275546" calcext:value-type="float">
            <text:p>8.5946870028</text:p>
          </table:table-cell>
          <table:table-cell office:value-type="float" office:value="185" calcext:value-type="float">
            <text:p>185</text:p>
          </table:table-cell>
          <table:table-cell table:formula="of:=[.N62]/[.K62]" office:value-type="float" office:value="46.7859937128886" calcext:value-type="float">
            <text:p>46.7859937129</text:p>
          </table:table-cell>
          <table:table-cell table:formula="of:=[.I62]/[.M62]" office:value-type="float" office:value="86.2380451713396" calcext:value-type="float">
            <text:p>86.2380451713</text:p>
          </table:table-cell>
          <table:table-cell table:formula="of:=[.I62]/SUM([.$I$2:.$I$198])" office:value-type="float" office:value="0.000285307269760996" calcext:value-type="float">
            <text:p>0.0002853073</text:p>
          </table:table-cell>
          <table:table-cell table:formula="of:=[.K62]/SUM([.$K$2:.$K$198])" office:value-type="float" office:value="0.00199297712035326" calcext:value-type="float">
            <text:p>0.0019929771</text:p>
          </table:table-cell>
          <table:table-cell table:formula="of:=([.U62]-[.V62])" office:value-type="float" office:value="-0.00170766985059227" calcext:value-type="float">
            <text:p>-0.00170766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string" calcext:value-type="string">
            <text:p>Gambia</text:p>
          </table:table-cell>
          <table:table-cell table:number-columns-repeated="4"/>
          <table:table-cell office:value-type="string" calcext:value-type="string">
            <text:p>Banjul</text:p>
          </table:table-cell>
          <table:table-cell/>
          <table:table-cell table:formula="of:=INDEX([Population.$B$2:.$B$264];MATCH([.A63];[Population.$A$2:.$A$264];0))" office:value-type="float" office:value="2402083" calcext:value-type="float">
            <text:p>2402083</text:p>
          </table:table-cell>
          <table:table-cell table:formula="of:=INDEX([Population.$C$2:.$C$264];MATCH([.A63];[Population.$A$2:.$A$264];0))" office:value-type="float" office:value="145" calcext:value-type="float">
            <text:p>145</text:p>
          </table:table-cell>
          <table:table-cell table:formula="of:=INDEX([Population.$G$2:.$G$264];MATCH([.A63];[Population.$A$2:.$A$264];0))" office:value-type="float" office:value="10120" calcext:value-type="float">
            <text:p>10120</text:p>
          </table:table-cell>
          <table:table-cell table:formula="of:=INDEX([Population.$H$2:.$H$264];MATCH([.A63];[Population.$A$2:.$A$264];0))" office:value-type="float" office:value="167" calcext:value-type="float">
            <text:p>167</text:p>
          </table:table-cell>
          <table:table-cell table:formula="of:=INDEX([Population.$G$2:.$G$264];MATCH([.J63];[Population.$H$2:.$H$264];0))" office:value-type="float" office:value="27560" calcext:value-type="float">
            <text:p>27560</text:p>
          </table:table-cell>
          <table:table-cell table:formula="of:=INDEX([Population.$B$2:.$B$264];MATCH([.L63];[Population.$C$2:.$C$264];0))" office:value-type="float" office:value="769867" calcext:value-type="float">
            <text:p>769867</text:p>
          </table:table-cell>
          <table:table-cell table:formula="of:=[.M63]/[.K63]" office:value-type="float" office:value="2.72332015810277" calcext:value-type="float">
            <text:p>2.7233201581</text:p>
          </table:table-cell>
          <table:table-cell table:formula="of:=[.N63]/[.I63]" office:value-type="float" office:value="0.320499749592333" calcext:value-type="float">
            <text:p>0.3204997496</text:p>
          </table:table-cell>
          <table:table-cell table:formula="of:=[.I63]/[.K63]" office:value-type="float" office:value="237.359980237154" calcext:value-type="float">
            <text:p>237.3599802372</text:p>
          </table:table-cell>
          <table:table-cell office:value-type="float" office:value="43" calcext:value-type="float">
            <text:p>43</text:p>
          </table:table-cell>
          <table:table-cell table:formula="of:=[.N63]/[.K63]" office:value-type="float" office:value="76.073814229249" calcext:value-type="float">
            <text:p>76.0738142292</text:p>
          </table:table-cell>
          <table:table-cell table:formula="of:=[.I63]/[.M63]" office:value-type="float" office:value="87.1583091436865" calcext:value-type="float">
            <text:p>87.1583091437</text:p>
          </table:table-cell>
          <table:table-cell table:formula="of:=[.I63]/SUM([.$I$2:.$I$198])" office:value-type="float" office:value="0.000309461712589764" calcext:value-type="float">
            <text:p>0.0003094617</text:p>
          </table:table-cell>
          <table:table-cell table:formula="of:=[.K63]/SUM([.$K$2:.$K$198])" office:value-type="float" office:value="0.0000782742595489386" calcext:value-type="float">
            <text:p>7.82742595489386E-05</text:p>
          </table:table-cell>
          <table:table-cell table:formula="of:=([.U63]-[.V63])" office:value-type="float" office:value="0.000231187453040825" calcext:value-type="float">
            <text:p>0.00023118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Georgia</text:p>
          </table:table-cell>
          <table:table-cell table:number-columns-repeated="2" office:value-type="string" calcext:value-type="string">
            <text:p>Georgia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bilisi</text:p>
          </table:table-cell>
          <table:table-cell/>
          <table:table-cell table:formula="of:=INDEX([Population.$B$2:.$B$264];MATCH([.A64];[Population.$A$2:.$A$264];0))" office:value-type="float" office:value="3990681" calcext:value-type="float">
            <text:p>3990681</text:p>
          </table:table-cell>
          <table:table-cell table:formula="of:=INDEX([Population.$C$2:.$C$264];MATCH([.A64];[Population.$A$2:.$A$264];0))" office:value-type="float" office:value="133" calcext:value-type="float">
            <text:p>133</text:p>
          </table:table-cell>
          <table:table-cell table:formula="of:=INDEX([Population.$G$2:.$G$264];MATCH([.A64];[Population.$A$2:.$A$264];0))" office:value-type="float" office:value="69490" calcext:value-type="float">
            <text:p>69490</text:p>
          </table:table-cell>
          <table:table-cell table:formula="of:=INDEX([Population.$H$2:.$H$264];MATCH([.A64];[Population.$A$2:.$A$264];0))" office:value-type="float" office:value="121" calcext:value-type="float">
            <text:p>121</text:p>
          </table:table-cell>
          <table:table-cell table:formula="of:=INDEX([Population.$G$2:.$G$264];MATCH([.J64];[Population.$H$2:.$H$264];0))" office:value-type="float" office:value="42390" calcext:value-type="float">
            <text:p>42390</text:p>
          </table:table-cell>
          <table:table-cell table:formula="of:=INDEX([Population.$B$2:.$B$264];MATCH([.L64];[Population.$C$2:.$C$264];0))" office:value-type="float" office:value="5078933" calcext:value-type="float">
            <text:p>5078933</text:p>
          </table:table-cell>
          <table:table-cell table:formula="of:=[.M64]/[.K64]" office:value-type="float" office:value="0.610015829615772" calcext:value-type="float">
            <text:p>0.6100158296</text:p>
          </table:table-cell>
          <table:table-cell table:formula="of:=[.N64]/[.I64]" office:value-type="float" office:value="1.27269831890848" calcext:value-type="float">
            <text:p>1.2726983189</text:p>
          </table:table-cell>
          <table:table-cell table:formula="of:=[.I64]/[.K64]" office:value-type="float" office:value="57.4281335443949" calcext:value-type="float">
            <text:p>57.4281335444</text:p>
          </table:table-cell>
          <table:table-cell office:value-type="float" office:value="127" calcext:value-type="float">
            <text:p>127</text:p>
          </table:table-cell>
          <table:table-cell table:formula="of:=[.N64]/[.K64]" office:value-type="float" office:value="73.0886890200029" calcext:value-type="float">
            <text:p>73.08868902</text:p>
          </table:table-cell>
          <table:table-cell table:formula="of:=[.I64]/[.M64]" office:value-type="float" office:value="94.1420382165605" calcext:value-type="float">
            <text:p>94.1420382166</text:p>
          </table:table-cell>
          <table:table-cell table:formula="of:=[.I64]/SUM([.$I$2:.$I$198])" office:value-type="float" office:value="0.000514121692156113" calcext:value-type="float">
            <text:p>0.0005141217</text:p>
          </table:table-cell>
          <table:table-cell table:formula="of:=[.K64]/SUM([.$K$2:.$K$198])" office:value-type="float" office:value="0.000537478092495627" calcext:value-type="float">
            <text:p>0.0005374781</text:p>
          </table:table-cell>
          <table:table-cell table:formula="of:=([.U64]-[.V64])" office:value-type="float" office:value="-0.000023356400339514" calcext:value-type="float">
            <text:p>-2.3356400339514E-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/>
          <table:table-cell table:formula="of:=INDEX([Population.$B$2:.$B$264];MATCH([.A65];[Population.$A$2:.$A$264];0))" office:value-type="float" office:value="83730223" calcext:value-type="float">
            <text:p>83730223</text:p>
          </table:table-cell>
          <table:table-cell table:formula="of:=INDEX([Population.$C$2:.$C$264];MATCH([.A65];[Population.$A$2:.$A$264];0))" office:value-type="float" office:value="19" calcext:value-type="float">
            <text:p>19</text:p>
          </table:table-cell>
          <table:table-cell table:formula="of:=INDEX([Population.$G$2:.$G$264];MATCH([.A65];[Population.$A$2:.$A$264];0))" office:value-type="float" office:value="348560" calcext:value-type="float">
            <text:p>348560</text:p>
          </table:table-cell>
          <table:table-cell table:formula="of:=INDEX([Population.$H$2:.$H$264];MATCH([.A65];[Population.$A$2:.$A$264];0))" office:value-type="float" office:value="64" calcext:value-type="float">
            <text:p>64</text:p>
          </table:table-cell>
          <table:table-cell table:formula="of:=INDEX([Population.$G$2:.$G$264];MATCH([.J65];[Population.$H$2:.$H$264];0))" office:value-type="float" office:value="1280000" calcext:value-type="float">
            <text:p>1280000</text:p>
          </table:table-cell>
          <table:table-cell table:formula="of:=INDEX([Population.$B$2:.$B$264];MATCH([.L65];[Population.$C$2:.$C$264];0))" office:value-type="float" office:value="18730568" calcext:value-type="float">
            <text:p>18730568</text:p>
          </table:table-cell>
          <table:table-cell table:formula="of:=[.M65]/[.K65]" office:value-type="float" office:value="3.67225154923112" calcext:value-type="float">
            <text:p>3.6722515492</text:p>
          </table:table-cell>
          <table:table-cell table:formula="of:=[.N65]/[.I65]" office:value-type="float" office:value="0.223701398717163" calcext:value-type="float">
            <text:p>0.2237013987</text:p>
          </table:table-cell>
          <table:table-cell table:formula="of:=[.I65]/[.K65]" office:value-type="float" office:value="240.217532132201" calcext:value-type="float">
            <text:p>240.2175321322</text:p>
          </table:table-cell>
          <table:table-cell office:value-type="float" office:value="40" calcext:value-type="float">
            <text:p>40</text:p>
          </table:table-cell>
          <table:table-cell table:formula="of:=[.N65]/[.K65]" office:value-type="float" office:value="53.7369979343585" calcext:value-type="float">
            <text:p>53.7369979344</text:p>
          </table:table-cell>
          <table:table-cell table:formula="of:=[.I65]/[.M65]" office:value-type="float" office:value="65.41423671875" calcext:value-type="float">
            <text:p>65.4142367188</text:p>
          </table:table-cell>
          <table:table-cell table:formula="of:=[.I65]/SUM([.$I$2:.$I$198])" office:value-type="float" office:value="0.0107870120246065" calcext:value-type="float">
            <text:p>0.010787012</text:p>
          </table:table-cell>
          <table:table-cell table:formula="of:=[.K65]/SUM([.$K$2:.$K$198])" office:value-type="float" office:value="0.00269597588027451" calcext:value-type="float">
            <text:p>0.0026959759</text:p>
          </table:table-cell>
          <table:table-cell table:formula="of:=([.U65]-[.V65])" office:value-type="float" office:value="0.00809103614433199" calcext:value-type="float">
            <text:p>0.0080910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number-columns-repeated="4"/>
          <table:table-cell office:value-type="string" calcext:value-type="string">
            <text:p>Accra</text:p>
          </table:table-cell>
          <table:table-cell/>
          <table:table-cell table:formula="of:=INDEX([Population.$B$2:.$B$264];MATCH([.A66];[Population.$A$2:.$A$264];0))" office:value-type="float" office:value="30936375" calcext:value-type="float">
            <text:p>30936375</text:p>
          </table:table-cell>
          <table:table-cell table:formula="of:=INDEX([Population.$C$2:.$C$264];MATCH([.A66];[Population.$A$2:.$A$264];0))" office:value-type="float" office:value="47" calcext:value-type="float">
            <text:p>47</text:p>
          </table:table-cell>
          <table:table-cell table:formula="of:=INDEX([Population.$G$2:.$G$264];MATCH([.A66];[Population.$A$2:.$A$264];0))" office:value-type="float" office:value="227540" calcext:value-type="float">
            <text:p>227540</text:p>
          </table:table-cell>
          <table:table-cell table:formula="of:=INDEX([Population.$H$2:.$H$264];MATCH([.A66];[Population.$A$2:.$A$264];0))" office:value-type="float" office:value="83" calcext:value-type="float">
            <text:p>83</text:p>
          </table:table-cell>
          <table:table-cell table:formula="of:=INDEX([Population.$G$2:.$G$264];MATCH([.J66];[Population.$H$2:.$H$264];0))" office:value-type="float" office:value="566730" calcext:value-type="float">
            <text:p>566730</text:p>
          </table:table-cell>
          <table:table-cell table:formula="of:=INDEX([Population.$B$2:.$B$264];MATCH([.L66];[Population.$C$2:.$C$264];0))" office:value-type="float" office:value="11327988" calcext:value-type="float">
            <text:p>11327988</text:p>
          </table:table-cell>
          <table:table-cell table:formula="of:=[.M66]/[.K66]" office:value-type="float" office:value="2.49068295684275" calcext:value-type="float">
            <text:p>2.4906829568</text:p>
          </table:table-cell>
          <table:table-cell table:formula="of:=[.N66]/[.I66]" office:value-type="float" office:value="0.366170503169812" calcext:value-type="float">
            <text:p>0.3661705032</text:p>
          </table:table-cell>
          <table:table-cell table:formula="of:=[.I66]/[.K66]" office:value-type="float" office:value="135.960160850839" calcext:value-type="float">
            <text:p>135.9601608508</text:p>
          </table:table-cell>
          <table:table-cell office:value-type="float" office:value="69" calcext:value-type="float">
            <text:p>69</text:p>
          </table:table-cell>
          <table:table-cell table:formula="of:=[.N66]/[.K66]" office:value-type="float" office:value="49.7846005098005" calcext:value-type="float">
            <text:p>49.7846005098</text:p>
          </table:table-cell>
          <table:table-cell table:formula="of:=[.I66]/[.M66]" office:value-type="float" office:value="54.5875019850723" calcext:value-type="float">
            <text:p>54.5875019851</text:p>
          </table:table-cell>
          <table:table-cell table:formula="of:=[.I66]/SUM([.$I$2:.$I$198])" office:value-type="float" office:value="0.00398555070279385" calcext:value-type="float">
            <text:p>0.0039855507</text:p>
          </table:table-cell>
          <table:table-cell table:formula="of:=[.K66]/SUM([.$K$2:.$K$198])" office:value-type="float" office:value="0.00175993330215074" calcext:value-type="float">
            <text:p>0.0017599333</text:p>
          </table:table-cell>
          <table:table-cell table:formula="of:=([.U66]-[.V66])" office:value-type="float" office:value="0.00222561740064311" calcext:value-type="float">
            <text:p>0.0022256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Greece</text:p>
          </table:table-cell>
          <table:table-cell table:number-columns-repeated="2" office:value-type="string" calcext:value-type="string">
            <text:p>Greek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Athens</text:p>
          </table:table-cell>
          <table:table-cell/>
          <table:table-cell table:formula="of:=INDEX([Population.$B$2:.$B$264];MATCH([.A67];[Population.$A$2:.$A$264];0))" office:value-type="float" office:value="10433037" calcext:value-type="float">
            <text:p>10433037</text:p>
          </table:table-cell>
          <table:table-cell table:formula="of:=INDEX([Population.$C$2:.$C$264];MATCH([.A67];[Population.$A$2:.$A$264];0))" office:value-type="float" office:value="87" calcext:value-type="float">
            <text:p>87</text:p>
          </table:table-cell>
          <table:table-cell table:formula="of:=INDEX([Population.$G$2:.$G$264];MATCH([.A67];[Population.$A$2:.$A$264];0))" office:value-type="float" office:value="128900" calcext:value-type="float">
            <text:p>128900</text:p>
          </table:table-cell>
          <table:table-cell table:formula="of:=INDEX([Population.$H$2:.$H$264];MATCH([.A67];[Population.$A$2:.$A$264];0))" office:value-type="float" office:value="97" calcext:value-type="float">
            <text:p>97</text:p>
          </table:table-cell>
          <table:table-cell table:formula="of:=INDEX([Population.$G$2:.$G$264];MATCH([.J67];[Population.$H$2:.$H$264];0))" office:value-type="float" office:value="192530" calcext:value-type="float">
            <text:p>192530</text:p>
          </table:table-cell>
          <table:table-cell table:formula="of:=INDEX([Population.$B$2:.$B$264];MATCH([.L67];[Population.$C$2:.$C$264];0))" office:value-type="float" office:value="8996022" calcext:value-type="float">
            <text:p>8996022</text:p>
          </table:table-cell>
          <table:table-cell table:formula="of:=[.M67]/[.K67]" office:value-type="float" office:value="1.49363847944143" calcext:value-type="float">
            <text:p>1.4936384794</text:p>
          </table:table-cell>
          <table:table-cell table:formula="of:=[.N67]/[.I67]" office:value-type="float" office:value="0.862263020825096" calcext:value-type="float">
            <text:p>0.8622630208</text:p>
          </table:table-cell>
          <table:table-cell table:formula="of:=[.I67]/[.K67]" office:value-type="float" office:value="80.9389992242048" calcext:value-type="float">
            <text:p>80.9389992242</text:p>
          </table:table-cell>
          <table:table-cell office:value-type="float" office:value="107" calcext:value-type="float">
            <text:p>107</text:p>
          </table:table-cell>
          <table:table-cell table:formula="of:=[.N67]/[.K67]" office:value-type="float" office:value="69.790705973623" calcext:value-type="float">
            <text:p>69.7907059736</text:p>
          </table:table-cell>
          <table:table-cell table:formula="of:=[.I67]/[.M67]" office:value-type="float" office:value="54.1891497428972" calcext:value-type="float">
            <text:p>54.1891497429</text:p>
          </table:table-cell>
          <table:table-cell table:formula="of:=[.I67]/SUM([.$I$2:.$I$198])" office:value-type="float" office:value="0.00134409406233356" calcext:value-type="float">
            <text:p>0.0013440941</text:p>
          </table:table-cell>
          <table:table-cell table:formula="of:=[.K67]/SUM([.$K$2:.$K$198])" office:value-type="float" office:value="0.00099699130986741" calcext:value-type="float">
            <text:p>0.0009969913</text:p>
          </table:table-cell>
          <table:table-cell table:formula="of:=([.U67]-[.V67])" office:value-type="float" office:value="0.000347102752466146" calcext:value-type="float">
            <text:p>0.00034710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aint George's</text:p>
          </table:table-cell>
          <table:table-cell/>
          <table:table-cell table:formula="of:=INDEX([Population.$B$2:.$B$264];MATCH([.A68];[Population.$A$2:.$A$264];0))" office:value-type="float" office:value="112418" calcext:value-type="float">
            <text:p>112418</text:p>
          </table:table-cell>
          <table:table-cell table:formula="of:=INDEX([Population.$C$2:.$C$264];MATCH([.A68];[Population.$A$2:.$A$264];0))" office:value-type="float" office:value="197" calcext:value-type="float">
            <text:p>197</text:p>
          </table:table-cell>
          <table:table-cell table:formula="of:=INDEX([Population.$G$2:.$G$264];MATCH([.A68];[Population.$A$2:.$A$264];0))" office:value-type="float" office:value="340" calcext:value-type="float">
            <text:p>340</text:p>
          </table:table-cell>
          <table:table-cell table:formula="of:=INDEX([Population.$H$2:.$H$264];MATCH([.A68];[Population.$A$2:.$A$264];0))" office:value-type="float" office:value="208" calcext:value-type="float">
            <text:p>208</text:p>
          </table:table-cell>
          <table:table-cell table:formula="of:=INDEX([Population.$G$2:.$G$264];MATCH([.J68];[Population.$H$2:.$H$264];0))" office:value-type="float" office:value="470" calcext:value-type="float">
            <text:p>470</text:p>
          </table:table-cell>
          <table:table-cell table:formula="of:=INDEX([Population.$B$2:.$B$264];MATCH([.L68];[Population.$C$2:.$C$264];0))" office:value-type="float" office:value="62323" calcext:value-type="float">
            <text:p>62323</text:p>
          </table:table-cell>
          <table:table-cell table:formula="of:=[.M68]/[.K68]" office:value-type="float" office:value="1.38235294117647" calcext:value-type="float">
            <text:p>1.3823529412</text:p>
          </table:table-cell>
          <table:table-cell table:formula="of:=[.N68]/[.I68]" office:value-type="float" office:value="0.554386308242452" calcext:value-type="float">
            <text:p>0.5543863082</text:p>
          </table:table-cell>
          <table:table-cell table:formula="of:=[.I68]/[.K68]" office:value-type="float" office:value="330.641176470588" calcext:value-type="float">
            <text:p>330.6411764706</text:p>
          </table:table-cell>
          <table:table-cell office:value-type="float" office:value="28" calcext:value-type="float">
            <text:p>28</text:p>
          </table:table-cell>
          <table:table-cell table:formula="of:=[.N68]/[.K68]" office:value-type="float" office:value="183.302941176471" calcext:value-type="float">
            <text:p>183.3029411765</text:p>
          </table:table-cell>
          <table:table-cell table:formula="of:=[.I68]/[.M68]" office:value-type="float" office:value="239.187234042553" calcext:value-type="float">
            <text:p>239.1872340426</text:p>
          </table:table-cell>
          <table:table-cell table:formula="of:=[.I68]/SUM([.$I$2:.$I$198])" office:value-type="float" office:value="0.0000144828745742408" calcext:value-type="float">
            <text:p>1.44828745742408E-05</text:p>
          </table:table-cell>
          <table:table-cell table:formula="of:=[.K68]/SUM([.$K$2:.$K$198])" office:value-type="float" office:value="0.00000262976761330426" calcext:value-type="float">
            <text:p>2.62976761330426E-06</text:p>
          </table:table-cell>
          <table:table-cell table:formula="of:=([.U68]-[.V68])" office:value-type="float" office:value="0.0000118531069609365" calcext:value-type="float">
            <text:p>1.18531069609365E-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Guatemala City</text:p>
          </table:table-cell>
          <table:table-cell/>
          <table:table-cell table:formula="of:=INDEX([Population.$B$2:.$B$264];MATCH([.A69];[Population.$A$2:.$A$264];0))" office:value-type="float" office:value="17846248" calcext:value-type="float">
            <text:p>17846248</text:p>
          </table:table-cell>
          <table:table-cell table:formula="of:=INDEX([Population.$C$2:.$C$264];MATCH([.A69];[Population.$A$2:.$A$264];0))" office:value-type="float" office:value="66" calcext:value-type="float">
            <text:p>66</text:p>
          </table:table-cell>
          <table:table-cell table:formula="of:=INDEX([Population.$G$2:.$G$264];MATCH([.A69];[Population.$A$2:.$A$264];0))" office:value-type="float" office:value="107160" calcext:value-type="float">
            <text:p>107160</text:p>
          </table:table-cell>
          <table:table-cell table:formula="of:=INDEX([Population.$H$2:.$H$264];MATCH([.A69];[Population.$A$2:.$A$264];0))" office:value-type="float" office:value="103" calcext:value-type="float">
            <text:p>103</text:p>
          </table:table-cell>
          <table:table-cell table:formula="of:=INDEX([Population.$G$2:.$G$264];MATCH([.J69];[Population.$H$2:.$H$264];0))" office:value-type="float" office:value="328550" calcext:value-type="float">
            <text:p>328550</text:p>
          </table:table-cell>
          <table:table-cell table:formula="of:=INDEX([Population.$B$2:.$B$264];MATCH([.L69];[Population.$C$2:.$C$264];0))" office:value-type="float" office:value="7484618" calcext:value-type="float">
            <text:p>7484618</text:p>
          </table:table-cell>
          <table:table-cell table:formula="of:=[.M69]/[.K69]" office:value-type="float" office:value="3.06597611048899" calcext:value-type="float">
            <text:p>3.0659761105</text:p>
          </table:table-cell>
          <table:table-cell table:formula="of:=[.N69]/[.I69]" office:value-type="float" office:value="0.419394485608404" calcext:value-type="float">
            <text:p>0.4193944856</text:p>
          </table:table-cell>
          <table:table-cell table:formula="of:=[.I69]/[.K69]" office:value-type="float" office:value="166.538335199701" calcext:value-type="float">
            <text:p>166.5383351997</text:p>
          </table:table-cell>
          <table:table-cell office:value-type="float" office:value="56" calcext:value-type="float">
            <text:p>56</text:p>
          </table:table-cell>
          <table:table-cell table:formula="of:=[.N69]/[.K69]" office:value-type="float" office:value="69.8452594251586" calcext:value-type="float">
            <text:p>69.8452594252</text:p>
          </table:table-cell>
          <table:table-cell table:formula="of:=[.I69]/[.M69]" office:value-type="float" office:value="54.3182103180642" calcext:value-type="float">
            <text:p>54.3182103181</text:p>
          </table:table-cell>
          <table:table-cell table:formula="of:=[.I69]/SUM([.$I$2:.$I$198])" office:value-type="float" office:value="0.00229914223171375" calcext:value-type="float">
            <text:p>0.0022991422</text:p>
          </table:table-cell>
          <table:table-cell table:formula="of:=[.K69]/SUM([.$K$2:.$K$198])" office:value-type="float" office:value="0.000828840874828484" calcext:value-type="float">
            <text:p>0.0008288409</text:p>
          </table:table-cell>
          <table:table-cell table:formula="of:=([.U69]-[.V69])" office:value-type="float" office:value="0.00147030135688526" calcext:value-type="float">
            <text:p>0.00147030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Guinea</text:p>
          </table:table-cell>
          <table:table-cell table:number-columns-repeated="4"/>
          <table:table-cell office:value-type="string" calcext:value-type="string">
            <text:p>Conakry</text:p>
          </table:table-cell>
          <table:table-cell/>
          <table:table-cell table:formula="of:=INDEX([Population.$B$2:.$B$264];MATCH([.A70];[Population.$A$2:.$A$264];0))" office:value-type="float" office:value="13056478" calcext:value-type="float">
            <text:p>13056478</text:p>
          </table:table-cell>
          <table:table-cell table:formula="of:=INDEX([Population.$C$2:.$C$264];MATCH([.A70];[Population.$A$2:.$A$264];0))" office:value-type="float" office:value="75" calcext:value-type="float">
            <text:p>75</text:p>
          </table:table-cell>
          <table:table-cell table:formula="of:=INDEX([Population.$G$2:.$G$264];MATCH([.A70];[Population.$A$2:.$A$264];0))" office:value-type="float" office:value="245720" calcext:value-type="float">
            <text:p>245720</text:p>
          </table:table-cell>
          <table:table-cell table:formula="of:=INDEX([Population.$H$2:.$H$264];MATCH([.A70];[Population.$A$2:.$A$264];0))" office:value-type="float" office:value="79" calcext:value-type="float">
            <text:p>79</text:p>
          </table:table-cell>
          <table:table-cell table:formula="of:=INDEX([Population.$G$2:.$G$264];MATCH([.J70];[Population.$H$2:.$H$264];0))" office:value-type="float" office:value="266000" calcext:value-type="float">
            <text:p>266000</text:p>
          </table:table-cell>
          <table:table-cell table:formula="of:=INDEX([Population.$B$2:.$B$264];MATCH([.L70];[Population.$C$2:.$C$264];0))" office:value-type="float" office:value="11793319" calcext:value-type="float">
            <text:p>11793319</text:p>
          </table:table-cell>
          <table:table-cell table:formula="of:=[.M70]/[.K70]" office:value-type="float" office:value="1.08253296434967" calcext:value-type="float">
            <text:p>1.0825329643</text:p>
          </table:table-cell>
          <table:table-cell table:formula="of:=[.N70]/[.I70]" office:value-type="float" office:value="0.903254231347841" calcext:value-type="float">
            <text:p>0.9032542313</text:p>
          </table:table-cell>
          <table:table-cell table:formula="of:=[.I70]/[.K70]" office:value-type="float" office:value="53.135593358294" calcext:value-type="float">
            <text:p>53.1355933583</text:p>
          </table:table-cell>
          <table:table-cell office:value-type="float" office:value="131" calcext:value-type="float">
            <text:p>131</text:p>
          </table:table-cell>
          <table:table-cell table:formula="of:=[.N70]/[.K70]" office:value-type="float" office:value="47.9949495360573" calcext:value-type="float">
            <text:p>47.9949495361</text:p>
          </table:table-cell>
          <table:table-cell table:formula="of:=[.I70]/[.M70]" office:value-type="float" office:value="49.0845037593985" calcext:value-type="float">
            <text:p>49.0845037594</text:p>
          </table:table-cell>
          <table:table-cell table:formula="of:=[.I70]/SUM([.$I$2:.$I$198])" office:value-type="float" office:value="0.00168207345136308" calcext:value-type="float">
            <text:p>0.0016820735</text:p>
          </table:table-cell>
          <table:table-cell table:formula="of:=[.K70]/SUM([.$K$2:.$K$198])" office:value-type="float" office:value="0.00190054852335624" calcext:value-type="float">
            <text:p>0.0019005485</text:p>
          </table:table-cell>
          <table:table-cell table:formula="of:=([.U70]-[.V70])" office:value-type="float" office:value="-0.000218475071993166" calcext:value-type="float">
            <text:p>-0.00021847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string" calcext:value-type="string">
            <text:p>Guinea-Bissau</text:p>
          </table:table-cell>
          <table:table-cell table:number-columns-repeated="4"/>
          <table:table-cell office:value-type="string" calcext:value-type="string">
            <text:p>Bissau</text:p>
          </table:table-cell>
          <table:table-cell/>
          <table:table-cell table:formula="of:=INDEX([Population.$B$2:.$B$264];MATCH([.A71];[Population.$A$2:.$A$264];0))" office:value-type="float" office:value="1958132" calcext:value-type="float">
            <text:p>1958132</text:p>
          </table:table-cell>
          <table:table-cell table:formula="of:=INDEX([Population.$C$2:.$C$264];MATCH([.A71];[Population.$A$2:.$A$264];0))" office:value-type="float" office:value="151" calcext:value-type="float">
            <text:p>151</text:p>
          </table:table-cell>
          <table:table-cell table:formula="of:=INDEX([Population.$G$2:.$G$264];MATCH([.A71];[Population.$A$2:.$A$264];0))" office:value-type="float" office:value="28120" calcext:value-type="float">
            <text:p>28120</text:p>
          </table:table-cell>
          <table:table-cell table:formula="of:=INDEX([Population.$H$2:.$H$264];MATCH([.A71];[Population.$A$2:.$A$264];0))" office:value-type="float" office:value="142" calcext:value-type="float">
            <text:p>142</text:p>
          </table:table-cell>
          <table:table-cell table:formula="of:=INDEX([Population.$G$2:.$G$264];MATCH([.J71];[Population.$H$2:.$H$264];0))" office:value-type="float" office:value="22810" calcext:value-type="float">
            <text:p>22810</text:p>
          </table:table-cell>
          <table:table-cell table:formula="of:=INDEX([Population.$B$2:.$B$264];MATCH([.L71];[Population.$C$2:.$C$264];0))" office:value-type="float" office:value="2870922" calcext:value-type="float">
            <text:p>2870922</text:p>
          </table:table-cell>
          <table:table-cell table:formula="of:=[.M71]/[.K71]" office:value-type="float" office:value="0.811166429587482" calcext:value-type="float">
            <text:p>0.8111664296</text:p>
          </table:table-cell>
          <table:table-cell table:formula="of:=[.N71]/[.I71]" office:value-type="float" office:value="1.46615345645748" calcext:value-type="float">
            <text:p>1.4661534565</text:p>
          </table:table-cell>
          <table:table-cell table:formula="of:=[.I71]/[.K71]" office:value-type="float" office:value="69.6348506401138" calcext:value-type="float">
            <text:p>69.6348506401</text:p>
          </table:table-cell>
          <table:table-cell office:value-type="float" office:value="118" calcext:value-type="float">
            <text:p>118</text:p>
          </table:table-cell>
          <table:table-cell table:formula="of:=[.N71]/[.K71]" office:value-type="float" office:value="102.095376955903" calcext:value-type="float">
            <text:p>102.0953769559</text:p>
          </table:table-cell>
          <table:table-cell table:formula="of:=[.I71]/[.M71]" office:value-type="float" office:value="85.8453309951775" calcext:value-type="float">
            <text:p>85.8453309952</text:p>
          </table:table-cell>
          <table:table-cell table:formula="of:=[.I71]/SUM([.$I$2:.$I$198])" office:value-type="float" office:value="0.000252267253961174" calcext:value-type="float">
            <text:p>0.0002522673</text:p>
          </table:table-cell>
          <table:table-cell table:formula="of:=[.K71]/SUM([.$K$2:.$K$198])" office:value-type="float" office:value="0.000217497250841517" calcext:value-type="float">
            <text:p>0.0002174973</text:p>
          </table:table-cell>
          <table:table-cell table:formula="of:=([.U71]-[.V71])" office:value-type="float" office:value="0.0000347700031196573" calcext:value-type="float">
            <text:p>0.00003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Georgetown</text:p>
          </table:table-cell>
          <table:table-cell/>
          <table:table-cell table:formula="of:=INDEX([Population.$B$2:.$B$264];MATCH([.A72];[Population.$A$2:.$A$264];0))" office:value-type="float" office:value="785788" calcext:value-type="float">
            <text:p>785788</text:p>
          </table:table-cell>
          <table:table-cell table:formula="of:=INDEX([Population.$C$2:.$C$264];MATCH([.A72];[Population.$A$2:.$A$264];0))" office:value-type="float" office:value="166" calcext:value-type="float">
            <text:p>166</text:p>
          </table:table-cell>
          <table:table-cell table:formula="of:=INDEX([Population.$G$2:.$G$264];MATCH([.A72];[Population.$A$2:.$A$264];0))" office:value-type="float" office:value="196850" calcext:value-type="float">
            <text:p>196850</text:p>
          </table:table-cell>
          <table:table-cell table:formula="of:=INDEX([Population.$H$2:.$H$264];MATCH([.A72];[Population.$A$2:.$A$264];0))" office:value-type="float" office:value="86" calcext:value-type="float">
            <text:p>86</text:p>
          </table:table-cell>
          <table:table-cell table:formula="of:=INDEX([Population.$G$2:.$G$264];MATCH([.J72];[Population.$H$2:.$H$264];0))" office:value-type="float" office:value="10230" calcext:value-type="float">
            <text:p>10230</text:p>
          </table:table-cell>
          <table:table-cell table:formula="of:=INDEX([Population.$B$2:.$B$264];MATCH([.L72];[Population.$C$2:.$C$264];0))" office:value-type="float" office:value="10705012" calcext:value-type="float">
            <text:p>10705012</text:p>
          </table:table-cell>
          <table:table-cell table:formula="of:=[.M72]/[.K72]" office:value-type="float" office:value="0.0519685039370079" calcext:value-type="float">
            <text:p>0.0519685039</text:p>
          </table:table-cell>
          <table:table-cell table:formula="of:=[.N72]/[.I72]" office:value-type="float" office:value="13.6232826156673" calcext:value-type="float">
            <text:p>13.6232826157</text:p>
          </table:table-cell>
          <table:table-cell table:formula="of:=[.I72]/[.K72]" office:value-type="float" office:value="3.99181102362205" calcext:value-type="float">
            <text:p>3.9918110236</text:p>
          </table:table-cell>
          <table:table-cell office:value-type="float" office:value="191" calcext:value-type="float">
            <text:p>191</text:p>
          </table:table-cell>
          <table:table-cell table:formula="of:=[.N72]/[.K72]" office:value-type="float" office:value="54.3815697231395" calcext:value-type="float">
            <text:p>54.3815697231</text:p>
          </table:table-cell>
          <table:table-cell table:formula="of:=[.I72]/[.M72]" office:value-type="float" office:value="76.8121212121212" calcext:value-type="float">
            <text:p>76.8121212121</text:p>
          </table:table-cell>
          <table:table-cell table:formula="of:=[.I72]/SUM([.$I$2:.$I$198])" office:value-type="float" office:value="0.00010123351283552" calcext:value-type="float">
            <text:p>0.0001012335</text:p>
          </table:table-cell>
          <table:table-cell table:formula="of:=[.K72]/SUM([.$K$2:.$K$198])" office:value-type="float" office:value="0.00152255810199689" calcext:value-type="float">
            <text:p>0.0015225581</text:p>
          </table:table-cell>
          <table:table-cell table:formula="of:=([.U72]-[.V72])" office:value-type="float" office:value="-0.00142132458916137" calcext:value-type="float">
            <text:p>-0.001421324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Haiti</text:p>
          </table:table-cell>
          <table:table-cell table:number-columns-repeated="4"/>
          <table:table-cell office:value-type="string" calcext:value-type="string">
            <text:p>Port-au-Prince</text:p>
          </table:table-cell>
          <table:table-cell/>
          <table:table-cell table:formula="of:=INDEX([Population.$B$2:.$B$264];MATCH([.A73];[Population.$A$2:.$A$264];0))" office:value-type="float" office:value="11373955" calcext:value-type="float">
            <text:p>11373955</text:p>
          </table:table-cell>
          <table:table-cell table:formula="of:=INDEX([Population.$C$2:.$C$264];MATCH([.A73];[Population.$A$2:.$A$264];0))" office:value-type="float" office:value="82" calcext:value-type="float">
            <text:p>82</text:p>
          </table:table-cell>
          <table:table-cell table:formula="of:=INDEX([Population.$G$2:.$G$264];MATCH([.A73];[Population.$A$2:.$A$264];0))" office:value-type="float" office:value="27560" calcext:value-type="float">
            <text:p>27560</text:p>
          </table:table-cell>
          <table:table-cell table:formula="of:=INDEX([Population.$H$2:.$H$264];MATCH([.A73];[Population.$A$2:.$A$264];0))" office:value-type="float" office:value="145" calcext:value-type="float">
            <text:p>145</text:p>
          </table:table-cell>
          <table:table-cell table:formula="of:=INDEX([Population.$G$2:.$G$264];MATCH([.J73];[Population.$H$2:.$H$264];0))" office:value-type="float" office:value="230170" calcext:value-type="float">
            <text:p>230170</text:p>
          </table:table-cell>
          <table:table-cell table:formula="of:=INDEX([Population.$B$2:.$B$264];MATCH([.L73];[Population.$C$2:.$C$264];0))" office:value-type="float" office:value="2402083" calcext:value-type="float">
            <text:p>2402083</text:p>
          </table:table-cell>
          <table:table-cell table:formula="of:=[.M73]/[.K73]" office:value-type="float" office:value="8.35159651669086" calcext:value-type="float">
            <text:p>8.3515965167</text:p>
          </table:table-cell>
          <table:table-cell table:formula="of:=[.N73]/[.I73]" office:value-type="float" office:value="0.211191533639794" calcext:value-type="float">
            <text:p>0.2111915336</text:p>
          </table:table-cell>
          <table:table-cell table:formula="of:=[.I73]/[.K73]" office:value-type="float" office:value="412.697931785196" calcext:value-type="float">
            <text:p>412.6979317852</text:p>
          </table:table-cell>
          <table:table-cell office:value-type="float" office:value="21" calcext:value-type="float">
            <text:p>21</text:p>
          </table:table-cell>
          <table:table-cell table:formula="of:=[.N73]/[.K73]" office:value-type="float" office:value="87.1583091436865" calcext:value-type="float">
            <text:p>87.1583091437</text:p>
          </table:table-cell>
          <table:table-cell table:formula="of:=[.I73]/[.M73]" office:value-type="float" office:value="49.4154537950211" calcext:value-type="float">
            <text:p>49.415453795</text:p>
          </table:table-cell>
          <table:table-cell table:formula="of:=[.I73]/SUM([.$I$2:.$I$198])" office:value-type="float" office:value="0.00146531306088046" calcext:value-type="float">
            <text:p>0.0014653131</text:p>
          </table:table-cell>
          <table:table-cell table:formula="of:=[.K73]/SUM([.$K$2:.$K$198])" office:value-type="float" office:value="0.000213165868890192" calcext:value-type="float">
            <text:p>0.0002131659</text:p>
          </table:table-cell>
          <table:table-cell table:formula="of:=([.U73]-[.V73])" office:value-type="float" office:value="0.00125214719199026" calcext:value-type="float">
            <text:p>0.00125214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Tegucigalpa</text:p>
          </table:table-cell>
          <table:table-cell/>
          <table:table-cell table:formula="of:=INDEX([Population.$B$2:.$B$264];MATCH([.A74];[Population.$A$2:.$A$264];0))" office:value-type="float" office:value="9871892" calcext:value-type="float">
            <text:p>9871892</text:p>
          </table:table-cell>
          <table:table-cell table:formula="of:=INDEX([Population.$C$2:.$C$264];MATCH([.A74];[Population.$A$2:.$A$264];0))" office:value-type="float" office:value="92" calcext:value-type="float">
            <text:p>92</text:p>
          </table:table-cell>
          <table:table-cell table:formula="of:=INDEX([Population.$G$2:.$G$264];MATCH([.A74];[Population.$A$2:.$A$264];0))" office:value-type="float" office:value="111890" calcext:value-type="float">
            <text:p>111890</text:p>
          </table:table-cell>
          <table:table-cell table:formula="of:=INDEX([Population.$H$2:.$H$264];MATCH([.A74];[Population.$A$2:.$A$264];0))" office:value-type="float" office:value="101" calcext:value-type="float">
            <text:p>101</text:p>
          </table:table-cell>
          <table:table-cell table:formula="of:=INDEX([Population.$G$2:.$G$264];MATCH([.J74];[Population.$H$2:.$H$264];0))" office:value-type="float" office:value="156000" calcext:value-type="float">
            <text:p>156000</text:p>
          </table:table-cell>
          <table:table-cell table:formula="of:=INDEX([Population.$B$2:.$B$264];MATCH([.L74];[Population.$C$2:.$C$264];0))" office:value-type="float" office:value="8237580" calcext:value-type="float">
            <text:p>8237580</text:p>
          </table:table-cell>
          <table:table-cell table:formula="of:=[.M74]/[.K74]" office:value-type="float" office:value="1.39422647242828" calcext:value-type="float">
            <text:p>1.3942264724</text:p>
          </table:table-cell>
          <table:table-cell table:formula="of:=[.N74]/[.I74]" office:value-type="float" office:value="0.834447945743329" calcext:value-type="float">
            <text:p>0.8344479457</text:p>
          </table:table-cell>
          <table:table-cell table:formula="of:=[.I74]/[.K74]" office:value-type="float" office:value="88.2285458932881" calcext:value-type="float">
            <text:p>88.2285458933</text:p>
          </table:table-cell>
          <table:table-cell office:value-type="float" office:value="99" calcext:value-type="float">
            <text:p>99</text:p>
          </table:table-cell>
          <table:table-cell table:formula="of:=[.N74]/[.K74]" office:value-type="float" office:value="73.6221288765752" calcext:value-type="float">
            <text:p>73.6221288766</text:p>
          </table:table-cell>
          <table:table-cell table:formula="of:=[.I74]/[.M74]" office:value-type="float" office:value="63.281358974359" calcext:value-type="float">
            <text:p>63.2813589744</text:p>
          </table:table-cell>
          <table:table-cell table:formula="of:=[.I74]/SUM([.$I$2:.$I$198])" office:value-type="float" office:value="0.00127180143434727" calcext:value-type="float">
            <text:p>0.0012718014</text:p>
          </table:table-cell>
          <table:table-cell table:formula="of:=[.K74]/SUM([.$K$2:.$K$198])" office:value-type="float" office:value="0.000865425583095923" calcext:value-type="float">
            <text:p>0.0008654256</text:p>
          </table:table-cell>
          <table:table-cell table:formula="of:=([.U74]-[.V74])" office:value-type="float" office:value="0.000406375851251346" calcext:value-type="float">
            <text:p>0.00040637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udapest</text:p>
          </table:table-cell>
          <table:table-cell/>
          <table:table-cell table:formula="of:=INDEX([Population.$B$2:.$B$264];MATCH([.A75];[Population.$A$2:.$A$264];0))" office:value-type="float" office:value="9665192" calcext:value-type="float">
            <text:p>9665192</text:p>
          </table:table-cell>
          <table:table-cell table:formula="of:=INDEX([Population.$C$2:.$C$264];MATCH([.A75];[Population.$A$2:.$A$264];0))" office:value-type="float" office:value="94" calcext:value-type="float">
            <text:p>94</text:p>
          </table:table-cell>
          <table:table-cell table:formula="of:=INDEX([Population.$G$2:.$G$264];MATCH([.A75];[Population.$A$2:.$A$264];0))" office:value-type="float" office:value="90530" calcext:value-type="float">
            <text:p>90530</text:p>
          </table:table-cell>
          <table:table-cell table:formula="of:=INDEX([Population.$H$2:.$H$264];MATCH([.A75];[Population.$A$2:.$A$264];0))" office:value-type="float" office:value="111" calcext:value-type="float">
            <text:p>111</text:p>
          </table:table-cell>
          <table:table-cell table:formula="of:=INDEX([Population.$G$2:.$G$264];MATCH([.J75];[Population.$H$2:.$H$264];0))" office:value-type="float" office:value="143350" calcext:value-type="float">
            <text:p>143350</text:p>
          </table:table-cell>
          <table:table-cell table:formula="of:=INDEX([Population.$B$2:.$B$264];MATCH([.L75];[Population.$C$2:.$C$264];0))" office:value-type="float" office:value="6501804" calcext:value-type="float">
            <text:p>6501804</text:p>
          </table:table-cell>
          <table:table-cell table:formula="of:=[.M75]/[.K75]" office:value-type="float" office:value="1.58345299900585" calcext:value-type="float">
            <text:p>1.583452999</text:p>
          </table:table-cell>
          <table:table-cell table:formula="of:=[.N75]/[.I75]" office:value-type="float" office:value="0.672703035801048" calcext:value-type="float">
            <text:p>0.6727030358</text:p>
          </table:table-cell>
          <table:table-cell table:formula="of:=[.I75]/[.K75]" office:value-type="float" office:value="106.762310836187" calcext:value-type="float">
            <text:p>106.7623108362</text:p>
          </table:table-cell>
          <table:table-cell office:value-type="float" office:value="84" calcext:value-type="float">
            <text:p>84</text:p>
          </table:table-cell>
          <table:table-cell table:formula="of:=[.N75]/[.K75]" office:value-type="float" office:value="71.819330608638" calcext:value-type="float">
            <text:p>71.8193306086</text:p>
          </table:table-cell>
          <table:table-cell table:formula="of:=[.I75]/[.M75]" office:value-type="float" office:value="67.4237321241716" calcext:value-type="float">
            <text:p>67.4237321242</text:p>
          </table:table-cell>
          <table:table-cell table:formula="of:=[.I75]/SUM([.$I$2:.$I$198])" office:value-type="float" office:value="0.00124517215634468" calcext:value-type="float">
            <text:p>0.0012451722</text:p>
          </table:table-cell>
          <table:table-cell table:formula="of:=[.K75]/SUM([.$K$2:.$K$198])" office:value-type="float" office:value="0.000700214300095396" calcext:value-type="float">
            <text:p>0.0007002143</text:p>
          </table:table-cell>
          <table:table-cell table:formula="of:=([.U75]-[.V75])" office:value-type="float" office:value="0.000544957856249279" calcext:value-type="float">
            <text:p>0.00054495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eykjavik</text:p>
          </table:table-cell>
          <table:table-cell/>
          <table:table-cell table:formula="of:=INDEX([Population.$B$2:.$B$264];MATCH([.A76];[Population.$A$2:.$A$264];0))" office:value-type="float" office:value="340795" calcext:value-type="float">
            <text:p>340795</text:p>
          </table:table-cell>
          <table:table-cell table:formula="of:=INDEX([Population.$C$2:.$C$264];MATCH([.A76];[Population.$A$2:.$A$264];0))" office:value-type="float" office:value="182" calcext:value-type="float">
            <text:p>182</text:p>
          </table:table-cell>
          <table:table-cell table:formula="of:=INDEX([Population.$G$2:.$G$264];MATCH([.A76];[Population.$A$2:.$A$264];0))" office:value-type="float" office:value="100250" calcext:value-type="float">
            <text:p>100250</text:p>
          </table:table-cell>
          <table:table-cell table:formula="of:=INDEX([Population.$H$2:.$H$264];MATCH([.A76];[Population.$A$2:.$A$264];0))" office:value-type="float" office:value="106" calcext:value-type="float">
            <text:p>106</text:p>
          </table:table-cell>
          <table:table-cell table:formula="of:=INDEX([Population.$G$2:.$G$264];MATCH([.J76];[Population.$H$2:.$H$264];0))" office:value-type="float" office:value="1690" calcext:value-type="float">
            <text:p>1690</text:p>
          </table:table-cell>
          <table:table-cell table:formula="of:=INDEX([Population.$B$2:.$B$264];MATCH([.L76];[Population.$C$2:.$C$264];0))" office:value-type="float" office:value="6963764" calcext:value-type="float">
            <text:p>6963764</text:p>
          </table:table-cell>
          <table:table-cell table:formula="of:=[.M76]/[.K76]" office:value-type="float" office:value="0.016857855361596" calcext:value-type="float">
            <text:p>0.0168578554</text:p>
          </table:table-cell>
          <table:table-cell table:formula="of:=[.N76]/[.I76]" office:value-type="float" office:value="20.4338796050412" calcext:value-type="float">
            <text:p>20.433879605</text:p>
          </table:table-cell>
          <table:table-cell table:formula="of:=[.I76]/[.K76]" office:value-type="float" office:value="3.39945137157107" calcext:value-type="float">
            <text:p>3.3994513716</text:p>
          </table:table-cell>
          <table:table-cell office:value-type="float" office:value="194" calcext:value-type="float">
            <text:p>194</text:p>
          </table:table-cell>
          <table:table-cell table:formula="of:=[.N76]/[.K76]" office:value-type="float" office:value="69.4639800498753" calcext:value-type="float">
            <text:p>69.4639800499</text:p>
          </table:table-cell>
          <table:table-cell table:formula="of:=[.I76]/[.M76]" office:value-type="float" office:value="201.653846153846" calcext:value-type="float">
            <text:p>201.6538461538</text:p>
          </table:table-cell>
          <table:table-cell table:formula="of:=[.I76]/SUM([.$I$2:.$I$198])" office:value-type="float" office:value="0.0000439048127571065" calcext:value-type="float">
            <text:p>4.39048127571065E-05</text:p>
          </table:table-cell>
          <table:table-cell table:formula="of:=[.K76]/SUM([.$K$2:.$K$198])" office:value-type="float" office:value="0.000775394715393389" calcext:value-type="float">
            <text:p>0.0007753947</text:p>
          </table:table-cell>
          <table:table-cell table:formula="of:=([.U76]-[.V76])" office:value-type="float" office:value="-0.000731489902636282" calcext:value-type="float">
            <text:p>-0.00073148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New Delhi</text:p>
          </table:table-cell>
          <table:table-cell/>
          <table:table-cell table:formula="of:=INDEX([Population.$B$2:.$B$264];MATCH([.A77];[Population.$A$2:.$A$264];0))" office:value-type="float" office:value="1377233523" calcext:value-type="float">
            <text:p>1377233523</text:p>
          </table:table-cell>
          <table:table-cell table:formula="of:=INDEX([Population.$C$2:.$C$264];MATCH([.A77];[Population.$A$2:.$A$264];0))" office:value-type="float" office:value="2" calcext:value-type="float">
            <text:p>2</text:p>
          </table:table-cell>
          <table:table-cell table:formula="of:=INDEX([Population.$G$2:.$G$264];MATCH([.A77];[Population.$A$2:.$A$264];0))" office:value-type="float" office:value="2973190" calcext:value-type="float">
            <text:p>2973190</text:p>
          </table:table-cell>
          <table:table-cell table:formula="of:=INDEX([Population.$H$2:.$H$264];MATCH([.A77];[Population.$A$2:.$A$264];0))" office:value-type="float" office:value="7" calcext:value-type="float">
            <text:p>7</text:p>
          </table:table-cell>
          <table:table-cell table:formula="of:=INDEX([Population.$G$2:.$G$264];MATCH([.J77];[Population.$H$2:.$H$264];0))" office:value-type="float" office:value="9388211" calcext:value-type="float">
            <text:p>9388211</text:p>
          </table:table-cell>
          <table:table-cell table:formula="of:=INDEX([Population.$B$2:.$B$264];MATCH([.L77];[Population.$C$2:.$C$264];0))" office:value-type="float" office:value="205052107" calcext:value-type="float">
            <text:p>205052107</text:p>
          </table:table-cell>
          <table:table-cell table:formula="of:=[.M77]/[.K77]" office:value-type="float" office:value="3.15762228448232" calcext:value-type="float">
            <text:p>3.1576222845</text:p>
          </table:table-cell>
          <table:table-cell table:formula="of:=[.N77]/[.I77]" office:value-type="float" office:value="0.148886956043111" calcext:value-type="float">
            <text:p>0.148886956</text:p>
          </table:table-cell>
          <table:table-cell table:formula="of:=[.I77]/[.K77]" office:value-type="float" office:value="463.217461043526" calcext:value-type="float">
            <text:p>463.2174610435</text:p>
          </table:table-cell>
          <table:table-cell office:value-type="float" office:value="19" calcext:value-type="float">
            <text:p>19</text:p>
          </table:table-cell>
          <table:table-cell table:formula="of:=[.N77]/[.K77]" office:value-type="float" office:value="68.9670377607889" calcext:value-type="float">
            <text:p>68.9670377608</text:p>
          </table:table-cell>
          <table:table-cell table:formula="of:=[.I77]/[.M77]" office:value-type="float" office:value="146.698185948313" calcext:value-type="float">
            <text:p>146.6981859483</text:p>
          </table:table-cell>
          <table:table-cell table:formula="of:=[.I77]/SUM([.$I$2:.$I$198])" office:value-type="float" office:value="0.177429774351517" calcext:value-type="float">
            <text:p>0.1774297744</text:p>
          </table:table-cell>
          <table:table-cell table:formula="of:=[.K77]/SUM([.$K$2:.$K$198])" office:value-type="float" office:value="0.0229964669711768" calcext:value-type="float">
            <text:p>0.022996467</text:p>
          </table:table-cell>
          <table:table-cell table:formula="of:=([.U77]-[.V77])" office:value-type="float" office:value="0.15443330738034" calcext:value-type="float">
            <text:p>0.154433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4"/>
          <table:table-cell office:value-type="string" calcext:value-type="string">
            <text:p>Jakarta</text:p>
          </table:table-cell>
          <table:table-cell/>
          <table:table-cell table:formula="of:=INDEX([Population.$B$2:.$B$264];MATCH([.A78];[Population.$A$2:.$A$264];0))" office:value-type="float" office:value="272931713" calcext:value-type="float">
            <text:p>272931713</text:p>
          </table:table-cell>
          <table:table-cell table:formula="of:=INDEX([Population.$C$2:.$C$264];MATCH([.A78];[Population.$A$2:.$A$264];0))" office:value-type="float" office:value="4" calcext:value-type="float">
            <text:p>4</text:p>
          </table:table-cell>
          <table:table-cell table:formula="of:=INDEX([Population.$G$2:.$G$264];MATCH([.A78];[Population.$A$2:.$A$264];0))" office:value-type="float" office:value="1811570" calcext:value-type="float">
            <text:p>1811570</text:p>
          </table:table-cell>
          <table:table-cell table:formula="of:=INDEX([Population.$H$2:.$H$264];MATCH([.A78];[Population.$A$2:.$A$264];0))" office:value-type="float" office:value="14" calcext:value-type="float">
            <text:p>14</text:p>
          </table:table-cell>
          <table:table-cell table:formula="of:=INDEX([Population.$G$2:.$G$264];MATCH([.J78];[Population.$H$2:.$H$264];0))" office:value-type="float" office:value="9093510" calcext:value-type="float">
            <text:p>9093510</text:p>
          </table:table-cell>
          <table:table-cell table:formula="of:=INDEX([Population.$B$2:.$B$264];MATCH([.L78];[Population.$C$2:.$C$264];0))" office:value-type="float" office:value="101930276" calcext:value-type="float">
            <text:p>101930276</text:p>
          </table:table-cell>
          <table:table-cell table:formula="of:=[.M78]/[.K78]" office:value-type="float" office:value="5.01968458298603" calcext:value-type="float">
            <text:p>5.019684583</text:p>
          </table:table-cell>
          <table:table-cell table:formula="of:=[.N78]/[.I78]" office:value-type="float" office:value="0.373464391072796" calcext:value-type="float">
            <text:p>0.3734643911</text:p>
          </table:table-cell>
          <table:table-cell table:formula="of:=[.I78]/[.K78]" office:value-type="float" office:value="150.660318397854" calcext:value-type="float">
            <text:p>150.6603183979</text:p>
          </table:table-cell>
          <table:table-cell office:value-type="float" office:value="62" calcext:value-type="float">
            <text:p>62</text:p>
          </table:table-cell>
          <table:table-cell table:formula="of:=[.N78]/[.K78]" office:value-type="float" office:value="56.266264069288" calcext:value-type="float">
            <text:p>56.2662640693</text:p>
          </table:table-cell>
          <table:table-cell table:formula="of:=[.I78]/[.M78]" office:value-type="float" office:value="30.0139014527944" calcext:value-type="float">
            <text:p>30.0139014528</text:p>
          </table:table-cell>
          <table:table-cell table:formula="of:=[.I78]/SUM([.$I$2:.$I$198])" office:value-type="float" office:value="0.0351619470788636" calcext:value-type="float">
            <text:p>0.0351619471</text:p>
          </table:table-cell>
          <table:table-cell table:formula="of:=[.K78]/SUM([.$K$2:.$K$198])" office:value-type="float" office:value="0.0140117885742165" calcext:value-type="float">
            <text:p>0.0140117886</text:p>
          </table:table-cell>
          <table:table-cell table:formula="of:=([.U78]-[.V78])" office:value-type="float" office:value="0.0211501585046471" calcext:value-type="float">
            <text:p>0.0211501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Iran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Tehran</text:p>
          </table:table-cell>
          <table:table-cell/>
          <table:table-cell table:formula="of:=INDEX([Population.$B$2:.$B$264];MATCH([.A79];[Population.$A$2:.$A$264];0))" office:value-type="float" office:value="83771587" calcext:value-type="float">
            <text:p>83771587</text:p>
          </table:table-cell>
          <table:table-cell table:formula="of:=INDEX([Population.$C$2:.$C$264];MATCH([.A79];[Population.$A$2:.$A$264];0))" office:value-type="float" office:value="18" calcext:value-type="float">
            <text:p>18</text:p>
          </table:table-cell>
          <table:table-cell table:formula="of:=INDEX([Population.$G$2:.$G$264];MATCH([.A79];[Population.$A$2:.$A$264];0))" office:value-type="float" office:value="1628550" calcext:value-type="float">
            <text:p>1628550</text:p>
          </table:table-cell>
          <table:table-cell table:formula="of:=INDEX([Population.$H$2:.$H$264];MATCH([.A79];[Population.$A$2:.$A$264];0))" office:value-type="float" office:value="17" calcext:value-type="float">
            <text:p>17</text:p>
          </table:table-cell>
          <table:table-cell table:formula="of:=INDEX([Population.$G$2:.$G$264];MATCH([.J79];[Population.$H$2:.$H$264];0))" office:value-type="float" office:value="1553560" calcext:value-type="float">
            <text:p>1553560</text:p>
          </table:table-cell>
          <table:table-cell table:formula="of:=INDEX([Population.$B$2:.$B$264];MATCH([.L79];[Population.$C$2:.$C$264];0))" office:value-type="float" office:value="84153250" calcext:value-type="float">
            <text:p>84153250</text:p>
          </table:table-cell>
          <table:table-cell table:formula="of:=[.M79]/[.K79]" office:value-type="float" office:value="0.953952902889073" calcext:value-type="float">
            <text:p>0.9539529029</text:p>
          </table:table-cell>
          <table:table-cell table:formula="of:=[.N79]/[.I79]" office:value-type="float" office:value="1.00455599581753" calcext:value-type="float">
            <text:p>1.0045559958</text:p>
          </table:table-cell>
          <table:table-cell table:formula="of:=[.I79]/[.K79]" office:value-type="float" office:value="51.4393706057536" calcext:value-type="float">
            <text:p>51.4393706058</text:p>
          </table:table-cell>
          <table:table-cell office:value-type="float" office:value="133" calcext:value-type="float">
            <text:p>133</text:p>
          </table:table-cell>
          <table:table-cell table:formula="of:=[.N79]/[.K79]" office:value-type="float" office:value="51.6737281630899" calcext:value-type="float">
            <text:p>51.6737281631</text:p>
          </table:table-cell>
          <table:table-cell table:formula="of:=[.I79]/[.M79]" office:value-type="float" office:value="53.9223377275419" calcext:value-type="float">
            <text:p>53.9223377275</text:p>
          </table:table-cell>
          <table:table-cell table:formula="of:=[.I79]/SUM([.$I$2:.$I$198])" office:value-type="float" office:value="0.0107923409721406" calcext:value-type="float">
            <text:p>0.010792341</text:p>
          </table:table-cell>
          <table:table-cell table:formula="of:=[.K79]/SUM([.$K$2:.$K$198])" office:value-type="float" office:value="0.012596200137196" calcext:value-type="float">
            <text:p>0.0125962001</text:p>
          </table:table-cell>
          <table:table-cell table:formula="of:=([.U79]-[.V79])" office:value-type="float" office:value="-0.00180385916505544" calcext:value-type="float">
            <text:p>-0.001803859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Baghdad</text:p>
          </table:table-cell>
          <table:table-cell/>
          <table:table-cell table:formula="of:=INDEX([Population.$B$2:.$B$264];MATCH([.A80];[Population.$A$2:.$A$264];0))" office:value-type="float" office:value="40031626" calcext:value-type="float">
            <text:p>40031626</text:p>
          </table:table-cell>
          <table:table-cell table:formula="of:=INDEX([Population.$C$2:.$C$264];MATCH([.A80];[Population.$A$2:.$A$264];0))" office:value-type="float" office:value="36" calcext:value-type="float">
            <text:p>36</text:p>
          </table:table-cell>
          <table:table-cell table:formula="of:=INDEX([Population.$G$2:.$G$264];MATCH([.A80];[Population.$A$2:.$A$264];0))" office:value-type="float" office:value="434320" calcext:value-type="float">
            <text:p>434320</text:p>
          </table:table-cell>
          <table:table-cell table:formula="of:=INDEX([Population.$H$2:.$H$264];MATCH([.A80];[Population.$A$2:.$A$264];0))" office:value-type="float" office:value="56" calcext:value-type="float">
            <text:p>56</text:p>
          </table:table-cell>
          <table:table-cell table:formula="of:=INDEX([Population.$G$2:.$G$264];MATCH([.J80];[Population.$H$2:.$H$264];0))" office:value-type="float" office:value="769630" calcext:value-type="float">
            <text:p>769630</text:p>
          </table:table-cell>
          <table:table-cell table:formula="of:=INDEX([Population.$B$2:.$B$264];MATCH([.L80];[Population.$C$2:.$C$264];0))" office:value-type="float" office:value="24014064" calcext:value-type="float">
            <text:p>24014064</text:p>
          </table:table-cell>
          <table:table-cell table:formula="of:=[.M80]/[.K80]" office:value-type="float" office:value="1.77203444464911" calcext:value-type="float">
            <text:p>1.7720344446</text:p>
          </table:table-cell>
          <table:table-cell table:formula="of:=[.N80]/[.I80]" office:value-type="float" office:value="0.599877307007215" calcext:value-type="float">
            <text:p>0.599877307</text:p>
          </table:table-cell>
          <table:table-cell table:formula="of:=[.I80]/[.K80]" office:value-type="float" office:value="92.170809541352" calcext:value-type="float">
            <text:p>92.1708095414</text:p>
          </table:table-cell>
          <table:table-cell office:value-type="float" office:value="97" calcext:value-type="float">
            <text:p>97</text:p>
          </table:table-cell>
          <table:table-cell table:formula="of:=[.N80]/[.K80]" office:value-type="float" office:value="55.2911770123411" calcext:value-type="float">
            <text:p>55.2911770123</text:p>
          </table:table-cell>
          <table:table-cell table:formula="of:=[.I80]/[.M80]" office:value-type="float" office:value="52.0141184725128" calcext:value-type="float">
            <text:p>52.0141184725</text:p>
          </table:table-cell>
          <table:table-cell table:formula="of:=[.I80]/SUM([.$I$2:.$I$198])" office:value-type="float" office:value="0.00515729703749326" calcext:value-type="float">
            <text:p>0.005157297</text:p>
          </table:table-cell>
          <table:table-cell table:formula="of:=[.K80]/SUM([.$K$2:.$K$198])" office:value-type="float" office:value="0.00335929608767737" calcext:value-type="float">
            <text:p>0.0033592961</text:p>
          </table:table-cell>
          <table:table-cell table:formula="of:=([.U80]-[.V80])" office:value-type="float" office:value="0.00179800094981589" calcext:value-type="float">
            <text:p>0.0017980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Dublin</text:p>
          </table:table-cell>
          <table:table-cell/>
          <table:table-cell table:formula="of:=INDEX([Population.$B$2:.$B$264];MATCH([.A81];[Population.$A$2:.$A$264];0))" office:value-type="float" office:value="4926480" calcext:value-type="float">
            <text:p>4926480</text:p>
          </table:table-cell>
          <table:table-cell table:formula="of:=INDEX([Population.$C$2:.$C$264];MATCH([.A81];[Population.$A$2:.$A$264];0))" office:value-type="float" office:value="125" calcext:value-type="float">
            <text:p>125</text:p>
          </table:table-cell>
          <table:table-cell table:formula="of:=INDEX([Population.$G$2:.$G$264];MATCH([.A81];[Population.$A$2:.$A$264];0))" office:value-type="float" office:value="68890" calcext:value-type="float">
            <text:p>68890</text:p>
          </table:table-cell>
          <table:table-cell table:formula="of:=INDEX([Population.$H$2:.$H$264];MATCH([.A81];[Population.$A$2:.$A$264];0))" office:value-type="float" office:value="122" calcext:value-type="float">
            <text:p>122</text:p>
          </table:table-cell>
          <table:table-cell table:formula="of:=INDEX([Population.$G$2:.$G$264];MATCH([.J81];[Population.$H$2:.$H$264];0))" office:value-type="float" office:value="62200" calcext:value-type="float">
            <text:p>62200</text:p>
          </table:table-cell>
          <table:table-cell table:formula="of:=INDEX([Population.$B$2:.$B$264];MATCH([.L81];[Population.$C$2:.$C$264];0))" office:value-type="float" office:value="5076280" calcext:value-type="float">
            <text:p>5076280</text:p>
          </table:table-cell>
          <table:table-cell table:formula="of:=[.M81]/[.K81]" office:value-type="float" office:value="0.902888663086079" calcext:value-type="float">
            <text:p>0.9028886631</text:p>
          </table:table-cell>
          <table:table-cell table:formula="of:=[.N81]/[.I81]" office:value-type="float" office:value="1.03040710608792" calcext:value-type="float">
            <text:p>1.0304071061</text:p>
          </table:table-cell>
          <table:table-cell table:formula="of:=[.I81]/[.K81]" office:value-type="float" office:value="71.5122659311947" calcext:value-type="float">
            <text:p>71.5122659312</text:p>
          </table:table-cell>
          <table:table-cell office:value-type="float" office:value="114" calcext:value-type="float">
            <text:p>114</text:p>
          </table:table-cell>
          <table:table-cell table:formula="of:=[.N81]/[.K81]" office:value-type="float" office:value="73.6867469879518" calcext:value-type="float">
            <text:p>73.686746988</text:p>
          </table:table-cell>
          <table:table-cell table:formula="of:=[.I81]/[.M81]" office:value-type="float" office:value="79.2038585209003" calcext:value-type="float">
            <text:p>79.2038585209</text:p>
          </table:table-cell>
          <table:table-cell table:formula="of:=[.I81]/SUM([.$I$2:.$I$198])" office:value-type="float" office:value="0.000634681207035402" calcext:value-type="float">
            <text:p>0.0006346812</text:p>
          </table:table-cell>
          <table:table-cell table:formula="of:=[.K81]/SUM([.$K$2:.$K$198])" office:value-type="float" office:value="0.000532837326119208" calcext:value-type="float">
            <text:p>0.0005328373</text:p>
          </table:table-cell>
          <table:table-cell table:formula="of:=([.U81]-[.V81])" office:value-type="float" office:value="0.000101843880916195" calcext:value-type="float">
            <text:p>0.00010184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 table:number-columns-repeated="2" office:value-type="string" calcext:value-type="string">
            <text:p>Hebrew</text:p>
          </table:table-cell>
          <table:table-cell office:value-type="string" calcext:value-type="string">
            <text:p>RL</text:p>
          </table:table-cell>
          <table:table-cell/>
          <table:table-cell office:value-type="string" calcext:value-type="string">
            <text:p>Jerusalem</text:p>
          </table:table-cell>
          <table:table-cell/>
          <table:table-cell table:formula="of:=INDEX([Population.$B$2:.$B$264];MATCH([.A82];[Population.$A$2:.$A$264];0))" office:value-type="float" office:value="8627444" calcext:value-type="float">
            <text:p>8627444</text:p>
          </table:table-cell>
          <table:table-cell table:formula="of:=INDEX([Population.$C$2:.$C$264];MATCH([.A82];[Population.$A$2:.$A$264];0))" office:value-type="float" office:value="100" calcext:value-type="float">
            <text:p>100</text:p>
          </table:table-cell>
          <table:table-cell table:formula="of:=INDEX([Population.$G$2:.$G$264];MATCH([.A82];[Population.$A$2:.$A$264];0))" office:value-type="float" office:value="21640" calcext:value-type="float">
            <text:p>21640</text:p>
          </table:table-cell>
          <table:table-cell table:formula="of:=INDEX([Population.$H$2:.$H$264];MATCH([.A82];[Population.$A$2:.$A$264];0))" office:value-type="float" office:value="152" calcext:value-type="float">
            <text:p>152</text:p>
          </table:table-cell>
          <table:table-cell table:formula="of:=INDEX([Population.$G$2:.$G$264];MATCH([.J82];[Population.$H$2:.$H$264];0))" office:value-type="float" office:value="112760" calcext:value-type="float">
            <text:p>112760</text:p>
          </table:table-cell>
          <table:table-cell table:formula="of:=INDEX([Population.$B$2:.$B$264];MATCH([.L82];[Population.$C$2:.$C$264];0))" office:value-type="float" office:value="1890218" calcext:value-type="float">
            <text:p>1890218</text:p>
          </table:table-cell>
          <table:table-cell table:formula="of:=[.M82]/[.K82]" office:value-type="float" office:value="5.21072088724584" calcext:value-type="float">
            <text:p>5.2107208872</text:p>
          </table:table-cell>
          <table:table-cell table:formula="of:=[.N82]/[.I82]" office:value-type="float" office:value="0.219093627266662" calcext:value-type="float">
            <text:p>0.2190936273</text:p>
          </table:table-cell>
          <table:table-cell table:formula="of:=[.I82]/[.K82]" office:value-type="float" office:value="398.680406654344" calcext:value-type="float">
            <text:p>398.6804066543</text:p>
          </table:table-cell>
          <table:table-cell office:value-type="float" office:value="22" calcext:value-type="float">
            <text:p>22</text:p>
          </table:table-cell>
          <table:table-cell table:formula="of:=[.N82]/[.K82]" office:value-type="float" office:value="87.3483364140481" calcext:value-type="float">
            <text:p>87.348336414</text:p>
          </table:table-cell>
          <table:table-cell table:formula="of:=[.I82]/[.M82]" office:value-type="float" office:value="76.5115643845335" calcext:value-type="float">
            <text:p>76.5115643845</text:p>
          </table:table-cell>
          <table:table-cell table:formula="of:=[.I82]/SUM([.$I$2:.$I$198])" office:value-type="float" office:value="0.00111147849408713" calcext:value-type="float">
            <text:p>0.0011114785</text:p>
          </table:table-cell>
          <table:table-cell table:formula="of:=[.K82]/SUM([.$K$2:.$K$198])" office:value-type="float" office:value="0.000167376973976189" calcext:value-type="float">
            <text:p>0.000167377</text:p>
          </table:table-cell>
          <table:table-cell table:formula="of:=([.U82]-[.V82])" office:value-type="float" office:value="0.000944101520110936" calcext:value-type="float">
            <text:p>0.00094410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ome</text:p>
          </table:table-cell>
          <table:table-cell/>
          <table:table-cell table:formula="of:=INDEX([Population.$B$2:.$B$264];MATCH([.A83];[Population.$A$2:.$A$264];0))" office:value-type="float" office:value="60479424" calcext:value-type="float">
            <text:p>60479424</text:p>
          </table:table-cell>
          <table:table-cell table:formula="of:=INDEX([Population.$C$2:.$C$264];MATCH([.A83];[Population.$A$2:.$A$264];0))" office:value-type="float" office:value="23" calcext:value-type="float">
            <text:p>23</text:p>
          </table:table-cell>
          <table:table-cell table:formula="of:=INDEX([Population.$G$2:.$G$264];MATCH([.A83];[Population.$A$2:.$A$264];0))" office:value-type="float" office:value="294140" calcext:value-type="float">
            <text:p>294140</text:p>
          </table:table-cell>
          <table:table-cell table:formula="of:=INDEX([Population.$H$2:.$H$264];MATCH([.A83];[Population.$A$2:.$A$264];0))" office:value-type="float" office:value="73" calcext:value-type="float">
            <text:p>73</text:p>
          </table:table-cell>
          <table:table-cell table:formula="of:=INDEX([Population.$G$2:.$G$264];MATCH([.J83];[Population.$H$2:.$H$264];0))" office:value-type="float" office:value="1220190" calcext:value-type="float">
            <text:p>1220190</text:p>
          </table:table-cell>
          <table:table-cell table:formula="of:=INDEX([Population.$B$2:.$B$264];MATCH([.L83];[Population.$C$2:.$C$264];0))" office:value-type="float" office:value="15798020" calcext:value-type="float">
            <text:p>15798020</text:p>
          </table:table-cell>
          <table:table-cell table:formula="of:=[.M83]/[.K83]" office:value-type="float" office:value="4.14833072686476" calcext:value-type="float">
            <text:p>4.1483307269</text:p>
          </table:table-cell>
          <table:table-cell table:formula="of:=[.N83]/[.I83]" office:value-type="float" office:value="0.261213135892299" calcext:value-type="float">
            <text:p>0.2612131359</text:p>
          </table:table-cell>
          <table:table-cell table:formula="of:=[.I83]/[.K83]" office:value-type="float" office:value="205.614414904467" calcext:value-type="float">
            <text:p>205.6144149045</text:p>
          </table:table-cell>
          <table:table-cell office:value-type="float" office:value="52" calcext:value-type="float">
            <text:p>52</text:p>
          </table:table-cell>
          <table:table-cell table:formula="of:=[.N83]/[.K83]" office:value-type="float" office:value="53.7091861018563" calcext:value-type="float">
            <text:p>53.7091861019</text:p>
          </table:table-cell>
          <table:table-cell table:formula="of:=[.I83]/[.M83]" office:value-type="float" office:value="49.5655791311189" calcext:value-type="float">
            <text:p>49.5655791311</text:p>
          </table:table-cell>
          <table:table-cell table:formula="of:=[.I83]/SUM([.$I$2:.$I$198])" office:value-type="float" office:value="0.00779159842831512" calcext:value-type="float">
            <text:p>0.0077915984</text:p>
          </table:table-cell>
          <table:table-cell table:formula="of:=[.K83]/SUM([.$K$2:.$K$198])" office:value-type="float" office:value="0.00227505836993328" calcext:value-type="float">
            <text:p>0.0022750584</text:p>
          </table:table-cell>
          <table:table-cell table:formula="of:=([.U83]-[.V83])" office:value-type="float" office:value="0.00551654005838184" calcext:value-type="float">
            <text:p>0.00551654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Kingston</text:p>
          </table:table-cell>
          <table:table-cell/>
          <table:table-cell table:formula="of:=INDEX([Population.$B$2:.$B$264];MATCH([.A84];[Population.$A$2:.$A$264];0))" office:value-type="float" office:value="2958567" calcext:value-type="float">
            <text:p>2958567</text:p>
          </table:table-cell>
          <table:table-cell table:formula="of:=INDEX([Population.$C$2:.$C$264];MATCH([.A84];[Population.$A$2:.$A$264];0))" office:value-type="float" office:value="139" calcext:value-type="float">
            <text:p>139</text:p>
          </table:table-cell>
          <table:table-cell table:formula="of:=INDEX([Population.$G$2:.$G$264];MATCH([.A84];[Population.$A$2:.$A$264];0))" office:value-type="float" office:value="10830" calcext:value-type="float">
            <text:p>10830</text:p>
          </table:table-cell>
          <table:table-cell table:formula="of:=INDEX([Population.$H$2:.$H$264];MATCH([.A84];[Population.$A$2:.$A$264];0))" office:value-type="float" office:value="165" calcext:value-type="float">
            <text:p>165</text:p>
          </table:table-cell>
          <table:table-cell table:formula="of:=INDEX([Population.$G$2:.$G$264];MATCH([.J84];[Population.$H$2:.$H$264];0))" office:value-type="float" office:value="30360" calcext:value-type="float">
            <text:p>30360</text:p>
          </table:table-cell>
          <table:table-cell table:formula="of:=INDEX([Population.$B$2:.$B$264];MATCH([.L84];[Population.$C$2:.$C$264];0))" office:value-type="float" office:value="865696" calcext:value-type="float">
            <text:p>865696</text:p>
          </table:table-cell>
          <table:table-cell table:formula="of:=[.M84]/[.K84]" office:value-type="float" office:value="2.80332409972299" calcext:value-type="float">
            <text:p>2.8033240997</text:p>
          </table:table-cell>
          <table:table-cell table:formula="of:=[.N84]/[.I84]" office:value-type="float" office:value="0.292606522008797" calcext:value-type="float">
            <text:p>0.292606522</text:p>
          </table:table-cell>
          <table:table-cell table:formula="of:=[.I84]/[.K84]" office:value-type="float" office:value="273.182548476454" calcext:value-type="float">
            <text:p>273.1825484765</text:p>
          </table:table-cell>
          <table:table-cell office:value-type="float" office:value="36" calcext:value-type="float">
            <text:p>36</text:p>
          </table:table-cell>
          <table:table-cell table:formula="of:=[.N84]/[.K84]" office:value-type="float" office:value="79.9349953831948" calcext:value-type="float">
            <text:p>79.9349953832</text:p>
          </table:table-cell>
          <table:table-cell table:formula="of:=[.I84]/[.M84]" office:value-type="float" office:value="97.4495059288538" calcext:value-type="float">
            <text:p>97.4495059289</text:p>
          </table:table-cell>
          <table:table-cell table:formula="of:=[.I84]/SUM([.$I$2:.$I$198])" office:value-type="float" office:value="0.00038115386130769" calcext:value-type="float">
            <text:p>0.0003811539</text:p>
          </table:table-cell>
          <table:table-cell table:formula="of:=[.K84]/SUM([.$K$2:.$K$198])" office:value-type="float" office:value="0.0000837658330943681" calcext:value-type="float">
            <text:p>8.37658330943681E-05</text:p>
          </table:table-cell>
          <table:table-cell table:formula="of:=([.U84]-[.V84])" office:value-type="float" office:value="0.000297388028213322" calcext:value-type="float">
            <text:p>0.0002973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string" calcext:value-type="string">
            <text:p>Japan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2"/>
          <table:table-cell office:value-type="string" calcext:value-type="string">
            <text:p>Tokyo</text:p>
          </table:table-cell>
          <table:table-cell/>
          <table:table-cell table:formula="of:=INDEX([Population.$B$2:.$B$264];MATCH([.A85];[Population.$A$2:.$A$264];0))" office:value-type="float" office:value="126552765" calcext:value-type="float">
            <text:p>126552765</text:p>
          </table:table-cell>
          <table:table-cell table:formula="of:=INDEX([Population.$C$2:.$C$264];MATCH([.A85];[Population.$A$2:.$A$264];0))" office:value-type="float" office:value="11" calcext:value-type="float">
            <text:p>11</text:p>
          </table:table-cell>
          <table:table-cell table:formula="of:=INDEX([Population.$G$2:.$G$264];MATCH([.A85];[Population.$A$2:.$A$264];0))" office:value-type="float" office:value="364555" calcext:value-type="float">
            <text:p>364555</text:p>
          </table:table-cell>
          <table:table-cell table:formula="of:=INDEX([Population.$H$2:.$H$264];MATCH([.A85];[Population.$A$2:.$A$264];0))" office:value-type="float" office:value="63" calcext:value-type="float">
            <text:p>63</text:p>
          </table:table-cell>
          <table:table-cell table:formula="of:=INDEX([Population.$G$2:.$G$264];MATCH([.J85];[Population.$H$2:.$H$264];0))" office:value-type="float" office:value="2267050" calcext:value-type="float">
            <text:p>2267050</text:p>
          </table:table-cell>
          <table:table-cell table:formula="of:=INDEX([Population.$B$2:.$B$264];MATCH([.L85];[Population.$C$2:.$C$264];0))" office:value-type="float" office:value="19024426" calcext:value-type="float">
            <text:p>19024426</text:p>
          </table:table-cell>
          <table:table-cell table:formula="of:=[.M85]/[.K85]" office:value-type="float" office:value="6.2186775657994" calcext:value-type="float">
            <text:p>6.2186775658</text:p>
          </table:table-cell>
          <table:table-cell table:formula="of:=[.N85]/[.I85]" office:value-type="float" office:value="0.150328015353912" calcext:value-type="float">
            <text:p>0.1503280154</text:p>
          </table:table-cell>
          <table:table-cell table:formula="of:=[.I85]/[.K85]" office:value-type="float" office:value="347.143133409225" calcext:value-type="float">
            <text:p>347.1431334092</text:p>
          </table:table-cell>
          <table:table-cell office:value-type="float" office:value="26" calcext:value-type="float">
            <text:p>26</text:p>
          </table:table-cell>
          <table:table-cell table:formula="of:=[.N85]/[.K85]" office:value-type="float" office:value="52.185338289147" calcext:value-type="float">
            <text:p>52.1853382891</text:p>
          </table:table-cell>
          <table:table-cell table:formula="of:=[.I85]/[.M85]" office:value-type="float" office:value="55.8226616086985" calcext:value-type="float">
            <text:p>55.8226616087</text:p>
          </table:table-cell>
          <table:table-cell table:formula="of:=[.I85]/SUM([.$I$2:.$I$198])" office:value-type="float" office:value="0.0163038643501786" calcext:value-type="float">
            <text:p>0.0163038644</text:p>
          </table:table-cell>
          <table:table-cell table:formula="of:=[.K85]/SUM([.$K$2:.$K$198])" office:value-type="float" office:value="0.00281969097725922" calcext:value-type="float">
            <text:p>0.002819691</text:p>
          </table:table-cell>
          <table:table-cell table:formula="of:=([.U85]-[.V85])" office:value-type="float" office:value="0.0134841733729193" calcext:value-type="float">
            <text:p>0.01348417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Amman</text:p>
          </table:table-cell>
          <table:table-cell/>
          <table:table-cell table:formula="of:=INDEX([Population.$B$2:.$B$264];MATCH([.A86];[Population.$A$2:.$A$264];0))" office:value-type="float" office:value="10182442" calcext:value-type="float">
            <text:p>10182442</text:p>
          </table:table-cell>
          <table:table-cell table:formula="of:=INDEX([Population.$C$2:.$C$264];MATCH([.A86];[Population.$A$2:.$A$264];0))" office:value-type="float" office:value="89" calcext:value-type="float">
            <text:p>89</text:p>
          </table:table-cell>
          <table:table-cell table:formula="of:=INDEX([Population.$G$2:.$G$264];MATCH([.A86];[Population.$A$2:.$A$264];0))" office:value-type="float" office:value="88780" calcext:value-type="float">
            <text:p>88780</text:p>
          </table:table-cell>
          <table:table-cell table:formula="of:=INDEX([Population.$H$2:.$H$264];MATCH([.A86];[Population.$A$2:.$A$264];0))" office:value-type="float" office:value="112" calcext:value-type="float">
            <text:p>112</text:p>
          </table:table-cell>
          <table:table-cell table:formula="of:=INDEX([Population.$G$2:.$G$264];MATCH([.J86];[Population.$H$2:.$H$264];0))" office:value-type="float" office:value="183630" calcext:value-type="float">
            <text:p>183630</text:p>
          </table:table-cell>
          <table:table-cell table:formula="of:=INDEX([Population.$B$2:.$B$264];MATCH([.L86];[Population.$C$2:.$C$264];0))" office:value-type="float" office:value="6479609" calcext:value-type="float">
            <text:p>6479609</text:p>
          </table:table-cell>
          <table:table-cell table:formula="of:=[.M86]/[.K86]" office:value-type="float" office:value="2.06837125478711" calcext:value-type="float">
            <text:p>2.0683712548</text:p>
          </table:table-cell>
          <table:table-cell table:formula="of:=[.N86]/[.I86]" office:value-type="float" office:value="0.63635118176956" calcext:value-type="float">
            <text:p>0.6363511818</text:p>
          </table:table-cell>
          <table:table-cell table:formula="of:=[.I86]/[.K86]" office:value-type="float" office:value="114.692971389953" calcext:value-type="float">
            <text:p>114.69297139</text:p>
          </table:table-cell>
          <table:table-cell office:value-type="float" office:value="76" calcext:value-type="float">
            <text:p>76</text:p>
          </table:table-cell>
          <table:table-cell table:formula="of:=[.N86]/[.K86]" office:value-type="float" office:value="72.9850078846587" calcext:value-type="float">
            <text:p>72.9850078847</text:p>
          </table:table-cell>
          <table:table-cell table:formula="of:=[.I86]/[.M86]" office:value-type="float" office:value="55.450863148723" calcext:value-type="float">
            <text:p>55.4508631487</text:p>
          </table:table-cell>
          <table:table-cell table:formula="of:=[.I86]/SUM([.$I$2:.$I$198])" office:value-type="float" office:value="0.00131180976663418" calcext:value-type="float">
            <text:p>0.0013118098</text:p>
          </table:table-cell>
          <table:table-cell table:formula="of:=[.K86]/SUM([.$K$2:.$K$198])" office:value-type="float" office:value="0.000686678731497507" calcext:value-type="float">
            <text:p>0.0006866787</text:p>
          </table:table-cell>
          <table:table-cell table:formula="of:=([.U86]-[.V86])" office:value-type="float" office:value="0.000625131035136678" calcext:value-type="float">
            <text:p>0.0006251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number-columns-repeated="4"/>
          <table:table-cell office:value-type="string" calcext:value-type="string">
            <text:p>Nur-Sultan</text:p>
          </table:table-cell>
          <table:table-cell/>
          <table:table-cell table:formula="of:=INDEX([Population.$B$2:.$B$264];MATCH([.A87];[Population.$A$2:.$A$264];0))" office:value-type="float" office:value="18730568" calcext:value-type="float">
            <text:p>18730568</text:p>
          </table:table-cell>
          <table:table-cell table:formula="of:=INDEX([Population.$C$2:.$C$264];MATCH([.A87];[Population.$A$2:.$A$264];0))" office:value-type="float" office:value="64" calcext:value-type="float">
            <text:p>64</text:p>
          </table:table-cell>
          <table:table-cell table:formula="of:=INDEX([Population.$G$2:.$G$264];MATCH([.A87];[Population.$A$2:.$A$264];0))" office:value-type="float" office:value="2699700" calcext:value-type="float">
            <text:p>2699700</text:p>
          </table:table-cell>
          <table:table-cell table:formula="of:=INDEX([Population.$H$2:.$H$264];MATCH([.A87];[Population.$A$2:.$A$264];0))" office:value-type="float" office:value="9" calcext:value-type="float">
            <text:p>9</text:p>
          </table:table-cell>
          <table:table-cell table:formula="of:=INDEX([Population.$G$2:.$G$264];MATCH([.J87];[Population.$H$2:.$H$264];0))" office:value-type="float" office:value="348560" calcext:value-type="float">
            <text:p>348560</text:p>
          </table:table-cell>
          <table:table-cell table:formula="of:=INDEX([Population.$B$2:.$B$264];MATCH([.L87];[Population.$C$2:.$C$264];0))" office:value-type="float" office:value="145922010" calcext:value-type="float">
            <text:p>145922010</text:p>
          </table:table-cell>
          <table:table-cell table:formula="of:=[.M87]/[.K87]" office:value-type="float" office:value="0.129110641923177" calcext:value-type="float">
            <text:p>0.1291106419</text:p>
          </table:table-cell>
          <table:table-cell table:formula="of:=[.N87]/[.I87]" office:value-type="float" office:value="7.79058115055561" calcext:value-type="float">
            <text:p>7.7905811506</text:p>
          </table:table-cell>
          <table:table-cell table:formula="of:=[.I87]/[.K87]" office:value-type="float" office:value="6.93801829832944" calcext:value-type="float">
            <text:p>6.9380182983</text:p>
          </table:table-cell>
          <table:table-cell office:value-type="float" office:value="187" calcext:value-type="float">
            <text:p>187</text:p>
          </table:table-cell>
          <table:table-cell table:formula="of:=[.N87]/[.K87]" office:value-type="float" office:value="54.0511945771752" calcext:value-type="float">
            <text:p>54.0511945772</text:p>
          </table:table-cell>
          <table:table-cell table:formula="of:=[.I87]/[.M87]" office:value-type="float" office:value="53.7369979343585" calcext:value-type="float">
            <text:p>53.7369979344</text:p>
          </table:table-cell>
          <table:table-cell table:formula="of:=[.I87]/SUM([.$I$2:.$I$198])" office:value-type="float" office:value="0.00241306967788333" calcext:value-type="float">
            <text:p>0.0024130697</text:p>
          </table:table-cell>
          <table:table-cell table:formula="of:=[.K87]/SUM([.$K$2:.$K$198])" office:value-type="float" office:value="0.0208811283106986" calcext:value-type="float">
            <text:p>0.0208811283</text:p>
          </table:table-cell>
          <table:table-cell table:formula="of:=([.U87]-[.V87])" office:value-type="float" office:value="-0.0184680586328152" calcext:value-type="float">
            <text:p>-0.018468058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number-columns-repeated="4"/>
          <table:table-cell office:value-type="string" calcext:value-type="string">
            <text:p>Nairobi</text:p>
          </table:table-cell>
          <table:table-cell/>
          <table:table-cell table:formula="of:=INDEX([Population.$B$2:.$B$264];MATCH([.A88];[Population.$A$2:.$A$264];0))" office:value-type="float" office:value="53521116" calcext:value-type="float">
            <text:p>53521116</text:p>
          </table:table-cell>
          <table:table-cell table:formula="of:=INDEX([Population.$C$2:.$C$264];MATCH([.A88];[Population.$A$2:.$A$264];0))" office:value-type="float" office:value="27" calcext:value-type="float">
            <text:p>27</text:p>
          </table:table-cell>
          <table:table-cell table:formula="of:=INDEX([Population.$G$2:.$G$264];MATCH([.A88];[Population.$A$2:.$A$264];0))" office:value-type="float" office:value="569140" calcext:value-type="float">
            <text:p>569140</text:p>
          </table:table-cell>
          <table:table-cell table:formula="of:=INDEX([Population.$H$2:.$H$264];MATCH([.A88];[Population.$A$2:.$A$264];0))" office:value-type="float" office:value="46" calcext:value-type="float">
            <text:p>46</text:p>
          </table:table-cell>
          <table:table-cell table:formula="of:=INDEX([Population.$G$2:.$G$264];MATCH([.J88];[Population.$H$2:.$H$264];0))" office:value-type="float" office:value="1030700" calcext:value-type="float">
            <text:p>1030700</text:p>
          </table:table-cell>
          <table:table-cell table:formula="of:=INDEX([Population.$B$2:.$B$264];MATCH([.L88];[Population.$C$2:.$C$264];0))" office:value-type="float" office:value="31067362" calcext:value-type="float">
            <text:p>31067362</text:p>
          </table:table-cell>
          <table:table-cell table:formula="of:=[.M88]/[.K88]" office:value-type="float" office:value="1.81097796675686" calcext:value-type="float">
            <text:p>1.8109779668</text:p>
          </table:table-cell>
          <table:table-cell table:formula="of:=[.N88]/[.I88]" office:value-type="float" office:value="0.580469248810133" calcext:value-type="float">
            <text:p>0.5804692488</text:p>
          </table:table-cell>
          <table:table-cell table:formula="of:=[.I88]/[.K88]" office:value-type="float" office:value="94.0385775028991" calcext:value-type="float">
            <text:p>94.0385775029</text:p>
          </table:table-cell>
          <table:table-cell office:value-type="float" office:value="95" calcext:value-type="float">
            <text:p>95</text:p>
          </table:table-cell>
          <table:table-cell table:formula="of:=[.N88]/[.K88]" office:value-type="float" office:value="54.5865024422813" calcext:value-type="float">
            <text:p>54.5865024423</text:p>
          </table:table-cell>
          <table:table-cell table:formula="of:=[.I88]/[.M88]" office:value-type="float" office:value="51.9269583778015" calcext:value-type="float">
            <text:p>51.9269583778</text:p>
          </table:table-cell>
          <table:table-cell table:formula="of:=[.I88]/SUM([.$I$2:.$I$198])" office:value-type="float" office:value="0.0068951556699229" calcext:value-type="float">
            <text:p>0.0068951557</text:p>
          </table:table-cell>
          <table:table-cell table:formula="of:=[.K88]/SUM([.$K$2:.$K$198])" office:value-type="float" office:value="0.00440207629245879" calcext:value-type="float">
            <text:p>0.0044020763</text:p>
          </table:table-cell>
          <table:table-cell table:formula="of:=([.U88]-[.V88])" office:value-type="float" office:value="0.00249307937746412" calcext:value-type="float">
            <text:p>0.00249307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5"/>
          <table:table-cell office:value-type="string" calcext:value-type="string">
            <text:p>Tarawa</text:p>
          </table:table-cell>
          <table:table-cell/>
          <table:table-cell table:formula="of:=INDEX([Population.$B$2:.$B$264];MATCH([.A89];[Population.$A$2:.$A$264];0))" office:value-type="float" office:value="119069" calcext:value-type="float">
            <text:p>119069</text:p>
          </table:table-cell>
          <table:table-cell table:formula="of:=INDEX([Population.$C$2:.$C$264];MATCH([.A89];[Population.$A$2:.$A$264];0))" office:value-type="float" office:value="195" calcext:value-type="float">
            <text:p>195</text:p>
          </table:table-cell>
          <table:table-cell table:formula="of:=INDEX([Population.$G$2:.$G$264];MATCH([.A89];[Population.$A$2:.$A$264];0))" office:value-type="float" office:value="810" calcext:value-type="float">
            <text:p>810</text:p>
          </table:table-cell>
          <table:table-cell table:formula="of:=INDEX([Population.$H$2:.$H$264];MATCH([.A89];[Population.$A$2:.$A$264];0))" office:value-type="float" office:value="188" calcext:value-type="float">
            <text:p>188</text:p>
          </table:table-cell>
          <table:table-cell table:formula="of:=INDEX([Population.$G$2:.$G$264];MATCH([.J89];[Population.$H$2:.$H$264];0))" office:value-type="float" office:value="570" calcext:value-type="float">
            <text:p>570</text:p>
          </table:table-cell>
          <table:table-cell table:formula="of:=INDEX([Population.$B$2:.$B$264];MATCH([.L89];[Population.$C$2:.$C$264];0))" office:value-type="float" office:value="271417" calcext:value-type="float">
            <text:p>271417</text:p>
          </table:table-cell>
          <table:table-cell table:formula="of:=[.M89]/[.K89]" office:value-type="float" office:value="0.703703703703704" calcext:value-type="float">
            <text:p>0.7037037037</text:p>
          </table:table-cell>
          <table:table-cell table:formula="of:=[.N89]/[.I89]" office:value-type="float" office:value="2.27949340298482" calcext:value-type="float">
            <text:p>2.279493403</text:p>
          </table:table-cell>
          <table:table-cell table:formula="of:=[.I89]/[.K89]" office:value-type="float" office:value="146.998765432099" calcext:value-type="float">
            <text:p>146.9987654321</text:p>
          </table:table-cell>
          <table:table-cell office:value-type="float" office:value="63" calcext:value-type="float">
            <text:p>63</text:p>
          </table:table-cell>
          <table:table-cell table:formula="of:=[.N89]/[.K89]" office:value-type="float" office:value="335.082716049383" calcext:value-type="float">
            <text:p>335.0827160494</text:p>
          </table:table-cell>
          <table:table-cell table:formula="of:=[.I89]/[.M89]" office:value-type="float" office:value="208.89298245614" calcext:value-type="float">
            <text:p>208.8929824561</text:p>
          </table:table-cell>
          <table:table-cell table:formula="of:=[.I89]/SUM([.$I$2:.$I$198])" office:value-type="float" office:value="0.0000153397266690412" calcext:value-type="float">
            <text:p>1.53397266690412E-05</text:p>
          </table:table-cell>
          <table:table-cell table:formula="of:=[.K89]/SUM([.$K$2:.$K$198])" office:value-type="float" office:value="0.00000626503460816603" calcext:value-type="float">
            <text:p>0.000006265</text:p>
          </table:table-cell>
          <table:table-cell table:formula="of:=([.U89]-[.V89])" office:value-type="float" office:value="0.00000907469206087522" calcext:value-type="float">
            <text:p>9.07469206087522E-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number-columns-repeated="4"/>
          <table:table-cell office:value-type="string" calcext:value-type="string">
            <text:p>Prishtina</text:p>
          </table:table-cell>
          <table:table-cell/>
          <table:table-cell table:formula="of:=INDEX([Population.$B$2:.$B$264];MATCH([.A90];[Population.$A$2:.$A$264];0))" office:value-type="float" office:value="1810463" calcext:value-type="float">
            <text:p>1810463</text:p>
          </table:table-cell>
          <table:table-cell table:formula="of:=INDEX([Population.$C$2:.$C$264];MATCH([.A90];[Population.$A$2:.$A$264];0))" office:value-type="float" office:value="153" calcext:value-type="float">
            <text:p>153</text:p>
          </table:table-cell>
          <table:table-cell table:formula="of:=INDEX([Population.$G$2:.$G$264];MATCH([.A90];[Population.$A$2:.$A$264];0))" office:value-type="float" office:value="10887" calcext:value-type="float">
            <text:p>10887</text:p>
          </table:table-cell>
          <table:table-cell table:formula="of:=INDEX([Population.$H$2:.$H$264];MATCH([.A90];[Population.$A$2:.$A$264];0))" office:value-type="float" office:value="164" calcext:value-type="float">
            <text:p>164</text:p>
          </table:table-cell>
          <table:table-cell table:formula="of:=INDEX([Population.$G$2:.$G$264];MATCH([.J90];[Population.$H$2:.$H$264];0))" office:value-type="float" office:value="20720" calcext:value-type="float">
            <text:p>20720</text:p>
          </table:table-cell>
          <table:table-cell table:formula="of:=INDEX([Population.$B$2:.$B$264];MATCH([.L90];[Population.$C$2:.$C$264];0))" office:value-type="float" office:value="894017" calcext:value-type="float">
            <text:p>894017</text:p>
          </table:table-cell>
          <table:table-cell table:formula="of:=[.M90]/[.K90]" office:value-type="float" office:value="1.9031872875907" calcext:value-type="float">
            <text:p>1.9031872876</text:p>
          </table:table-cell>
          <table:table-cell table:formula="of:=[.N90]/[.I90]" office:value-type="float" office:value="0.493805728147993" calcext:value-type="float">
            <text:p>0.4938057281</text:p>
          </table:table-cell>
          <table:table-cell table:formula="of:=[.I90]/[.K90]" office:value-type="float" office:value="166.295857444659" calcext:value-type="float">
            <text:p>166.2958574447</text:p>
          </table:table-cell>
          <table:table-cell office:value-type="float" office:value="57" calcext:value-type="float">
            <text:p>57</text:p>
          </table:table-cell>
          <table:table-cell table:formula="of:=[.N90]/[.K90]" office:value-type="float" office:value="82.1178469734546" calcext:value-type="float">
            <text:p>82.1178469735</text:p>
          </table:table-cell>
          <table:table-cell table:formula="of:=[.I90]/[.M90]" office:value-type="float" office:value="87.3775579150579" calcext:value-type="float">
            <text:p>87.3775579151</text:p>
          </table:table-cell>
          <table:table-cell table:formula="of:=[.I90]/SUM([.$I$2:.$I$198])" office:value-type="float" office:value="0.000233242973103095" calcext:value-type="float">
            <text:p>0.000233243</text:p>
          </table:table-cell>
          <table:table-cell table:formula="of:=[.K90]/SUM([.$K$2:.$K$198])" office:value-type="float" office:value="0.0000842067059001279" calcext:value-type="float">
            <text:p>8.42067059001279E-05</text:p>
          </table:table-cell>
          <table:table-cell table:formula="of:=([.U90]-[.V90])" office:value-type="float" office:value="0.000149036267202967" calcext:value-type="float">
            <text:p>0.00014903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Kuwait City</text:p>
          </table:table-cell>
          <table:table-cell/>
          <table:table-cell table:formula="of:=INDEX([Population.$B$2:.$B$264];MATCH([.A91];[Population.$A$2:.$A$264];0))" office:value-type="float" office:value="4257495" calcext:value-type="float">
            <text:p>4257495</text:p>
          </table:table-cell>
          <table:table-cell table:formula="of:=INDEX([Population.$C$2:.$C$264];MATCH([.A91];[Population.$A$2:.$A$264];0))" office:value-type="float" office:value="130" calcext:value-type="float">
            <text:p>130</text:p>
          </table:table-cell>
          <table:table-cell table:formula="of:=INDEX([Population.$G$2:.$G$264];MATCH([.A91];[Population.$A$2:.$A$264];0))" office:value-type="float" office:value="17820" calcext:value-type="float">
            <text:p>17820</text:p>
          </table:table-cell>
          <table:table-cell table:formula="of:=INDEX([Population.$H$2:.$H$264];MATCH([.A91];[Population.$A$2:.$A$264];0))" office:value-type="float" office:value="157" calcext:value-type="float">
            <text:p>157</text:p>
          </table:table-cell>
          <table:table-cell table:formula="of:=INDEX([Population.$G$2:.$G$264];MATCH([.J91];[Population.$H$2:.$H$264];0))" office:value-type="float" office:value="48320" calcext:value-type="float">
            <text:p>48320</text:p>
          </table:table-cell>
          <table:table-cell table:formula="of:=INDEX([Population.$B$2:.$B$264];MATCH([.L91];[Population.$C$2:.$C$264];0))" office:value-type="float" office:value="1326357" calcext:value-type="float">
            <text:p>1326357</text:p>
          </table:table-cell>
          <table:table-cell table:formula="of:=[.M91]/[.K91]" office:value-type="float" office:value="2.71156004489338" calcext:value-type="float">
            <text:p>2.7115600449</text:p>
          </table:table-cell>
          <table:table-cell table:formula="of:=[.N91]/[.I91]" office:value-type="float" office:value="0.311534599570874" calcext:value-type="float">
            <text:p>0.3115345996</text:p>
          </table:table-cell>
          <table:table-cell table:formula="of:=[.I91]/[.K91]" office:value-type="float" office:value="238.916666666667" calcext:value-type="float">
            <text:p>238.9166666667</text:p>
          </table:table-cell>
          <table:table-cell office:value-type="float" office:value="41" calcext:value-type="float">
            <text:p>41</text:p>
          </table:table-cell>
          <table:table-cell table:formula="of:=[.N91]/[.K91]" office:value-type="float" office:value="74.4308080808081" calcext:value-type="float">
            <text:p>74.4308080808</text:p>
          </table:table-cell>
          <table:table-cell table:formula="of:=[.I91]/[.M91]" office:value-type="float" office:value="88.1104097682119" calcext:value-type="float">
            <text:p>88.1104097682</text:p>
          </table:table-cell>
          <table:table-cell table:formula="of:=[.I91]/SUM([.$I$2:.$I$198])" office:value-type="float" office:value="0.000548495490806253" calcext:value-type="float">
            <text:p>0.0005484955</text:p>
          </table:table-cell>
          <table:table-cell table:formula="of:=[.K91]/SUM([.$K$2:.$K$198])" office:value-type="float" office:value="0.000137830761379653" calcext:value-type="float">
            <text:p>0.0001378308</text:p>
          </table:table-cell>
          <table:table-cell table:formula="of:=([.U91]-[.V91])" office:value-type="float" office:value="0.000410664729426601" calcext:value-type="float">
            <text:p>0.00041066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Kyrgyz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Bishkek</text:p>
          </table:table-cell>
          <table:table-cell/>
          <table:table-cell table:formula="of:=INDEX([Population.$B$2:.$B$264];MATCH([.A92];[Population.$A$2:.$A$264];0))" office:value-type="float" office:value="6501804" calcext:value-type="float">
            <text:p>6501804</text:p>
          </table:table-cell>
          <table:table-cell table:formula="of:=INDEX([Population.$C$2:.$C$264];MATCH([.A92];[Population.$A$2:.$A$264];0))" office:value-type="float" office:value="111" calcext:value-type="float">
            <text:p>111</text:p>
          </table:table-cell>
          <table:table-cell table:formula="of:=INDEX([Population.$G$2:.$G$264];MATCH([.A92];[Population.$A$2:.$A$264];0))" office:value-type="float" office:value="191800" calcext:value-type="float">
            <text:p>191800</text:p>
          </table:table-cell>
          <table:table-cell table:formula="of:=INDEX([Population.$H$2:.$H$264];MATCH([.A92];[Population.$A$2:.$A$264];0))" office:value-type="float" office:value="88" calcext:value-type="float">
            <text:p>88</text:p>
          </table:table-cell>
          <table:table-cell table:formula="of:=INDEX([Population.$G$2:.$G$264];MATCH([.J92];[Population.$H$2:.$H$264];0))" office:value-type="float" office:value="90530" calcext:value-type="float">
            <text:p>90530</text:p>
          </table:table-cell>
          <table:table-cell table:formula="of:=INDEX([Population.$B$2:.$B$264];MATCH([.L92];[Population.$C$2:.$C$264];0))" office:value-type="float" office:value="10202571" calcext:value-type="float">
            <text:p>10202571</text:p>
          </table:table-cell>
          <table:table-cell table:formula="of:=[.M92]/[.K92]" office:value-type="float" office:value="0.472002085505735" calcext:value-type="float">
            <text:p>0.4720020855</text:p>
          </table:table-cell>
          <table:table-cell table:formula="of:=[.N92]/[.I92]" office:value-type="float" office:value="1.56919079689268" calcext:value-type="float">
            <text:p>1.5691907969</text:p>
          </table:table-cell>
          <table:table-cell table:formula="of:=[.I92]/[.K92]" office:value-type="float" office:value="33.898873826903" calcext:value-type="float">
            <text:p>33.8988738269</text:p>
          </table:table-cell>
          <table:table-cell office:value-type="float" office:value="150" calcext:value-type="float">
            <text:p>150</text:p>
          </table:table-cell>
          <table:table-cell table:formula="of:=[.N92]/[.K92]" office:value-type="float" office:value="53.1938008342023" calcext:value-type="float">
            <text:p>53.1938008342</text:p>
          </table:table-cell>
          <table:table-cell table:formula="of:=[.I92]/[.M92]" office:value-type="float" office:value="71.819330608638" calcext:value-type="float">
            <text:p>71.8193306086</text:p>
          </table:table-cell>
          <table:table-cell table:formula="of:=[.I92]/SUM([.$I$2:.$I$198])" office:value-type="float" office:value="0.000837631089668" calcext:value-type="float">
            <text:p>0.0008376311</text:p>
          </table:table-cell>
          <table:table-cell table:formula="of:=[.K92]/SUM([.$K$2:.$K$198])" office:value-type="float" office:value="0.0014834983183287" calcext:value-type="float">
            <text:p>0.0014834983</text:p>
          </table:table-cell>
          <table:table-cell table:formula="of:=([.U92]-[.V92])" office:value-type="float" office:value="-0.000645867228660698" calcext:value-type="float">
            <text:p>-0.00064586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Laos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Vientiane</text:p>
          </table:table-cell>
          <table:table-cell/>
          <table:table-cell table:formula="of:=INDEX([Population.$B$2:.$B$264];MATCH([.A93];[Population.$A$2:.$A$264];0))" office:value-type="float" office:value="7253719" calcext:value-type="float">
            <text:p>7253719</text:p>
          </table:table-cell>
          <table:table-cell table:formula="of:=INDEX([Population.$C$2:.$C$264];MATCH([.A93];[Population.$A$2:.$A$264];0))" office:value-type="float" office:value="104" calcext:value-type="float">
            <text:p>104</text:p>
          </table:table-cell>
          <table:table-cell table:formula="of:=INDEX([Population.$G$2:.$G$264];MATCH([.A93];[Population.$A$2:.$A$264];0))" office:value-type="float" office:value="230800" calcext:value-type="float">
            <text:p>230800</text:p>
          </table:table-cell>
          <table:table-cell table:formula="of:=INDEX([Population.$H$2:.$H$264];MATCH([.A93];[Population.$A$2:.$A$264];0))" office:value-type="float" office:value="81" calcext:value-type="float">
            <text:p>81</text:p>
          </table:table-cell>
          <table:table-cell table:formula="of:=INDEX([Population.$G$2:.$G$264];MATCH([.J93];[Population.$H$2:.$H$264];0))" office:value-type="float" office:value="106440" calcext:value-type="float">
            <text:p>106440</text:p>
          </table:table-cell>
          <table:table-cell table:formula="of:=INDEX([Population.$B$2:.$B$264];MATCH([.L93];[Population.$C$2:.$C$264];0))" office:value-type="float" office:value="11579477" calcext:value-type="float">
            <text:p>11579477</text:p>
          </table:table-cell>
          <table:table-cell table:formula="of:=[.M93]/[.K93]" office:value-type="float" office:value="0.461178509532062" calcext:value-type="float">
            <text:p>0.4611785095</text:p>
          </table:table-cell>
          <table:table-cell table:formula="of:=[.N93]/[.I93]" office:value-type="float" office:value="1.59635036868674" calcext:value-type="float">
            <text:p>1.5963503687</text:p>
          </table:table-cell>
          <table:table-cell table:formula="of:=[.I93]/[.K93]" office:value-type="float" office:value="31.4285918544194" calcext:value-type="float">
            <text:p>31.4285918544</text:p>
          </table:table-cell>
          <table:table-cell office:value-type="float" office:value="152" calcext:value-type="float">
            <text:p>152</text:p>
          </table:table-cell>
          <table:table-cell table:formula="of:=[.N93]/[.K93]" office:value-type="float" office:value="50.1710441941075" calcext:value-type="float">
            <text:p>50.1710441941</text:p>
          </table:table-cell>
          <table:table-cell table:formula="of:=[.I93]/[.M93]" office:value-type="float" office:value="68.148431040962" calcext:value-type="float">
            <text:p>68.148431041</text:p>
          </table:table-cell>
          <table:table-cell table:formula="of:=[.I93]/SUM([.$I$2:.$I$198])" office:value-type="float" office:value="0.000934500724739699" calcext:value-type="float">
            <text:p>0.0009345007</text:p>
          </table:table-cell>
          <table:table-cell table:formula="of:=[.K93]/SUM([.$K$2:.$K$198])" office:value-type="float" office:value="0.00178514813279595" calcext:value-type="float">
            <text:p>0.0017851481</text:p>
          </table:table-cell>
          <table:table-cell table:formula="of:=([.U93]-[.V93])" office:value-type="float" office:value="-0.000850647408056252" calcext:value-type="float">
            <text:p>-0.00085064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iga</text:p>
          </table:table-cell>
          <table:table-cell/>
          <table:table-cell table:formula="of:=INDEX([Population.$B$2:.$B$264];MATCH([.A94];[Population.$A$2:.$A$264];0))" office:value-type="float" office:value="1890218" calcext:value-type="float">
            <text:p>1890218</text:p>
          </table:table-cell>
          <table:table-cell table:formula="of:=INDEX([Population.$C$2:.$C$264];MATCH([.A94];[Population.$A$2:.$A$264];0))" office:value-type="float" office:value="152" calcext:value-type="float">
            <text:p>152</text:p>
          </table:table-cell>
          <table:table-cell table:formula="of:=INDEX([Population.$G$2:.$G$264];MATCH([.A94];[Population.$A$2:.$A$264];0))" office:value-type="float" office:value="62200" calcext:value-type="float">
            <text:p>62200</text:p>
          </table:table-cell>
          <table:table-cell table:formula="of:=INDEX([Population.$H$2:.$H$264];MATCH([.A94];[Population.$A$2:.$A$264];0))" office:value-type="float" office:value="125" calcext:value-type="float">
            <text:p>125</text:p>
          </table:table-cell>
          <table:table-cell table:formula="of:=INDEX([Population.$G$2:.$G$264];MATCH([.J94];[Population.$H$2:.$H$264];0))" office:value-type="float" office:value="21640" calcext:value-type="float">
            <text:p>21640</text:p>
          </table:table-cell>
          <table:table-cell table:formula="of:=INDEX([Population.$B$2:.$B$264];MATCH([.L94];[Population.$C$2:.$C$264];0))" office:value-type="float" office:value="4926480" calcext:value-type="float">
            <text:p>4926480</text:p>
          </table:table-cell>
          <table:table-cell table:formula="of:=[.M94]/[.K94]" office:value-type="float" office:value="0.347909967845659" calcext:value-type="float">
            <text:p>0.3479099678</text:p>
          </table:table-cell>
          <table:table-cell table:formula="of:=[.N94]/[.I94]" office:value-type="float" office:value="2.60630255346209" calcext:value-type="float">
            <text:p>2.6063025535</text:p>
          </table:table-cell>
          <table:table-cell table:formula="of:=[.I94]/[.K94]" office:value-type="float" office:value="30.3893569131833" calcext:value-type="float">
            <text:p>30.3893569132</text:p>
          </table:table-cell>
          <table:table-cell office:value-type="float" office:value="154" calcext:value-type="float">
            <text:p>154</text:p>
          </table:table-cell>
          <table:table-cell table:formula="of:=[.N94]/[.K94]" office:value-type="float" office:value="79.2038585209003" calcext:value-type="float">
            <text:p>79.2038585209</text:p>
          </table:table-cell>
          <table:table-cell table:formula="of:=[.I94]/[.M94]" office:value-type="float" office:value="87.3483364140481" calcext:value-type="float">
            <text:p>87.348336414</text:p>
          </table:table-cell>
          <table:table-cell table:formula="of:=[.I94]/SUM([.$I$2:.$I$198])" office:value-type="float" office:value="0.000243517854898435" calcext:value-type="float">
            <text:p>0.0002435179</text:p>
          </table:table-cell>
          <table:table-cell table:formula="of:=[.K94]/SUM([.$K$2:.$K$198])" office:value-type="float" office:value="0.000481092781022133" calcext:value-type="float">
            <text:p>0.0004810928</text:p>
          </table:table-cell>
          <table:table-cell table:formula="of:=([.U94]-[.V94])" office:value-type="float" office:value="-0.000237574926123697" calcext:value-type="float">
            <text:p>-0.00023757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string" calcext:value-type="string">
            <text:p>Lebanon</text:p>
          </table:table-cell>
          <table:table-cell table:number-columns-repeated="4"/>
          <table:table-cell office:value-type="string" calcext:value-type="string">
            <text:p>Beirut</text:p>
          </table:table-cell>
          <table:table-cell/>
          <table:table-cell table:formula="of:=INDEX([Population.$B$2:.$B$264];MATCH([.A95];[Population.$A$2:.$A$264];0))" office:value-type="float" office:value="6831445" calcext:value-type="float">
            <text:p>6831445</text:p>
          </table:table-cell>
          <table:table-cell table:formula="of:=INDEX([Population.$C$2:.$C$264];MATCH([.A95];[Population.$A$2:.$A$264];0))" office:value-type="float" office:value="109" calcext:value-type="float">
            <text:p>109</text:p>
          </table:table-cell>
          <table:table-cell table:formula="of:=INDEX([Population.$G$2:.$G$264];MATCH([.A95];[Population.$A$2:.$A$264];0))" office:value-type="float" office:value="10230" calcext:value-type="float">
            <text:p>10230</text:p>
          </table:table-cell>
          <table:table-cell table:formula="of:=INDEX([Population.$H$2:.$H$264];MATCH([.A95];[Population.$A$2:.$A$264];0))" office:value-type="float" office:value="166" calcext:value-type="float">
            <text:p>166</text:p>
          </table:table-cell>
          <table:table-cell table:formula="of:=INDEX([Population.$G$2:.$G$264];MATCH([.J95];[Population.$H$2:.$H$264];0))" office:value-type="float" office:value="94280" calcext:value-type="float">
            <text:p>94280</text:p>
          </table:table-cell>
          <table:table-cell table:formula="of:=INDEX([Population.$B$2:.$B$264];MATCH([.L95];[Population.$C$2:.$C$264];0))" office:value-type="float" office:value="785788" calcext:value-type="float">
            <text:p>785788</text:p>
          </table:table-cell>
          <table:table-cell table:formula="of:=[.M95]/[.K95]" office:value-type="float" office:value="9.21603128054741" calcext:value-type="float">
            <text:p>9.2160312805</text:p>
          </table:table-cell>
          <table:table-cell table:formula="of:=[.N95]/[.I95]" office:value-type="float" office:value="0.115025152072512" calcext:value-type="float">
            <text:p>0.1150251521</text:p>
          </table:table-cell>
          <table:table-cell table:formula="of:=[.I95]/[.K95]" office:value-type="float" office:value="667.785434995112" calcext:value-type="float">
            <text:p>667.7854349951</text:p>
          </table:table-cell>
          <table:table-cell office:value-type="float" office:value="11" calcext:value-type="float">
            <text:p>11</text:p>
          </table:table-cell>
          <table:table-cell table:formula="of:=[.N95]/[.K95]" office:value-type="float" office:value="76.8121212121212" calcext:value-type="float">
            <text:p>76.8121212121</text:p>
          </table:table-cell>
          <table:table-cell table:formula="of:=[.I95]/[.M95]" office:value-type="float" office:value="72.459111158252" calcext:value-type="float">
            <text:p>72.4591111583</text:p>
          </table:table-cell>
          <table:table-cell table:formula="of:=[.I95]/SUM([.$I$2:.$I$198])" office:value-type="float" office:value="0.000880098926291381" calcext:value-type="float">
            <text:p>0.0008800989</text:p>
          </table:table-cell>
          <table:table-cell table:formula="of:=[.K95]/SUM([.$K$2:.$K$198])" office:value-type="float" office:value="0.0000791250667179488" calcext:value-type="float">
            <text:p>7.91250667179488E-05</text:p>
          </table:table-cell>
          <table:table-cell table:formula="of:=([.U95]-[.V95])" office:value-type="float" office:value="0.000800973859573432" calcext:value-type="float">
            <text:p>0.00080097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Lesotho</text:p>
          </table:table-cell>
          <table:table-cell table:number-columns-repeated="4"/>
          <table:table-cell office:value-type="string" calcext:value-type="string">
            <text:p>Maseru</text:p>
          </table:table-cell>
          <table:table-cell/>
          <table:table-cell table:formula="of:=INDEX([Population.$B$2:.$B$264];MATCH([.A96];[Population.$A$2:.$A$264];0))" office:value-type="float" office:value="2138799" calcext:value-type="float">
            <text:p>2138799</text:p>
          </table:table-cell>
          <table:table-cell table:formula="of:=INDEX([Population.$C$2:.$C$264];MATCH([.A96];[Population.$A$2:.$A$264];0))" office:value-type="float" office:value="148" calcext:value-type="float">
            <text:p>148</text:p>
          </table:table-cell>
          <table:table-cell table:formula="of:=INDEX([Population.$G$2:.$G$264];MATCH([.A96];[Population.$A$2:.$A$264];0))" office:value-type="float" office:value="30360" calcext:value-type="float">
            <text:p>30360</text:p>
          </table:table-cell>
          <table:table-cell table:formula="of:=INDEX([Population.$H$2:.$H$264];MATCH([.A96];[Population.$A$2:.$A$264];0))" office:value-type="float" office:value="139" calcext:value-type="float">
            <text:p>139</text:p>
          </table:table-cell>
          <table:table-cell table:formula="of:=INDEX([Population.$G$2:.$G$264];MATCH([.J96];[Population.$H$2:.$H$264];0))" office:value-type="float" office:value="25220" calcext:value-type="float">
            <text:p>25220</text:p>
          </table:table-cell>
          <table:table-cell table:formula="of:=INDEX([Population.$B$2:.$B$264];MATCH([.L96];[Population.$C$2:.$C$264];0))" office:value-type="float" office:value="2958567" calcext:value-type="float">
            <text:p>2958567</text:p>
          </table:table-cell>
          <table:table-cell table:formula="of:=[.M96]/[.K96]" office:value-type="float" office:value="0.830698287220026" calcext:value-type="float">
            <text:p>0.8306982872</text:p>
          </table:table-cell>
          <table:table-cell table:formula="of:=[.N96]/[.I96]" office:value-type="float" office:value="1.38328426373867" calcext:value-type="float">
            <text:p>1.3832842637</text:p>
          </table:table-cell>
          <table:table-cell table:formula="of:=[.I96]/[.K96]" office:value-type="float" office:value="70.4479249011858" calcext:value-type="float">
            <text:p>70.4479249012</text:p>
          </table:table-cell>
          <table:table-cell office:value-type="float" office:value="116" calcext:value-type="float">
            <text:p>116</text:p>
          </table:table-cell>
          <table:table-cell table:formula="of:=[.N96]/[.K96]" office:value-type="float" office:value="97.4495059288538" calcext:value-type="float">
            <text:p>97.4495059289</text:p>
          </table:table-cell>
          <table:table-cell table:formula="of:=[.I96]/[.M96]" office:value-type="float" office:value="84.8056701030928" calcext:value-type="float">
            <text:p>84.8056701031</text:p>
          </table:table-cell>
          <table:table-cell table:formula="of:=[.I96]/SUM([.$I$2:.$I$198])" office:value-type="float" office:value="0.000275542685837781" calcext:value-type="float">
            <text:p>0.0002755427</text:p>
          </table:table-cell>
          <table:table-cell table:formula="of:=[.K96]/SUM([.$K$2:.$K$198])" office:value-type="float" office:value="0.000234822778646816" calcext:value-type="float">
            <text:p>0.0002348228</text:p>
          </table:table-cell>
          <table:table-cell table:formula="of:=([.U96]-[.V96])" office:value-type="float" office:value="0.0000407199071909652" calcext:value-type="float">
            <text:p>4.07199071909652E-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number-columns-repeated="4"/>
          <table:table-cell office:value-type="string" calcext:value-type="string">
            <text:p>Monrovia</text:p>
          </table:table-cell>
          <table:table-cell/>
          <table:table-cell table:formula="of:=INDEX([Population.$B$2:.$B$264];MATCH([.A97];[Population.$A$2:.$A$264];0))" office:value-type="float" office:value="5032469" calcext:value-type="float">
            <text:p>5032469</text:p>
          </table:table-cell>
          <table:table-cell table:formula="of:=INDEX([Population.$C$2:.$C$264];MATCH([.A97];[Population.$A$2:.$A$264];0))" office:value-type="float" office:value="124" calcext:value-type="float">
            <text:p>124</text:p>
          </table:table-cell>
          <table:table-cell table:formula="of:=INDEX([Population.$G$2:.$G$264];MATCH([.A97];[Population.$A$2:.$A$264];0))" office:value-type="float" office:value="96320" calcext:value-type="float">
            <text:p>96320</text:p>
          </table:table-cell>
          <table:table-cell table:formula="of:=INDEX([Population.$H$2:.$H$264];MATCH([.A97];[Population.$A$2:.$A$264];0))" office:value-type="float" office:value="108" calcext:value-type="float">
            <text:p>108</text:p>
          </table:table-cell>
          <table:table-cell table:formula="of:=INDEX([Population.$G$2:.$G$264];MATCH([.J97];[Population.$H$2:.$H$264];0))" office:value-type="float" office:value="62674" calcext:value-type="float">
            <text:p>62674</text:p>
          </table:table-cell>
          <table:table-cell table:formula="of:=INDEX([Population.$B$2:.$B$264];MATCH([.L97];[Population.$C$2:.$C$264];0))" office:value-type="float" office:value="6852010" calcext:value-type="float">
            <text:p>6852010</text:p>
          </table:table-cell>
          <table:table-cell table:formula="of:=[.M97]/[.K97]" office:value-type="float" office:value="0.650685215946844" calcext:value-type="float">
            <text:p>0.6506852159</text:p>
          </table:table-cell>
          <table:table-cell table:formula="of:=[.N97]/[.I97]" office:value-type="float" office:value="1.36156029972564" calcext:value-type="float">
            <text:p>1.3615602997</text:p>
          </table:table-cell>
          <table:table-cell table:formula="of:=[.I97]/[.K97]" office:value-type="float" office:value="52.24739410299" calcext:value-type="float">
            <text:p>52.247394103</text:p>
          </table:table-cell>
          <table:table-cell office:value-type="float" office:value="132" calcext:value-type="float">
            <text:p>132</text:p>
          </table:table-cell>
          <table:table-cell table:formula="of:=[.N97]/[.K97]" office:value-type="float" office:value="71.1379775747508" calcext:value-type="float">
            <text:p>71.1379775748</text:p>
          </table:table-cell>
          <table:table-cell table:formula="of:=[.I97]/[.M97]" office:value-type="float" office:value="80.2959600472285" calcext:value-type="float">
            <text:p>80.2959600472</text:p>
          </table:table-cell>
          <table:table-cell table:formula="of:=[.I97]/SUM([.$I$2:.$I$198])" office:value-type="float" office:value="0.000648335829900506" calcext:value-type="float">
            <text:p>0.0006483358</text:p>
          </table:table-cell>
          <table:table-cell table:formula="of:=[.K97]/SUM([.$K$2:.$K$198])" office:value-type="float" office:value="0.000744997695627843" calcext:value-type="float">
            <text:p>0.0007449977</text:p>
          </table:table-cell>
          <table:table-cell table:formula="of:=([.U97]-[.V97])" office:value-type="float" office:value="-0.0000966618657273365" calcext:value-type="float">
            <text:p>-9.66618657273365E-0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Tripoli</text:p>
          </table:table-cell>
          <table:table-cell/>
          <table:table-cell table:formula="of:=INDEX([Population.$B$2:.$B$264];MATCH([.A98];[Population.$A$2:.$A$264];0))" office:value-type="float" office:value="6852010" calcext:value-type="float">
            <text:p>6852010</text:p>
          </table:table-cell>
          <table:table-cell table:formula="of:=INDEX([Population.$C$2:.$C$264];MATCH([.A98];[Population.$A$2:.$A$264];0))" office:value-type="float" office:value="108" calcext:value-type="float">
            <text:p>108</text:p>
          </table:table-cell>
          <table:table-cell table:formula="of:=INDEX([Population.$G$2:.$G$264];MATCH([.A98];[Population.$A$2:.$A$264];0))" office:value-type="float" office:value="1759540" calcext:value-type="float">
            <text:p>1759540</text:p>
          </table:table-cell>
          <table:table-cell table:formula="of:=INDEX([Population.$H$2:.$H$264];MATCH([.A98];[Population.$A$2:.$A$264];0))" office:value-type="float" office:value="16" calcext:value-type="float">
            <text:p>16</text:p>
          </table:table-cell>
          <table:table-cell table:formula="of:=INDEX([Population.$G$2:.$G$264];MATCH([.J98];[Population.$H$2:.$H$264];0))" office:value-type="float" office:value="96320" calcext:value-type="float">
            <text:p>96320</text:p>
          </table:table-cell>
          <table:table-cell table:formula="of:=INDEX([Population.$B$2:.$B$264];MATCH([.L98];[Population.$C$2:.$C$264];0))" office:value-type="float" office:value="88972681" calcext:value-type="float">
            <text:p>88972681</text:p>
          </table:table-cell>
          <table:table-cell table:formula="of:=[.M98]/[.K98]" office:value-type="float" office:value="0.0547415801857304" calcext:value-type="float">
            <text:p>0.0547415802</text:p>
          </table:table-cell>
          <table:table-cell table:formula="of:=[.N98]/[.I98]" office:value-type="float" office:value="12.9849023863071" calcext:value-type="float">
            <text:p>12.9849023863</text:p>
          </table:table-cell>
          <table:table-cell table:formula="of:=[.I98]/[.K98]" office:value-type="float" office:value="3.89420530365891" calcext:value-type="float">
            <text:p>3.8942053037</text:p>
          </table:table-cell>
          <table:table-cell office:value-type="float" office:value="192" calcext:value-type="float">
            <text:p>192</text:p>
          </table:table-cell>
          <table:table-cell table:formula="of:=[.N98]/[.K98]" office:value-type="float" office:value="50.5658757402503" calcext:value-type="float">
            <text:p>50.5658757403</text:p>
          </table:table-cell>
          <table:table-cell table:formula="of:=[.I98]/[.M98]" office:value-type="float" office:value="71.1379775747508" calcext:value-type="float">
            <text:p>71.1379775748</text:p>
          </table:table-cell>
          <table:table-cell table:formula="of:=[.I98]/SUM([.$I$2:.$I$198])" office:value-type="float" office:value="0.000882748326882206" calcext:value-type="float">
            <text:p>0.0008827483</text:p>
          </table:table-cell>
          <table:table-cell table:formula="of:=[.K98]/SUM([.$K$2:.$K$198])" office:value-type="float" office:value="0.0136093567832746" calcext:value-type="float">
            <text:p>0.0136093568</text:p>
          </table:table-cell>
          <table:table-cell table:formula="of:=([.U98]-[.V98])" office:value-type="float" office:value="-0.0127266084563924" calcext:value-type="float">
            <text:p>-0.012726608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5"/>
          <table:table-cell office:value-type="string" calcext:value-type="string">
            <text:p>Vaduz</text:p>
          </table:table-cell>
          <table:table-cell/>
          <table:table-cell table:formula="of:=INDEX([Population.$B$2:.$B$264];MATCH([.A99];[Population.$A$2:.$A$264];0))" office:value-type="float" office:value="38106" calcext:value-type="float">
            <text:p>38106</text:p>
          </table:table-cell>
          <table:table-cell table:formula="of:=INDEX([Population.$C$2:.$C$264];MATCH([.A99];[Population.$A$2:.$A$264];0))" office:value-type="float" office:value="219" calcext:value-type="float">
            <text:p>219</text:p>
          </table:table-cell>
          <table:table-cell table:formula="of:=INDEX([Population.$G$2:.$G$264];MATCH([.A99];[Population.$A$2:.$A$264];0))" office:value-type="float" office:value="160" calcext:value-type="float">
            <text:p>160</text:p>
          </table:table-cell>
          <table:table-cell table:formula="of:=INDEX([Population.$H$2:.$H$264];MATCH([.A99];[Population.$A$2:.$A$264];0))" office:value-type="float" office:value="221" calcext:value-type="float">
            <text:p>221</text:p>
          </table:table-cell>
          <table:table-cell table:formula="of:=INDEX([Population.$G$2:.$G$264];MATCH([.J99];[Population.$H$2:.$H$264];0))" office:value-type="float" office:value="180" calcext:value-type="float">
            <text:p>180</text:p>
          </table:table-cell>
          <table:table-cell table:formula="of:=INDEX([Population.$B$2:.$B$264];MATCH([.L99];[Population.$C$2:.$C$264];0))" office:value-type="float" office:value="33693" calcext:value-type="float">
            <text:p>33693</text:p>
          </table:table-cell>
          <table:table-cell table:formula="of:=[.M99]/[.K99]" office:value-type="float" office:value="1.125" calcext:value-type="float">
            <text:p>1.125</text:p>
          </table:table-cell>
          <table:table-cell table:formula="of:=[.N99]/[.I99]" office:value-type="float" office:value="0.88419146591088" calcext:value-type="float">
            <text:p>0.8841914659</text:p>
          </table:table-cell>
          <table:table-cell table:formula="of:=[.I99]/[.K99]" office:value-type="float" office:value="238.1625" calcext:value-type="float">
            <text:p>238.1625</text:p>
          </table:table-cell>
          <table:table-cell office:value-type="float" office:value="42" calcext:value-type="float">
            <text:p>42</text:p>
          </table:table-cell>
          <table:table-cell table:formula="of:=[.N99]/[.K99]" office:value-type="float" office:value="210.58125" calcext:value-type="float">
            <text:p>210.58125</text:p>
          </table:table-cell>
          <table:table-cell table:formula="of:=[.I99]/[.M99]" office:value-type="float" office:value="211.7" calcext:value-type="float">
            <text:p>211.7</text:p>
          </table:table-cell>
          <table:table-cell table:formula="of:=[.I99]/SUM([.$I$2:.$I$198])" office:value-type="float" office:value="0.00000490921754991212" calcext:value-type="float">
            <text:p>4.90921754991212E-06</text:p>
          </table:table-cell>
          <table:table-cell table:formula="of:=[.K99]/SUM([.$K$2:.$K$198])" office:value-type="float" office:value="0.00000123753770037848" calcext:value-type="float">
            <text:p>1.23753770037848E-06</text:p>
          </table:table-cell>
          <table:table-cell table:formula="of:=([.U99]-[.V99])" office:value-type="float" office:value="0.00000367167984953364" calcext:value-type="float">
            <text:p>3.67167984953364E-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ilnius</text:p>
          </table:table-cell>
          <table:table-cell/>
          <table:table-cell table:formula="of:=INDEX([Population.$B$2:.$B$264];MATCH([.A100];[Population.$A$2:.$A$264];0))" office:value-type="float" office:value="2729553" calcext:value-type="float">
            <text:p>2729553</text:p>
          </table:table-cell>
          <table:table-cell table:formula="of:=INDEX([Population.$C$2:.$C$264];MATCH([.A100];[Population.$A$2:.$A$264];0))" office:value-type="float" office:value="143" calcext:value-type="float">
            <text:p>143</text:p>
          </table:table-cell>
          <table:table-cell table:formula="of:=INDEX([Population.$G$2:.$G$264];MATCH([.A100];[Population.$A$2:.$A$264];0))" office:value-type="float" office:value="62674" calcext:value-type="float">
            <text:p>62674</text:p>
          </table:table-cell>
          <table:table-cell table:formula="of:=INDEX([Population.$H$2:.$H$264];MATCH([.A100];[Population.$A$2:.$A$264];0))" office:value-type="float" office:value="124" calcext:value-type="float">
            <text:p>124</text:p>
          </table:table-cell>
          <table:table-cell table:formula="of:=INDEX([Population.$G$2:.$G$264];MATCH([.J100];[Population.$H$2:.$H$264];0))" office:value-type="float" office:value="28050" calcext:value-type="float">
            <text:p>28050</text:p>
          </table:table-cell>
          <table:table-cell table:formula="of:=INDEX([Population.$B$2:.$B$264];MATCH([.L100];[Population.$C$2:.$C$264];0))" office:value-type="float" office:value="5032469" calcext:value-type="float">
            <text:p>5032469</text:p>
          </table:table-cell>
          <table:table-cell table:formula="of:=[.M100]/[.K100]" office:value-type="float" office:value="0.44755400963717" calcext:value-type="float">
            <text:p>0.4475540096</text:p>
          </table:table-cell>
          <table:table-cell table:formula="of:=[.N100]/[.I100]" office:value-type="float" office:value="1.84369711817283" calcext:value-type="float">
            <text:p>1.8436971182</text:p>
          </table:table-cell>
          <table:table-cell table:formula="of:=[.I100]/[.K100]" office:value-type="float" office:value="43.5516003446405" calcext:value-type="float">
            <text:p>43.5516003446</text:p>
          </table:table-cell>
          <table:table-cell office:value-type="float" office:value="141" calcext:value-type="float">
            <text:p>141</text:p>
          </table:table-cell>
          <table:table-cell table:formula="of:=[.N100]/[.K100]" office:value-type="float" office:value="80.2959600472285" calcext:value-type="float">
            <text:p>80.2959600472</text:p>
          </table:table-cell>
          <table:table-cell table:formula="of:=[.I100]/[.M100]" office:value-type="float" office:value="97.3102673796791" calcext:value-type="float">
            <text:p>97.3102673797</text:p>
          </table:table-cell>
          <table:table-cell table:formula="of:=[.I100]/SUM([.$I$2:.$I$198])" office:value-type="float" office:value="0.00035164985805425" calcext:value-type="float">
            <text:p>0.0003516499</text:p>
          </table:table-cell>
          <table:table-cell table:formula="of:=[.K100]/SUM([.$K$2:.$K$198])" office:value-type="float" office:value="0.000484758986459504" calcext:value-type="float">
            <text:p>0.000484759</text:p>
          </table:table-cell>
          <table:table-cell table:formula="of:=([.U100]-[.V100])" office:value-type="float" office:value="-0.000133109128405253" calcext:value-type="float">
            <text:p>-0.000133109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/>
          <table:table-cell table:formula="of:=INDEX([Population.$B$2:.$B$264];MATCH([.A101];[Population.$A$2:.$A$264];0))" office:value-type="float" office:value="623861" calcext:value-type="float">
            <text:p>623861</text:p>
          </table:table-cell>
          <table:table-cell table:formula="of:=INDEX([Population.$C$2:.$C$264];MATCH([.A101];[Population.$A$2:.$A$264];0))" office:value-type="float" office:value="171" calcext:value-type="float">
            <text:p>171</text:p>
          </table:table-cell>
          <table:table-cell table:formula="of:=INDEX([Population.$G$2:.$G$264];MATCH([.A101];[Population.$A$2:.$A$264];0))" office:value-type="float" office:value="2590" calcext:value-type="float">
            <text:p>2590</text:p>
          </table:table-cell>
          <table:table-cell table:formula="of:=INDEX([Population.$H$2:.$H$264];MATCH([.A101];[Population.$A$2:.$A$264];0))" office:value-type="float" office:value="178" calcext:value-type="float">
            <text:p>178</text:p>
          </table:table-cell>
          <table:table-cell table:formula="of:=INDEX([Population.$G$2:.$G$264];MATCH([.J101];[Population.$H$2:.$H$264];0))" office:value-type="float" office:value="6020" calcext:value-type="float">
            <text:p>6020</text:p>
          </table:table-cell>
          <table:table-cell table:formula="of:=INDEX([Population.$B$2:.$B$264];MATCH([.L101];[Population.$C$2:.$C$264];0))" office:value-type="float" office:value="400110" calcext:value-type="float">
            <text:p>400110</text:p>
          </table:table-cell>
          <table:table-cell table:formula="of:=[.M101]/[.K101]" office:value-type="float" office:value="2.32432432432432" calcext:value-type="float">
            <text:p>2.3243243243</text:p>
          </table:table-cell>
          <table:table-cell table:formula="of:=[.N101]/[.I101]" office:value-type="float" office:value="0.641344786739354" calcext:value-type="float">
            <text:p>0.6413447867</text:p>
          </table:table-cell>
          <table:table-cell table:formula="of:=[.I101]/[.K101]" office:value-type="float" office:value="240.872972972973" calcext:value-type="float">
            <text:p>240.872972973</text:p>
          </table:table-cell>
          <table:table-cell office:value-type="float" office:value="39" calcext:value-type="float">
            <text:p>39</text:p>
          </table:table-cell>
          <table:table-cell table:formula="of:=[.N101]/[.K101]" office:value-type="float" office:value="154.482625482625" calcext:value-type="float">
            <text:p>154.4826254826</text:p>
          </table:table-cell>
          <table:table-cell table:formula="of:=[.I101]/[.M101]" office:value-type="float" office:value="103.631395348837" calcext:value-type="float">
            <text:p>103.6313953488</text:p>
          </table:table-cell>
          <table:table-cell table:formula="of:=[.I101]/SUM([.$I$2:.$I$198])" office:value-type="float" office:value="0.0000803723657666961" calcext:value-type="float">
            <text:p>8.03723657666961E-05</text:p>
          </table:table-cell>
          <table:table-cell table:formula="of:=[.K101]/SUM([.$K$2:.$K$198])" office:value-type="float" office:value="0.0000200326415248766" calcext:value-type="float">
            <text:p>2.00326415248766E-05</text:p>
          </table:table-cell>
          <table:table-cell table:formula="of:=([.U101]-[.V101])" office:value-type="float" office:value="0.0000603397242418196" calcext:value-type="float">
            <text:p>6.03397242418196E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tananarivo</text:p>
          </table:table-cell>
          <table:table-cell/>
          <table:table-cell table:formula="of:=INDEX([Population.$B$2:.$B$264];MATCH([.A102];[Population.$A$2:.$A$264];0))" office:value-type="float" office:value="27539106" calcext:value-type="float">
            <text:p>27539106</text:p>
          </table:table-cell>
          <table:table-cell table:formula="of:=INDEX([Population.$C$2:.$C$264];MATCH([.A102];[Population.$A$2:.$A$264];0))" office:value-type="float" office:value="51" calcext:value-type="float">
            <text:p>51</text:p>
          </table:table-cell>
          <table:table-cell table:formula="of:=INDEX([Population.$G$2:.$G$264];MATCH([.A102];[Population.$A$2:.$A$264];0))" office:value-type="float" office:value="581795" calcext:value-type="float">
            <text:p>581795</text:p>
          </table:table-cell>
          <table:table-cell table:formula="of:=INDEX([Population.$H$2:.$H$264];MATCH([.A102];[Population.$A$2:.$A$264];0))" office:value-type="float" office:value="44" calcext:value-type="float">
            <text:p>44</text:p>
          </table:table-cell>
          <table:table-cell table:formula="of:=INDEX([Population.$G$2:.$G$264];MATCH([.J102];[Population.$H$2:.$H$264];0))" office:value-type="float" office:value="498800" calcext:value-type="float">
            <text:p>498800</text:p>
          </table:table-cell>
          <table:table-cell table:formula="of:=INDEX([Population.$B$2:.$B$264];MATCH([.L102];[Population.$C$2:.$C$264];0))" office:value-type="float" office:value="32644783" calcext:value-type="float">
            <text:p>32644783</text:p>
          </table:table-cell>
          <table:table-cell table:formula="of:=[.M102]/[.K102]" office:value-type="float" office:value="0.857346659905981" calcext:value-type="float">
            <text:p>0.8573466599</text:p>
          </table:table-cell>
          <table:table-cell table:formula="of:=[.N102]/[.I102]" office:value-type="float" office:value="1.1853973400589" calcext:value-type="float">
            <text:p>1.1853973401</text:p>
          </table:table-cell>
          <table:table-cell table:formula="of:=[.I102]/[.K102]" office:value-type="float" office:value="47.3347244304265" calcext:value-type="float">
            <text:p>47.3347244304</text:p>
          </table:table-cell>
          <table:table-cell office:value-type="float" office:value="137" calcext:value-type="float">
            <text:p>137</text:p>
          </table:table-cell>
          <table:table-cell table:formula="of:=[.N102]/[.K102]" office:value-type="float" office:value="56.1104564322485" calcext:value-type="float">
            <text:p>56.1104564322</text:p>
          </table:table-cell>
          <table:table-cell table:formula="of:=[.I102]/[.M102]" office:value-type="float" office:value="55.2107177225341" calcext:value-type="float">
            <text:p>55.2107177225</text:p>
          </table:table-cell>
          <table:table-cell table:formula="of:=[.I102]/SUM([.$I$2:.$I$198])" office:value-type="float" office:value="0.00354787861449877" calcext:value-type="float">
            <text:p>0.0035478786</text:p>
          </table:table-cell>
          <table:table-cell table:formula="of:=[.K102]/SUM([.$K$2:.$K$198])" office:value-type="float" office:value="0.0044999577899481" calcext:value-type="float">
            <text:p>0.0044999578</text:p>
          </table:table-cell>
          <table:table-cell table:formula="of:=([.U102]-[.V102])" office:value-type="float" office:value="-0.000952079175449328" calcext:value-type="float">
            <text:p>-0.00095207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table:number-columns-repeated="4"/>
          <table:table-cell office:value-type="string" calcext:value-type="string">
            <text:p>Lilongwe</text:p>
          </table:table-cell>
          <table:table-cell/>
          <table:table-cell table:formula="of:=INDEX([Population.$B$2:.$B$264];MATCH([.A103];[Population.$A$2:.$A$264];0))" office:value-type="float" office:value="19024426" calcext:value-type="float">
            <text:p>19024426</text:p>
          </table:table-cell>
          <table:table-cell table:formula="of:=INDEX([Population.$C$2:.$C$264];MATCH([.A103];[Population.$A$2:.$A$264];0))" office:value-type="float" office:value="63" calcext:value-type="float">
            <text:p>63</text:p>
          </table:table-cell>
          <table:table-cell table:formula="of:=INDEX([Population.$G$2:.$G$264];MATCH([.A103];[Population.$A$2:.$A$264];0))" office:value-type="float" office:value="94280" calcext:value-type="float">
            <text:p>94280</text:p>
          </table:table-cell>
          <table:table-cell table:formula="of:=INDEX([Population.$H$2:.$H$264];MATCH([.A103];[Population.$A$2:.$A$264];0))" office:value-type="float" office:value="109" calcext:value-type="float">
            <text:p>109</text:p>
          </table:table-cell>
          <table:table-cell table:formula="of:=INDEX([Population.$G$2:.$G$264];MATCH([.J103];[Population.$H$2:.$H$264];0))" office:value-type="float" office:value="364555" calcext:value-type="float">
            <text:p>364555</text:p>
          </table:table-cell>
          <table:table-cell table:formula="of:=INDEX([Population.$B$2:.$B$264];MATCH([.L103];[Population.$C$2:.$C$264];0))" office:value-type="float" office:value="6831445" calcext:value-type="float">
            <text:p>6831445</text:p>
          </table:table-cell>
          <table:table-cell table:formula="of:=[.M103]/[.K103]" office:value-type="float" office:value="3.86672677131947" calcext:value-type="float">
            <text:p>3.8667267713</text:p>
          </table:table-cell>
          <table:table-cell table:formula="of:=[.N103]/[.I103]" office:value-type="float" office:value="0.359088100739544" calcext:value-type="float">
            <text:p>0.3590881007</text:p>
          </table:table-cell>
          <table:table-cell table:formula="of:=[.I103]/[.K103]" office:value-type="float" office:value="201.786444633008" calcext:value-type="float">
            <text:p>201.786444633</text:p>
          </table:table-cell>
          <table:table-cell office:value-type="float" office:value="55" calcext:value-type="float">
            <text:p>55</text:p>
          </table:table-cell>
          <table:table-cell table:formula="of:=[.N103]/[.K103]" office:value-type="float" office:value="72.459111158252" calcext:value-type="float">
            <text:p>72.4591111583</text:p>
          </table:table-cell>
          <table:table-cell table:formula="of:=[.I103]/[.M103]" office:value-type="float" office:value="52.185338289147" calcext:value-type="float">
            <text:p>52.1853382891</text:p>
          </table:table-cell>
          <table:table-cell table:formula="of:=[.I103]/SUM([.$I$2:.$I$198])" office:value-type="float" office:value="0.00245092757036174" calcext:value-type="float">
            <text:p>0.0024509276</text:p>
          </table:table-cell>
          <table:table-cell table:formula="of:=[.K103]/SUM([.$K$2:.$K$198])" office:value-type="float" office:value="0.000729219089948017" calcext:value-type="float">
            <text:p>0.0007292191</text:p>
          </table:table-cell>
          <table:table-cell table:formula="of:=([.U103]-[.V103])" office:value-type="float" office:value="0.00172170848041372" calcext:value-type="float">
            <text:p>0.00172170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Kuala Lumpur</text:p>
          </table:table-cell>
          <table:table-cell/>
          <table:table-cell table:formula="of:=INDEX([Population.$B$2:.$B$264];MATCH([.A104];[Population.$A$2:.$A$264];0))" office:value-type="float" office:value="32280610" calcext:value-type="float">
            <text:p>32280610</text:p>
          </table:table-cell>
          <table:table-cell table:formula="of:=INDEX([Population.$C$2:.$C$264];MATCH([.A104];[Population.$A$2:.$A$264];0))" office:value-type="float" office:value="45" calcext:value-type="float">
            <text:p>45</text:p>
          </table:table-cell>
          <table:table-cell table:formula="of:=INDEX([Population.$G$2:.$G$264];MATCH([.A104];[Population.$A$2:.$A$264];0))" office:value-type="float" office:value="328550" calcext:value-type="float">
            <text:p>328550</text:p>
          </table:table-cell>
          <table:table-cell table:formula="of:=INDEX([Population.$H$2:.$H$264];MATCH([.A104];[Population.$A$2:.$A$264];0))" office:value-type="float" office:value="66" calcext:value-type="float">
            <text:p>66</text:p>
          </table:table-cell>
          <table:table-cell table:formula="of:=INDEX([Population.$G$2:.$G$264];MATCH([.J104];[Population.$H$2:.$H$264];0))" office:value-type="float" office:value="579320" calcext:value-type="float">
            <text:p>579320</text:p>
          </table:table-cell>
          <table:table-cell table:formula="of:=INDEX([Population.$B$2:.$B$264];MATCH([.L104];[Population.$C$2:.$C$264];0))" office:value-type="float" office:value="17846248" calcext:value-type="float">
            <text:p>17846248</text:p>
          </table:table-cell>
          <table:table-cell table:formula="of:=[.M104]/[.K104]" office:value-type="float" office:value="1.76326282148836" calcext:value-type="float">
            <text:p>1.7632628215</text:p>
          </table:table-cell>
          <table:table-cell table:formula="of:=[.N104]/[.I104]" office:value-type="float" office:value="0.552847297495308" calcext:value-type="float">
            <text:p>0.5528472975</text:p>
          </table:table-cell>
          <table:table-cell table:formula="of:=[.I104]/[.K104]" office:value-type="float" office:value="98.251742504946" calcext:value-type="float">
            <text:p>98.2517425049</text:p>
          </table:table-cell>
          <table:table-cell office:value-type="float" office:value="91" calcext:value-type="float">
            <text:p>91</text:p>
          </table:table-cell>
          <table:table-cell table:formula="of:=[.N104]/[.K104]" office:value-type="float" office:value="54.3182103180642" calcext:value-type="float">
            <text:p>54.3182103181</text:p>
          </table:table-cell>
          <table:table-cell table:formula="of:=[.I104]/[.M104]" office:value-type="float" office:value="55.7215528550715" calcext:value-type="float">
            <text:p>55.7215528551</text:p>
          </table:table-cell>
          <table:table-cell table:formula="of:=[.I104]/SUM([.$I$2:.$I$198])" office:value-type="float" office:value="0.00415872925874845" calcext:value-type="float">
            <text:p>0.0041587293</text:p>
          </table:table-cell>
          <table:table-cell table:formula="of:=[.K104]/SUM([.$K$2:.$K$198])" office:value-type="float" office:value="0.00254120632162093" calcext:value-type="float">
            <text:p>0.0025412063</text:p>
          </table:table-cell>
          <table:table-cell table:formula="of:=([.U104]-[.V104])" office:value-type="float" office:value="0.00161752293712753" calcext:value-type="float">
            <text:p>0.00161752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5"/>
          <table:table-cell office:value-type="string" calcext:value-type="string">
            <text:p>Male</text:p>
          </table:table-cell>
          <table:table-cell/>
          <table:table-cell table:formula="of:=INDEX([Population.$B$2:.$B$264];MATCH([.A105];[Population.$A$2:.$A$264];0))" office:value-type="float" office:value="538558" calcext:value-type="float">
            <text:p>538558</text:p>
          </table:table-cell>
          <table:table-cell table:formula="of:=INDEX([Population.$C$2:.$C$264];MATCH([.A105];[Population.$A$2:.$A$264];0))" office:value-type="float" office:value="175" calcext:value-type="float">
            <text:p>175</text:p>
          </table:table-cell>
          <table:table-cell table:formula="of:=INDEX([Population.$G$2:.$G$264];MATCH([.A105];[Population.$A$2:.$A$264];0))" office:value-type="float" office:value="300" calcext:value-type="float">
            <text:p>300</text:p>
          </table:table-cell>
          <table:table-cell table:formula="of:=INDEX([Population.$H$2:.$H$264];MATCH([.A105];[Population.$A$2:.$A$264];0))" office:value-type="float" office:value="211" calcext:value-type="float">
            <text:p>211</text:p>
          </table:table-cell>
          <table:table-cell table:formula="of:=INDEX([Population.$G$2:.$G$264];MATCH([.J105];[Population.$H$2:.$H$264];0))" office:value-type="float" office:value="4030" calcext:value-type="float">
            <text:p>4030</text:p>
          </table:table-cell>
          <table:table-cell table:formula="of:=INDEX([Population.$B$2:.$B$264];MATCH([.L105];[Population.$C$2:.$C$264];0))" office:value-type="float" office:value="56750" calcext:value-type="float">
            <text:p>56750</text:p>
          </table:table-cell>
          <table:table-cell table:formula="of:=[.M105]/[.K105]" office:value-type="float" office:value="13.4333333333333" calcext:value-type="float">
            <text:p>13.4333333333</text:p>
          </table:table-cell>
          <table:table-cell table:formula="of:=[.N105]/[.I105]" office:value-type="float" office:value="0.105373980146985" calcext:value-type="float">
            <text:p>0.1053739801</text:p>
          </table:table-cell>
          <table:table-cell table:formula="of:=[.I105]/[.K105]" office:value-type="float" office:value="1795.19333333333" calcext:value-type="float">
            <text:p>1795.1933333333</text:p>
          </table:table-cell>
          <table:table-cell office:value-type="float" office:value="4" calcext:value-type="float">
            <text:p>4</text:p>
          </table:table-cell>
          <table:table-cell table:formula="of:=[.N105]/[.K105]" office:value-type="float" office:value="189.166666666667" calcext:value-type="float">
            <text:p>189.1666666667</text:p>
          </table:table-cell>
          <table:table-cell table:formula="of:=[.I105]/[.M105]" office:value-type="float" office:value="133.637220843672" calcext:value-type="float">
            <text:p>133.6372208437</text:p>
          </table:table-cell>
          <table:table-cell table:formula="of:=[.I105]/SUM([.$I$2:.$I$198])" office:value-type="float" office:value="0.0000693827319909088" calcext:value-type="float">
            <text:p>6.93827319909088E-05</text:p>
          </table:table-cell>
          <table:table-cell table:formula="of:=[.K105]/SUM([.$K$2:.$K$198])" office:value-type="float" office:value="0.00000232038318820964" calcext:value-type="float">
            <text:p>2.32038318820964E-06</text:p>
          </table:table-cell>
          <table:table-cell table:formula="of:=([.U105]-[.V105])" office:value-type="float" office:value="0.0000670623488026991" calcext:value-type="float">
            <text:p>6.70623488026991E-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number-columns-repeated="4"/>
          <table:table-cell office:value-type="string" calcext:value-type="string">
            <text:p>Bamako</text:p>
          </table:table-cell>
          <table:table-cell/>
          <table:table-cell table:formula="of:=INDEX([Population.$B$2:.$B$264];MATCH([.A106];[Population.$A$2:.$A$264];0))" office:value-type="float" office:value="20125282" calcext:value-type="float">
            <text:p>20125282</text:p>
          </table:table-cell>
          <table:table-cell table:formula="of:=INDEX([Population.$C$2:.$C$264];MATCH([.A106];[Population.$A$2:.$A$264];0))" office:value-type="float" office:value="60" calcext:value-type="float">
            <text:p>60</text:p>
          </table:table-cell>
          <table:table-cell table:formula="of:=INDEX([Population.$G$2:.$G$264];MATCH([.A106];[Population.$A$2:.$A$264];0))" office:value-type="float" office:value="1220190" calcext:value-type="float">
            <text:p>1220190</text:p>
          </table:table-cell>
          <table:table-cell table:formula="of:=INDEX([Population.$H$2:.$H$264];MATCH([.A106];[Population.$A$2:.$A$264];0))" office:value-type="float" office:value="23" calcext:value-type="float">
            <text:p>23</text:p>
          </table:table-cell>
          <table:table-cell table:formula="of:=INDEX([Population.$G$2:.$G$264];MATCH([.J106];[Population.$H$2:.$H$264];0))" office:value-type="float" office:value="397300" calcext:value-type="float">
            <text:p>397300</text:p>
          </table:table-cell>
          <table:table-cell table:formula="of:=INDEX([Population.$B$2:.$B$264];MATCH([.L106];[Population.$C$2:.$C$264];0))" office:value-type="float" office:value="60479424" calcext:value-type="float">
            <text:p>60479424</text:p>
          </table:table-cell>
          <table:table-cell table:formula="of:=[.M106]/[.K106]" office:value-type="float" office:value="0.325605028725035" calcext:value-type="float">
            <text:p>0.3256050287</text:p>
          </table:table-cell>
          <table:table-cell table:formula="of:=[.N106]/[.I106]" office:value-type="float" office:value="3.00514666080207" calcext:value-type="float">
            <text:p>3.0051466608</text:p>
          </table:table-cell>
          <table:table-cell table:formula="of:=[.I106]/[.K106]" office:value-type="float" office:value="16.4935641170637" calcext:value-type="float">
            <text:p>16.4935641171</text:p>
          </table:table-cell>
          <table:table-cell office:value-type="float" office:value="175" calcext:value-type="float">
            <text:p>175</text:p>
          </table:table-cell>
          <table:table-cell table:formula="of:=[.N106]/[.K106]" office:value-type="float" office:value="49.5655791311189" calcext:value-type="float">
            <text:p>49.5655791311</text:p>
          </table:table-cell>
          <table:table-cell table:formula="of:=[.I106]/[.M106]" office:value-type="float" office:value="50.6551271079789" calcext:value-type="float">
            <text:p>50.655127108</text:p>
          </table:table-cell>
          <table:table-cell table:formula="of:=[.I106]/SUM([.$I$2:.$I$198])" office:value-type="float" office:value="0.00259275147198159" calcext:value-type="float">
            <text:p>0.0025927515</text:p>
          </table:table-cell>
          <table:table-cell table:formula="of:=[.K106]/SUM([.$K$2:.$K$198])" office:value-type="float" office:value="0.00943769454140508" calcext:value-type="float">
            <text:p>0.0094376945</text:p>
          </table:table-cell>
          <table:table-cell table:formula="of:=([.U106]-[.V106])" office:value-type="float" office:value="-0.00684494306942349" calcext:value-type="float">
            <text:p>-0.00684494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tes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alletta</text:p>
          </table:table-cell>
          <table:table-cell/>
          <table:table-cell table:formula="of:=INDEX([Population.$B$2:.$B$264];MATCH([.A107];[Population.$A$2:.$A$264];0))" office:value-type="float" office:value="441308" calcext:value-type="float">
            <text:p>441308</text:p>
          </table:table-cell>
          <table:table-cell table:formula="of:=INDEX([Population.$C$2:.$C$264];MATCH([.A107];[Population.$A$2:.$A$264];0))" office:value-type="float" office:value="176" calcext:value-type="float">
            <text:p>176</text:p>
          </table:table-cell>
          <table:table-cell table:formula="of:=INDEX([Population.$G$2:.$G$264];MATCH([.A107];[Population.$A$2:.$A$264];0))" office:value-type="float" office:value="320" calcext:value-type="float">
            <text:p>320</text:p>
          </table:table-cell>
          <table:table-cell table:formula="of:=INDEX([Population.$H$2:.$H$264];MATCH([.A107];[Population.$A$2:.$A$264];0))" office:value-type="float" office:value="210" calcext:value-type="float">
            <text:p>210</text:p>
          </table:table-cell>
          <table:table-cell table:formula="of:=INDEX([Population.$G$2:.$G$264];MATCH([.J107];[Population.$H$2:.$H$264];0))" office:value-type="float" office:value="3660" calcext:value-type="float">
            <text:p>3660</text:p>
          </table:table-cell>
          <table:table-cell table:formula="of:=INDEX([Population.$B$2:.$B$264];MATCH([.L107];[Population.$C$2:.$C$264];0))" office:value-type="float" office:value="57490" calcext:value-type="float">
            <text:p>57490</text:p>
          </table:table-cell>
          <table:table-cell table:formula="of:=[.M107]/[.K107]" office:value-type="float" office:value="11.4375" calcext:value-type="float">
            <text:p>11.4375</text:p>
          </table:table-cell>
          <table:table-cell table:formula="of:=[.N107]/[.I107]" office:value-type="float" office:value="0.130271828292258" calcext:value-type="float">
            <text:p>0.1302718283</text:p>
          </table:table-cell>
          <table:table-cell table:formula="of:=[.I107]/[.K107]" office:value-type="float" office:value="1379.0875" calcext:value-type="float">
            <text:p>1379.0875</text:p>
          </table:table-cell>
          <table:table-cell office:value-type="float" office:value="6" calcext:value-type="float">
            <text:p>6</text:p>
          </table:table-cell>
          <table:table-cell table:formula="of:=[.N107]/[.K107]" office:value-type="float" office:value="179.65625" calcext:value-type="float">
            <text:p>179.65625</text:p>
          </table:table-cell>
          <table:table-cell table:formula="of:=[.I107]/[.M107]" office:value-type="float" office:value="120.575956284153" calcext:value-type="float">
            <text:p>120.5759562842</text:p>
          </table:table-cell>
          <table:table-cell table:formula="of:=[.I107]/SUM([.$I$2:.$I$198])" office:value-type="float" office:value="0.0000568539594425187" calcext:value-type="float">
            <text:p>0.000056854</text:p>
          </table:table-cell>
          <table:table-cell table:formula="of:=[.K107]/SUM([.$K$2:.$K$198])" office:value-type="float" office:value="0.00000247507540075695" calcext:value-type="float">
            <text:p>2.47507540075695E-06</text:p>
          </table:table-cell>
          <table:table-cell table:formula="of:=([.U107]-[.V107])" office:value-type="float" office:value="0.0000543788840417617" calcext:value-type="float">
            <text:p>5.43788840417617E-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5"/>
          <table:table-cell office:value-type="string" calcext:value-type="string">
            <text:p>Majuro</text:p>
          </table:table-cell>
          <table:table-cell/>
          <table:table-cell table:formula="of:=INDEX([Population.$B$2:.$B$264];MATCH([.A108];[Population.$A$2:.$A$264];0))" office:value-type="float" office:value="59109" calcext:value-type="float">
            <text:p>59109</text:p>
          </table:table-cell>
          <table:table-cell table:formula="of:=INDEX([Population.$C$2:.$C$264];MATCH([.A108];[Population.$A$2:.$A$264];0))" office:value-type="float" office:value="209" calcext:value-type="float">
            <text:p>209</text:p>
          </table:table-cell>
          <table:table-cell table:formula="of:=INDEX([Population.$G$2:.$G$264];MATCH([.A108];[Population.$A$2:.$A$264];0))" office:value-type="float" office:value="180" calcext:value-type="float">
            <text:p>180</text:p>
          </table:table-cell>
          <table:table-cell table:formula="of:=INDEX([Population.$H$2:.$H$264];MATCH([.A108];[Population.$A$2:.$A$264];0))" office:value-type="float" office:value="220" calcext:value-type="float">
            <text:p>220</text:p>
          </table:table-cell>
          <table:table-cell table:formula="of:=INDEX([Population.$G$2:.$G$264];MATCH([.J108];[Population.$H$2:.$H$264];0))" office:value-type="float" office:value="328" calcext:value-type="float">
            <text:p>328</text:p>
          </table:table-cell>
          <table:table-cell table:formula="of:=INDEX([Population.$B$2:.$B$264];MATCH([.L108];[Population.$C$2:.$C$264];0))" office:value-type="float" office:value="33917" calcext:value-type="float">
            <text:p>33917</text:p>
          </table:table-cell>
          <table:table-cell table:formula="of:=[.M108]/[.K108]" office:value-type="float" office:value="1.82222222222222" calcext:value-type="float">
            <text:p>1.8222222222</text:p>
          </table:table-cell>
          <table:table-cell table:formula="of:=[.N108]/[.I108]" office:value-type="float" office:value="0.573804327598166" calcext:value-type="float">
            <text:p>0.5738043276</text:p>
          </table:table-cell>
          <table:table-cell table:formula="of:=[.I108]/[.K108]" office:value-type="float" office:value="328.383333333333" calcext:value-type="float">
            <text:p>328.3833333333</text:p>
          </table:table-cell>
          <table:table-cell office:value-type="float" office:value="29" calcext:value-type="float">
            <text:p>29</text:p>
          </table:table-cell>
          <table:table-cell table:formula="of:=[.N108]/[.K108]" office:value-type="float" office:value="188.427777777778" calcext:value-type="float">
            <text:p>188.4277777778</text:p>
          </table:table-cell>
          <table:table-cell table:formula="of:=[.I108]/[.M108]" office:value-type="float" office:value="180.210365853659" calcext:value-type="float">
            <text:p>180.2103658537</text:p>
          </table:table-cell>
          <table:table-cell table:formula="of:=[.I108]/SUM([.$I$2:.$I$198])" office:value-type="float" office:value="0.00000761504592866623" calcext:value-type="float">
            <text:p>0.000007615</text:p>
          </table:table-cell>
          <table:table-cell table:formula="of:=[.K108]/SUM([.$K$2:.$K$198])" office:value-type="float" office:value="0.00000139222991292579" calcext:value-type="float">
            <text:p>1.39222991292579E-06</text:p>
          </table:table-cell>
          <table:table-cell table:formula="of:=([.U108]-[.V108])" office:value-type="float" office:value="0.00000622281601574044" calcext:value-type="float">
            <text:p>6.22281601574044E-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Mauritania</text:p>
          </table:table-cell>
          <table:table-cell table:number-columns-repeated="4"/>
          <table:table-cell office:value-type="string" calcext:value-type="string">
            <text:p>Nouakchott</text:p>
          </table:table-cell>
          <table:table-cell/>
          <table:table-cell table:formula="of:=INDEX([Population.$B$2:.$B$264];MATCH([.A109];[Population.$A$2:.$A$264];0))" office:value-type="float" office:value="4623535" calcext:value-type="float">
            <text:p>4623535</text:p>
          </table:table-cell>
          <table:table-cell table:formula="of:=INDEX([Population.$C$2:.$C$264];MATCH([.A109];[Population.$A$2:.$A$264];0))" office:value-type="float" office:value="128" calcext:value-type="float">
            <text:p>128</text:p>
          </table:table-cell>
          <table:table-cell table:formula="of:=INDEX([Population.$G$2:.$G$264];MATCH([.A109];[Population.$A$2:.$A$264];0))" office:value-type="float" office:value="1030700" calcext:value-type="float">
            <text:p>1030700</text:p>
          </table:table-cell>
          <table:table-cell table:formula="of:=INDEX([Population.$H$2:.$H$264];MATCH([.A109];[Population.$A$2:.$A$264];0))" office:value-type="float" office:value="27" calcext:value-type="float">
            <text:p>27</text:p>
          </table:table-cell>
          <table:table-cell table:formula="of:=INDEX([Population.$G$2:.$G$264];MATCH([.J109];[Population.$H$2:.$H$264];0))" office:value-type="float" office:value="51060" calcext:value-type="float">
            <text:p>51060</text:p>
          </table:table-cell>
          <table:table-cell table:formula="of:=INDEX([Population.$B$2:.$B$264];MATCH([.L109];[Population.$C$2:.$C$264];0))" office:value-type="float" office:value="53521116" calcext:value-type="float">
            <text:p>53521116</text:p>
          </table:table-cell>
          <table:table-cell table:formula="of:=[.M109]/[.K109]" office:value-type="float" office:value="0.0495391481517415" calcext:value-type="float">
            <text:p>0.0495391482</text:p>
          </table:table-cell>
          <table:table-cell table:formula="of:=[.N109]/[.I109]" office:value-type="float" office:value="11.575799902023" calcext:value-type="float">
            <text:p>11.575799902</text:p>
          </table:table-cell>
          <table:table-cell table:formula="of:=[.I109]/[.K109]" office:value-type="float" office:value="4.4858203162899" calcext:value-type="float">
            <text:p>4.4858203163</text:p>
          </table:table-cell>
          <table:table-cell office:value-type="float" office:value="188" calcext:value-type="float">
            <text:p>188</text:p>
          </table:table-cell>
          <table:table-cell table:formula="of:=[.N109]/[.K109]" office:value-type="float" office:value="51.9269583778015" calcext:value-type="float">
            <text:p>51.9269583778</text:p>
          </table:table-cell>
          <table:table-cell table:formula="of:=[.I109]/[.M109]" office:value-type="float" office:value="90.5510184097141" calcext:value-type="float">
            <text:p>90.5510184097</text:p>
          </table:table-cell>
          <table:table-cell table:formula="of:=[.I109]/SUM([.$I$2:.$I$198])" office:value-type="float" office:value="0.000595652631203299" calcext:value-type="float">
            <text:p>0.0005956526</text:p>
          </table:table-cell>
          <table:table-cell table:formula="of:=[.K109]/SUM([.$K$2:.$K$198])" office:value-type="float" office:value="0.00797206317362559" calcext:value-type="float">
            <text:p>0.0079720632</text:p>
          </table:table-cell>
          <table:table-cell table:formula="of:=([.U109]-[.V109])" office:value-type="float" office:value="-0.0073764105424223" calcext:value-type="float">
            <text:p>-0.00737641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5"/>
          <table:table-cell office:value-type="string" calcext:value-type="string">
            <text:p>Port Louis</text:p>
          </table:table-cell>
          <table:table-cell/>
          <table:table-cell table:formula="of:=INDEX([Population.$B$2:.$B$264];MATCH([.A110];[Population.$A$2:.$A$264];0))" office:value-type="float" office:value="1271347" calcext:value-type="float">
            <text:p>1271347</text:p>
          </table:table-cell>
          <table:table-cell table:formula="of:=INDEX([Population.$C$2:.$C$264];MATCH([.A110];[Population.$A$2:.$A$264];0))" office:value-type="float" office:value="159" calcext:value-type="float">
            <text:p>159</text:p>
          </table:table-cell>
          <table:table-cell table:formula="of:=INDEX([Population.$G$2:.$G$264];MATCH([.A110];[Population.$A$2:.$A$264];0))" office:value-type="float" office:value="2030" calcext:value-type="float">
            <text:p>2030</text:p>
          </table:table-cell>
          <table:table-cell table:formula="of:=INDEX([Population.$H$2:.$H$264];MATCH([.A110];[Population.$A$2:.$A$264];0))" office:value-type="float" office:value="180" calcext:value-type="float">
            <text:p>180</text:p>
          </table:table-cell>
          <table:table-cell table:formula="of:=INDEX([Population.$G$2:.$G$264];MATCH([.J110];[Population.$H$2:.$H$264];0))" office:value-type="float" office:value="14870" calcext:value-type="float">
            <text:p>14870</text:p>
          </table:table-cell>
          <table:table-cell table:formula="of:=INDEX([Population.$B$2:.$B$264];MATCH([.L110];[Population.$C$2:.$C$264];0))" office:value-type="float" office:value="392477" calcext:value-type="float">
            <text:p>392477</text:p>
          </table:table-cell>
          <table:table-cell table:formula="of:=[.M110]/[.K110]" office:value-type="float" office:value="7.32512315270936" calcext:value-type="float">
            <text:p>7.3251231527</text:p>
          </table:table-cell>
          <table:table-cell table:formula="of:=[.N110]/[.I110]" office:value-type="float" office:value="0.308709581255157" calcext:value-type="float">
            <text:p>0.3087095813</text:p>
          </table:table-cell>
          <table:table-cell table:formula="of:=[.I110]/[.K110]" office:value-type="float" office:value="626.279310344828" calcext:value-type="float">
            <text:p>626.2793103448</text:p>
          </table:table-cell>
          <table:table-cell office:value-type="float" office:value="12" calcext:value-type="float">
            <text:p>12</text:p>
          </table:table-cell>
          <table:table-cell table:formula="of:=[.N110]/[.K110]" office:value-type="float" office:value="193.33842364532" calcext:value-type="float">
            <text:p>193.3384236453</text:p>
          </table:table-cell>
          <table:table-cell table:formula="of:=[.I110]/[.M110]" office:value-type="float" office:value="85.4974445191661" calcext:value-type="float">
            <text:p>85.4974445192</text:p>
          </table:table-cell>
          <table:table-cell table:formula="of:=[.I110]/SUM([.$I$2:.$I$198])" office:value-type="float" office:value="0.00016378835365633" calcext:value-type="float">
            <text:p>0.0001637884</text:p>
          </table:table-cell>
          <table:table-cell table:formula="of:=[.K110]/SUM([.$K$2:.$K$198])" office:value-type="float" office:value="0.0000157012595735519" calcext:value-type="float">
            <text:p>1.57012595735519E-05</text:p>
          </table:table-cell>
          <table:table-cell table:formula="of:=([.U110]-[.V110])" office:value-type="float" office:value="0.000148087094082778" calcext:value-type="float">
            <text:p>0.00014808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exico City</text:p>
          </table:table-cell>
          <table:table-cell/>
          <table:table-cell table:formula="of:=INDEX([Population.$B$2:.$B$264];MATCH([.A111];[Population.$A$2:.$A$264];0))" office:value-type="float" office:value="128655589" calcext:value-type="float">
            <text:p>128655589</text:p>
          </table:table-cell>
          <table:table-cell table:formula="of:=INDEX([Population.$C$2:.$C$264];MATCH([.A111];[Population.$A$2:.$A$264];0))" office:value-type="float" office:value="10" calcext:value-type="float">
            <text:p>10</text:p>
          </table:table-cell>
          <table:table-cell table:formula="of:=INDEX([Population.$G$2:.$G$264];MATCH([.A111];[Population.$A$2:.$A$264];0))" office:value-type="float" office:value="1943950" calcext:value-type="float">
            <text:p>1943950</text:p>
          </table:table-cell>
          <table:table-cell table:formula="of:=INDEX([Population.$H$2:.$H$264];MATCH([.A111];[Population.$A$2:.$A$264];0))" office:value-type="float" office:value="13" calcext:value-type="float">
            <text:p>13</text:p>
          </table:table-cell>
          <table:table-cell table:formula="of:=INDEX([Population.$G$2:.$G$264];MATCH([.J111];[Population.$H$2:.$H$264];0))" office:value-type="float" office:value="2381740" calcext:value-type="float">
            <text:p>2381740</text:p>
          </table:table-cell>
          <table:table-cell table:formula="of:=INDEX([Population.$B$2:.$B$264];MATCH([.L111];[Population.$C$2:.$C$264];0))" office:value-type="float" office:value="109280343" calcext:value-type="float">
            <text:p>109280343</text:p>
          </table:table-cell>
          <table:table-cell table:formula="of:=[.M111]/[.K111]" office:value-type="float" office:value="1.22520640962988" calcext:value-type="float">
            <text:p>1.2252064096</text:p>
          </table:table-cell>
          <table:table-cell table:formula="of:=[.N111]/[.I111]" office:value-type="float" office:value="0.849402220683938" calcext:value-type="float">
            <text:p>0.8494022207</text:p>
          </table:table-cell>
          <table:table-cell table:formula="of:=[.I111]/[.K111]" office:value-type="float" office:value="66.1825607654518" calcext:value-type="float">
            <text:p>66.1825607655</text:p>
          </table:table-cell>
          <table:table-cell office:value-type="float" office:value="122" calcext:value-type="float">
            <text:p>122</text:p>
          </table:table-cell>
          <table:table-cell table:formula="of:=[.N111]/[.K111]" office:value-type="float" office:value="56.2156140847244" calcext:value-type="float">
            <text:p>56.2156140847</text:p>
          </table:table-cell>
          <table:table-cell table:formula="of:=[.I111]/[.M111]" office:value-type="float" office:value="54.0174783981459" calcext:value-type="float">
            <text:p>54.0174783981</text:p>
          </table:table-cell>
          <table:table-cell table:formula="of:=[.I111]/SUM([.$I$2:.$I$198])" office:value-type="float" office:value="0.0165747723564027" calcext:value-type="float">
            <text:p>0.0165747724</text:p>
          </table:table-cell>
          <table:table-cell table:formula="of:=[.K111]/SUM([.$K$2:.$K$198])" office:value-type="float" office:value="0.0150356963290671" calcext:value-type="float">
            <text:p>0.0150356963</text:p>
          </table:table-cell>
          <table:table-cell table:formula="of:=([.U111]-[.V111])" office:value-type="float" office:value="0.00153907602733556" calcext:value-type="float">
            <text:p>0.0015390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table:number-columns-repeated="5"/>
          <table:table-cell office:value-type="string" calcext:value-type="string">
            <text:p>Palikir</text:p>
          </table:table-cell>
          <table:table-cell/>
          <table:table-cell table:formula="of:=INDEX([Population.$B$2:.$B$264];MATCH([.A112];[Population.$A$2:.$A$264];0))" office:value-type="float" office:value="114776" calcext:value-type="float">
            <text:p>114776</text:p>
          </table:table-cell>
          <table:table-cell table:formula="of:=INDEX([Population.$C$2:.$C$264];MATCH([.A112];[Population.$A$2:.$A$264];0))" office:value-type="float" office:value="196" calcext:value-type="float">
            <text:p>196</text:p>
          </table:table-cell>
          <table:table-cell table:formula="of:=INDEX([Population.$G$2:.$G$264];MATCH([.A112];[Population.$A$2:.$A$264];0))" office:value-type="float" office:value="700" calcext:value-type="float">
            <text:p>700</text:p>
          </table:table-cell>
          <table:table-cell table:formula="of:=INDEX([Population.$H$2:.$H$264];MATCH([.A112];[Population.$A$2:.$A$264];0))" office:value-type="float" office:value="193" calcext:value-type="float">
            <text:p>193</text:p>
          </table:table-cell>
          <table:table-cell table:formula="of:=INDEX([Population.$G$2:.$G$264];MATCH([.J112];[Population.$H$2:.$H$264];0))" office:value-type="float" office:value="540" calcext:value-type="float">
            <text:p>540</text:p>
          </table:table-cell>
          <table:table-cell table:formula="of:=INDEX([Population.$B$2:.$B$264];MATCH([.L112];[Population.$C$2:.$C$264];0))" office:value-type="float" office:value="168474" calcext:value-type="float">
            <text:p>168474</text:p>
          </table:table-cell>
          <table:table-cell table:formula="of:=[.M112]/[.K112]" office:value-type="float" office:value="0.771428571428571" calcext:value-type="float">
            <text:p>0.7714285714</text:p>
          </table:table-cell>
          <table:table-cell table:formula="of:=[.N112]/[.I112]" office:value-type="float" office:value="1.46785042169095" calcext:value-type="float">
            <text:p>1.4678504217</text:p>
          </table:table-cell>
          <table:table-cell table:formula="of:=[.I112]/[.K112]" office:value-type="float" office:value="163.965714285714" calcext:value-type="float">
            <text:p>163.9657142857</text:p>
          </table:table-cell>
          <table:table-cell office:value-type="float" office:value="59" calcext:value-type="float">
            <text:p>59</text:p>
          </table:table-cell>
          <table:table-cell table:formula="of:=[.N112]/[.K112]" office:value-type="float" office:value="240.677142857143" calcext:value-type="float">
            <text:p>240.6771428571</text:p>
          </table:table-cell>
          <table:table-cell table:formula="of:=[.I112]/[.M112]" office:value-type="float" office:value="212.548148148148" calcext:value-type="float">
            <text:p>212.5481481481</text:p>
          </table:table-cell>
          <table:table-cell table:formula="of:=[.I112]/SUM([.$I$2:.$I$198])" office:value-type="float" office:value="0.0000147866570489874" calcext:value-type="float">
            <text:p>1.47866570489874E-05</text:p>
          </table:table-cell>
          <table:table-cell table:formula="of:=[.K112]/SUM([.$K$2:.$K$198])" office:value-type="float" office:value="0.00000541422743915583" calcext:value-type="float">
            <text:p>5.41422743915583E-06</text:p>
          </table:table-cell>
          <table:table-cell table:formula="of:=([.U112]-[.V112])" office:value-type="float" office:value="0.00000937242960983155" calcext:value-type="float">
            <text:p>9.37242960983155E-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string" calcext:value-type="string">
            <text:p>Moldova</text:p>
          </table:table-cell>
          <table:table-cell table:number-columns-repeated="4"/>
          <table:table-cell office:value-type="string" calcext:value-type="string">
            <text:p>Chisinau</text:p>
          </table:table-cell>
          <table:table-cell/>
          <table:table-cell table:formula="of:=INDEX([Population.$B$2:.$B$264];MATCH([.A113];[Population.$A$2:.$A$264];0))" office:value-type="float" office:value="4035814" calcext:value-type="float">
            <text:p>4035814</text:p>
          </table:table-cell>
          <table:table-cell table:formula="of:=INDEX([Population.$C$2:.$C$264];MATCH([.A113];[Population.$A$2:.$A$264];0))" office:value-type="float" office:value="132" calcext:value-type="float">
            <text:p>132</text:p>
          </table:table-cell>
          <table:table-cell table:formula="of:=INDEX([Population.$G$2:.$G$264];MATCH([.A113];[Population.$A$2:.$A$264];0))" office:value-type="float" office:value="32850" calcext:value-type="float">
            <text:p>32850</text:p>
          </table:table-cell>
          <table:table-cell table:formula="of:=INDEX([Population.$H$2:.$H$264];MATCH([.A113];[Population.$A$2:.$A$264];0))" office:value-type="float" office:value="138" calcext:value-type="float">
            <text:p>138</text:p>
          </table:table-cell>
          <table:table-cell table:formula="of:=INDEX([Population.$G$2:.$G$264];MATCH([.J113];[Population.$H$2:.$H$264];0))" office:value-type="float" office:value="42430" calcext:value-type="float">
            <text:p>42430</text:p>
          </table:table-cell>
          <table:table-cell table:formula="of:=INDEX([Population.$B$2:.$B$264];MATCH([.L113];[Population.$C$2:.$C$264];0))" office:value-type="float" office:value="2962137" calcext:value-type="float">
            <text:p>2962137</text:p>
          </table:table-cell>
          <table:table-cell table:formula="of:=[.M113]/[.K113]" office:value-type="float" office:value="1.29162861491629" calcext:value-type="float">
            <text:p>1.2916286149</text:p>
          </table:table-cell>
          <table:table-cell table:formula="of:=[.N113]/[.I113]" office:value-type="float" office:value="0.733962714832745" calcext:value-type="float">
            <text:p>0.7339627148</text:p>
          </table:table-cell>
          <table:table-cell table:formula="of:=[.I113]/[.K113]" office:value-type="float" office:value="122.855829528158" calcext:value-type="float">
            <text:p>122.8558295282</text:p>
          </table:table-cell>
          <table:table-cell office:value-type="float" office:value="72" calcext:value-type="float">
            <text:p>72</text:p>
          </table:table-cell>
          <table:table-cell table:formula="of:=[.N113]/[.K113]" office:value-type="float" office:value="90.171598173516" calcext:value-type="float">
            <text:p>90.1715981735</text:p>
          </table:table-cell>
          <table:table-cell table:formula="of:=[.I113]/[.M113]" office:value-type="float" office:value="95.1169926938487" calcext:value-type="float">
            <text:p>95.1169926938</text:p>
          </table:table-cell>
          <table:table-cell table:formula="of:=[.I113]/SUM([.$I$2:.$I$198])" office:value-type="float" office:value="0.00051993620209366" calcext:value-type="float">
            <text:p>0.0005199362</text:p>
          </table:table-cell>
          <table:table-cell table:formula="of:=[.K113]/SUM([.$K$2:.$K$198])" office:value-type="float" office:value="0.000254081959108956" calcext:value-type="float">
            <text:p>0.000254082</text:p>
          </table:table-cell>
          <table:table-cell table:formula="of:=([.U113]-[.V113])" office:value-type="float" office:value="0.000265854242984704" calcext:value-type="float">
            <text:p>0.00026585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French</text:p>
          </table:table-cell>
          <table:table-cell table:number-columns-repeated="3"/>
          <table:table-cell office:value-type="string" calcext:value-type="string">
            <text:p>Monaco</text:p>
          </table:table-cell>
          <table:table-cell/>
          <table:table-cell table:formula="of:=INDEX([Population.$B$2:.$B$264];MATCH([.A114];[Population.$A$2:.$A$264];0))" office:value-type="float" office:value="39186" calcext:value-type="float">
            <text:p>39186</text:p>
          </table:table-cell>
          <table:table-cell table:formula="of:=INDEX([Population.$C$2:.$C$264];MATCH([.A114];[Population.$A$2:.$A$264];0))" office:value-type="float" office:value="216" calcext:value-type="float">
            <text:p>216</text:p>
          </table:table-cell>
          <table:table-cell table:formula="of:=INDEX([Population.$G$2:.$G$264];MATCH([.A114];[Population.$A$2:.$A$264];0))" office:value-type="float" office:value="2.02" calcext:value-type="float">
            <text:p>2.02</text:p>
          </table:table-cell>
          <table:table-cell table:formula="of:=INDEX([Population.$H$2:.$H$264];MATCH([.A114];[Population.$A$2:.$A$264];0))" office:value-type="float" office:value="236" calcext:value-type="float">
            <text:p>236</text:p>
          </table:table-cell>
          <table:table-cell table:formula="of:=INDEX([Population.$G$2:.$G$264];MATCH([.J114];[Population.$H$2:.$H$264];0))" office:value-type="float" office:value="230" calcext:value-type="float">
            <text:p>230</text:p>
          </table:table-cell>
          <table:table-cell table:formula="of:=INDEX([Population.$B$2:.$B$264];MATCH([.L114];[Population.$C$2:.$C$264];0))" office:value-type="float" office:value="1354" calcext:value-type="float">
            <text:p>1354</text:p>
          </table:table-cell>
          <table:table-cell table:formula="of:=[.M114]/[.K114]" office:value-type="float" office:value="113.861386138614" calcext:value-type="float">
            <text:p>113.8613861386</text:p>
          </table:table-cell>
          <table:table-cell table:formula="of:=[.N114]/[.I114]" office:value-type="float" office:value="0.0345531567396519" calcext:value-type="float">
            <text:p>0.0345531567</text:p>
          </table:table-cell>
          <table:table-cell table:formula="of:=[.I114]/[.K114]" office:value-type="float" office:value="19399.0099009901" calcext:value-type="float">
            <text:p>19399.0099009901</text:p>
          </table:table-cell>
          <table:table-cell office:value-type="float" office:value="1" calcext:value-type="float">
            <text:p>1</text:p>
          </table:table-cell>
          <table:table-cell table:formula="of:=[.N114]/[.K114]" office:value-type="float" office:value="670.29702970297" calcext:value-type="float">
            <text:p>670.297029703</text:p>
          </table:table-cell>
          <table:table-cell table:formula="of:=[.I114]/[.M114]" office:value-type="float" office:value="170.373913043478" calcext:value-type="float">
            <text:p>170.3739130435</text:p>
          </table:table-cell>
          <table:table-cell table:formula="of:=[.I114]/SUM([.$I$2:.$I$198])" office:value-type="float" office:value="0.00000504835456124642" calcext:value-type="float">
            <text:p>5.04835456124642E-06</text:p>
          </table:table-cell>
          <table:table-cell table:formula="of:=[.K114]/SUM([.$K$2:.$K$198])" office:value-type="float" office:value="0.0000000156239134672783" calcext:value-type="float">
            <text:p>1.56239134672783E-08</text:p>
          </table:table-cell>
          <table:table-cell table:formula="of:=([.U114]-[.V114])" office:value-type="float" office:value="0.00000503273064777914" calcext:value-type="float">
            <text:p>5.03273064777914E-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ongolian</text:p>
          </table:table-cell>
          <table:table-cell table:number-columns-repeated="3"/>
          <table:table-cell office:value-type="string" calcext:value-type="string">
            <text:p>Ulaanbaatar</text:p>
          </table:table-cell>
          <table:table-cell/>
          <table:table-cell table:formula="of:=INDEX([Population.$B$2:.$B$264];MATCH([.A115];[Population.$A$2:.$A$264];0))" office:value-type="float" office:value="3267320" calcext:value-type="float">
            <text:p>3267320</text:p>
          </table:table-cell>
          <table:table-cell table:formula="of:=INDEX([Population.$C$2:.$C$264];MATCH([.A115];[Population.$A$2:.$A$264];0))" office:value-type="float" office:value="137" calcext:value-type="float">
            <text:p>137</text:p>
          </table:table-cell>
          <table:table-cell table:formula="of:=INDEX([Population.$G$2:.$G$264];MATCH([.A115];[Population.$A$2:.$A$264];0))" office:value-type="float" office:value="1553560" calcext:value-type="float">
            <text:p>1553560</text:p>
          </table:table-cell>
          <table:table-cell table:formula="of:=INDEX([Population.$H$2:.$H$264];MATCH([.A115];[Population.$A$2:.$A$264];0))" office:value-type="float" office:value="18" calcext:value-type="float">
            <text:p>18</text:p>
          </table:table-cell>
          <table:table-cell table:formula="of:=INDEX([Population.$G$2:.$G$264];MATCH([.J115];[Population.$H$2:.$H$264];0))" office:value-type="float" office:value="33720" calcext:value-type="float">
            <text:p>33720</text:p>
          </table:table-cell>
          <table:table-cell table:formula="of:=INDEX([Population.$B$2:.$B$264];MATCH([.L115];[Population.$C$2:.$C$264];0))" office:value-type="float" office:value="83771587" calcext:value-type="float">
            <text:p>83771587</text:p>
          </table:table-cell>
          <table:table-cell table:formula="of:=[.M115]/[.K115]" office:value-type="float" office:value="0.0217049872550787" calcext:value-type="float">
            <text:p>0.0217049873</text:p>
          </table:table-cell>
          <table:table-cell table:formula="of:=[.N115]/[.I115]" office:value-type="float" office:value="25.6392355202429" calcext:value-type="float">
            <text:p>25.6392355202</text:p>
          </table:table-cell>
          <table:table-cell table:formula="of:=[.I115]/[.K115]" office:value-type="float" office:value="2.10311799994851" calcext:value-type="float">
            <text:p>2.1031179999</text:p>
          </table:table-cell>
          <table:table-cell office:value-type="float" office:value="197" calcext:value-type="float">
            <text:p>197</text:p>
          </table:table-cell>
          <table:table-cell table:formula="of:=[.N115]/[.K115]" office:value-type="float" office:value="53.9223377275419" calcext:value-type="float">
            <text:p>53.9223377275</text:p>
          </table:table-cell>
          <table:table-cell table:formula="of:=[.I115]/[.M115]" office:value-type="float" office:value="96.8956109134045" calcext:value-type="float">
            <text:p>96.8956109134</text:p>
          </table:table-cell>
          <table:table-cell table:formula="of:=[.I115]/SUM([.$I$2:.$I$198])" office:value-type="float" office:value="0.000420930685067413" calcext:value-type="float">
            <text:p>0.0004209307</text:p>
          </table:table-cell>
          <table:table-cell table:formula="of:=[.K115]/SUM([.$K$2:.$K$198])" office:value-type="float" office:value="0.0120161816862499" calcext:value-type="float">
            <text:p>0.0120161817</text:p>
          </table:table-cell>
          <table:table-cell table:formula="of:=([.U115]-[.V115])" office:value-type="float" office:value="-0.0115952510011825" calcext:value-type="float">
            <text:p>-0.01159525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number-columns-repeated="4"/>
          <table:table-cell office:value-type="string" calcext:value-type="string">
            <text:p>Podgorica</text:p>
          </table:table-cell>
          <table:table-cell/>
          <table:table-cell table:formula="of:=INDEX([Population.$B$2:.$B$264];MATCH([.A116];[Population.$A$2:.$A$264];0))" office:value-type="float" office:value="628050" calcext:value-type="float">
            <text:p>628050</text:p>
          </table:table-cell>
          <table:table-cell table:formula="of:=INDEX([Population.$C$2:.$C$264];MATCH([.A116];[Population.$A$2:.$A$264];0))" office:value-type="float" office:value="170" calcext:value-type="float">
            <text:p>170</text:p>
          </table:table-cell>
          <table:table-cell table:formula="of:=INDEX([Population.$G$2:.$G$264];MATCH([.A116];[Population.$A$2:.$A$264];0))" office:value-type="float" office:value="13450" calcext:value-type="float">
            <text:p>13450</text:p>
          </table:table-cell>
          <table:table-cell table:formula="of:=INDEX([Population.$H$2:.$H$264];MATCH([.A116];[Population.$A$2:.$A$264];0))" office:value-type="float" office:value="160" calcext:value-type="float">
            <text:p>160</text:p>
          </table:table-cell>
          <table:table-cell table:formula="of:=INDEX([Population.$G$2:.$G$264];MATCH([.J116];[Population.$H$2:.$H$264];0))" office:value-type="float" office:value="8870" calcext:value-type="float">
            <text:p>8870</text:p>
          </table:table-cell>
          <table:table-cell table:formula="of:=INDEX([Population.$B$2:.$B$264];MATCH([.L116];[Population.$C$2:.$C$264];0))" office:value-type="float" office:value="1205577" calcext:value-type="float">
            <text:p>1205577</text:p>
          </table:table-cell>
          <table:table-cell table:formula="of:=[.M116]/[.K116]" office:value-type="float" office:value="0.659479553903346" calcext:value-type="float">
            <text:p>0.6594795539</text:p>
          </table:table-cell>
          <table:table-cell table:formula="of:=[.N116]/[.I116]" office:value-type="float" office:value="1.91955576785288" calcext:value-type="float">
            <text:p>1.9195557679</text:p>
          </table:table-cell>
          <table:table-cell table:formula="of:=[.I116]/[.K116]" office:value-type="float" office:value="46.6951672862454" calcext:value-type="float">
            <text:p>46.6951672862</text:p>
          </table:table-cell>
          <table:table-cell office:value-type="float" office:value="138" calcext:value-type="float">
            <text:p>138</text:p>
          </table:table-cell>
          <table:table-cell table:formula="of:=[.N116]/[.K116]" office:value-type="float" office:value="89.6339776951673" calcext:value-type="float">
            <text:p>89.6339776952</text:p>
          </table:table-cell>
          <table:table-cell table:formula="of:=[.I116]/[.M116]" office:value-type="float" office:value="70.8060879368658" calcext:value-type="float">
            <text:p>70.8060879369</text:p>
          </table:table-cell>
          <table:table-cell table:formula="of:=[.I116]/SUM([.$I$2:.$I$198])" office:value-type="float" office:value="0.0000809120370078808" calcext:value-type="float">
            <text:p>0.000080912</text:p>
          </table:table-cell>
          <table:table-cell table:formula="of:=[.K116]/SUM([.$K$2:.$K$198])" office:value-type="float" office:value="0.000104030512938066" calcext:value-type="float">
            <text:p>0.0001040305</text:p>
          </table:table-cell>
          <table:table-cell table:formula="of:=([.U116]-[.V116])" office:value-type="float" office:value="-0.0000231184759301849" calcext:value-type="float">
            <text:p>-2.31184759301849E-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Rabat</text:p>
          </table:table-cell>
          <table:table-cell/>
          <table:table-cell table:formula="of:=INDEX([Population.$B$2:.$B$264];MATCH([.A117];[Population.$A$2:.$A$264];0))" office:value-type="float" office:value="36820713" calcext:value-type="float">
            <text:p>36820713</text:p>
          </table:table-cell>
          <table:table-cell table:formula="of:=INDEX([Population.$C$2:.$C$264];MATCH([.A117];[Population.$A$2:.$A$264];0))" office:value-type="float" office:value="40" calcext:value-type="float">
            <text:p>40</text:p>
          </table:table-cell>
          <table:table-cell table:formula="of:=INDEX([Population.$G$2:.$G$264];MATCH([.A117];[Population.$A$2:.$A$264];0))" office:value-type="float" office:value="446300" calcext:value-type="float">
            <text:p>446300</text:p>
          </table:table-cell>
          <table:table-cell table:formula="of:=INDEX([Population.$H$2:.$H$264];MATCH([.A117];[Population.$A$2:.$A$264];0))" office:value-type="float" office:value="55" calcext:value-type="float">
            <text:p>55</text:p>
          </table:table-cell>
          <table:table-cell table:formula="of:=INDEX([Population.$G$2:.$G$264];MATCH([.J117];[Population.$H$2:.$H$264];0))" office:value-type="float" office:value="652860" calcext:value-type="float">
            <text:p>652860</text:p>
          </table:table-cell>
          <table:table-cell table:formula="of:=INDEX([Population.$B$2:.$B$264];MATCH([.L117];[Population.$C$2:.$C$264];0))" office:value-type="float" office:value="25439164" calcext:value-type="float">
            <text:p>25439164</text:p>
          </table:table-cell>
          <table:table-cell table:formula="of:=[.M117]/[.K117]" office:value-type="float" office:value="1.46282769437598" calcext:value-type="float">
            <text:p>1.4628276944</text:p>
          </table:table-cell>
          <table:table-cell table:formula="of:=[.N117]/[.I117]" office:value-type="float" office:value="0.69089275919236" calcext:value-type="float">
            <text:p>0.6908927592</text:p>
          </table:table-cell>
          <table:table-cell table:formula="of:=[.I117]/[.K117]" office:value-type="float" office:value="82.5021577414295" calcext:value-type="float">
            <text:p>82.5021577414</text:p>
          </table:table-cell>
          <table:table-cell office:value-type="float" office:value="106" calcext:value-type="float">
            <text:p>106</text:p>
          </table:table-cell>
          <table:table-cell table:formula="of:=[.N117]/[.K117]" office:value-type="float" office:value="57.0001434012996" calcext:value-type="float">
            <text:p>57.0001434013</text:p>
          </table:table-cell>
          <table:table-cell table:formula="of:=[.I117]/[.M117]" office:value-type="float" office:value="56.3990947523206" calcext:value-type="float">
            <text:p>56.3990947523</text:p>
          </table:table-cell>
          <table:table-cell table:formula="of:=[.I117]/SUM([.$I$2:.$I$198])" office:value-type="float" office:value="0.00474363329816505" calcext:value-type="float">
            <text:p>0.0047436333</text:p>
          </table:table-cell>
          <table:table-cell table:formula="of:=[.K117]/SUM([.$K$2:.$K$198])" office:value-type="float" office:value="0.00345195672299321" calcext:value-type="float">
            <text:p>0.0034519567</text:p>
          </table:table-cell>
          <table:table-cell table:formula="of:=([.U117]-[.V117])" office:value-type="float" office:value="0.00129167657517183" calcext:value-type="float">
            <text:p>0.00129167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number-columns-repeated="4"/>
          <table:table-cell office:value-type="string" calcext:value-type="string">
            <text:p>Maputo</text:p>
          </table:table-cell>
          <table:table-cell/>
          <table:table-cell table:formula="of:=INDEX([Population.$B$2:.$B$264];MATCH([.A118];[Population.$A$2:.$A$264];0))" office:value-type="float" office:value="31067362" calcext:value-type="float">
            <text:p>31067362</text:p>
          </table:table-cell>
          <table:table-cell table:formula="of:=INDEX([Population.$C$2:.$C$264];MATCH([.A118];[Population.$A$2:.$A$264];0))" office:value-type="float" office:value="46" calcext:value-type="float">
            <text:p>46</text:p>
          </table:table-cell>
          <table:table-cell table:formula="of:=INDEX([Population.$G$2:.$G$264];MATCH([.A118];[Population.$A$2:.$A$264];0))" office:value-type="float" office:value="786380" calcext:value-type="float">
            <text:p>786380</text:p>
          </table:table-cell>
          <table:table-cell table:formula="of:=INDEX([Population.$H$2:.$H$264];MATCH([.A118];[Population.$A$2:.$A$264];0))" office:value-type="float" office:value="34" calcext:value-type="float">
            <text:p>34</text:p>
          </table:table-cell>
          <table:table-cell table:formula="of:=INDEX([Population.$G$2:.$G$264];MATCH([.J118];[Population.$H$2:.$H$264];0))" office:value-type="float" office:value="569140" calcext:value-type="float">
            <text:p>569140</text:p>
          </table:table-cell>
          <table:table-cell table:formula="of:=INDEX([Population.$B$2:.$B$264];MATCH([.L118];[Population.$C$2:.$C$264];0))" office:value-type="float" office:value="43685618" calcext:value-type="float">
            <text:p>43685618</text:p>
          </table:table-cell>
          <table:table-cell table:formula="of:=[.M118]/[.K118]" office:value-type="float" office:value="0.723746789084158" calcext:value-type="float">
            <text:p>0.7237467891</text:p>
          </table:table-cell>
          <table:table-cell table:formula="of:=[.N118]/[.I118]" office:value-type="float" office:value="1.40615794800988" calcext:value-type="float">
            <text:p>1.406157948</text:p>
          </table:table-cell>
          <table:table-cell table:formula="of:=[.I118]/[.K118]" office:value-type="float" office:value="39.5068058699357" calcext:value-type="float">
            <text:p>39.5068058699</text:p>
          </table:table-cell>
          <table:table-cell office:value-type="float" office:value="143" calcext:value-type="float">
            <text:p>143</text:p>
          </table:table-cell>
          <table:table-cell table:formula="of:=[.N118]/[.K118]" office:value-type="float" office:value="55.5528090744932" calcext:value-type="float">
            <text:p>55.5528090745</text:p>
          </table:table-cell>
          <table:table-cell table:formula="of:=[.I118]/[.M118]" office:value-type="float" office:value="54.5865024422813" calcext:value-type="float">
            <text:p>54.5865024423</text:p>
          </table:table-cell>
          <table:table-cell table:formula="of:=[.I118]/SUM([.$I$2:.$I$198])" office:value-type="float" office:value="0.00400242583214908" calcext:value-type="float">
            <text:p>0.0040024258</text:p>
          </table:table-cell>
          <table:table-cell table:formula="of:=[.K118]/SUM([.$K$2:.$K$198])" office:value-type="float" office:value="0.00608234310514766" calcext:value-type="float">
            <text:p>0.0060823431</text:p>
          </table:table-cell>
          <table:table-cell table:formula="of:=([.U118]-[.V118])" office:value-type="float" office:value="-0.00207991727299858" calcext:value-type="float">
            <text:p>-0.002079917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Myanmar</text:p>
          </table:table-cell>
          <table:table-cell table:number-columns-repeated="2" office:value-type="string" calcext:value-type="string">
            <text:p>Burmese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Naypyidaw</text:p>
          </table:table-cell>
          <table:table-cell/>
          <table:table-cell table:formula="of:=INDEX([Population.$B$2:.$B$264];MATCH([.A119];[Population.$A$2:.$A$264];0))" office:value-type="float" office:value="54335948" calcext:value-type="float">
            <text:p>54335948</text:p>
          </table:table-cell>
          <table:table-cell table:formula="of:=INDEX([Population.$C$2:.$C$264];MATCH([.A119];[Population.$A$2:.$A$264];0))" office:value-type="float" office:value="26" calcext:value-type="float">
            <text:p>26</text:p>
          </table:table-cell>
          <table:table-cell table:formula="of:=INDEX([Population.$G$2:.$G$264];MATCH([.A119];[Population.$A$2:.$A$264];0))" office:value-type="float" office:value="653290" calcext:value-type="float">
            <text:p>653290</text:p>
          </table:table-cell>
          <table:table-cell table:formula="of:=INDEX([Population.$H$2:.$H$264];MATCH([.A119];[Population.$A$2:.$A$264];0))" office:value-type="float" office:value="39" calcext:value-type="float">
            <text:p>39</text:p>
          </table:table-cell>
          <table:table-cell table:formula="of:=INDEX([Population.$G$2:.$G$264];MATCH([.J119];[Population.$H$2:.$H$264];0))" office:value-type="float" office:value="1083300" calcext:value-type="float">
            <text:p>1083300</text:p>
          </table:table-cell>
          <table:table-cell table:formula="of:=INDEX([Population.$B$2:.$B$264];MATCH([.L119];[Population.$C$2:.$C$264];0))" office:value-type="float" office:value="37674770" calcext:value-type="float">
            <text:p>37674770</text:p>
          </table:table-cell>
          <table:table-cell table:formula="of:=[.M119]/[.K119]" office:value-type="float" office:value="1.65822222902539" calcext:value-type="float">
            <text:p>1.658222229</text:p>
          </table:table-cell>
          <table:table-cell table:formula="of:=[.N119]/[.I119]" office:value-type="float" office:value="0.693367308140092" calcext:value-type="float">
            <text:p>0.6933673081</text:p>
          </table:table-cell>
          <table:table-cell table:formula="of:=[.I119]/[.K119]" office:value-type="float" office:value="83.1727839091368" calcext:value-type="float">
            <text:p>83.1727839091</text:p>
          </table:table-cell>
          <table:table-cell office:value-type="float" office:value="102" calcext:value-type="float">
            <text:p>102</text:p>
          </table:table-cell>
          <table:table-cell table:formula="of:=[.N119]/[.K119]" office:value-type="float" office:value="57.6692892895957" calcext:value-type="float">
            <text:p>57.6692892896</text:p>
          </table:table-cell>
          <table:table-cell table:formula="of:=[.I119]/[.M119]" office:value-type="float" office:value="50.1578030093234" calcext:value-type="float">
            <text:p>50.1578030093</text:p>
          </table:table-cell>
          <table:table-cell table:formula="of:=[.I119]/SUM([.$I$2:.$I$198])" office:value-type="float" office:value="0.00700013093771879" calcext:value-type="float">
            <text:p>0.0070001309</text:p>
          </table:table-cell>
          <table:table-cell table:formula="of:=[.K119]/SUM([.$K$2:.$K$198])" office:value-type="float" office:value="0.00505294377675159" calcext:value-type="float">
            <text:p>0.0050529438</text:p>
          </table:table-cell>
          <table:table-cell table:formula="of:=([.U119]-[.V119])" office:value-type="float" office:value="0.0019471871609672" calcext:value-type="float">
            <text:p>0.00194718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Namibia</text:p>
          </table:table-cell>
          <table:table-cell table:number-columns-repeated="4"/>
          <table:table-cell office:value-type="string" calcext:value-type="string">
            <text:p>Windhoek</text:p>
          </table:table-cell>
          <table:table-cell/>
          <table:table-cell table:formula="of:=INDEX([Population.$B$2:.$B$264];MATCH([.A120];[Population.$A$2:.$A$264];0))" office:value-type="float" office:value="2531290" calcext:value-type="float">
            <text:p>2531290</text:p>
          </table:table-cell>
          <table:table-cell table:formula="of:=INDEX([Population.$C$2:.$C$264];MATCH([.A120];[Population.$A$2:.$A$264];0))" office:value-type="float" office:value="144" calcext:value-type="float">
            <text:p>144</text:p>
          </table:table-cell>
          <table:table-cell table:formula="of:=INDEX([Population.$G$2:.$G$264];MATCH([.A120];[Population.$A$2:.$A$264];0))" office:value-type="float" office:value="823290" calcext:value-type="float">
            <text:p>823290</text:p>
          </table:table-cell>
          <table:table-cell table:formula="of:=INDEX([Population.$H$2:.$H$264];MATCH([.A120];[Population.$A$2:.$A$264];0))" office:value-type="float" office:value="33" calcext:value-type="float">
            <text:p>33</text:p>
          </table:table-cell>
          <table:table-cell table:formula="of:=INDEX([Population.$G$2:.$G$264];MATCH([.J120];[Population.$H$2:.$H$264];0))" office:value-type="float" office:value="27990" calcext:value-type="float">
            <text:p>27990</text:p>
          </table:table-cell>
          <table:table-cell table:formula="of:=INDEX([Population.$B$2:.$B$264];MATCH([.L120];[Population.$C$2:.$C$264];0))" office:value-type="float" office:value="43785122" calcext:value-type="float">
            <text:p>43785122</text:p>
          </table:table-cell>
          <table:table-cell table:formula="of:=[.M120]/[.K120]" office:value-type="float" office:value="0.0339977407717815" calcext:value-type="float">
            <text:p>0.0339977408</text:p>
          </table:table-cell>
          <table:table-cell table:formula="of:=[.N120]/[.I120]" office:value-type="float" office:value="17.2975526312671" calcext:value-type="float">
            <text:p>17.2975526313</text:p>
          </table:table-cell>
          <table:table-cell table:formula="of:=[.I120]/[.K120]" office:value-type="float" office:value="3.07460311676323" calcext:value-type="float">
            <text:p>3.0746031168</text:p>
          </table:table-cell>
          <table:table-cell office:value-type="float" office:value="196" calcext:value-type="float">
            <text:p>196</text:p>
          </table:table-cell>
          <table:table-cell table:formula="of:=[.N120]/[.K120]" office:value-type="float" office:value="53.1831092324697" calcext:value-type="float">
            <text:p>53.1831092325</text:p>
          </table:table-cell>
          <table:table-cell table:formula="of:=[.I120]/[.M120]" office:value-type="float" office:value="90.4355126831011" calcext:value-type="float">
            <text:p>90.4355126831</text:p>
          </table:table-cell>
          <table:table-cell table:formula="of:=[.I120]/SUM([.$I$2:.$I$198])" office:value-type="float" office:value="0.000326107523537423" calcext:value-type="float">
            <text:p>0.0003261075</text:p>
          </table:table-cell>
          <table:table-cell table:formula="of:=[.K120]/SUM([.$K$2:.$K$198])" office:value-type="float" office:value="0.00636782758340372" calcext:value-type="float">
            <text:p>0.0063678276</text:p>
          </table:table-cell>
          <table:table-cell table:formula="of:=([.U120]-[.V120])" office:value-type="float" office:value="-0.0060417200598663" calcext:value-type="float">
            <text:p>-0.006041720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5"/>
          <table:table-cell office:value-type="string" calcext:value-type="string">
            <text:p>Yaren</text:p>
          </table:table-cell>
          <table:table-cell/>
          <table:table-cell table:formula="of:=INDEX([Population.$B$2:.$B$264];MATCH([.A121];[Population.$A$2:.$A$264];0))" office:value-type="float" office:value="10810" calcext:value-type="float">
            <text:p>10810</text:p>
          </table:table-cell>
          <table:table-cell table:formula="of:=INDEX([Population.$C$2:.$C$264];MATCH([.A121];[Population.$A$2:.$A$264];0))" office:value-type="float" office:value="229" calcext:value-type="float">
            <text:p>229</text:p>
          </table:table-cell>
          <table:table-cell table:formula="of:=INDEX([Population.$G$2:.$G$264];MATCH([.A121];[Population.$A$2:.$A$264];0))" office:value-type="float" office:value="20" calcext:value-type="float">
            <text:p>20</text:p>
          </table:table-cell>
          <table:table-cell table:formula="of:=INDEX([Population.$H$2:.$H$264];MATCH([.A121];[Population.$A$2:.$A$264];0))" office:value-type="float" office:value="233" calcext:value-type="float">
            <text:p>233</text:p>
          </table:table-cell>
          <table:table-cell table:formula="of:=INDEX([Population.$G$2:.$G$264];MATCH([.J121];[Population.$H$2:.$H$264];0))" office:value-type="float" office:value="34" calcext:value-type="float">
            <text:p>34</text:p>
          </table:table-cell>
          <table:table-cell table:formula="of:=INDEX([Population.$B$2:.$B$264];MATCH([.L121];[Population.$C$2:.$C$264];0))" office:value-type="float" office:value="4991" calcext:value-type="float">
            <text:p>4991</text:p>
          </table:table-cell>
          <table:table-cell table:formula="of:=[.M121]/[.K121]" office:value-type="float" office:value="1.7" calcext:value-type="float">
            <text:p>1.7</text:p>
          </table:table-cell>
          <table:table-cell table:formula="of:=[.N121]/[.I121]" office:value-type="float" office:value="0.461702127659575" calcext:value-type="float">
            <text:p>0.4617021277</text:p>
          </table:table-cell>
          <table:table-cell table:formula="of:=[.I121]/[.K121]" office:value-type="float" office:value="540.5" calcext:value-type="float">
            <text:p>540.5</text:p>
          </table:table-cell>
          <table:table-cell office:value-type="float" office:value="14" calcext:value-type="float">
            <text:p>14</text:p>
          </table:table-cell>
          <table:table-cell table:formula="of:=[.N121]/[.K121]" office:value-type="float" office:value="249.55" calcext:value-type="float">
            <text:p>249.55</text:p>
          </table:table-cell>
          <table:table-cell table:formula="of:=[.I121]/[.M121]" office:value-type="float" office:value="317.941176470588" calcext:value-type="float">
            <text:p>317.9411764706</text:p>
          </table:table-cell>
          <table:table-cell table:formula="of:=[.I121]/SUM([.$I$2:.$I$198])" office:value-type="float" office:value="0.00000139265841900357" calcext:value-type="float">
            <text:p>1.39265841900357E-06</text:p>
          </table:table-cell>
          <table:table-cell table:formula="of:=[.K121]/SUM([.$K$2:.$K$198])" office:value-type="float" office:value="0.000000154692212547309" calcext:value-type="float">
            <text:p>1.54692212547309E-07</text:p>
          </table:table-cell>
          <table:table-cell table:formula="of:=([.U121]-[.V121])" office:value-type="float" office:value="0.00000123796620645626" calcext:value-type="float">
            <text:p>0.00000123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Devanagar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Kathmandu</text:p>
          </table:table-cell>
          <table:table-cell/>
          <table:table-cell table:formula="of:=INDEX([Population.$B$2:.$B$264];MATCH([.A122];[Population.$A$2:.$A$264];0))" office:value-type="float" office:value="29027347" calcext:value-type="float">
            <text:p>29027347</text:p>
          </table:table-cell>
          <table:table-cell table:formula="of:=INDEX([Population.$C$2:.$C$264];MATCH([.A122];[Population.$A$2:.$A$264];0))" office:value-type="float" office:value="49" calcext:value-type="float">
            <text:p>49</text:p>
          </table:table-cell>
          <table:table-cell table:formula="of:=INDEX([Population.$G$2:.$G$264];MATCH([.A122];[Population.$A$2:.$A$264];0))" office:value-type="float" office:value="143350" calcext:value-type="float">
            <text:p>143350</text:p>
          </table:table-cell>
          <table:table-cell table:formula="of:=INDEX([Population.$H$2:.$H$264];MATCH([.A122];[Population.$A$2:.$A$264];0))" office:value-type="float" office:value="94" calcext:value-type="float">
            <text:p>94</text:p>
          </table:table-cell>
          <table:table-cell table:formula="of:=INDEX([Population.$G$2:.$G$264];MATCH([.J122];[Population.$H$2:.$H$264];0))" office:value-type="float" office:value="527970" calcext:value-type="float">
            <text:p>527970</text:p>
          </table:table-cell>
          <table:table-cell table:formula="of:=INDEX([Population.$B$2:.$B$264];MATCH([.L122];[Population.$C$2:.$C$264];0))" office:value-type="float" office:value="9665192" calcext:value-type="float">
            <text:p>9665192</text:p>
          </table:table-cell>
          <table:table-cell table:formula="of:=[.M122]/[.K122]" office:value-type="float" office:value="3.68308336239972" calcext:value-type="float">
            <text:p>3.6830833624</text:p>
          </table:table-cell>
          <table:table-cell table:formula="of:=[.N122]/[.I122]" office:value-type="float" office:value="0.332968493469279" calcext:value-type="float">
            <text:p>0.3329684935</text:p>
          </table:table-cell>
          <table:table-cell table:formula="of:=[.I122]/[.K122]" office:value-type="float" office:value="202.492828740844" calcext:value-type="float">
            <text:p>202.4928287408</text:p>
          </table:table-cell>
          <table:table-cell office:value-type="float" office:value="54" calcext:value-type="float">
            <text:p>54</text:p>
          </table:table-cell>
          <table:table-cell table:formula="of:=[.N122]/[.K122]" office:value-type="float" office:value="67.4237321241716" calcext:value-type="float">
            <text:p>67.4237321242</text:p>
          </table:table-cell>
          <table:table-cell table:formula="of:=[.I122]/[.M122]" office:value-type="float" office:value="54.9791598007463" calcext:value-type="float">
            <text:p>54.9791598007</text:p>
          </table:table-cell>
          <table:table-cell table:formula="of:=[.I122]/SUM([.$I$2:.$I$198])" office:value-type="float" office:value="0.00373960954494801" calcext:value-type="float">
            <text:p>0.0037396095</text:p>
          </table:table-cell>
          <table:table-cell table:formula="of:=[.K122]/SUM([.$K$2:.$K$198])" office:value-type="float" office:value="0.00110875643343284" calcext:value-type="float">
            <text:p>0.0011087564</text:p>
          </table:table-cell>
          <table:table-cell table:formula="of:=([.U122]-[.V122])" office:value-type="float" office:value="0.00263085311151517" calcext:value-type="float">
            <text:p>0.00263085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msterdam</text:p>
          </table:table-cell>
          <table:table-cell/>
          <table:table-cell table:formula="of:=INDEX([Population.$B$2:.$B$264];MATCH([.A123];[Population.$A$2:.$A$264];0))" office:value-type="float" office:value="17127290" calcext:value-type="float">
            <text:p>17127290</text:p>
          </table:table-cell>
          <table:table-cell table:formula="of:=INDEX([Population.$C$2:.$C$264];MATCH([.A123];[Population.$A$2:.$A$264];0))" office:value-type="float" office:value="69" calcext:value-type="float">
            <text:p>69</text:p>
          </table:table-cell>
          <table:table-cell table:formula="of:=INDEX([Population.$G$2:.$G$264];MATCH([.A123];[Population.$A$2:.$A$264];0))" office:value-type="float" office:value="33720" calcext:value-type="float">
            <text:p>33720</text:p>
          </table:table-cell>
          <table:table-cell table:formula="of:=INDEX([Population.$H$2:.$H$264];MATCH([.A123];[Population.$A$2:.$A$264];0))" office:value-type="float" office:value="137" calcext:value-type="float">
            <text:p>137</text:p>
          </table:table-cell>
          <table:table-cell table:formula="of:=INDEX([Population.$G$2:.$G$264];MATCH([.J123];[Population.$H$2:.$H$264];0))" office:value-type="float" office:value="309500" calcext:value-type="float">
            <text:p>309500</text:p>
          </table:table-cell>
          <table:table-cell table:formula="of:=INDEX([Population.$B$2:.$B$264];MATCH([.L123];[Population.$C$2:.$C$264];0))" office:value-type="float" office:value="3267320" calcext:value-type="float">
            <text:p>3267320</text:p>
          </table:table-cell>
          <table:table-cell table:formula="of:=[.M123]/[.K123]" office:value-type="float" office:value="9.1785290628707" calcext:value-type="float">
            <text:p>9.1785290629</text:p>
          </table:table-cell>
          <table:table-cell table:formula="of:=[.N123]/[.I123]" office:value-type="float" office:value="0.190766898908117" calcext:value-type="float">
            <text:p>0.1907668989</text:p>
          </table:table-cell>
          <table:table-cell table:formula="of:=[.I123]/[.K123]" office:value-type="float" office:value="507.92674970344" calcext:value-type="float">
            <text:p>507.9267497034</text:p>
          </table:table-cell>
          <table:table-cell office:value-type="float" office:value="17" calcext:value-type="float">
            <text:p>17</text:p>
          </table:table-cell>
          <table:table-cell table:formula="of:=[.N123]/[.K123]" office:value-type="float" office:value="96.8956109134045" calcext:value-type="float">
            <text:p>96.8956109134</text:p>
          </table:table-cell>
          <table:table-cell table:formula="of:=[.I123]/[.M123]" office:value-type="float" office:value="55.3385783521809" calcext:value-type="float">
            <text:p>55.3385783522</text:p>
          </table:table-cell>
          <table:table-cell table:formula="of:=[.I123]/SUM([.$I$2:.$I$198])" office:value-type="float" office:value="0.00220651846560737" calcext:value-type="float">
            <text:p>0.0022065185</text:p>
          </table:table-cell>
          <table:table-cell table:formula="of:=[.K123]/SUM([.$K$2:.$K$198])" office:value-type="float" office:value="0.000260811070354764" calcext:value-type="float">
            <text:p>0.0002608111</text:p>
          </table:table-cell>
          <table:table-cell table:formula="of:=([.U123]-[.V123])" office:value-type="float" office:value="0.0019457073952526" calcext:value-type="float">
            <text:p>0.00194570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Wellington</text:p>
          </table:table-cell>
          <table:table-cell/>
          <table:table-cell table:formula="of:=INDEX([Population.$B$2:.$B$264];MATCH([.A124];[Population.$A$2:.$A$264];0))" office:value-type="float" office:value="4814272" calcext:value-type="float">
            <text:p>4814272</text:p>
          </table:table-cell>
          <table:table-cell table:formula="of:=INDEX([Population.$C$2:.$C$264];MATCH([.A124];[Population.$A$2:.$A$264];0))" office:value-type="float" office:value="126" calcext:value-type="float">
            <text:p>126</text:p>
          </table:table-cell>
          <table:table-cell table:formula="of:=INDEX([Population.$G$2:.$G$264];MATCH([.A124];[Population.$A$2:.$A$264];0))" office:value-type="float" office:value="263310" calcext:value-type="float">
            <text:p>263310</text:p>
          </table:table-cell>
          <table:table-cell table:formula="of:=INDEX([Population.$H$2:.$H$264];MATCH([.A124];[Population.$A$2:.$A$264];0))" office:value-type="float" office:value="76" calcext:value-type="float">
            <text:p>76</text:p>
          </table:table-cell>
          <table:table-cell table:formula="of:=INDEX([Population.$G$2:.$G$264];MATCH([.J124];[Population.$H$2:.$H$264];0))" office:value-type="float" office:value="55960" calcext:value-type="float">
            <text:p>55960</text:p>
          </table:table-cell>
          <table:table-cell table:formula="of:=INDEX([Population.$B$2:.$B$264];MATCH([.L124];[Population.$C$2:.$C$264];0))" office:value-type="float" office:value="12883878" calcext:value-type="float">
            <text:p>12883878</text:p>
          </table:table-cell>
          <table:table-cell table:formula="of:=[.M124]/[.K124]" office:value-type="float" office:value="0.212525160457256" calcext:value-type="float">
            <text:p>0.2125251605</text:p>
          </table:table-cell>
          <table:table-cell table:formula="of:=[.N124]/[.I124]" office:value-type="float" office:value="2.67618406272018" calcext:value-type="float">
            <text:p>2.6761840627</text:p>
          </table:table-cell>
          <table:table-cell table:formula="of:=[.I124]/[.K124]" office:value-type="float" office:value="18.2836656412594" calcext:value-type="float">
            <text:p>18.2836656413</text:p>
          </table:table-cell>
          <table:table-cell office:value-type="float" office:value="170" calcext:value-type="float">
            <text:p>170</text:p>
          </table:table-cell>
          <table:table-cell table:formula="of:=[.N124]/[.K124]" office:value-type="float" office:value="48.9304545972428" calcext:value-type="float">
            <text:p>48.9304545972</text:p>
          </table:table-cell>
          <table:table-cell table:formula="of:=[.I124]/[.M124]" office:value-type="float" office:value="86.0305932809149" calcext:value-type="float">
            <text:p>86.0305932809</text:p>
          </table:table-cell>
          <table:table-cell table:formula="of:=[.I124]/SUM([.$I$2:.$I$198])" office:value-type="float" office:value="0.000620225386880032" calcext:value-type="float">
            <text:p>0.0006202254</text:p>
          </table:table-cell>
          <table:table-cell table:formula="of:=[.K124]/SUM([.$K$2:.$K$198])" office:value-type="float" office:value="0.0020366003242916" calcext:value-type="float">
            <text:p>0.0020366003</text:p>
          </table:table-cell>
          <table:table-cell table:formula="of:=([.U124]-[.V124])" office:value-type="float" office:value="-0.00141637493741157" calcext:value-type="float">
            <text:p>-0.001416374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anagua</text:p>
          </table:table-cell>
          <table:table-cell/>
          <table:table-cell table:formula="of:=INDEX([Population.$B$2:.$B$264];MATCH([.A125];[Population.$A$2:.$A$264];0))" office:value-type="float" office:value="6608366" calcext:value-type="float">
            <text:p>6608366</text:p>
          </table:table-cell>
          <table:table-cell table:formula="of:=INDEX([Population.$C$2:.$C$264];MATCH([.A125];[Population.$A$2:.$A$264];0))" office:value-type="float" office:value="110" calcext:value-type="float">
            <text:p>110</text:p>
          </table:table-cell>
          <table:table-cell table:formula="of:=INDEX([Population.$G$2:.$G$264];MATCH([.A125];[Population.$A$2:.$A$264];0))" office:value-type="float" office:value="120340" calcext:value-type="float">
            <text:p>120340</text:p>
          </table:table-cell>
          <table:table-cell table:formula="of:=INDEX([Population.$H$2:.$H$264];MATCH([.A125];[Population.$A$2:.$A$264];0))" office:value-type="float" office:value="99" calcext:value-type="float">
            <text:p>99</text:p>
          </table:table-cell>
          <table:table-cell table:formula="of:=INDEX([Population.$G$2:.$G$264];MATCH([.J125];[Population.$H$2:.$H$264];0))" office:value-type="float" office:value="91590" calcext:value-type="float">
            <text:p>91590</text:p>
          </table:table-cell>
          <table:table-cell table:formula="of:=INDEX([Population.$B$2:.$B$264];MATCH([.L125];[Population.$C$2:.$C$264];0))" office:value-type="float" office:value="8641786" calcext:value-type="float">
            <text:p>8641786</text:p>
          </table:table-cell>
          <table:table-cell table:formula="of:=[.M125]/[.K125]" office:value-type="float" office:value="0.761093568223367" calcext:value-type="float">
            <text:p>0.7610935682</text:p>
          </table:table-cell>
          <table:table-cell table:formula="of:=[.N125]/[.I125]" office:value-type="float" office:value="1.30770390138803" calcext:value-type="float">
            <text:p>1.3077039014</text:p>
          </table:table-cell>
          <table:table-cell table:formula="of:=[.I125]/[.K125]" office:value-type="float" office:value="54.9141266411833" calcext:value-type="float">
            <text:p>54.9141266412</text:p>
          </table:table-cell>
          <table:table-cell office:value-type="float" office:value="130" calcext:value-type="float">
            <text:p>130</text:p>
          </table:table-cell>
          <table:table-cell table:formula="of:=[.N125]/[.K125]" office:value-type="float" office:value="71.8114176499917" calcext:value-type="float">
            <text:p>71.81141765</text:p>
          </table:table-cell>
          <table:table-cell table:formula="of:=[.I125]/[.M125]" office:value-type="float" office:value="72.1516104378207" calcext:value-type="float">
            <text:p>72.1516104378</text:p>
          </table:table-cell>
          <table:table-cell table:formula="of:=[.I125]/SUM([.$I$2:.$I$198])" office:value-type="float" office:value="0.00085135953244745" calcext:value-type="float">
            <text:p>0.0008513595</text:p>
          </table:table-cell>
          <table:table-cell table:formula="of:=[.K125]/SUM([.$K$2:.$K$198])" office:value-type="float" office:value="0.000930783042897161" calcext:value-type="float">
            <text:p>0.000930783</text:p>
          </table:table-cell>
          <table:table-cell table:formula="of:=([.U125]-[.V125])" office:value-type="float" office:value="-0.0000794235104497112" calcext:value-type="float">
            <text:p>-7.94235104497112E-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number-columns-repeated="4"/>
          <table:table-cell office:value-type="string" calcext:value-type="string">
            <text:p>Niamey</text:p>
          </table:table-cell>
          <table:table-cell/>
          <table:table-cell table:formula="of:=INDEX([Population.$B$2:.$B$264];MATCH([.A126];[Population.$A$2:.$A$264];0))" office:value-type="float" office:value="24014064" calcext:value-type="float">
            <text:p>24014064</text:p>
          </table:table-cell>
          <table:table-cell table:formula="of:=INDEX([Population.$C$2:.$C$264];MATCH([.A126];[Population.$A$2:.$A$264];0))" office:value-type="float" office:value="56" calcext:value-type="float">
            <text:p>56</text:p>
          </table:table-cell>
          <table:table-cell table:formula="of:=INDEX([Population.$G$2:.$G$264];MATCH([.A126];[Population.$A$2:.$A$264];0))" office:value-type="float" office:value="1266700" calcext:value-type="float">
            <text:p>1266700</text:p>
          </table:table-cell>
          <table:table-cell table:formula="of:=INDEX([Population.$H$2:.$H$264];MATCH([.A126];[Population.$A$2:.$A$264];0))" office:value-type="float" office:value="20" calcext:value-type="float">
            <text:p>20</text:p>
          </table:table-cell>
          <table:table-cell table:formula="of:=INDEX([Population.$G$2:.$G$264];MATCH([.J126];[Population.$H$2:.$H$264];0))" office:value-type="float" office:value="434320" calcext:value-type="float">
            <text:p>434320</text:p>
          </table:table-cell>
          <table:table-cell table:formula="of:=INDEX([Population.$B$2:.$B$264];MATCH([.L126];[Population.$C$2:.$C$264];0))" office:value-type="float" office:value="69764925" calcext:value-type="float">
            <text:p>69764925</text:p>
          </table:table-cell>
          <table:table-cell table:formula="of:=[.M126]/[.K126]" office:value-type="float" office:value="0.342875187495066" calcext:value-type="float">
            <text:p>0.3428751875</text:p>
          </table:table-cell>
          <table:table-cell table:formula="of:=[.N126]/[.I126]" office:value-type="float" office:value="2.90516944570482" calcext:value-type="float">
            <text:p>2.9051694457</text:p>
          </table:table-cell>
          <table:table-cell table:formula="of:=[.I126]/[.K126]" office:value-type="float" office:value="18.9579726849293" calcext:value-type="float">
            <text:p>18.9579726849</text:p>
          </table:table-cell>
          <table:table-cell office:value-type="float" office:value="168" calcext:value-type="float">
            <text:p>168</text:p>
          </table:table-cell>
          <table:table-cell table:formula="of:=[.N126]/[.K126]" office:value-type="float" office:value="55.0761229967632" calcext:value-type="float">
            <text:p>55.0761229968</text:p>
          </table:table-cell>
          <table:table-cell table:formula="of:=[.I126]/[.M126]" office:value-type="float" office:value="55.2911770123411" calcext:value-type="float">
            <text:p>55.2911770123</text:p>
          </table:table-cell>
          <table:table-cell table:formula="of:=[.I126]/SUM([.$I$2:.$I$198])" office:value-type="float" office:value="0.00309374545828774" calcext:value-type="float">
            <text:p>0.0030937455</text:p>
          </table:table-cell>
          <table:table-cell table:formula="of:=[.K126]/SUM([.$K$2:.$K$198])" office:value-type="float" office:value="0.00979743128168385" calcext:value-type="float">
            <text:p>0.0097974313</text:p>
          </table:table-cell>
          <table:table-cell table:formula="of:=([.U126]-[.V126])" office:value-type="float" office:value="-0.0067036858233961" calcext:value-type="float">
            <text:p>-0.00670368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Abuja</text:p>
          </table:table-cell>
          <table:table-cell/>
          <table:table-cell table:formula="of:=INDEX([Population.$B$2:.$B$264];MATCH([.A127];[Population.$A$2:.$A$264];0))" office:value-type="float" office:value="205052107" calcext:value-type="float">
            <text:p>205052107</text:p>
          </table:table-cell>
          <table:table-cell table:formula="of:=INDEX([Population.$C$2:.$C$264];MATCH([.A127];[Population.$A$2:.$A$264];0))" office:value-type="float" office:value="7" calcext:value-type="float">
            <text:p>7</text:p>
          </table:table-cell>
          <table:table-cell table:formula="of:=INDEX([Population.$G$2:.$G$264];MATCH([.A127];[Population.$A$2:.$A$264];0))" office:value-type="float" office:value="910770" calcext:value-type="float">
            <text:p>910770</text:p>
          </table:table-cell>
          <table:table-cell table:formula="of:=INDEX([Population.$H$2:.$H$264];MATCH([.A127];[Population.$A$2:.$A$264];0))" office:value-type="float" office:value="30" calcext:value-type="float">
            <text:p>30</text:p>
          </table:table-cell>
          <table:table-cell table:formula="of:=INDEX([Population.$G$2:.$G$264];MATCH([.J127];[Population.$H$2:.$H$264];0))" office:value-type="float" office:value="2973190" calcext:value-type="float">
            <text:p>2973190</text:p>
          </table:table-cell>
          <table:table-cell table:formula="of:=INDEX([Population.$B$2:.$B$264];MATCH([.L127];[Population.$C$2:.$C$264];0))" office:value-type="float" office:value="46751175" calcext:value-type="float">
            <text:p>46751175</text:p>
          </table:table-cell>
          <table:table-cell table:formula="of:=[.M127]/[.K127]" office:value-type="float" office:value="3.26447950635177" calcext:value-type="float">
            <text:p>3.2644795064</text:p>
          </table:table-cell>
          <table:table-cell table:formula="of:=[.N127]/[.I127]" office:value-type="float" office:value="0.227996559918304" calcext:value-type="float">
            <text:p>0.2279965599</text:p>
          </table:table-cell>
          <table:table-cell table:formula="of:=[.I127]/[.K127]" office:value-type="float" office:value="225.141481383884" calcext:value-type="float">
            <text:p>225.1414813839</text:p>
          </table:table-cell>
          <table:table-cell office:value-type="float" office:value="46" calcext:value-type="float">
            <text:p>46</text:p>
          </table:table-cell>
          <table:table-cell table:formula="of:=[.N127]/[.K127]" office:value-type="float" office:value="51.3314832504364" calcext:value-type="float">
            <text:p>51.3314832504</text:p>
          </table:table-cell>
          <table:table-cell table:formula="of:=[.I127]/[.M127]" office:value-type="float" office:value="68.9670377607889" calcext:value-type="float">
            <text:p>68.9670377608</text:p>
          </table:table-cell>
          <table:table-cell table:formula="of:=[.I127]/SUM([.$I$2:.$I$198])" office:value-type="float" office:value="0.0264169790146134" calcext:value-type="float">
            <text:p>0.026416979</text:p>
          </table:table-cell>
          <table:table-cell table:formula="of:=[.K127]/SUM([.$K$2:.$K$198])" office:value-type="float" office:value="0.00704445132108565" calcext:value-type="float">
            <text:p>0.0070444513</text:p>
          </table:table-cell>
          <table:table-cell table:formula="of:=([.U127]-[.V127])" office:value-type="float" office:value="0.0193725276935277" calcext:value-type="float">
            <text:p>0.01937252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orth Korea</text:p>
          </table:table-cell>
          <table:table-cell table:number-columns-repeated="2" office:value-type="string" calcext:value-type="string">
            <text:p>Korean</text:p>
          </table:table-cell>
          <table:table-cell table:number-columns-repeated="2"/>
          <table:table-cell office:value-type="string" calcext:value-type="string">
            <text:p>Pyongyang</text:p>
          </table:table-cell>
          <table:table-cell/>
          <table:table-cell table:formula="of:=INDEX([Population.$B$2:.$B$264];MATCH([.A128];[Population.$A$2:.$A$264];0))" office:value-type="float" office:value="25756088" calcext:value-type="float">
            <text:p>25756088</text:p>
          </table:table-cell>
          <table:table-cell table:formula="of:=INDEX([Population.$C$2:.$C$264];MATCH([.A128];[Population.$A$2:.$A$264];0))" office:value-type="float" office:value="54" calcext:value-type="float">
            <text:p>54</text:p>
          </table:table-cell>
          <table:table-cell table:formula="of:=INDEX([Population.$G$2:.$G$264];MATCH([.A128];[Population.$A$2:.$A$264];0))" office:value-type="float" office:value="120410" calcext:value-type="float">
            <text:p>120410</text:p>
          </table:table-cell>
          <table:table-cell table:formula="of:=INDEX([Population.$H$2:.$H$264];MATCH([.A128];[Population.$A$2:.$A$264];0))" office:value-type="float" office:value="98" calcext:value-type="float">
            <text:p>98</text:p>
          </table:table-cell>
          <table:table-cell table:formula="of:=INDEX([Population.$G$2:.$G$264];MATCH([.J128];[Population.$H$2:.$H$264];0))" office:value-type="float" office:value="452860" calcext:value-type="float">
            <text:p>452860</text:p>
          </table:table-cell>
          <table:table-cell table:formula="of:=INDEX([Population.$B$2:.$B$264];MATCH([.L128];[Population.$C$2:.$C$264];0))" office:value-type="float" office:value="8911530" calcext:value-type="float">
            <text:p>8911530</text:p>
          </table:table-cell>
          <table:table-cell table:formula="of:=[.M128]/[.K128]" office:value-type="float" office:value="3.7609833070343" calcext:value-type="float">
            <text:p>3.760983307</text:p>
          </table:table-cell>
          <table:table-cell table:formula="of:=[.N128]/[.I128]" office:value-type="float" office:value="0.345997031847383" calcext:value-type="float">
            <text:p>0.3459970318</text:p>
          </table:table-cell>
          <table:table-cell table:formula="of:=[.I128]/[.K128]" office:value-type="float" office:value="213.903230628685" calcext:value-type="float">
            <text:p>213.9032306287</text:p>
          </table:table-cell>
          <table:table-cell office:value-type="float" office:value="50" calcext:value-type="float">
            <text:p>50</text:p>
          </table:table-cell>
          <table:table-cell table:formula="of:=[.N128]/[.K128]" office:value-type="float" office:value="74.0098829000914" calcext:value-type="float">
            <text:p>74.0098829001</text:p>
          </table:table-cell>
          <table:table-cell table:formula="of:=[.I128]/[.M128]" office:value-type="float" office:value="56.8742834430067" calcext:value-type="float">
            <text:p>56.874283443</text:p>
          </table:table-cell>
          <table:table-cell table:formula="of:=[.I128]/SUM([.$I$2:.$I$198])" office:value-type="float" office:value="0.00331817139628092" calcext:value-type="float">
            <text:p>0.0033181714</text:p>
          </table:table-cell>
          <table:table-cell table:formula="of:=[.K128]/SUM([.$K$2:.$K$198])" office:value-type="float" office:value="0.000931324465641077" calcext:value-type="float">
            <text:p>0.0009313245</text:p>
          </table:table-cell>
          <table:table-cell table:formula="of:=([.U128]-[.V128])" office:value-type="float" office:value="0.00238684693063985" calcext:value-type="float">
            <text:p>0.00238684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Skopje</text:p>
          </table:table-cell>
          <table:table-cell/>
          <table:table-cell table:formula="of:=INDEX([Population.$B$2:.$B$264];MATCH([.A129];[Population.$A$2:.$A$264];0))" office:value-type="float" office:value="2083391" calcext:value-type="float">
            <text:p>2083391</text:p>
          </table:table-cell>
          <table:table-cell table:formula="of:=INDEX([Population.$C$2:.$C$264];MATCH([.A129];[Population.$A$2:.$A$264];0))" office:value-type="float" office:value="149" calcext:value-type="float">
            <text:p>149</text:p>
          </table:table-cell>
          <table:table-cell table:formula="of:=INDEX([Population.$G$2:.$G$264];MATCH([.A129];[Population.$A$2:.$A$264];0))" office:value-type="float" office:value="25220" calcext:value-type="float">
            <text:p>25220</text:p>
          </table:table-cell>
          <table:table-cell table:formula="of:=INDEX([Population.$H$2:.$H$264];MATCH([.A129];[Population.$A$2:.$A$264];0))" office:value-type="float" office:value="148" calcext:value-type="float">
            <text:p>148</text:p>
          </table:table-cell>
          <table:table-cell table:formula="of:=INDEX([Population.$G$2:.$G$264];MATCH([.J129];[Population.$H$2:.$H$264];0))" office:value-type="float" office:value="24670" calcext:value-type="float">
            <text:p>24670</text:p>
          </table:table-cell>
          <table:table-cell table:formula="of:=INDEX([Population.$B$2:.$B$264];MATCH([.L129];[Population.$C$2:.$C$264];0))" office:value-type="float" office:value="2138799" calcext:value-type="float">
            <text:p>2138799</text:p>
          </table:table-cell>
          <table:table-cell table:formula="of:=[.M129]/[.K129]" office:value-type="float" office:value="0.978191911181602" calcext:value-type="float">
            <text:p>0.9781919112</text:p>
          </table:table-cell>
          <table:table-cell table:formula="of:=[.N129]/[.I129]" office:value-type="float" office:value="1.02659510384753" calcext:value-type="float">
            <text:p>1.0265951038</text:p>
          </table:table-cell>
          <table:table-cell table:formula="of:=[.I129]/[.K129]" office:value-type="float" office:value="82.6086835844568" calcext:value-type="float">
            <text:p>82.6086835845</text:p>
          </table:table-cell>
          <table:table-cell office:value-type="float" office:value="104" calcext:value-type="float">
            <text:p>104</text:p>
          </table:table-cell>
          <table:table-cell table:formula="of:=[.N129]/[.K129]" office:value-type="float" office:value="84.8056701030928" calcext:value-type="float">
            <text:p>84.8056701031</text:p>
          </table:table-cell>
          <table:table-cell table:formula="of:=[.I129]/[.M129]" office:value-type="float" office:value="84.4503850830969" calcext:value-type="float">
            <text:p>84.4503850831</text:p>
          </table:table-cell>
          <table:table-cell table:formula="of:=[.I129]/SUM([.$I$2:.$I$198])" office:value-type="float" office:value="0.000268404441834067" calcext:value-type="float">
            <text:p>0.0002684044</text:p>
          </table:table-cell>
          <table:table-cell table:formula="of:=[.K129]/SUM([.$K$2:.$K$198])" office:value-type="float" office:value="0.000195066880022157" calcext:value-type="float">
            <text:p>0.0001950669</text:p>
          </table:table-cell>
          <table:table-cell table:formula="of:=([.U129]-[.V129])" office:value-type="float" office:value="0.0000733375618119097" calcext:value-type="float">
            <text:p>7.33375618119097E-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Oslo</text:p>
          </table:table-cell>
          <table:table-cell/>
          <table:table-cell table:formula="of:=INDEX([Population.$B$2:.$B$264];MATCH([.A130];[Population.$A$2:.$A$264];0))" office:value-type="float" office:value="5412632" calcext:value-type="float">
            <text:p>5412632</text:p>
          </table:table-cell>
          <table:table-cell table:formula="of:=INDEX([Population.$C$2:.$C$264];MATCH([.A130];[Population.$A$2:.$A$264];0))" office:value-type="float" office:value="119" calcext:value-type="float">
            <text:p>119</text:p>
          </table:table-cell>
          <table:table-cell table:formula="of:=INDEX([Population.$G$2:.$G$264];MATCH([.A130];[Population.$A$2:.$A$264];0))" office:value-type="float" office:value="365268" calcext:value-type="float">
            <text:p>365268</text:p>
          </table:table-cell>
          <table:table-cell table:formula="of:=INDEX([Population.$H$2:.$H$264];MATCH([.A130];[Population.$A$2:.$A$264];0))" office:value-type="float" office:value="62" calcext:value-type="float">
            <text:p>62</text:p>
          </table:table-cell>
          <table:table-cell table:formula="of:=INDEX([Population.$G$2:.$G$264];MATCH([.J130];[Population.$H$2:.$H$264];0))" office:value-type="float" office:value="74340" calcext:value-type="float">
            <text:p>74340</text:p>
          </table:table-cell>
          <table:table-cell table:formula="of:=INDEX([Population.$B$2:.$B$264];MATCH([.L130];[Population.$C$2:.$C$264];0))" office:value-type="float" office:value="19082804" calcext:value-type="float">
            <text:p>19082804</text:p>
          </table:table-cell>
          <table:table-cell table:formula="of:=[.M130]/[.K130]" office:value-type="float" office:value="0.203521797693748" calcext:value-type="float">
            <text:p>0.2035217977</text:p>
          </table:table-cell>
          <table:table-cell table:formula="of:=[.N130]/[.I130]" office:value-type="float" office:value="3.52560528777866" calcext:value-type="float">
            <text:p>3.5256052878</text:p>
          </table:table-cell>
          <table:table-cell table:formula="of:=[.I130]/[.K130]" office:value-type="float" office:value="14.8182485188957" calcext:value-type="float">
            <text:p>14.8182485189</text:p>
          </table:table-cell>
          <table:table-cell office:value-type="float" office:value="180" calcext:value-type="float">
            <text:p>180</text:p>
          </table:table-cell>
          <table:table-cell table:formula="of:=[.N130]/[.K130]" office:value-type="float" office:value="52.2432953338371" calcext:value-type="float">
            <text:p>52.2432953338</text:p>
          </table:table-cell>
          <table:table-cell table:formula="of:=[.I130]/[.M130]" office:value-type="float" office:value="72.8091471616895" calcext:value-type="float">
            <text:p>72.8091471617</text:p>
          </table:table-cell>
          <table:table-cell table:formula="of:=[.I130]/SUM([.$I$2:.$I$198])" office:value-type="float" office:value="0.00069731244438188" calcext:value-type="float">
            <text:p>0.0006973124</text:p>
          </table:table-cell>
          <table:table-cell table:formula="of:=[.K130]/SUM([.$K$2:.$K$198])" office:value-type="float" office:value="0.00282520575463653" calcext:value-type="float">
            <text:p>0.0028252058</text:p>
          </table:table-cell>
          <table:table-cell table:formula="of:=([.U130]-[.V130])" office:value-type="float" office:value="-0.00212789331025465" calcext:value-type="float">
            <text:p>-0.002127893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Muscat</text:p>
          </table:table-cell>
          <table:table-cell/>
          <table:table-cell table:formula="of:=INDEX([Population.$B$2:.$B$264];MATCH([.A131];[Population.$A$2:.$A$264];0))" office:value-type="float" office:value="5078933" calcext:value-type="float">
            <text:p>5078933</text:p>
          </table:table-cell>
          <table:table-cell table:formula="of:=INDEX([Population.$C$2:.$C$264];MATCH([.A131];[Population.$A$2:.$A$264];0))" office:value-type="float" office:value="121" calcext:value-type="float">
            <text:p>121</text:p>
          </table:table-cell>
          <table:table-cell table:formula="of:=INDEX([Population.$G$2:.$G$264];MATCH([.A131];[Population.$A$2:.$A$264];0))" office:value-type="float" office:value="309500" calcext:value-type="float">
            <text:p>309500</text:p>
          </table:table-cell>
          <table:table-cell table:formula="of:=INDEX([Population.$H$2:.$H$264];MATCH([.A131];[Population.$A$2:.$A$264];0))" office:value-type="float" office:value="69" calcext:value-type="float">
            <text:p>69</text:p>
          </table:table-cell>
          <table:table-cell table:formula="of:=INDEX([Population.$G$2:.$G$264];MATCH([.J131];[Population.$H$2:.$H$264];0))" office:value-type="float" office:value="69490" calcext:value-type="float">
            <text:p>69490</text:p>
          </table:table-cell>
          <table:table-cell table:formula="of:=INDEX([Population.$B$2:.$B$264];MATCH([.L131];[Population.$C$2:.$C$264];0))" office:value-type="float" office:value="17127290" calcext:value-type="float">
            <text:p>17127290</text:p>
          </table:table-cell>
          <table:table-cell table:formula="of:=[.M131]/[.K131]" office:value-type="float" office:value="0.224523424878837" calcext:value-type="float">
            <text:p>0.2245234249</text:p>
          </table:table-cell>
          <table:table-cell table:formula="of:=[.N131]/[.I131]" office:value-type="float" office:value="3.37222207892878" calcext:value-type="float">
            <text:p>3.3722220789</text:p>
          </table:table-cell>
          <table:table-cell table:formula="of:=[.I131]/[.K131]" office:value-type="float" office:value="16.4101227786753" calcext:value-type="float">
            <text:p>16.4101227787</text:p>
          </table:table-cell>
          <table:table-cell office:value-type="float" office:value="177" calcext:value-type="float">
            <text:p>177</text:p>
          </table:table-cell>
          <table:table-cell table:formula="of:=[.N131]/[.K131]" office:value-type="float" office:value="55.3385783521809" calcext:value-type="float">
            <text:p>55.3385783522</text:p>
          </table:table-cell>
          <table:table-cell table:formula="of:=[.I131]/[.M131]" office:value-type="float" office:value="73.0886890200029" calcext:value-type="float">
            <text:p>73.08868902</text:p>
          </table:table-cell>
          <table:table-cell table:formula="of:=[.I131]/SUM([.$I$2:.$I$198])" office:value-type="float" office:value="0.000654321813321466" calcext:value-type="float">
            <text:p>0.0006543218</text:p>
          </table:table-cell>
          <table:table-cell table:formula="of:=[.K131]/SUM([.$K$2:.$K$198])" office:value-type="float" office:value="0.00239386198916961" calcext:value-type="float">
            <text:p>0.002393862</text:p>
          </table:table-cell>
          <table:table-cell table:formula="of:=([.U131]-[.V131])" office:value-type="float" office:value="-0.00173954017584815" calcext:value-type="float">
            <text:p>-0.001739540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Islamabad</text:p>
          </table:table-cell>
          <table:table-cell/>
          <table:table-cell table:formula="of:=INDEX([Population.$B$2:.$B$264];MATCH([.A132];[Population.$A$2:.$A$264];0))" office:value-type="float" office:value="219992900" calcext:value-type="float">
            <text:p>219992900</text:p>
          </table:table-cell>
          <table:table-cell table:formula="of:=INDEX([Population.$C$2:.$C$264];MATCH([.A132];[Population.$A$2:.$A$264];0))" office:value-type="float" office:value="5" calcext:value-type="float">
            <text:p>5</text:p>
          </table:table-cell>
          <table:table-cell table:formula="of:=INDEX([Population.$G$2:.$G$264];MATCH([.A132];[Population.$A$2:.$A$264];0))" office:value-type="float" office:value="770880" calcext:value-type="float">
            <text:p>770880</text:p>
          </table:table-cell>
          <table:table-cell table:formula="of:=INDEX([Population.$H$2:.$H$264];MATCH([.A132];[Population.$A$2:.$A$264];0))" office:value-type="float" office:value="35" calcext:value-type="float">
            <text:p>35</text:p>
          </table:table-cell>
          <table:table-cell table:formula="of:=INDEX([Population.$G$2:.$G$264];MATCH([.J132];[Population.$H$2:.$H$264];0))" office:value-type="float" office:value="8358140" calcext:value-type="float">
            <text:p>8358140</text:p>
          </table:table-cell>
          <table:table-cell table:formula="of:=INDEX([Population.$B$2:.$B$264];MATCH([.L132];[Population.$C$2:.$C$264];0))" office:value-type="float" office:value="43632213" calcext:value-type="float">
            <text:p>43632213</text:p>
          </table:table-cell>
          <table:table-cell table:formula="of:=[.M132]/[.K132]" office:value-type="float" office:value="10.8423360315484" calcext:value-type="float">
            <text:p>10.8423360315</text:p>
          </table:table-cell>
          <table:table-cell table:formula="of:=[.N132]/[.I132]" office:value-type="float" office:value="0.198334641708892" calcext:value-type="float">
            <text:p>0.1983346417</text:p>
          </table:table-cell>
          <table:table-cell table:formula="of:=[.I132]/[.K132]" office:value-type="float" office:value="285.378917600664" calcext:value-type="float">
            <text:p>285.3789176007</text:p>
          </table:table-cell>
          <table:table-cell office:value-type="float" office:value="33" calcext:value-type="float">
            <text:p>33</text:p>
          </table:table-cell>
          <table:table-cell table:formula="of:=[.N132]/[.K132]" office:value-type="float" office:value="56.600525373599" calcext:value-type="float">
            <text:p>56.6005253736</text:p>
          </table:table-cell>
          <table:table-cell table:formula="of:=[.I132]/[.M132]" office:value-type="float" office:value="26.3207962537119" calcext:value-type="float">
            <text:p>26.3207962537</text:p>
          </table:table-cell>
          <table:table-cell table:formula="of:=[.I132]/SUM([.$I$2:.$I$198])" office:value-type="float" office:value="0.0283418098340435" calcext:value-type="float">
            <text:p>0.0283418098</text:p>
          </table:table-cell>
          <table:table-cell table:formula="of:=[.K132]/SUM([.$K$2:.$K$198])" office:value-type="float" office:value="0.0059624566404235" calcext:value-type="float">
            <text:p>0.0059624566</text:p>
          </table:table-cell>
          <table:table-cell table:formula="of:=([.U132]-[.V132])" office:value-type="float" office:value="0.02237935319362" calcext:value-type="float">
            <text:p>0.0223793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5"/>
          <table:table-cell office:value-type="string" calcext:value-type="string">
            <text:p>Ngerulmud</text:p>
          </table:table-cell>
          <table:table-cell/>
          <table:table-cell table:formula="of:=INDEX([Population.$B$2:.$B$264];MATCH([.A133];[Population.$A$2:.$A$264];0))" office:value-type="float" office:value="18077" calcext:value-type="float">
            <text:p>18077</text:p>
          </table:table-cell>
          <table:table-cell table:formula="of:=INDEX([Population.$C$2:.$C$264];MATCH([.A133];[Population.$A$2:.$A$264];0))" office:value-type="float" office:value="224" calcext:value-type="float">
            <text:p>224</text:p>
          </table:table-cell>
          <table:table-cell table:formula="of:=INDEX([Population.$G$2:.$G$264];MATCH([.A133];[Population.$A$2:.$A$264];0))" office:value-type="float" office:value="460" calcext:value-type="float">
            <text:p>460</text:p>
          </table:table-cell>
          <table:table-cell table:formula="of:=INDEX([Population.$H$2:.$H$264];MATCH([.A133];[Population.$A$2:.$A$264];0))" office:value-type="float" office:value="200" calcext:value-type="float">
            <text:p>200</text:p>
          </table:table-cell>
          <table:table-cell table:formula="of:=INDEX([Population.$G$2:.$G$264];MATCH([.J133];[Population.$H$2:.$H$264];0))" office:value-type="float" office:value="100" calcext:value-type="float">
            <text:p>100</text:p>
          </table:table-cell>
          <table:table-cell table:formula="of:=INDEX([Population.$B$2:.$B$264];MATCH([.L133];[Population.$C$2:.$C$264];0))" office:value-type="float" office:value="105449" calcext:value-type="float">
            <text:p>105449</text:p>
          </table:table-cell>
          <table:table-cell table:formula="of:=[.M133]/[.K133]" office:value-type="float" office:value="0.217391304347826" calcext:value-type="float">
            <text:p>0.2173913043</text:p>
          </table:table-cell>
          <table:table-cell table:formula="of:=[.N133]/[.I133]" office:value-type="float" office:value="5.83332411351441" calcext:value-type="float">
            <text:p>5.8333241135</text:p>
          </table:table-cell>
          <table:table-cell table:formula="of:=[.I133]/[.K133]" office:value-type="float" office:value="39.2978260869565" calcext:value-type="float">
            <text:p>39.297826087</text:p>
          </table:table-cell>
          <table:table-cell office:value-type="float" office:value="144" calcext:value-type="float">
            <text:p>144</text:p>
          </table:table-cell>
          <table:table-cell table:formula="of:=[.N133]/[.K133]" office:value-type="float" office:value="229.236956521739" calcext:value-type="float">
            <text:p>229.2369565217</text:p>
          </table:table-cell>
          <table:table-cell table:formula="of:=[.I133]/[.M133]" office:value-type="float" office:value="180.77" calcext:value-type="float">
            <text:p>180.77</text:p>
          </table:table-cell>
          <table:table-cell table:formula="of:=[.I133]/SUM([.$I$2:.$I$198])" office:value-type="float" office:value="0.00000232887014249098" calcext:value-type="float">
            <text:p>2.32887014249098E-06</text:p>
          </table:table-cell>
          <table:table-cell table:formula="of:=[.K133]/SUM([.$K$2:.$K$198])" office:value-type="float" office:value="0.00000355792088858812" calcext:value-type="float">
            <text:p>3.55792088858812E-06</text:p>
          </table:table-cell>
          <table:table-cell table:formula="of:=([.U133]-[.V133])" office:value-type="float" office:value="-0.00000122905074609714" calcext:value-type="float">
            <text:p>-1.22905074609714E-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string" calcext:value-type="string">
            <text:p>Palestine</text:p>
          </table:table-cell>
          <table:table-cell table:number-columns-repeated="4"/>
          <table:table-cell office:value-type="string" calcext:value-type="string">
            <text:p>Ramallah</text:p>
          </table:table-cell>
          <table:table-cell/>
          <table:table-cell table:formula="of:=INDEX([Population.$B$2:.$B$264];MATCH([.A134];[Population.$A$2:.$A$264];0))" office:value-type="float" office:value="5051953" calcext:value-type="float">
            <text:p>5051953</text:p>
          </table:table-cell>
          <table:table-cell table:formula="of:=INDEX([Population.$C$2:.$C$264];MATCH([.A134];[Population.$A$2:.$A$264];0))" office:value-type="float" office:value="123" calcext:value-type="float">
            <text:p>123</text:p>
          </table:table-cell>
          <table:table-cell table:formula="of:=INDEX([Population.$G$2:.$G$264];MATCH([.A134];[Population.$A$2:.$A$264];0))" office:value-type="float" office:value="6000" calcext:value-type="float">
            <text:p>6000</text:p>
          </table:table-cell>
          <table:table-cell table:formula="of:=INDEX([Population.$H$2:.$H$264];MATCH([.A134];[Population.$A$2:.$A$264];0))" office:value-type="float" office:value="172" calcext:value-type="float">
            <text:p>172</text:p>
          </table:table-cell>
          <table:table-cell table:formula="of:=INDEX([Population.$G$2:.$G$264];MATCH([.J134];[Population.$H$2:.$H$264];0))" office:value-type="float" office:value="62710" calcext:value-type="float">
            <text:p>62710</text:p>
          </table:table-cell>
          <table:table-cell table:formula="of:=INDEX([Population.$B$2:.$B$264];MATCH([.L134];[Population.$C$2:.$C$264];0))" office:value-type="float" office:value="594215" calcext:value-type="float">
            <text:p>594215</text:p>
          </table:table-cell>
          <table:table-cell table:formula="of:=[.M134]/[.K134]" office:value-type="float" office:value="10.4516666666667" calcext:value-type="float">
            <text:p>10.4516666667</text:p>
          </table:table-cell>
          <table:table-cell table:formula="of:=[.N134]/[.I134]" office:value-type="float" office:value="0.117620848808372" calcext:value-type="float">
            <text:p>0.1176208488</text:p>
          </table:table-cell>
          <table:table-cell table:formula="of:=[.I134]/[.K134]" office:value-type="float" office:value="841.992166666667" calcext:value-type="float">
            <text:p>841.9921666667</text:p>
          </table:table-cell>
          <table:table-cell office:value-type="float" office:value="8" calcext:value-type="float">
            <text:p>8</text:p>
          </table:table-cell>
          <table:table-cell table:formula="of:=[.N134]/[.K134]" office:value-type="float" office:value="99.0358333333333" calcext:value-type="float">
            <text:p>99.0358333333</text:p>
          </table:table-cell>
          <table:table-cell table:formula="of:=[.I134]/[.M134]" office:value-type="float" office:value="80.560564503269" calcext:value-type="float">
            <text:p>80.5605645033</text:p>
          </table:table-cell>
          <table:table-cell table:formula="of:=[.I134]/SUM([.$I$2:.$I$198])" office:value-type="float" office:value="0.00065084596464943" calcext:value-type="float">
            <text:p>0.000650846</text:p>
          </table:table-cell>
          <table:table-cell table:formula="of:=[.K134]/SUM([.$K$2:.$K$198])" office:value-type="float" office:value="0.0000464076637641928" calcext:value-type="float">
            <text:p>4.64076637641928E-05</text:p>
          </table:table-cell>
          <table:table-cell table:formula="of:=([.U134]-[.V134])" office:value-type="float" office:value="0.000604438300885237" calcext:value-type="float">
            <text:p>0.00060443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Panama City</text:p>
          </table:table-cell>
          <table:table-cell/>
          <table:table-cell table:formula="of:=INDEX([Population.$B$2:.$B$264];MATCH([.A135];[Population.$A$2:.$A$264];0))" office:value-type="float" office:value="4300667" calcext:value-type="float">
            <text:p>4300667</text:p>
          </table:table-cell>
          <table:table-cell table:formula="of:=INDEX([Population.$C$2:.$C$264];MATCH([.A135];[Population.$A$2:.$A$264];0))" office:value-type="float" office:value="129" calcext:value-type="float">
            <text:p>129</text:p>
          </table:table-cell>
          <table:table-cell table:formula="of:=INDEX([Population.$G$2:.$G$264];MATCH([.A135];[Population.$A$2:.$A$264];0))" office:value-type="float" office:value="74340" calcext:value-type="float">
            <text:p>74340</text:p>
          </table:table-cell>
          <table:table-cell table:formula="of:=INDEX([Population.$H$2:.$H$264];MATCH([.A135];[Population.$A$2:.$A$264];0))" office:value-type="float" office:value="119" calcext:value-type="float">
            <text:p>119</text:p>
          </table:table-cell>
          <table:table-cell table:formula="of:=INDEX([Population.$G$2:.$G$264];MATCH([.J135];[Population.$H$2:.$H$264];0))" office:value-type="float" office:value="51000" calcext:value-type="float">
            <text:p>51000</text:p>
          </table:table-cell>
          <table:table-cell table:formula="of:=INDEX([Population.$B$2:.$B$264];MATCH([.L135];[Population.$C$2:.$C$264];0))" office:value-type="float" office:value="5412632" calcext:value-type="float">
            <text:p>5412632</text:p>
          </table:table-cell>
          <table:table-cell table:formula="of:=[.M135]/[.K135]" office:value-type="float" office:value="0.686037126715093" calcext:value-type="float">
            <text:p>0.6860371267</text:p>
          </table:table-cell>
          <table:table-cell table:formula="of:=[.N135]/[.I135]" office:value-type="float" office:value="1.25855640532038" calcext:value-type="float">
            <text:p>1.2585564053</text:p>
          </table:table-cell>
          <table:table-cell table:formula="of:=[.I135]/[.K135]" office:value-type="float" office:value="57.85131826742" calcext:value-type="float">
            <text:p>57.8513182674</text:p>
          </table:table-cell>
          <table:table-cell office:value-type="float" office:value="126" calcext:value-type="float">
            <text:p>126</text:p>
          </table:table-cell>
          <table:table-cell table:formula="of:=[.N135]/[.K135]" office:value-type="float" office:value="72.8091471616895" calcext:value-type="float">
            <text:p>72.8091471617</text:p>
          </table:table-cell>
          <table:table-cell table:formula="of:=[.I135]/[.M135]" office:value-type="float" office:value="84.3268039215686" calcext:value-type="float">
            <text:p>84.3268039216</text:p>
          </table:table-cell>
          <table:table-cell table:formula="of:=[.I135]/SUM([.$I$2:.$I$198])" office:value-type="float" office:value="0.000554057364003776" calcext:value-type="float">
            <text:p>0.0005540574</text:p>
          </table:table-cell>
          <table:table-cell table:formula="of:=[.K135]/SUM([.$K$2:.$K$198])" office:value-type="float" office:value="0.000574990954038349" calcext:value-type="float">
            <text:p>0.000574991</text:p>
          </table:table-cell>
          <table:table-cell table:formula="of:=([.U135]-[.V135])" office:value-type="float" office:value="-0.0000209335900345733" calcext:value-type="float">
            <text:p>-2.09335900345733E-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Papua New Guinea</text:p>
          </table:table-cell>
          <table:table-cell table:number-columns-repeated="4"/>
          <table:table-cell office:value-type="string" calcext:value-type="string">
            <text:p>Port Moresby</text:p>
          </table:table-cell>
          <table:table-cell/>
          <table:table-cell table:formula="of:=INDEX([Population.$B$2:.$B$264];MATCH([.A136];[Population.$A$2:.$A$264];0))" office:value-type="float" office:value="8911530" calcext:value-type="float">
            <text:p>8911530</text:p>
          </table:table-cell>
          <table:table-cell table:formula="of:=INDEX([Population.$C$2:.$C$264];MATCH([.A136];[Population.$A$2:.$A$264];0))" office:value-type="float" office:value="98" calcext:value-type="float">
            <text:p>98</text:p>
          </table:table-cell>
          <table:table-cell table:formula="of:=INDEX([Population.$G$2:.$G$264];MATCH([.A136];[Population.$A$2:.$A$264];0))" office:value-type="float" office:value="452860" calcext:value-type="float">
            <text:p>452860</text:p>
          </table:table-cell>
          <table:table-cell table:formula="of:=INDEX([Population.$H$2:.$H$264];MATCH([.A136];[Population.$A$2:.$A$264];0))" office:value-type="float" office:value="54" calcext:value-type="float">
            <text:p>54</text:p>
          </table:table-cell>
          <table:table-cell table:formula="of:=INDEX([Population.$G$2:.$G$264];MATCH([.J136];[Population.$H$2:.$H$264];0))" office:value-type="float" office:value="120410" calcext:value-type="float">
            <text:p>120410</text:p>
          </table:table-cell>
          <table:table-cell table:formula="of:=INDEX([Population.$B$2:.$B$264];MATCH([.L136];[Population.$C$2:.$C$264];0))" office:value-type="float" office:value="25756088" calcext:value-type="float">
            <text:p>25756088</text:p>
          </table:table-cell>
          <table:table-cell table:formula="of:=[.M136]/[.K136]" office:value-type="float" office:value="0.265887912379102" calcext:value-type="float">
            <text:p>0.2658879124</text:p>
          </table:table-cell>
          <table:table-cell table:formula="of:=[.N136]/[.I136]" office:value-type="float" office:value="2.89019820389989" calcext:value-type="float">
            <text:p>2.8901982039</text:p>
          </table:table-cell>
          <table:table-cell table:formula="of:=[.I136]/[.K136]" office:value-type="float" office:value="19.6783332597271" calcext:value-type="float">
            <text:p>19.6783332597</text:p>
          </table:table-cell>
          <table:table-cell office:value-type="float" office:value="167" calcext:value-type="float">
            <text:p>167</text:p>
          </table:table-cell>
          <table:table-cell table:formula="of:=[.N136]/[.K136]" office:value-type="float" office:value="56.8742834430067" calcext:value-type="float">
            <text:p>56.874283443</text:p>
          </table:table-cell>
          <table:table-cell table:formula="of:=[.I136]/[.M136]" office:value-type="float" office:value="74.0098829000914" calcext:value-type="float">
            <text:p>74.0098829001</text:p>
          </table:table-cell>
          <table:table-cell table:formula="of:=[.I136]/SUM([.$I$2:.$I$198])" office:value-type="float" office:value="0.00114807745427409" calcext:value-type="float">
            <text:p>0.0011480775</text:p>
          </table:table-cell>
          <table:table-cell table:formula="of:=[.K136]/SUM([.$K$2:.$K$198])" office:value-type="float" office:value="0.00350269576870873" calcext:value-type="float">
            <text:p>0.0035026958</text:p>
          </table:table-cell>
          <table:table-cell table:formula="of:=([.U136]-[.V136])" office:value-type="float" office:value="-0.00235461831443464" calcext:value-type="float">
            <text:p>-0.00235461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Asuncion</text:p>
          </table:table-cell>
          <table:table-cell/>
          <table:table-cell table:formula="of:=INDEX([Population.$B$2:.$B$264];MATCH([.A137];[Population.$A$2:.$A$264];0))" office:value-type="float" office:value="7114524" calcext:value-type="float">
            <text:p>7114524</text:p>
          </table:table-cell>
          <table:table-cell table:formula="of:=INDEX([Population.$C$2:.$C$264];MATCH([.A137];[Population.$A$2:.$A$264];0))" office:value-type="float" office:value="105" calcext:value-type="float">
            <text:p>105</text:p>
          </table:table-cell>
          <table:table-cell table:formula="of:=INDEX([Population.$G$2:.$G$264];MATCH([.A137];[Population.$A$2:.$A$264];0))" office:value-type="float" office:value="397300" calcext:value-type="float">
            <text:p>397300</text:p>
          </table:table-cell>
          <table:table-cell table:formula="of:=INDEX([Population.$H$2:.$H$264];MATCH([.A137];[Population.$A$2:.$A$264];0))" office:value-type="float" office:value="60" calcext:value-type="float">
            <text:p>60</text:p>
          </table:table-cell>
          <table:table-cell table:formula="of:=INDEX([Population.$G$2:.$G$264];MATCH([.J137];[Population.$H$2:.$H$264];0))" office:value-type="float" office:value="101000" calcext:value-type="float">
            <text:p>101000</text:p>
          </table:table-cell>
          <table:table-cell table:formula="of:=INDEX([Population.$B$2:.$B$264];MATCH([.L137];[Population.$C$2:.$C$264];0))" office:value-type="float" office:value="20125282" calcext:value-type="float">
            <text:p>20125282</text:p>
          </table:table-cell>
          <table:table-cell table:formula="of:=[.M137]/[.K137]" office:value-type="float" office:value="0.254215957714573" calcext:value-type="float">
            <text:p>0.2542159577</text:p>
          </table:table-cell>
          <table:table-cell table:formula="of:=[.N137]/[.I137]" office:value-type="float" office:value="2.82876015317399" calcext:value-type="float">
            <text:p>2.8287601532</text:p>
          </table:table-cell>
          <table:table-cell table:formula="of:=[.I137]/[.K137]" office:value-type="float" office:value="17.9071834885477" calcext:value-type="float">
            <text:p>17.9071834885</text:p>
          </table:table-cell>
          <table:table-cell office:value-type="float" office:value="173" calcext:value-type="float">
            <text:p>173</text:p>
          </table:table-cell>
          <table:table-cell table:formula="of:=[.N137]/[.K137]" office:value-type="float" office:value="50.6551271079789" calcext:value-type="float">
            <text:p>50.655127108</text:p>
          </table:table-cell>
          <table:table-cell table:formula="of:=[.I137]/[.M137]" office:value-type="float" office:value="70.4408316831683" calcext:value-type="float">
            <text:p>70.4408316832</text:p>
          </table:table-cell>
          <table:table-cell table:formula="of:=[.I137]/SUM([.$I$2:.$I$198])" office:value-type="float" office:value="0.00091656815409833" calcext:value-type="float">
            <text:p>0.0009165682</text:p>
          </table:table-cell>
          <table:table-cell table:formula="of:=[.K137]/SUM([.$K$2:.$K$198])" office:value-type="float" office:value="0.0030729608022523" calcext:value-type="float">
            <text:p>0.0030729608</text:p>
          </table:table-cell>
          <table:table-cell table:formula="of:=([.U137]-[.V137])" office:value-type="float" office:value="-0.00215639264815397" calcext:value-type="float">
            <text:p>-0.00215639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Lima</text:p>
          </table:table-cell>
          <table:table-cell/>
          <table:table-cell table:formula="of:=INDEX([Population.$B$2:.$B$264];MATCH([.A138];[Population.$A$2:.$A$264];0))" office:value-type="float" office:value="32876986" calcext:value-type="float">
            <text:p>32876986</text:p>
          </table:table-cell>
          <table:table-cell table:formula="of:=INDEX([Population.$C$2:.$C$264];MATCH([.A138];[Population.$A$2:.$A$264];0))" office:value-type="float" office:value="43" calcext:value-type="float">
            <text:p>43</text:p>
          </table:table-cell>
          <table:table-cell table:formula="of:=INDEX([Population.$G$2:.$G$264];MATCH([.A138];[Population.$A$2:.$A$264];0))" office:value-type="float" office:value="1280000" calcext:value-type="float">
            <text:p>1280000</text:p>
          </table:table-cell>
          <table:table-cell table:formula="of:=INDEX([Population.$H$2:.$H$264];MATCH([.A138];[Population.$A$2:.$A$264];0))" office:value-type="float" office:value="19" calcext:value-type="float">
            <text:p>19</text:p>
          </table:table-cell>
          <table:table-cell table:formula="of:=INDEX([Population.$G$2:.$G$264];MATCH([.J138];[Population.$H$2:.$H$264];0))" office:value-type="float" office:value="610952" calcext:value-type="float">
            <text:p>610952</text:p>
          </table:table-cell>
          <table:table-cell table:formula="of:=INDEX([Population.$B$2:.$B$264];MATCH([.L138];[Population.$C$2:.$C$264];0))" office:value-type="float" office:value="83730223" calcext:value-type="float">
            <text:p>83730223</text:p>
          </table:table-cell>
          <table:table-cell table:formula="of:=[.M138]/[.K138]" office:value-type="float" office:value="0.47730625" calcext:value-type="float">
            <text:p>0.47730625</text:p>
          </table:table-cell>
          <table:table-cell table:formula="of:=[.N138]/[.I138]" office:value-type="float" office:value="2.54677308315306" calcext:value-type="float">
            <text:p>2.5467730832</text:p>
          </table:table-cell>
          <table:table-cell table:formula="of:=[.I138]/[.K138]" office:value-type="float" office:value="25.6851453125" calcext:value-type="float">
            <text:p>25.6851453125</text:p>
          </table:table-cell>
          <table:table-cell office:value-type="float" office:value="156" calcext:value-type="float">
            <text:p>156</text:p>
          </table:table-cell>
          <table:table-cell table:formula="of:=[.N138]/[.K138]" office:value-type="float" office:value="65.41423671875" calcext:value-type="float">
            <text:p>65.4142367188</text:p>
          </table:table-cell>
          <table:table-cell table:formula="of:=[.I138]/[.M138]" office:value-type="float" office:value="53.8127152378583" calcext:value-type="float">
            <text:p>53.8127152379</text:p>
          </table:table-cell>
          <table:table-cell table:formula="of:=[.I138]/SUM([.$I$2:.$I$198])" office:value-type="float" office:value="0.00423556071640726" calcext:value-type="float">
            <text:p>0.0042355607</text:p>
          </table:table-cell>
          <table:table-cell table:formula="of:=[.K138]/SUM([.$K$2:.$K$198])" office:value-type="float" office:value="0.00990030160302781" calcext:value-type="float">
            <text:p>0.0099003016</text:p>
          </table:table-cell>
          <table:table-cell table:formula="of:=([.U138]-[.V138])" office:value-type="float" office:value="-0.00566474088662055" calcext:value-type="float">
            <text:p>-0.00566474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number-columns-repeated="4"/>
          <table:table-cell office:value-type="string" calcext:value-type="string">
            <text:p>Manila</text:p>
          </table:table-cell>
          <table:table-cell/>
          <table:table-cell table:formula="of:=INDEX([Population.$B$2:.$B$264];MATCH([.A139];[Population.$A$2:.$A$264];0))" office:value-type="float" office:value="109280343" calcext:value-type="float">
            <text:p>109280343</text:p>
          </table:table-cell>
          <table:table-cell table:formula="of:=INDEX([Population.$C$2:.$C$264];MATCH([.A139];[Population.$A$2:.$A$264];0))" office:value-type="float" office:value="13" calcext:value-type="float">
            <text:p>13</text:p>
          </table:table-cell>
          <table:table-cell table:formula="of:=INDEX([Population.$G$2:.$G$264];MATCH([.A139];[Population.$A$2:.$A$264];0))" office:value-type="float" office:value="298170" calcext:value-type="float">
            <text:p>298170</text:p>
          </table:table-cell>
          <table:table-cell table:formula="of:=INDEX([Population.$H$2:.$H$264];MATCH([.A139];[Population.$A$2:.$A$264];0))" office:value-type="float" office:value="72" calcext:value-type="float">
            <text:p>72</text:p>
          </table:table-cell>
          <table:table-cell table:formula="of:=INDEX([Population.$G$2:.$G$264];MATCH([.J139];[Population.$H$2:.$H$264];0))" office:value-type="float" office:value="1943950" calcext:value-type="float">
            <text:p>1943950</text:p>
          </table:table-cell>
          <table:table-cell table:formula="of:=INDEX([Population.$B$2:.$B$264];MATCH([.L139];[Population.$C$2:.$C$264];0))" office:value-type="float" office:value="16324440" calcext:value-type="float">
            <text:p>16324440</text:p>
          </table:table-cell>
          <table:table-cell table:formula="of:=[.M139]/[.K139]" office:value-type="float" office:value="6.51960291109099" calcext:value-type="float">
            <text:p>6.5196029111</text:p>
          </table:table-cell>
          <table:table-cell table:formula="of:=[.N139]/[.I139]" office:value-type="float" office:value="0.149381302728891" calcext:value-type="float">
            <text:p>0.1493813027</text:p>
          </table:table-cell>
          <table:table-cell table:formula="of:=[.I139]/[.K139]" office:value-type="float" office:value="366.503481235537" calcext:value-type="float">
            <text:p>366.5034812355</text:p>
          </table:table-cell>
          <table:table-cell office:value-type="float" office:value="25" calcext:value-type="float">
            <text:p>25</text:p>
          </table:table-cell>
          <table:table-cell table:formula="of:=[.N139]/[.K139]" office:value-type="float" office:value="54.748767481638" calcext:value-type="float">
            <text:p>54.7487674816</text:p>
          </table:table-cell>
          <table:table-cell table:formula="of:=[.I139]/[.M139]" office:value-type="float" office:value="56.2156140847244" calcext:value-type="float">
            <text:p>56.2156140847</text:p>
          </table:table-cell>
          <table:table-cell table:formula="of:=[.I139]/SUM([.$I$2:.$I$198])" office:value-type="float" office:value="0.0140786484468592" calcext:value-type="float">
            <text:p>0.0140786484</text:p>
          </table:table-cell>
          <table:table-cell table:formula="of:=[.K139]/SUM([.$K$2:.$K$198])" office:value-type="float" office:value="0.00230622885076156" calcext:value-type="float">
            <text:p>0.0023062289</text:p>
          </table:table-cell>
          <table:table-cell table:formula="of:=([.U139]-[.V139])" office:value-type="float" office:value="0.0117724195960976" calcext:value-type="float">
            <text:p>0.01177241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Warsaw</text:p>
          </table:table-cell>
          <table:table-cell/>
          <table:table-cell table:formula="of:=INDEX([Population.$B$2:.$B$264];MATCH([.A140];[Population.$A$2:.$A$264];0))" office:value-type="float" office:value="37854825" calcext:value-type="float">
            <text:p>37854825</text:p>
          </table:table-cell>
          <table:table-cell table:formula="of:=INDEX([Population.$C$2:.$C$264];MATCH([.A140];[Population.$A$2:.$A$264];0))" office:value-type="float" office:value="38" calcext:value-type="float">
            <text:p>38</text:p>
          </table:table-cell>
          <table:table-cell table:formula="of:=INDEX([Population.$G$2:.$G$264];MATCH([.A140];[Population.$A$2:.$A$264];0))" office:value-type="float" office:value="306230" calcext:value-type="float">
            <text:p>306230</text:p>
          </table:table-cell>
          <table:table-cell table:formula="of:=INDEX([Population.$H$2:.$H$264];MATCH([.A140];[Population.$A$2:.$A$264];0))" office:value-type="float" office:value="70" calcext:value-type="float">
            <text:p>70</text:p>
          </table:table-cell>
          <table:table-cell table:formula="of:=INDEX([Population.$G$2:.$G$264];MATCH([.J140];[Population.$H$2:.$H$264];0))" office:value-type="float" office:value="743390" calcext:value-type="float">
            <text:p>743390</text:p>
          </table:table-cell>
          <table:table-cell table:formula="of:=INDEX([Population.$B$2:.$B$264];MATCH([.L140];[Population.$C$2:.$C$264];0))" office:value-type="float" office:value="16671185" calcext:value-type="float">
            <text:p>16671185</text:p>
          </table:table-cell>
          <table:table-cell table:formula="of:=[.M140]/[.K140]" office:value-type="float" office:value="2.42755445253568" calcext:value-type="float">
            <text:p>2.4275544525</text:p>
          </table:table-cell>
          <table:table-cell table:formula="of:=[.N140]/[.I140]" office:value-type="float" office:value="0.440397888512231" calcext:value-type="float">
            <text:p>0.4403978885</text:p>
          </table:table-cell>
          <table:table-cell table:formula="of:=[.I140]/[.K140]" office:value-type="float" office:value="123.61566469647" calcext:value-type="float">
            <text:p>123.6156646965</text:p>
          </table:table-cell>
          <table:table-cell office:value-type="float" office:value="71" calcext:value-type="float">
            <text:p>71</text:p>
          </table:table-cell>
          <table:table-cell table:formula="of:=[.N140]/[.K140]" office:value-type="float" office:value="54.4400777193613" calcext:value-type="float">
            <text:p>54.4400777194</text:p>
          </table:table-cell>
          <table:table-cell table:formula="of:=[.I140]/[.M140]" office:value-type="float" office:value="50.9218916046759" calcext:value-type="float">
            <text:p>50.9218916047</text:p>
          </table:table-cell>
          <table:table-cell table:formula="of:=[.I140]/SUM([.$I$2:.$I$198])" office:value-type="float" office:value="0.00487685853248444" calcext:value-type="float">
            <text:p>0.0048768585</text:p>
          </table:table-cell>
          <table:table-cell table:formula="of:=[.K140]/SUM([.$K$2:.$K$198])" office:value-type="float" office:value="0.00236856981241813" calcext:value-type="float">
            <text:p>0.0023685698</text:p>
          </table:table-cell>
          <table:table-cell table:formula="of:=([.U140]-[.V140])" office:value-type="float" office:value="0.00250828872006631" calcext:value-type="float">
            <text:p>0.0025082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Lisbon</text:p>
          </table:table-cell>
          <table:table-cell/>
          <table:table-cell table:formula="of:=INDEX([Population.$B$2:.$B$264];MATCH([.A141];[Population.$A$2:.$A$264];0))" office:value-type="float" office:value="10202571" calcext:value-type="float">
            <text:p>10202571</text:p>
          </table:table-cell>
          <table:table-cell table:formula="of:=INDEX([Population.$C$2:.$C$264];MATCH([.A141];[Population.$A$2:.$A$264];0))" office:value-type="float" office:value="88" calcext:value-type="float">
            <text:p>88</text:p>
          </table:table-cell>
          <table:table-cell table:formula="of:=INDEX([Population.$G$2:.$G$264];MATCH([.A141];[Population.$A$2:.$A$264];0))" office:value-type="float" office:value="91590" calcext:value-type="float">
            <text:p>91590</text:p>
          </table:table-cell>
          <table:table-cell table:formula="of:=INDEX([Population.$H$2:.$H$264];MATCH([.A141];[Population.$A$2:.$A$264];0))" office:value-type="float" office:value="110" calcext:value-type="float">
            <text:p>110</text:p>
          </table:table-cell>
          <table:table-cell table:formula="of:=INDEX([Population.$G$2:.$G$264];MATCH([.J141];[Population.$H$2:.$H$264];0))" office:value-type="float" office:value="191800" calcext:value-type="float">
            <text:p>191800</text:p>
          </table:table-cell>
          <table:table-cell table:formula="of:=INDEX([Population.$B$2:.$B$264];MATCH([.L141];[Population.$C$2:.$C$264];0))" office:value-type="float" office:value="6608366" calcext:value-type="float">
            <text:p>6608366</text:p>
          </table:table-cell>
          <table:table-cell table:formula="of:=[.M141]/[.K141]" office:value-type="float" office:value="2.09411507806529" calcext:value-type="float">
            <text:p>2.0941150781</text:p>
          </table:table-cell>
          <table:table-cell table:formula="of:=[.N141]/[.I141]" office:value-type="float" office:value="0.647715757136118" calcext:value-type="float">
            <text:p>0.6477157571</text:p>
          </table:table-cell>
          <table:table-cell table:formula="of:=[.I141]/[.K141]" office:value-type="float" office:value="111.393940386505" calcext:value-type="float">
            <text:p>111.3939403865</text:p>
          </table:table-cell>
          <table:table-cell office:value-type="float" office:value="79" calcext:value-type="float">
            <text:p>79</text:p>
          </table:table-cell>
          <table:table-cell table:formula="of:=[.N141]/[.K141]" office:value-type="float" office:value="72.1516104378207" calcext:value-type="float">
            <text:p>72.1516104378</text:p>
          </table:table-cell>
          <table:table-cell table:formula="of:=[.I141]/[.M141]" office:value-type="float" office:value="53.1938008342023" calcext:value-type="float">
            <text:p>53.1938008342</text:p>
          </table:table-cell>
          <table:table-cell table:formula="of:=[.I141]/SUM([.$I$2:.$I$198])" office:value-type="float" office:value="0.00131440299709821" calcext:value-type="float">
            <text:p>0.001314403</text:p>
          </table:table-cell>
          <table:table-cell table:formula="of:=[.K141]/SUM([.$K$2:.$K$198])" office:value-type="float" office:value="0.000708412987360404" calcext:value-type="float">
            <text:p>0.000708413</text:p>
          </table:table-cell>
          <table:table-cell table:formula="of:=([.U141]-[.V141])" office:value-type="float" office:value="0.000605990009737807" calcext:value-type="float">
            <text:p>0.000605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Doha</text:p>
          </table:table-cell>
          <table:table-cell/>
          <table:table-cell table:formula="of:=INDEX([Population.$B$2:.$B$264];MATCH([.A142];[Population.$A$2:.$A$264];0))" office:value-type="float" office:value="2870922" calcext:value-type="float">
            <text:p>2870922</text:p>
          </table:table-cell>
          <table:table-cell table:formula="of:=INDEX([Population.$C$2:.$C$264];MATCH([.A142];[Population.$A$2:.$A$264];0))" office:value-type="float" office:value="142" calcext:value-type="float">
            <text:p>142</text:p>
          </table:table-cell>
          <table:table-cell table:formula="of:=INDEX([Population.$G$2:.$G$264];MATCH([.A142];[Population.$A$2:.$A$264];0))" office:value-type="float" office:value="11610" calcext:value-type="float">
            <text:p>11610</text:p>
          </table:table-cell>
          <table:table-cell table:formula="of:=INDEX([Population.$H$2:.$H$264];MATCH([.A142];[Population.$A$2:.$A$264];0))" office:value-type="float" office:value="163" calcext:value-type="float">
            <text:p>163</text:p>
          </table:table-cell>
          <table:table-cell table:formula="of:=INDEX([Population.$G$2:.$G$264];MATCH([.J142];[Population.$H$2:.$H$264];0))" office:value-type="float" office:value="28120" calcext:value-type="float">
            <text:p>28120</text:p>
          </table:table-cell>
          <table:table-cell table:formula="of:=INDEX([Population.$B$2:.$B$264];MATCH([.L142];[Population.$C$2:.$C$264];0))" office:value-type="float" office:value="895128" calcext:value-type="float">
            <text:p>895128</text:p>
          </table:table-cell>
          <table:table-cell table:formula="of:=[.M142]/[.K142]" office:value-type="float" office:value="2.42204995693368" calcext:value-type="float">
            <text:p>2.4220499569</text:p>
          </table:table-cell>
          <table:table-cell table:formula="of:=[.N142]/[.I142]" office:value-type="float" office:value="0.311791124941743" calcext:value-type="float">
            <text:p>0.3117911249</text:p>
          </table:table-cell>
          <table:table-cell table:formula="of:=[.I142]/[.K142]" office:value-type="float" office:value="247.280103359173" calcext:value-type="float">
            <text:p>247.2801033592</text:p>
          </table:table-cell>
          <table:table-cell office:value-type="float" office:value="38" calcext:value-type="float">
            <text:p>38</text:p>
          </table:table-cell>
          <table:table-cell table:formula="of:=[.N142]/[.K142]" office:value-type="float" office:value="77.0997416020672" calcext:value-type="float">
            <text:p>77.0997416021</text:p>
          </table:table-cell>
          <table:table-cell table:formula="of:=[.I142]/[.M142]" office:value-type="float" office:value="102.095376955903" calcext:value-type="float">
            <text:p>102.0953769559</text:p>
          </table:table-cell>
          <table:table-cell table:formula="of:=[.I142]/SUM([.$I$2:.$I$198])" office:value-type="float" office:value="0.000369862506346213" calcext:value-type="float">
            <text:p>0.0003698625</text:p>
          </table:table-cell>
          <table:table-cell table:formula="of:=[.K142]/SUM([.$K$2:.$K$198])" office:value-type="float" office:value="0.0000897988293837132" calcext:value-type="float">
            <text:p>8.97988293837132E-05</text:p>
          </table:table-cell>
          <table:table-cell table:formula="of:=([.U142]-[.V142])" office:value-type="float" office:value="0.0002800636769625" calcext:value-type="float">
            <text:p>0.00028006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Congo</text:p>
          </table:table-cell>
          <table:table-cell table:number-columns-repeated="4"/>
          <table:table-cell office:value-type="string" calcext:value-type="string">
            <text:p>Brazzaville</text:p>
          </table:table-cell>
          <table:table-cell/>
          <table:table-cell table:formula="of:=INDEX([Population.$B$2:.$B$264];MATCH([.A143];[Population.$A$2:.$A$264];0))" office:value-type="float" office:value="5489191" calcext:value-type="float">
            <text:p>5489191</text:p>
          </table:table-cell>
          <table:table-cell table:formula="of:=INDEX([Population.$C$2:.$C$264];MATCH([.A143];[Population.$A$2:.$A$264];0))" office:value-type="float" office:value="117" calcext:value-type="float">
            <text:p>117</text:p>
          </table:table-cell>
          <table:table-cell table:formula="of:=INDEX([Population.$G$2:.$G$264];MATCH([.A143];[Population.$A$2:.$A$264];0))" office:value-type="float" office:value="341500" calcext:value-type="float">
            <text:p>341500</text:p>
          </table:table-cell>
          <table:table-cell table:formula="of:=INDEX([Population.$H$2:.$H$264];MATCH([.A143];[Population.$A$2:.$A$264];0))" office:value-type="float" office:value="65" calcext:value-type="float">
            <text:p>65</text:p>
          </table:table-cell>
          <table:table-cell table:formula="of:=INDEX([Population.$G$2:.$G$264];MATCH([.J143];[Population.$H$2:.$H$264];0))" office:value-type="float" office:value="82200" calcext:value-type="float">
            <text:p>82200</text:p>
          </table:table-cell>
          <table:table-cell table:formula="of:=INDEX([Population.$B$2:.$B$264];MATCH([.L143];[Population.$C$2:.$C$264];0))" office:value-type="float" office:value="18273379" calcext:value-type="float">
            <text:p>18273379</text:p>
          </table:table-cell>
          <table:table-cell table:formula="of:=[.M143]/[.K143]" office:value-type="float" office:value="0.240702781844802" calcext:value-type="float">
            <text:p>0.2407027818</text:p>
          </table:table-cell>
          <table:table-cell table:formula="of:=[.N143]/[.I143]" office:value-type="float" office:value="3.3289748890137" calcext:value-type="float">
            <text:p>3.328974889</text:p>
          </table:table-cell>
          <table:table-cell table:formula="of:=[.I143]/[.K143]" office:value-type="float" office:value="16.0737657393851" calcext:value-type="float">
            <text:p>16.0737657394</text:p>
          </table:table-cell>
          <table:table-cell office:value-type="float" office:value="179" calcext:value-type="float">
            <text:p>179</text:p>
          </table:table-cell>
          <table:table-cell table:formula="of:=[.N143]/[.K143]" office:value-type="float" office:value="53.5091625183016" calcext:value-type="float">
            <text:p>53.5091625183</text:p>
          </table:table-cell>
          <table:table-cell table:formula="of:=[.I143]/[.M143]" office:value-type="float" office:value="66.7784793187348" calcext:value-type="float">
            <text:p>66.7784793187</text:p>
          </table:table-cell>
          <table:table-cell table:formula="of:=[.I143]/SUM([.$I$2:.$I$198])" office:value-type="float" office:value="0.000707175583688124" calcext:value-type="float">
            <text:p>0.0007071756</text:p>
          </table:table-cell>
          <table:table-cell table:formula="of:=[.K143]/SUM([.$K$2:.$K$198])" office:value-type="float" office:value="0.00264136952924531" calcext:value-type="float">
            <text:p>0.0026413695</text:p>
          </table:table-cell>
          <table:table-cell table:formula="of:=([.U143]-[.V143])" office:value-type="float" office:value="-0.00193419394555719" calcext:value-type="float">
            <text:p>-0.001934193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ucharest</text:p>
          </table:table-cell>
          <table:table-cell/>
          <table:table-cell table:formula="of:=INDEX([Population.$B$2:.$B$264];MATCH([.A144];[Population.$A$2:.$A$264];0))" office:value-type="float" office:value="19262731" calcext:value-type="float">
            <text:p>19262731</text:p>
          </table:table-cell>
          <table:table-cell table:formula="of:=INDEX([Population.$C$2:.$C$264];MATCH([.A144];[Population.$A$2:.$A$264];0))" office:value-type="float" office:value="61" calcext:value-type="float">
            <text:p>61</text:p>
          </table:table-cell>
          <table:table-cell table:formula="of:=INDEX([Population.$G$2:.$G$264];MATCH([.A144];[Population.$A$2:.$A$264];0))" office:value-type="float" office:value="230170" calcext:value-type="float">
            <text:p>230170</text:p>
          </table:table-cell>
          <table:table-cell table:formula="of:=INDEX([Population.$H$2:.$H$264];MATCH([.A144];[Population.$A$2:.$A$264];0))" office:value-type="float" office:value="82" calcext:value-type="float">
            <text:p>82</text:p>
          </table:table-cell>
          <table:table-cell table:formula="of:=INDEX([Population.$G$2:.$G$264];MATCH([.J144];[Population.$H$2:.$H$264];0))" office:value-type="float" office:value="386850" calcext:value-type="float">
            <text:p>386850</text:p>
          </table:table-cell>
          <table:table-cell table:formula="of:=INDEX([Population.$B$2:.$B$264];MATCH([.L144];[Population.$C$2:.$C$264];0))" office:value-type="float" office:value="11373955" calcext:value-type="float">
            <text:p>11373955</text:p>
          </table:table-cell>
          <table:table-cell table:formula="of:=[.M144]/[.K144]" office:value-type="float" office:value="1.68071425468132" calcext:value-type="float">
            <text:p>1.6807142547</text:p>
          </table:table-cell>
          <table:table-cell table:formula="of:=[.N144]/[.I144]" office:value-type="float" office:value="0.590464301245758" calcext:value-type="float">
            <text:p>0.5904643012</text:p>
          </table:table-cell>
          <table:table-cell table:formula="of:=[.I144]/[.K144]" office:value-type="float" office:value="83.689147152105" calcext:value-type="float">
            <text:p>83.6891471521</text:p>
          </table:table-cell>
          <table:table-cell office:value-type="float" office:value="101" calcext:value-type="float">
            <text:p>101</text:p>
          </table:table-cell>
          <table:table-cell table:formula="of:=[.N144]/[.K144]" office:value-type="float" office:value="49.4154537950211" calcext:value-type="float">
            <text:p>49.415453795</text:p>
          </table:table-cell>
          <table:table-cell table:formula="of:=[.I144]/[.M144]" office:value-type="float" office:value="49.7937986299599" calcext:value-type="float">
            <text:p>49.79379863</text:p>
          </table:table-cell>
          <table:table-cell table:formula="of:=[.I144]/SUM([.$I$2:.$I$198])" office:value-type="float" office:value="0.00248162853840435" calcext:value-type="float">
            <text:p>0.0024816285</text:p>
          </table:table-cell>
          <table:table-cell table:formula="of:=[.K144]/SUM([.$K$2:.$K$198])" office:value-type="float" office:value="0.00178027532810071" calcext:value-type="float">
            <text:p>0.0017802753</text:p>
          </table:table-cell>
          <table:table-cell table:formula="of:=([.U144]-[.V144])" office:value-type="float" office:value="0.000701353210303639" calcext:value-type="float">
            <text:p>0.00070135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Moscow</text:p>
          </table:table-cell>
          <table:table-cell/>
          <table:table-cell table:formula="of:=INDEX([Population.$B$2:.$B$264];MATCH([.A145];[Population.$A$2:.$A$264];0))" office:value-type="float" office:value="145922010" calcext:value-type="float">
            <text:p>145922010</text:p>
          </table:table-cell>
          <table:table-cell table:formula="of:=INDEX([Population.$C$2:.$C$264];MATCH([.A145];[Population.$A$2:.$A$264];0))" office:value-type="float" office:value="9" calcext:value-type="float">
            <text:p>9</text:p>
          </table:table-cell>
          <table:table-cell table:formula="of:=INDEX([Population.$G$2:.$G$264];MATCH([.A145];[Population.$A$2:.$A$264];0))" office:value-type="float" office:value="16376870" calcext:value-type="float">
            <text:p>16376870</text:p>
          </table:table-cell>
          <table:table-cell table:formula="of:=INDEX([Population.$H$2:.$H$264];MATCH([.A145];[Population.$A$2:.$A$264];0))" office:value-type="float" office:value="1" calcext:value-type="float">
            <text:p>1</text:p>
          </table:table-cell>
          <table:table-cell table:formula="of:=INDEX([Population.$G$2:.$G$264];MATCH([.J145];[Population.$H$2:.$H$264];0))" office:value-type="float" office:value="2699700" calcext:value-type="float">
            <text:p>2699700</text:p>
          </table:table-cell>
          <table:table-cell table:formula="of:=INDEX([Population.$B$2:.$B$264];MATCH([.L145];[Population.$C$2:.$C$264];0))" office:value-type="float" office:value="1438207241" calcext:value-type="float">
            <text:p>1438207241</text:p>
          </table:table-cell>
          <table:table-cell table:formula="of:=[.M145]/[.K145]" office:value-type="float" office:value="0.16484835014261" calcext:value-type="float">
            <text:p>0.1648483501</text:p>
          </table:table-cell>
          <table:table-cell table:formula="of:=[.N145]/[.I145]" office:value-type="float" office:value="9.85599938624749" calcext:value-type="float">
            <text:p>9.8559993862</text:p>
          </table:table-cell>
          <table:table-cell table:formula="of:=[.I145]/[.K145]" office:value-type="float" office:value="8.91025024928451" calcext:value-type="float">
            <text:p>8.9102502493</text:p>
          </table:table-cell>
          <table:table-cell office:value-type="float" office:value="184" calcext:value-type="float">
            <text:p>184</text:p>
          </table:table-cell>
          <table:table-cell table:formula="of:=[.N145]/[.K145]" office:value-type="float" office:value="87.8194209882597" calcext:value-type="float">
            <text:p>87.8194209883</text:p>
          </table:table-cell>
          <table:table-cell table:formula="of:=[.I145]/[.M145]" office:value-type="float" office:value="54.0511945771752" calcext:value-type="float">
            <text:p>54.0511945772</text:p>
          </table:table-cell>
          <table:table-cell table:formula="of:=[.I145]/SUM([.$I$2:.$I$198])" office:value-type="float" office:value="0.0187992151474952" calcext:value-type="float">
            <text:p>0.0187992151</text:p>
          </table:table-cell>
          <table:table-cell table:formula="of:=[.K145]/SUM([.$K$2:.$K$198])" office:value-type="float" office:value="0.126668712744983" calcext:value-type="float">
            <text:p>0.1266687127</text:p>
          </table:table-cell>
          <table:table-cell table:formula="of:=([.U145]-[.V145])" office:value-type="float" office:value="-0.107869497597488" calcext:value-type="float">
            <text:p>-0.107869497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number-columns-repeated="4"/>
          <table:table-cell office:value-type="string" calcext:value-type="string">
            <text:p>Kigali</text:p>
          </table:table-cell>
          <table:table-cell/>
          <table:table-cell table:formula="of:=INDEX([Population.$B$2:.$B$264];MATCH([.A146];[Population.$A$2:.$A$264];0))" office:value-type="float" office:value="12883878" calcext:value-type="float">
            <text:p>12883878</text:p>
          </table:table-cell>
          <table:table-cell table:formula="of:=INDEX([Population.$C$2:.$C$264];MATCH([.A146];[Population.$A$2:.$A$264];0))" office:value-type="float" office:value="76" calcext:value-type="float">
            <text:p>76</text:p>
          </table:table-cell>
          <table:table-cell table:formula="of:=INDEX([Population.$G$2:.$G$264];MATCH([.A146];[Population.$A$2:.$A$264];0))" office:value-type="float" office:value="24670" calcext:value-type="float">
            <text:p>24670</text:p>
          </table:table-cell>
          <table:table-cell table:formula="of:=INDEX([Population.$H$2:.$H$264];MATCH([.A146];[Population.$A$2:.$A$264];0))" office:value-type="float" office:value="149" calcext:value-type="float">
            <text:p>149</text:p>
          </table:table-cell>
          <table:table-cell table:formula="of:=INDEX([Population.$G$2:.$G$264];MATCH([.J146];[Population.$H$2:.$H$264];0))" office:value-type="float" office:value="263310" calcext:value-type="float">
            <text:p>263310</text:p>
          </table:table-cell>
          <table:table-cell table:formula="of:=INDEX([Population.$B$2:.$B$264];MATCH([.L146];[Population.$C$2:.$C$264];0))" office:value-type="float" office:value="2083391" calcext:value-type="float">
            <text:p>2083391</text:p>
          </table:table-cell>
          <table:table-cell table:formula="of:=[.M146]/[.K146]" office:value-type="float" office:value="10.6732873935955" calcext:value-type="float">
            <text:p>10.6732873936</text:p>
          </table:table-cell>
          <table:table-cell table:formula="of:=[.N146]/[.I146]" office:value-type="float" office:value="0.161705272279045" calcext:value-type="float">
            <text:p>0.1617052723</text:p>
          </table:table-cell>
          <table:table-cell table:formula="of:=[.I146]/[.K146]" office:value-type="float" office:value="522.248804215647" calcext:value-type="float">
            <text:p>522.2488042156</text:p>
          </table:table-cell>
          <table:table-cell office:value-type="float" office:value="16" calcext:value-type="float">
            <text:p>16</text:p>
          </table:table-cell>
          <table:table-cell table:formula="of:=[.N146]/[.K146]" office:value-type="float" office:value="84.4503850830969" calcext:value-type="float">
            <text:p>84.4503850831</text:p>
          </table:table-cell>
          <table:table-cell table:formula="of:=[.I146]/[.M146]" office:value-type="float" office:value="48.9304545972428" calcext:value-type="float">
            <text:p>48.9304545972</text:p>
          </table:table-cell>
          <table:table-cell table:formula="of:=[.I146]/SUM([.$I$2:.$I$198])" office:value-type="float" office:value="0.0016598372956628" calcext:value-type="float">
            <text:p>0.0016598373</text:p>
          </table:table-cell>
          <table:table-cell table:formula="of:=[.K146]/SUM([.$K$2:.$K$198])" office:value-type="float" office:value="0.000190812844177106" calcext:value-type="float">
            <text:p>0.0001908128</text:p>
          </table:table-cell>
          <table:table-cell table:formula="of:=([.U146]-[.V146])" office:value-type="float" office:value="0.00146902445148569" calcext:value-type="float">
            <text:p>0.00146902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asseterre</text:p>
          </table:table-cell>
          <table:table-cell/>
          <table:table-cell table:formula="of:=INDEX([Population.$B$2:.$B$264];MATCH([.A147];[Population.$A$2:.$A$264];0))" office:value-type="float" office:value="53123" calcext:value-type="float">
            <text:p>53123</text:p>
          </table:table-cell>
          <table:table-cell table:formula="of:=INDEX([Population.$C$2:.$C$264];MATCH([.A147];[Population.$A$2:.$A$264];0))" office:value-type="float" office:value="213" calcext:value-type="float">
            <text:p>213</text:p>
          </table:table-cell>
          <table:table-cell table:formula="of:=INDEX([Population.$G$2:.$G$264];MATCH([.A147];[Population.$A$2:.$A$264];0))" office:value-type="float" office:value="260" calcext:value-type="float">
            <text:p>260</text:p>
          </table:table-cell>
          <table:table-cell table:formula="of:=INDEX([Population.$H$2:.$H$264];MATCH([.A147];[Population.$A$2:.$A$264];0))" office:value-type="float" office:value="212" calcext:value-type="float">
            <text:p>212</text:p>
          </table:table-cell>
          <table:table-cell table:formula="of:=INDEX([Population.$G$2:.$G$264];MATCH([.J147];[Population.$H$2:.$H$264];0))" office:value-type="float" office:value="260" calcext:value-type="float">
            <text:p>260</text:p>
          </table:table-cell>
          <table:table-cell table:formula="of:=INDEX([Population.$B$2:.$B$264];MATCH([.L147];[Population.$C$2:.$C$264];0))" office:value-type="float" office:value="55215" calcext:value-type="float">
            <text:p>55215</text:p>
          </table:table-cell>
          <table:table-cell table:formula="of:=[.M147]/[.K147]" office:value-type="float" office:value="1" calcext:value-type="float">
            <text:p>1</text:p>
          </table:table-cell>
          <table:table-cell table:formula="of:=[.N147]/[.I147]" office:value-type="float" office:value="1.03938030608211" calcext:value-type="float">
            <text:p>1.0393803061</text:p>
          </table:table-cell>
          <table:table-cell table:formula="of:=[.I147]/[.K147]" office:value-type="float" office:value="204.319230769231" calcext:value-type="float">
            <text:p>204.3192307692</text:p>
          </table:table-cell>
          <table:table-cell office:value-type="float" office:value="53" calcext:value-type="float">
            <text:p>53</text:p>
          </table:table-cell>
          <table:table-cell table:formula="of:=[.N147]/[.K147]" office:value-type="float" office:value="212.365384615385" calcext:value-type="float">
            <text:p>212.3653846154</text:p>
          </table:table-cell>
          <table:table-cell table:formula="of:=[.I147]/[.M147]" office:value-type="float" office:value="204.319230769231" calcext:value-type="float">
            <text:p>204.3192307692</text:p>
          </table:table-cell>
          <table:table-cell table:formula="of:=[.I147]/SUM([.$I$2:.$I$198])" office:value-type="float" office:value="0.00000684386616028923" calcext:value-type="float">
            <text:p>6.84386616028923E-06</text:p>
          </table:table-cell>
          <table:table-cell table:formula="of:=[.K147]/SUM([.$K$2:.$K$198])" office:value-type="float" office:value="0.00000201099876311502" calcext:value-type="float">
            <text:p>0.000002011</text:p>
          </table:table-cell>
          <table:table-cell table:formula="of:=([.U147]-[.V147])" office:value-type="float" office:value="0.00000483286739717421" calcext:value-type="float">
            <text:p>4.83286739717421E-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5"/>
          <table:table-cell office:value-type="string" calcext:value-type="string">
            <text:p>Castries</text:p>
          </table:table-cell>
          <table:table-cell/>
          <table:table-cell table:formula="of:=INDEX([Population.$B$2:.$B$264];MATCH([.A148];[Population.$A$2:.$A$264];0))" office:value-type="float" office:value="183458" calcext:value-type="float">
            <text:p>183458</text:p>
          </table:table-cell>
          <table:table-cell table:formula="of:=INDEX([Population.$C$2:.$C$264];MATCH([.A148];[Population.$A$2:.$A$264];0))" office:value-type="float" office:value="191" calcext:value-type="float">
            <text:p>191</text:p>
          </table:table-cell>
          <table:table-cell table:formula="of:=INDEX([Population.$G$2:.$G$264];MATCH([.A148];[Population.$A$2:.$A$264];0))" office:value-type="float" office:value="610" calcext:value-type="float">
            <text:p>610</text:p>
          </table:table-cell>
          <table:table-cell table:formula="of:=INDEX([Population.$H$2:.$H$264];MATCH([.A148];[Population.$A$2:.$A$264];0))" office:value-type="float" office:value="194" calcext:value-type="float">
            <text:p>194</text:p>
          </table:table-cell>
          <table:table-cell table:formula="of:=INDEX([Population.$G$2:.$G$264];MATCH([.J148];[Population.$H$2:.$H$264];0))" office:value-type="float" office:value="720" calcext:value-type="float">
            <text:p>720</text:p>
          </table:table-cell>
          <table:table-cell table:formula="of:=INDEX([Population.$B$2:.$B$264];MATCH([.L148];[Population.$C$2:.$C$264];0))" office:value-type="float" office:value="163958" calcext:value-type="float">
            <text:p>163958</text:p>
          </table:table-cell>
          <table:table-cell table:formula="of:=[.M148]/[.K148]" office:value-type="float" office:value="1.18032786885246" calcext:value-type="float">
            <text:p>1.1803278689</text:p>
          </table:table-cell>
          <table:table-cell table:formula="of:=[.N148]/[.I148]" office:value-type="float" office:value="0.893708641759967" calcext:value-type="float">
            <text:p>0.8937086418</text:p>
          </table:table-cell>
          <table:table-cell table:formula="of:=[.I148]/[.K148]" office:value-type="float" office:value="300.750819672131" calcext:value-type="float">
            <text:p>300.7508196721</text:p>
          </table:table-cell>
          <table:table-cell office:value-type="float" office:value="32" calcext:value-type="float">
            <text:p>32</text:p>
          </table:table-cell>
          <table:table-cell table:formula="of:=[.N148]/[.K148]" office:value-type="float" office:value="268.783606557377" calcext:value-type="float">
            <text:p>268.7836065574</text:p>
          </table:table-cell>
          <table:table-cell table:formula="of:=[.I148]/[.M148]" office:value-type="float" office:value="254.802777777778" calcext:value-type="float">
            <text:p>254.8027777778</text:p>
          </table:table-cell>
          <table:table-cell table:formula="of:=[.I148]/SUM([.$I$2:.$I$198])" office:value-type="float" office:value="0.000023634997986453" calcext:value-type="float">
            <text:p>0.000023635</text:p>
          </table:table-cell>
          <table:table-cell table:formula="of:=[.K148]/SUM([.$K$2:.$K$198])" office:value-type="float" office:value="0.00000471811248269294" calcext:value-type="float">
            <text:p>4.71811248269294E-06</text:p>
          </table:table-cell>
          <table:table-cell table:formula="of:=([.U148]-[.V148])" office:value-type="float" office:value="0.00001891688550376" calcext:value-type="float">
            <text:p>1.891688550376E-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Kingstown</text:p>
          </table:table-cell>
          <table:table-cell/>
          <table:table-cell table:formula="of:=INDEX([Population.$B$2:.$B$264];MATCH([.A149];[Population.$A$2:.$A$264];0))" office:value-type="float" office:value="110869" calcext:value-type="float">
            <text:p>110869</text:p>
          </table:table-cell>
          <table:table-cell table:formula="of:=INDEX([Population.$C$2:.$C$264];MATCH([.A149];[Population.$A$2:.$A$264];0))" office:value-type="float" office:value="198" calcext:value-type="float">
            <text:p>198</text:p>
          </table:table-cell>
          <table:table-cell table:formula="of:=INDEX([Population.$G$2:.$G$264];MATCH([.A149];[Population.$A$2:.$A$264];0))" office:value-type="float" office:value="390" calcext:value-type="float">
            <text:p>390</text:p>
          </table:table-cell>
          <table:table-cell table:formula="of:=INDEX([Population.$H$2:.$H$264];MATCH([.A149];[Population.$A$2:.$A$264];0))" office:value-type="float" office:value="204" calcext:value-type="float">
            <text:p>204</text:p>
          </table:table-cell>
          <table:table-cell table:formula="of:=INDEX([Population.$G$2:.$G$264];MATCH([.J149];[Population.$H$2:.$H$264];0))" office:value-type="float" office:value="460" calcext:value-type="float">
            <text:p>460</text:p>
          </table:table-cell>
          <table:table-cell table:formula="of:=INDEX([Population.$B$2:.$B$264];MATCH([.L149];[Population.$C$2:.$C$264];0))" office:value-type="float" office:value="84942" calcext:value-type="float">
            <text:p>84942</text:p>
          </table:table-cell>
          <table:table-cell table:formula="of:=[.M149]/[.K149]" office:value-type="float" office:value="1.17948717948718" calcext:value-type="float">
            <text:p>1.1794871795</text:p>
          </table:table-cell>
          <table:table-cell table:formula="of:=[.N149]/[.I149]" office:value-type="float" office:value="0.766147435261435" calcext:value-type="float">
            <text:p>0.7661474353</text:p>
          </table:table-cell>
          <table:table-cell table:formula="of:=[.I149]/[.K149]" office:value-type="float" office:value="284.279487179487" calcext:value-type="float">
            <text:p>284.2794871795</text:p>
          </table:table-cell>
          <table:table-cell office:value-type="float" office:value="34" calcext:value-type="float">
            <text:p>34</text:p>
          </table:table-cell>
          <table:table-cell table:formula="of:=[.N149]/[.K149]" office:value-type="float" office:value="217.8" calcext:value-type="float">
            <text:p>217.8</text:p>
          </table:table-cell>
          <table:table-cell table:formula="of:=[.I149]/[.M149]" office:value-type="float" office:value="241.019565217391" calcext:value-type="float">
            <text:p>241.0195652174</text:p>
          </table:table-cell>
          <table:table-cell table:formula="of:=[.I149]/SUM([.$I$2:.$I$198])" office:value-type="float" office:value="0.0000142833160274289" calcext:value-type="float">
            <text:p>1.42833160274289E-05</text:p>
          </table:table-cell>
          <table:table-cell table:formula="of:=[.K149]/SUM([.$K$2:.$K$198])" office:value-type="float" office:value="0.00000301649814467254" calcext:value-type="float">
            <text:p>3.01649814467254E-06</text:p>
          </table:table-cell>
          <table:table-cell table:formula="of:=([.U149]-[.V149])" office:value-type="float" office:value="0.0000112668178827564" calcext:value-type="float">
            <text:p>1.12668178827564E-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5"/>
          <table:table-cell office:value-type="string" calcext:value-type="string">
            <text:p>Apia</text:p>
          </table:table-cell>
          <table:table-cell/>
          <table:table-cell table:formula="of:=INDEX([Population.$B$2:.$B$264];MATCH([.A150];[Population.$A$2:.$A$264];0))" office:value-type="float" office:value="198147" calcext:value-type="float">
            <text:p>198147</text:p>
          </table:table-cell>
          <table:table-cell table:formula="of:=INDEX([Population.$C$2:.$C$264];MATCH([.A150];[Population.$A$2:.$A$264];0))" office:value-type="float" office:value="190" calcext:value-type="float">
            <text:p>190</text:p>
          </table:table-cell>
          <table:table-cell table:formula="of:=INDEX([Population.$G$2:.$G$264];MATCH([.A150];[Population.$A$2:.$A$264];0))" office:value-type="float" office:value="2830" calcext:value-type="float">
            <text:p>2830</text:p>
          </table:table-cell>
          <table:table-cell table:formula="of:=INDEX([Population.$H$2:.$H$264];MATCH([.A150];[Population.$A$2:.$A$264];0))" office:value-type="float" office:value="177" calcext:value-type="float">
            <text:p>177</text:p>
          </table:table-cell>
          <table:table-cell table:formula="of:=INDEX([Population.$G$2:.$G$264];MATCH([.J150];[Population.$H$2:.$H$264];0))" office:value-type="float" office:value="750" calcext:value-type="float">
            <text:p>750</text:p>
          </table:table-cell>
          <table:table-cell table:formula="of:=INDEX([Population.$B$2:.$B$264];MATCH([.L150];[Population.$C$2:.$C$264];0))" office:value-type="float" office:value="436624" calcext:value-type="float">
            <text:p>436624</text:p>
          </table:table-cell>
          <table:table-cell table:formula="of:=[.M150]/[.K150]" office:value-type="float" office:value="0.265017667844523" calcext:value-type="float">
            <text:p>0.2650176678</text:p>
          </table:table-cell>
          <table:table-cell table:formula="of:=[.N150]/[.I150]" office:value-type="float" office:value="2.20353575880533" calcext:value-type="float">
            <text:p>2.2035357588</text:p>
          </table:table-cell>
          <table:table-cell table:formula="of:=[.I150]/[.K150]" office:value-type="float" office:value="70.0166077738516" calcext:value-type="float">
            <text:p>70.0166077739</text:p>
          </table:table-cell>
          <table:table-cell office:value-type="float" office:value="117" calcext:value-type="float">
            <text:p>117</text:p>
          </table:table-cell>
          <table:table-cell table:formula="of:=[.N150]/[.K150]" office:value-type="float" office:value="154.284098939929" calcext:value-type="float">
            <text:p>154.2840989399</text:p>
          </table:table-cell>
          <table:table-cell table:formula="of:=[.I150]/[.M150]" office:value-type="float" office:value="264.196" calcext:value-type="float">
            <text:p>264.196</text:p>
          </table:table-cell>
          <table:table-cell table:formula="of:=[.I150]/SUM([.$I$2:.$I$198])" office:value-type="float" office:value="0.0000255273901711656" calcext:value-type="float">
            <text:p>2.55273901711656E-05</text:p>
          </table:table-cell>
          <table:table-cell table:formula="of:=[.K150]/SUM([.$K$2:.$K$198])" office:value-type="float" office:value="0.0000218889480754443" calcext:value-type="float">
            <text:p>2.18889480754443E-05</text:p>
          </table:table-cell>
          <table:table-cell table:formula="of:=([.U150]-[.V150])" office:value-type="float" office:value="0.0000036384420957213" calcext:value-type="float">
            <text:p>3.6384420957213E-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5"/>
          <table:table-cell office:value-type="string" calcext:value-type="string">
            <text:p>San Marino</text:p>
          </table:table-cell>
          <table:table-cell/>
          <table:table-cell table:formula="of:=INDEX([Population.$B$2:.$B$264];MATCH([.A151];[Population.$A$2:.$A$264];0))" office:value-type="float" office:value="33917" calcext:value-type="float">
            <text:p>33917</text:p>
          </table:table-cell>
          <table:table-cell table:formula="of:=INDEX([Population.$C$2:.$C$264];MATCH([.A151];[Population.$A$2:.$A$264];0))" office:value-type="float" office:value="220" calcext:value-type="float">
            <text:p>220</text:p>
          </table:table-cell>
          <table:table-cell table:formula="of:=INDEX([Population.$G$2:.$G$264];MATCH([.A151];[Population.$A$2:.$A$264];0))" office:value-type="float" office:value="60" calcext:value-type="float">
            <text:p>60</text:p>
          </table:table-cell>
          <table:table-cell table:formula="of:=INDEX([Population.$H$2:.$H$264];MATCH([.A151];[Population.$A$2:.$A$264];0))" office:value-type="float" office:value="226" calcext:value-type="float">
            <text:p>226</text:p>
          </table:table-cell>
          <table:table-cell table:formula="of:=INDEX([Population.$G$2:.$G$264];MATCH([.J151];[Population.$H$2:.$H$264];0))" office:value-type="float" office:value="180" calcext:value-type="float">
            <text:p>180</text:p>
          </table:table-cell>
          <table:table-cell table:formula="of:=INDEX([Population.$B$2:.$B$264];MATCH([.L151];[Population.$C$2:.$C$264];0))" office:value-type="float" office:value="14976" calcext:value-type="float">
            <text:p>14976</text:p>
          </table:table-cell>
          <table:table-cell table:formula="of:=[.M151]/[.K151]" office:value-type="float" office:value="3" calcext:value-type="float">
            <text:p>3</text:p>
          </table:table-cell>
          <table:table-cell table:formula="of:=[.N151]/[.I151]" office:value-type="float" office:value="0.441548486009966" calcext:value-type="float">
            <text:p>0.441548486</text:p>
          </table:table-cell>
          <table:table-cell table:formula="of:=[.I151]/[.K151]" office:value-type="float" office:value="565.283333333333" calcext:value-type="float">
            <text:p>565.2833333333</text:p>
          </table:table-cell>
          <table:table-cell office:value-type="float" office:value="13" calcext:value-type="float">
            <text:p>13</text:p>
          </table:table-cell>
          <table:table-cell table:formula="of:=[.N151]/[.K151]" office:value-type="float" office:value="249.6" calcext:value-type="float">
            <text:p>249.6</text:p>
          </table:table-cell>
          <table:table-cell table:formula="of:=[.I151]/[.M151]" office:value-type="float" office:value="188.427777777778" calcext:value-type="float">
            <text:p>188.4277777778</text:p>
          </table:table-cell>
          <table:table-cell table:formula="of:=[.I151]/SUM([.$I$2:.$I$198])" office:value-type="float" office:value="0.00000436954630872748" calcext:value-type="float">
            <text:p>4.36954630872748E-06</text:p>
          </table:table-cell>
          <table:table-cell table:formula="of:=[.K151]/SUM([.$K$2:.$K$198])" office:value-type="float" office:value="0.000000464076637641929" calcext:value-type="float">
            <text:p>4.64076637641929E-07</text:p>
          </table:table-cell>
          <table:table-cell table:formula="of:=([.U151]-[.V151])" office:value-type="float" office:value="0.00000390546967108555" calcext:value-type="float">
            <text:p>3.90546967108555E-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5"/>
          <table:table-cell office:value-type="string" calcext:value-type="string">
            <text:p>Sao Tome</text:p>
          </table:table-cell>
          <table:table-cell/>
          <table:table-cell table:formula="of:=INDEX([Population.$B$2:.$B$264];MATCH([.A152];[Population.$A$2:.$A$264];0))" office:value-type="float" office:value="218308" calcext:value-type="float">
            <text:p>218308</text:p>
          </table:table-cell>
          <table:table-cell table:formula="of:=INDEX([Population.$C$2:.$C$264];MATCH([.A152];[Population.$A$2:.$A$264];0))" office:value-type="float" office:value="189" calcext:value-type="float">
            <text:p>189</text:p>
          </table:table-cell>
          <table:table-cell table:formula="of:=INDEX([Population.$G$2:.$G$264];MATCH([.A152];[Population.$A$2:.$A$264];0))" office:value-type="float" office:value="960" calcext:value-type="float">
            <text:p>960</text:p>
          </table:table-cell>
          <table:table-cell table:formula="of:=INDEX([Population.$H$2:.$H$264];MATCH([.A152];[Population.$A$2:.$A$264];0))" office:value-type="float" office:value="186" calcext:value-type="float">
            <text:p>186</text:p>
          </table:table-cell>
          <table:table-cell table:formula="of:=INDEX([Population.$G$2:.$G$264];MATCH([.J152];[Population.$H$2:.$H$264];0))" office:value-type="float" office:value="760" calcext:value-type="float">
            <text:p>760</text:p>
          </table:table-cell>
          <table:table-cell table:formula="of:=INDEX([Population.$B$2:.$B$264];MATCH([.L152];[Population.$C$2:.$C$264];0))" office:value-type="float" office:value="284938" calcext:value-type="float">
            <text:p>284938</text:p>
          </table:table-cell>
          <table:table-cell table:formula="of:=[.M152]/[.K152]" office:value-type="float" office:value="0.791666666666667" calcext:value-type="float">
            <text:p>0.7916666667</text:p>
          </table:table-cell>
          <table:table-cell table:formula="of:=[.N152]/[.I152]" office:value-type="float" office:value="1.30521098631292" calcext:value-type="float">
            <text:p>1.3052109863</text:p>
          </table:table-cell>
          <table:table-cell table:formula="of:=[.I152]/[.K152]" office:value-type="float" office:value="227.404166666667" calcext:value-type="float">
            <text:p>227.4041666667</text:p>
          </table:table-cell>
          <table:table-cell office:value-type="float" office:value="44" calcext:value-type="float">
            <text:p>44</text:p>
          </table:table-cell>
          <table:table-cell table:formula="of:=[.N152]/[.K152]" office:value-type="float" office:value="296.810416666667" calcext:value-type="float">
            <text:p>296.8104166667</text:p>
          </table:table-cell>
          <table:table-cell table:formula="of:=[.I152]/[.M152]" office:value-type="float" office:value="287.247368421053" calcext:value-type="float">
            <text:p>287.2473684211</text:p>
          </table:table-cell>
          <table:table-cell table:formula="of:=[.I152]/SUM([.$I$2:.$I$198])" office:value-type="float" office:value="0.0000281247432133054" calcext:value-type="float">
            <text:p>2.81247432133054E-05</text:p>
          </table:table-cell>
          <table:table-cell table:formula="of:=[.K152]/SUM([.$K$2:.$K$198])" office:value-type="float" office:value="0.00000742522620227086" calcext:value-type="float">
            <text:p>7.42522620227086E-06</text:p>
          </table:table-cell>
          <table:table-cell table:formula="of:=([.U152]-[.V152])" office:value-type="float" office:value="0.0000206995170110345" calcext:value-type="float">
            <text:p>2.06995170110345E-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Riyadh</text:p>
          </table:table-cell>
          <table:table-cell/>
          <table:table-cell table:formula="of:=INDEX([Population.$B$2:.$B$264];MATCH([.A153];[Population.$A$2:.$A$264];0))" office:value-type="float" office:value="34701377" calcext:value-type="float">
            <text:p>34701377</text:p>
          </table:table-cell>
          <table:table-cell table:formula="of:=INDEX([Population.$C$2:.$C$264];MATCH([.A153];[Population.$A$2:.$A$264];0))" office:value-type="float" office:value="41" calcext:value-type="float">
            <text:p>41</text:p>
          </table:table-cell>
          <table:table-cell table:formula="of:=INDEX([Population.$G$2:.$G$264];MATCH([.A153];[Population.$A$2:.$A$264];0))" office:value-type="float" office:value="2149690" calcext:value-type="float">
            <text:p>2149690</text:p>
          </table:table-cell>
          <table:table-cell table:formula="of:=INDEX([Population.$H$2:.$H$264];MATCH([.A153];[Population.$A$2:.$A$264];0))" office:value-type="float" office:value="12" calcext:value-type="float">
            <text:p>12</text:p>
          </table:table-cell>
          <table:table-cell table:formula="of:=INDEX([Population.$G$2:.$G$264];MATCH([.J153];[Population.$H$2:.$H$264];0))" office:value-type="float" office:value="627340" calcext:value-type="float">
            <text:p>627340</text:p>
          </table:table-cell>
          <table:table-cell table:formula="of:=INDEX([Population.$B$2:.$B$264];MATCH([.L153];[Population.$C$2:.$C$264];0))" office:value-type="float" office:value="114357494" calcext:value-type="float">
            <text:p>114357494</text:p>
          </table:table-cell>
          <table:table-cell table:formula="of:=[.M153]/[.K153]" office:value-type="float" office:value="0.291828124055096" calcext:value-type="float">
            <text:p>0.2918281241</text:p>
          </table:table-cell>
          <table:table-cell table:formula="of:=[.N153]/[.I153]" office:value-type="float" office:value="3.29547424011445" calcext:value-type="float">
            <text:p>3.2954742401</text:p>
          </table:table-cell>
          <table:table-cell table:formula="of:=[.I153]/[.K153]" office:value-type="float" office:value="16.1425028725072" calcext:value-type="float">
            <text:p>16.1425028725</text:p>
          </table:table-cell>
          <table:table-cell office:value-type="float" office:value="178" calcext:value-type="float">
            <text:p>178</text:p>
          </table:table-cell>
          <table:table-cell table:formula="of:=[.N153]/[.K153]" office:value-type="float" office:value="53.197202387321" calcext:value-type="float">
            <text:p>53.1972023873</text:p>
          </table:table-cell>
          <table:table-cell table:formula="of:=[.I153]/[.M153]" office:value-type="float" office:value="55.3151034526732" calcext:value-type="float">
            <text:p>55.3151034527</text:p>
          </table:table-cell>
          <table:table-cell table:formula="of:=[.I153]/SUM([.$I$2:.$I$198])" office:value-type="float" office:value="0.0044705980416343" calcext:value-type="float">
            <text:p>0.004470598</text:p>
          </table:table-cell>
          <table:table-cell table:formula="of:=[.K153]/SUM([.$K$2:.$K$198])" office:value-type="float" office:value="0.0166270151195413" calcext:value-type="float">
            <text:p>0.0166270151</text:p>
          </table:table-cell>
          <table:table-cell table:formula="of:=([.U153]-[.V153])" office:value-type="float" office:value="-0.012156417077907" calcext:value-type="float">
            <text:p>-0.012156417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table:number-columns-repeated="4"/>
          <table:table-cell office:value-type="string" calcext:value-type="string">
            <text:p>Dakar</text:p>
          </table:table-cell>
          <table:table-cell/>
          <table:table-cell table:formula="of:=INDEX([Population.$B$2:.$B$264];MATCH([.A154];[Population.$A$2:.$A$264];0))" office:value-type="float" office:value="16649599" calcext:value-type="float">
            <text:p>16649599</text:p>
          </table:table-cell>
          <table:table-cell table:formula="of:=INDEX([Population.$C$2:.$C$264];MATCH([.A154];[Population.$A$2:.$A$264];0))" office:value-type="float" office:value="71" calcext:value-type="float">
            <text:p>71</text:p>
          </table:table-cell>
          <table:table-cell table:formula="of:=INDEX([Population.$G$2:.$G$264];MATCH([.A154];[Population.$A$2:.$A$264];0))" office:value-type="float" office:value="192530" calcext:value-type="float">
            <text:p>192530</text:p>
          </table:table-cell>
          <table:table-cell table:formula="of:=INDEX([Population.$H$2:.$H$264];MATCH([.A154];[Population.$A$2:.$A$264];0))" office:value-type="float" office:value="87" calcext:value-type="float">
            <text:p>87</text:p>
          </table:table-cell>
          <table:table-cell table:formula="of:=INDEX([Population.$G$2:.$G$264];MATCH([.J154];[Population.$H$2:.$H$264];0))" office:value-type="float" office:value="303890" calcext:value-type="float">
            <text:p>303890</text:p>
          </table:table-cell>
          <table:table-cell table:formula="of:=INDEX([Population.$B$2:.$B$264];MATCH([.L154];[Population.$C$2:.$C$264];0))" office:value-type="float" office:value="10433037" calcext:value-type="float">
            <text:p>10433037</text:p>
          </table:table-cell>
          <table:table-cell table:formula="of:=[.M154]/[.K154]" office:value-type="float" office:value="1.57840336570924" calcext:value-type="float">
            <text:p>1.5784033657</text:p>
          </table:table-cell>
          <table:table-cell table:formula="of:=[.N154]/[.I154]" office:value-type="float" office:value="0.626623920492019" calcext:value-type="float">
            <text:p>0.6266239205</text:p>
          </table:table-cell>
          <table:table-cell table:formula="of:=[.I154]/[.K154]" office:value-type="float" office:value="86.477946294084" calcext:value-type="float">
            <text:p>86.4779462941</text:p>
          </table:table-cell>
          <table:table-cell office:value-type="float" office:value="100" calcext:value-type="float">
            <text:p>100</text:p>
          </table:table-cell>
          <table:table-cell table:formula="of:=[.N154]/[.K154]" office:value-type="float" office:value="54.1891497428972" calcext:value-type="float">
            <text:p>54.1891497429</text:p>
          </table:table-cell>
          <table:table-cell table:formula="of:=[.I154]/[.M154]" office:value-type="float" office:value="54.7882424561519" calcext:value-type="float">
            <text:p>54.7882424562</text:p>
          </table:table-cell>
          <table:table-cell table:formula="of:=[.I154]/SUM([.$I$2:.$I$198])" office:value-type="float" office:value="0.00214497726368024" calcext:value-type="float">
            <text:p>0.0021449773</text:p>
          </table:table-cell>
          <table:table-cell table:formula="of:=[.K154]/SUM([.$K$2:.$K$198])" office:value-type="float" office:value="0.00148914458408667" calcext:value-type="float">
            <text:p>0.0014891446</text:p>
          </table:table-cell>
          <table:table-cell table:formula="of:=([.U154]-[.V154])" office:value-type="float" office:value="0.000655832679593565" calcext:value-type="float">
            <text:p>0.00065583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Latin / Cyrillic</text:p>
          </table:table-cell>
          <table:table-cell table:number-columns-repeated="2"/>
          <table:table-cell office:value-type="string" calcext:value-type="string">
            <text:p>Belgrade</text:p>
          </table:table-cell>
          <table:table-cell/>
          <table:table-cell table:formula="of:=INDEX([Population.$B$2:.$B$264];MATCH([.A155];[Population.$A$2:.$A$264];0))" office:value-type="float" office:value="6963764" calcext:value-type="float">
            <text:p>6963764</text:p>
          </table:table-cell>
          <table:table-cell table:formula="of:=INDEX([Population.$C$2:.$C$264];MATCH([.A155];[Population.$A$2:.$A$264];0))" office:value-type="float" office:value="106" calcext:value-type="float">
            <text:p>106</text:p>
          </table:table-cell>
          <table:table-cell table:formula="of:=INDEX([Population.$G$2:.$G$264];MATCH([.A155];[Population.$A$2:.$A$264];0))" office:value-type="float" office:value="87460" calcext:value-type="float">
            <text:p>87460</text:p>
          </table:table-cell>
          <table:table-cell table:formula="of:=INDEX([Population.$H$2:.$H$264];MATCH([.A155];[Population.$A$2:.$A$264];0))" office:value-type="float" office:value="113" calcext:value-type="float">
            <text:p>113</text:p>
          </table:table-cell>
          <table:table-cell table:formula="of:=INDEX([Population.$G$2:.$G$264];MATCH([.J155];[Population.$H$2:.$H$264];0))" office:value-type="float" office:value="100250" calcext:value-type="float">
            <text:p>100250</text:p>
          </table:table-cell>
          <table:table-cell table:formula="of:=INDEX([Population.$B$2:.$B$264];MATCH([.L155];[Population.$C$2:.$C$264];0))" office:value-type="float" office:value="6012850" calcext:value-type="float">
            <text:p>6012850</text:p>
          </table:table-cell>
          <table:table-cell table:formula="of:=[.M155]/[.K155]" office:value-type="float" office:value="1.14623828035673" calcext:value-type="float">
            <text:p>1.1462382804</text:p>
          </table:table-cell>
          <table:table-cell table:formula="of:=[.N155]/[.I155]" office:value-type="float" office:value="0.863448273089094" calcext:value-type="float">
            <text:p>0.8634482731</text:p>
          </table:table-cell>
          <table:table-cell table:formula="of:=[.I155]/[.K155]" office:value-type="float" office:value="79.6222730391036" calcext:value-type="float">
            <text:p>79.6222730391</text:p>
          </table:table-cell>
          <table:table-cell office:value-type="float" office:value="108" calcext:value-type="float">
            <text:p>108</text:p>
          </table:table-cell>
          <table:table-cell table:formula="of:=[.N155]/[.K155]" office:value-type="float" office:value="68.7497141550423" calcext:value-type="float">
            <text:p>68.749714155</text:p>
          </table:table-cell>
          <table:table-cell table:formula="of:=[.I155]/[.M155]" office:value-type="float" office:value="69.4639800498753" calcext:value-type="float">
            <text:p>69.4639800499</text:p>
          </table:table-cell>
          <table:table-cell table:formula="of:=[.I155]/SUM([.$I$2:.$I$198])" office:value-type="float" office:value="0.000897145657960589" calcext:value-type="float">
            <text:p>0.0008971457</text:p>
          </table:table-cell>
          <table:table-cell table:formula="of:=[.K155]/SUM([.$K$2:.$K$198])" office:value-type="float" office:value="0.000676469045469384" calcext:value-type="float">
            <text:p>0.000676469</text:p>
          </table:table-cell>
          <table:table-cell table:formula="of:=([.U155]-[.V155])" office:value-type="float" office:value="0.000220676612491204" calcext:value-type="float">
            <text:p>0.00022067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5"/>
          <table:table-cell office:value-type="string" calcext:value-type="string">
            <text:p>Victoria</text:p>
          </table:table-cell>
          <table:table-cell/>
          <table:table-cell table:formula="of:=INDEX([Population.$B$2:.$B$264];MATCH([.A156];[Population.$A$2:.$A$264];0))" office:value-type="float" office:value="98224" calcext:value-type="float">
            <text:p>98224</text:p>
          </table:table-cell>
          <table:table-cell table:formula="of:=INDEX([Population.$C$2:.$C$264];MATCH([.A156];[Population.$A$2:.$A$264];0))" office:value-type="float" office:value="202" calcext:value-type="float">
            <text:p>202</text:p>
          </table:table-cell>
          <table:table-cell table:formula="of:=INDEX([Population.$G$2:.$G$264];MATCH([.A156];[Population.$A$2:.$A$264];0))" office:value-type="float" office:value="460" calcext:value-type="float">
            <text:p>460</text:p>
          </table:table-cell>
          <table:table-cell table:formula="of:=INDEX([Population.$H$2:.$H$264];MATCH([.A156];[Population.$A$2:.$A$264];0))" office:value-type="float" office:value="198" calcext:value-type="float">
            <text:p>198</text:p>
          </table:table-cell>
          <table:table-cell table:formula="of:=INDEX([Population.$G$2:.$G$264];MATCH([.J156];[Population.$H$2:.$H$264];0))" office:value-type="float" office:value="440" calcext:value-type="float">
            <text:p>440</text:p>
          </table:table-cell>
          <table:table-cell table:formula="of:=INDEX([Population.$B$2:.$B$264];MATCH([.L156];[Population.$C$2:.$C$264];0))" office:value-type="float" office:value="110869" calcext:value-type="float">
            <text:p>110869</text:p>
          </table:table-cell>
          <table:table-cell table:formula="of:=[.M156]/[.K156]" office:value-type="float" office:value="0.956521739130435" calcext:value-type="float">
            <text:p>0.9565217391</text:p>
          </table:table-cell>
          <table:table-cell table:formula="of:=[.N156]/[.I156]" office:value-type="float" office:value="1.12873635771298" calcext:value-type="float">
            <text:p>1.1287363577</text:p>
          </table:table-cell>
          <table:table-cell table:formula="of:=[.I156]/[.K156]" office:value-type="float" office:value="213.530434782609" calcext:value-type="float">
            <text:p>213.5304347826</text:p>
          </table:table-cell>
          <table:table-cell office:value-type="float" office:value="51" calcext:value-type="float">
            <text:p>51</text:p>
          </table:table-cell>
          <table:table-cell table:formula="of:=[.N156]/[.K156]" office:value-type="float" office:value="241.019565217391" calcext:value-type="float">
            <text:p>241.0195652174</text:p>
          </table:table-cell>
          <table:table-cell table:formula="of:=[.I156]/[.M156]" office:value-type="float" office:value="223.236363636364" calcext:value-type="float">
            <text:p>223.2363636364</text:p>
          </table:table-cell>
          <table:table-cell table:formula="of:=[.I156]/SUM([.$I$2:.$I$198])" office:value-type="float" office:value="0.0000126542535197231" calcext:value-type="float">
            <text:p>1.26542535197231E-05</text:p>
          </table:table-cell>
          <table:table-cell table:formula="of:=[.K156]/SUM([.$K$2:.$K$198])" office:value-type="float" office:value="0.00000355792088858812" calcext:value-type="float">
            <text:p>3.55792088858812E-06</text:p>
          </table:table-cell>
          <table:table-cell table:formula="of:=([.U156]-[.V156])" office:value-type="float" office:value="0.00000909633263113496" calcext:value-type="float">
            <text:p>9.09633263113496E-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table:number-columns-repeated="4"/>
          <table:table-cell office:value-type="string" calcext:value-type="string">
            <text:p>Freetown</text:p>
          </table:table-cell>
          <table:table-cell/>
          <table:table-cell table:formula="of:=INDEX([Population.$B$2:.$B$264];MATCH([.A157];[Population.$A$2:.$A$264];0))" office:value-type="float" office:value="7942879" calcext:value-type="float">
            <text:p>7942879</text:p>
          </table:table-cell>
          <table:table-cell table:formula="of:=INDEX([Population.$C$2:.$C$264];MATCH([.A157];[Population.$A$2:.$A$264];0))" office:value-type="float" office:value="102" calcext:value-type="float">
            <text:p>102</text:p>
          </table:table-cell>
          <table:table-cell table:formula="of:=INDEX([Population.$G$2:.$G$264];MATCH([.A157];[Population.$A$2:.$A$264];0))" office:value-type="float" office:value="72180" calcext:value-type="float">
            <text:p>72180</text:p>
          </table:table-cell>
          <table:table-cell table:formula="of:=INDEX([Population.$H$2:.$H$264];MATCH([.A157];[Population.$A$2:.$A$264];0))" office:value-type="float" office:value="120" calcext:value-type="float">
            <text:p>120</text:p>
          </table:table-cell>
          <table:table-cell table:formula="of:=INDEX([Population.$G$2:.$G$264];MATCH([.J157];[Population.$H$2:.$H$264];0))" office:value-type="float" office:value="108560" calcext:value-type="float">
            <text:p>108560</text:p>
          </table:table-cell>
          <table:table-cell table:formula="of:=INDEX([Population.$B$2:.$B$264];MATCH([.L157];[Population.$C$2:.$C$264];0))" office:value-type="float" office:value="5084636" calcext:value-type="float">
            <text:p>5084636</text:p>
          </table:table-cell>
          <table:table-cell table:formula="of:=[.M157]/[.K157]" office:value-type="float" office:value="1.50401773344417" calcext:value-type="float">
            <text:p>1.5040177334</text:p>
          </table:table-cell>
          <table:table-cell table:formula="of:=[.N157]/[.I157]" office:value-type="float" office:value="0.640150252823945" calcext:value-type="float">
            <text:p>0.6401502528</text:p>
          </table:table-cell>
          <table:table-cell table:formula="of:=[.I157]/[.K157]" office:value-type="float" office:value="110.042657245774" calcext:value-type="float">
            <text:p>110.0426572458</text:p>
          </table:table-cell>
          <table:table-cell office:value-type="float" office:value="80" calcext:value-type="float">
            <text:p>80</text:p>
          </table:table-cell>
          <table:table-cell table:formula="of:=[.N157]/[.K157]" office:value-type="float" office:value="70.4438348573012" calcext:value-type="float">
            <text:p>70.4438348573</text:p>
          </table:table-cell>
          <table:table-cell table:formula="of:=[.I157]/[.M157]" office:value-type="float" office:value="73.165797715549" calcext:value-type="float">
            <text:p>73.1657977155</text:p>
          </table:table-cell>
          <table:table-cell table:formula="of:=[.I157]/SUM([.$I$2:.$I$198])" office:value-type="float" office:value="0.00102328559763891" calcext:value-type="float">
            <text:p>0.0010232856</text:p>
          </table:table-cell>
          <table:table-cell table:formula="of:=[.K157]/SUM([.$K$2:.$K$198])" office:value-type="float" office:value="0.00055828419508324" calcext:value-type="float">
            <text:p>0.0005582842</text:p>
          </table:table-cell>
          <table:table-cell table:formula="of:=([.U157]-[.V157])" office:value-type="float" office:value="0.000465001402555673" calcext:value-type="float">
            <text:p>0.0004650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5"/>
          <table:table-cell office:value-type="string" calcext:value-type="string">
            <text:p>Singapore</text:p>
          </table:table-cell>
          <table:table-cell/>
          <table:table-cell table:formula="of:=INDEX([Population.$B$2:.$B$264];MATCH([.A158];[Population.$A$2:.$A$264];0))" office:value-type="float" office:value="5840996" calcext:value-type="float">
            <text:p>5840996</text:p>
          </table:table-cell>
          <table:table-cell table:formula="of:=INDEX([Population.$C$2:.$C$264];MATCH([.A158];[Population.$A$2:.$A$264];0))" office:value-type="float" office:value="114" calcext:value-type="float">
            <text:p>114</text:p>
          </table:table-cell>
          <table:table-cell table:formula="of:=INDEX([Population.$G$2:.$G$264];MATCH([.A158];[Population.$A$2:.$A$264];0))" office:value-type="float" office:value="700" calcext:value-type="float">
            <text:p>700</text:p>
          </table:table-cell>
          <table:table-cell table:formula="of:=INDEX([Population.$H$2:.$H$264];MATCH([.A158];[Population.$A$2:.$A$264];0))" office:value-type="float" office:value="192" calcext:value-type="float">
            <text:p>192</text:p>
          </table:table-cell>
          <table:table-cell table:formula="of:=INDEX([Population.$G$2:.$G$264];MATCH([.J158];[Population.$H$2:.$H$264];0))" office:value-type="float" office:value="83600" calcext:value-type="float">
            <text:p>83600</text:p>
          </table:table-cell>
          <table:table-cell table:formula="of:=INDEX([Population.$B$2:.$B$264];MATCH([.L158];[Population.$C$2:.$C$264];0))" office:value-type="float" office:value="173536" calcext:value-type="float">
            <text:p>173536</text:p>
          </table:table-cell>
          <table:table-cell table:formula="of:=[.M158]/[.K158]" office:value-type="float" office:value="119.428571428571" calcext:value-type="float">
            <text:p>119.4285714286</text:p>
          </table:table-cell>
          <table:table-cell table:formula="of:=[.N158]/[.I158]" office:value-type="float" office:value="0.0297100015134405" calcext:value-type="float">
            <text:p>0.0297100015</text:p>
          </table:table-cell>
          <table:table-cell table:formula="of:=[.I158]/[.K158]" office:value-type="float" office:value="8344.28" calcext:value-type="float">
            <text:p>8344.28</text:p>
          </table:table-cell>
          <table:table-cell office:value-type="float" office:value="2" calcext:value-type="float">
            <text:p>2</text:p>
          </table:table-cell>
          <table:table-cell table:formula="of:=[.N158]/[.K158]" office:value-type="float" office:value="247.908571428571" calcext:value-type="float">
            <text:p>247.9085714286</text:p>
          </table:table-cell>
          <table:table-cell table:formula="of:=[.I158]/[.M158]" office:value-type="float" office:value="69.8683732057416" calcext:value-type="float">
            <text:p>69.8683732057</text:p>
          </table:table-cell>
          <table:table-cell table:formula="of:=[.I158]/SUM([.$I$2:.$I$198])" office:value-type="float" office:value="0.000752498820977444" calcext:value-type="float">
            <text:p>0.0007524988</text:p>
          </table:table-cell>
          <table:table-cell table:formula="of:=[.K158]/SUM([.$K$2:.$K$198])" office:value-type="float" office:value="0.00000541422743915583" calcext:value-type="float">
            <text:p>5.41422743915583E-06</text:p>
          </table:table-cell>
          <table:table-cell table:formula="of:=([.U158]-[.V158])" office:value-type="float" office:value="0.000747084593538288" calcext:value-type="float">
            <text:p>0.00074708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ratislava</text:p>
          </table:table-cell>
          <table:table-cell/>
          <table:table-cell table:formula="of:=INDEX([Population.$B$2:.$B$264];MATCH([.A159];[Population.$A$2:.$A$264];0))" office:value-type="float" office:value="5459116" calcext:value-type="float">
            <text:p>5459116</text:p>
          </table:table-cell>
          <table:table-cell table:formula="of:=INDEX([Population.$C$2:.$C$264];MATCH([.A159];[Population.$A$2:.$A$264];0))" office:value-type="float" office:value="118" calcext:value-type="float">
            <text:p>118</text:p>
          </table:table-cell>
          <table:table-cell table:formula="of:=INDEX([Population.$G$2:.$G$264];MATCH([.A159];[Population.$A$2:.$A$264];0))" office:value-type="float" office:value="48088" calcext:value-type="float">
            <text:p>48088</text:p>
          </table:table-cell>
          <table:table-cell table:formula="of:=INDEX([Population.$H$2:.$H$264];MATCH([.A159];[Population.$A$2:.$A$264];0))" office:value-type="float" office:value="131" calcext:value-type="float">
            <text:p>131</text:p>
          </table:table-cell>
          <table:table-cell table:formula="of:=INDEX([Population.$G$2:.$G$264];MATCH([.J159];[Population.$H$2:.$H$264];0))" office:value-type="float" office:value="77240" calcext:value-type="float">
            <text:p>77240</text:p>
          </table:table-cell>
          <table:table-cell table:formula="of:=INDEX([Population.$B$2:.$B$264];MATCH([.L159];[Population.$C$2:.$C$264];0))" office:value-type="float" office:value="4110214" calcext:value-type="float">
            <text:p>4110214</text:p>
          </table:table-cell>
          <table:table-cell table:formula="of:=[.M159]/[.K159]" office:value-type="float" office:value="1.60622192646814" calcext:value-type="float">
            <text:p>1.6062219265</text:p>
          </table:table-cell>
          <table:table-cell table:formula="of:=[.N159]/[.I159]" office:value-type="float" office:value="0.752908346332996" calcext:value-type="float">
            <text:p>0.7529083463</text:p>
          </table:table-cell>
          <table:table-cell table:formula="of:=[.I159]/[.K159]" office:value-type="float" office:value="113.523456995508" calcext:value-type="float">
            <text:p>113.5234569955</text:p>
          </table:table-cell>
          <table:table-cell office:value-type="float" office:value="78" calcext:value-type="float">
            <text:p>78</text:p>
          </table:table-cell>
          <table:table-cell table:formula="of:=[.N159]/[.K159]" office:value-type="float" office:value="85.4727582764931" calcext:value-type="float">
            <text:p>85.4727582765</text:p>
          </table:table-cell>
          <table:table-cell table:formula="of:=[.I159]/[.M159]" office:value-type="float" office:value="70.6773174520974" calcext:value-type="float">
            <text:p>70.6773174521</text:p>
          </table:table-cell>
          <table:table-cell table:formula="of:=[.I159]/SUM([.$I$2:.$I$198])" office:value-type="float" office:value="0.000703301004414161" calcext:value-type="float">
            <text:p>0.000703301</text:p>
          </table:table-cell>
          <table:table-cell table:formula="of:=[.K159]/SUM([.$K$2:.$K$198])" office:value-type="float" office:value="0.000371941955848751" calcext:value-type="float">
            <text:p>0.000371942</text:p>
          </table:table-cell>
          <table:table-cell table:formula="of:=([.U159]-[.V159])" office:value-type="float" office:value="0.00033135904856541" calcext:value-type="float">
            <text:p>0.0003313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loven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Ljubljana</text:p>
          </table:table-cell>
          <table:table-cell/>
          <table:table-cell table:formula="of:=INDEX([Population.$B$2:.$B$264];MATCH([.A160];[Population.$A$2:.$A$264];0))" office:value-type="float" office:value="2078881" calcext:value-type="float">
            <text:p>2078881</text:p>
          </table:table-cell>
          <table:table-cell table:formula="of:=INDEX([Population.$C$2:.$C$264];MATCH([.A160];[Population.$A$2:.$A$264];0))" office:value-type="float" office:value="150" calcext:value-type="float">
            <text:p>150</text:p>
          </table:table-cell>
          <table:table-cell table:formula="of:=INDEX([Population.$G$2:.$G$264];MATCH([.A160];[Population.$A$2:.$A$264];0))" office:value-type="float" office:value="20140" calcext:value-type="float">
            <text:p>20140</text:p>
          </table:table-cell>
          <table:table-cell table:formula="of:=INDEX([Population.$H$2:.$H$264];MATCH([.A160];[Population.$A$2:.$A$264];0))" office:value-type="float" office:value="154" calcext:value-type="float">
            <text:p>154</text:p>
          </table:table-cell>
          <table:table-cell table:formula="of:=INDEX([Population.$G$2:.$G$264];MATCH([.J160];[Population.$H$2:.$H$264];0))" office:value-type="float" office:value="23180" calcext:value-type="float">
            <text:p>23180</text:p>
          </table:table-cell>
          <table:table-cell table:formula="of:=INDEX([Population.$B$2:.$B$264];MATCH([.L160];[Population.$C$2:.$C$264];0))" office:value-type="float" office:value="1688629" calcext:value-type="float">
            <text:p>1688629</text:p>
          </table:table-cell>
          <table:table-cell table:formula="of:=[.M160]/[.K160]" office:value-type="float" office:value="1.15094339622642" calcext:value-type="float">
            <text:p>1.1509433962</text:p>
          </table:table-cell>
          <table:table-cell table:formula="of:=[.N160]/[.I160]" office:value-type="float" office:value="0.812277855250012" calcext:value-type="float">
            <text:p>0.8122778553</text:p>
          </table:table-cell>
          <table:table-cell table:formula="of:=[.I160]/[.K160]" office:value-type="float" office:value="103.221499503476" calcext:value-type="float">
            <text:p>103.2214995035</text:p>
          </table:table-cell>
          <table:table-cell office:value-type="float" office:value="88" calcext:value-type="float">
            <text:p>88</text:p>
          </table:table-cell>
          <table:table-cell table:formula="of:=[.N160]/[.K160]" office:value-type="float" office:value="83.8445382323734" calcext:value-type="float">
            <text:p>83.8445382324</text:p>
          </table:table-cell>
          <table:table-cell table:formula="of:=[.I160]/[.M160]" office:value-type="float" office:value="89.6842536669543" calcext:value-type="float">
            <text:p>89.684253667</text:p>
          </table:table-cell>
          <table:table-cell table:formula="of:=[.I160]/SUM([.$I$2:.$I$198])" office:value-type="float" office:value="0.00026782341598118" calcext:value-type="float">
            <text:p>0.0002678234</text:p>
          </table:table-cell>
          <table:table-cell table:formula="of:=[.K160]/SUM([.$K$2:.$K$198])" office:value-type="float" office:value="0.000155775058035141" calcext:value-type="float">
            <text:p>0.0001557751</text:p>
          </table:table-cell>
          <table:table-cell table:formula="of:=([.U160]-[.V160])" office:value-type="float" office:value="0.00011204835794604" calcext:value-type="float">
            <text:p>0.00011204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olomon Is.</text:p>
          </table:table-cell>
          <table:table-cell table:number-columns-repeated="4"/>
          <table:table-cell office:value-type="string" calcext:value-type="string">
            <text:p>Honiara</text:p>
          </table:table-cell>
          <table:table-cell/>
          <table:table-cell table:formula="of:=INDEX([Population.$B$2:.$B$264];MATCH([.A161];[Population.$A$2:.$A$264];0))" office:value-type="float" office:value="683301" calcext:value-type="float">
            <text:p>683301</text:p>
          </table:table-cell>
          <table:table-cell table:formula="of:=INDEX([Population.$C$2:.$C$264];MATCH([.A161];[Population.$A$2:.$A$264];0))" office:value-type="float" office:value="168" calcext:value-type="float">
            <text:p>168</text:p>
          </table:table-cell>
          <table:table-cell table:formula="of:=INDEX([Population.$G$2:.$G$264];MATCH([.A161];[Population.$A$2:.$A$264];0))" office:value-type="float" office:value="27990" calcext:value-type="float">
            <text:p>27990</text:p>
          </table:table-cell>
          <table:table-cell table:formula="of:=INDEX([Population.$H$2:.$H$264];MATCH([.A161];[Population.$A$2:.$A$264];0))" office:value-type="float" office:value="144" calcext:value-type="float">
            <text:p>144</text:p>
          </table:table-cell>
          <table:table-cell table:formula="of:=INDEX([Population.$G$2:.$G$264];MATCH([.J161];[Population.$H$2:.$H$264];0))" office:value-type="float" office:value="10010" calcext:value-type="float">
            <text:p>10010</text:p>
          </table:table-cell>
          <table:table-cell table:formula="of:=INDEX([Population.$B$2:.$B$264];MATCH([.L161];[Population.$C$2:.$C$264];0))" office:value-type="float" office:value="2531290" calcext:value-type="float">
            <text:p>2531290</text:p>
          </table:table-cell>
          <table:table-cell table:formula="of:=[.M161]/[.K161]" office:value-type="float" office:value="0.35762772418721" calcext:value-type="float">
            <text:p>0.3576277242</text:p>
          </table:table-cell>
          <table:table-cell table:formula="of:=[.N161]/[.I161]" office:value-type="float" office:value="3.70450211546595" calcext:value-type="float">
            <text:p>3.7045021155</text:p>
          </table:table-cell>
          <table:table-cell table:formula="of:=[.I161]/[.K161]" office:value-type="float" office:value="24.4123258306538" calcext:value-type="float">
            <text:p>24.4123258307</text:p>
          </table:table-cell>
          <table:table-cell office:value-type="float" office:value="164" calcext:value-type="float">
            <text:p>164</text:p>
          </table:table-cell>
          <table:table-cell table:formula="of:=[.N161]/[.K161]" office:value-type="float" office:value="90.4355126831011" calcext:value-type="float">
            <text:p>90.4355126831</text:p>
          </table:table-cell>
          <table:table-cell table:formula="of:=[.I161]/[.M161]" office:value-type="float" office:value="68.2618381618382" calcext:value-type="float">
            <text:p>68.2618381618</text:p>
          </table:table-cell>
          <table:table-cell table:formula="of:=[.I161]/SUM([.$I$2:.$I$198])" office:value-type="float" office:value="0.000088030054612725" calcext:value-type="float">
            <text:p>8.8030054612725E-05</text:p>
          </table:table-cell>
          <table:table-cell table:formula="of:=[.K161]/SUM([.$K$2:.$K$198])" office:value-type="float" office:value="0.00021649175145996" calcext:value-type="float">
            <text:p>0.0002164918</text:p>
          </table:table-cell>
          <table:table-cell table:formula="of:=([.U161]-[.V161])" office:value-type="float" office:value="-0.000128461696847235" calcext:value-type="float">
            <text:p>-0.00012846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Somalia</text:p>
          </table:table-cell>
          <table:table-cell table:number-columns-repeated="4"/>
          <table:table-cell office:value-type="string" calcext:value-type="string">
            <text:p>Mogadishu</text:p>
          </table:table-cell>
          <table:table-cell/>
          <table:table-cell table:formula="of:=INDEX([Population.$B$2:.$B$264];MATCH([.A162];[Population.$A$2:.$A$264];0))" office:value-type="float" office:value="15798020" calcext:value-type="float">
            <text:p>15798020</text:p>
          </table:table-cell>
          <table:table-cell table:formula="of:=INDEX([Population.$C$2:.$C$264];MATCH([.A162];[Population.$A$2:.$A$264];0))" office:value-type="float" office:value="73" calcext:value-type="float">
            <text:p>73</text:p>
          </table:table-cell>
          <table:table-cell table:formula="of:=INDEX([Population.$G$2:.$G$264];MATCH([.A162];[Population.$A$2:.$A$264];0))" office:value-type="float" office:value="627340" calcext:value-type="float">
            <text:p>627340</text:p>
          </table:table-cell>
          <table:table-cell table:formula="of:=INDEX([Population.$H$2:.$H$264];MATCH([.A162];[Population.$A$2:.$A$264];0))" office:value-type="float" office:value="41" calcext:value-type="float">
            <text:p>41</text:p>
          </table:table-cell>
          <table:table-cell table:formula="of:=INDEX([Population.$G$2:.$G$264];MATCH([.J162];[Population.$H$2:.$H$264];0))" office:value-type="float" office:value="294140" calcext:value-type="float">
            <text:p>294140</text:p>
          </table:table-cell>
          <table:table-cell table:formula="of:=INDEX([Population.$B$2:.$B$264];MATCH([.L162];[Population.$C$2:.$C$264];0))" office:value-type="float" office:value="34701377" calcext:value-type="float">
            <text:p>34701377</text:p>
          </table:table-cell>
          <table:table-cell table:formula="of:=[.M162]/[.K162]" office:value-type="float" office:value="0.468868556125865" calcext:value-type="float">
            <text:p>0.4688685561</text:p>
          </table:table-cell>
          <table:table-cell table:formula="of:=[.N162]/[.I162]" office:value-type="float" office:value="2.19656494927845" calcext:value-type="float">
            <text:p>2.1965649493</text:p>
          </table:table-cell>
          <table:table-cell table:formula="of:=[.I162]/[.K162]" office:value-type="float" office:value="25.1825485382727" calcext:value-type="float">
            <text:p>25.1825485383</text:p>
          </table:table-cell>
          <table:table-cell office:value-type="float" office:value="159" calcext:value-type="float">
            <text:p>159</text:p>
          </table:table-cell>
          <table:table-cell table:formula="of:=[.N162]/[.K162]" office:value-type="float" office:value="55.3151034526732" calcext:value-type="float">
            <text:p>55.3151034527</text:p>
          </table:table-cell>
          <table:table-cell table:formula="of:=[.I162]/[.M162]" office:value-type="float" office:value="53.7091861018563" calcext:value-type="float">
            <text:p>53.7091861019</text:p>
          </table:table-cell>
          <table:table-cell table:formula="of:=[.I162]/SUM([.$I$2:.$I$198])" office:value-type="float" office:value="0.00203526785907371" calcext:value-type="float">
            <text:p>0.0020352679</text:p>
          </table:table-cell>
          <table:table-cell table:formula="of:=[.K162]/SUM([.$K$2:.$K$198])" office:value-type="float" office:value="0.00485223063097146" calcext:value-type="float">
            <text:p>0.0048522306</text:p>
          </table:table-cell>
          <table:table-cell table:formula="of:=([.U162]-[.V162])" office:value-type="float" office:value="-0.00281696277189775" calcext:value-type="float">
            <text:p>-0.00281696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string" calcext:value-type="string">
            <text:p>South Africa</text:p>
          </table:table-cell>
          <table:table-cell table:number-columns-repeated="4"/>
          <table:table-cell office:value-type="string" calcext:value-type="string">
            <text:p>Cape Town/Bloemfontein/Pretoria</text:p>
          </table:table-cell>
          <table:table-cell/>
          <table:table-cell table:formula="of:=INDEX([Population.$B$2:.$B$264];MATCH([.A163];[Population.$A$2:.$A$264];0))" office:value-type="float" office:value="59154802" calcext:value-type="float">
            <text:p>59154802</text:p>
          </table:table-cell>
          <table:table-cell table:formula="of:=INDEX([Population.$C$2:.$C$264];MATCH([.A163];[Population.$A$2:.$A$264];0))" office:value-type="float" office:value="25" calcext:value-type="float">
            <text:p>25</text:p>
          </table:table-cell>
          <table:table-cell table:formula="of:=INDEX([Population.$G$2:.$G$264];MATCH([.A163];[Population.$A$2:.$A$264];0))" office:value-type="float" office:value="1213090" calcext:value-type="float">
            <text:p>1213090</text:p>
          </table:table-cell>
          <table:table-cell table:formula="of:=INDEX([Population.$H$2:.$H$264];MATCH([.A163];[Population.$A$2:.$A$264];0))" office:value-type="float" office:value="24" calcext:value-type="float">
            <text:p>24</text:p>
          </table:table-cell>
          <table:table-cell table:formula="of:=INDEX([Population.$G$2:.$G$264];MATCH([.J163];[Population.$H$2:.$H$264];0))" office:value-type="float" office:value="1109500" calcext:value-type="float">
            <text:p>1109500</text:p>
          </table:table-cell>
          <table:table-cell table:formula="of:=INDEX([Population.$B$2:.$B$264];MATCH([.L163];[Population.$C$2:.$C$264];0))" office:value-type="float" office:value="59368313" calcext:value-type="float">
            <text:p>59368313</text:p>
          </table:table-cell>
          <table:table-cell table:formula="of:=[.M163]/[.K163]" office:value-type="float" office:value="0.914606500754272" calcext:value-type="float">
            <text:p>0.9146065008</text:p>
          </table:table-cell>
          <table:table-cell table:formula="of:=[.N163]/[.I163]" office:value-type="float" office:value="1.00360936040323" calcext:value-type="float">
            <text:p>1.0036093604</text:p>
          </table:table-cell>
          <table:table-cell table:formula="of:=[.I163]/[.K163]" office:value-type="float" office:value="48.7637372330165" calcext:value-type="float">
            <text:p>48.763737233</text:p>
          </table:table-cell>
          <table:table-cell office:value-type="float" office:value="136" calcext:value-type="float">
            <text:p>136</text:p>
          </table:table-cell>
          <table:table-cell table:formula="of:=[.N163]/[.K163]" office:value-type="float" office:value="48.9397431352991" calcext:value-type="float">
            <text:p>48.9397431353</text:p>
          </table:table-cell>
          <table:table-cell table:formula="of:=[.I163]/[.M163]" office:value-type="float" office:value="53.3166309148265" calcext:value-type="float">
            <text:p>53.3166309148</text:p>
          </table:table-cell>
          <table:table-cell table:formula="of:=[.I163]/SUM([.$I$2:.$I$198])" office:value-type="float" office:value="0.00762094662625246" calcext:value-type="float">
            <text:p>0.0076209466</text:p>
          </table:table-cell>
          <table:table-cell table:formula="of:=[.K163]/SUM([.$K$2:.$K$198])" office:value-type="float" office:value="0.00938277880595078" calcext:value-type="float">
            <text:p>0.0093827788</text:p>
          </table:table-cell>
          <table:table-cell table:formula="of:=([.U163]-[.V163])" office:value-type="float" office:value="-0.00176183217969832" calcext:value-type="float">
            <text:p>-0.001761832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South Korea</text:p>
          </table:table-cell>
          <table:table-cell table:number-columns-repeated="2" office:value-type="string" calcext:value-type="string">
            <text:p>Korean</text:p>
          </table:table-cell>
          <table:table-cell table:number-columns-repeated="2"/>
          <table:table-cell office:value-type="string" calcext:value-type="string">
            <text:p>Seoul</text:p>
          </table:table-cell>
          <table:table-cell/>
          <table:table-cell table:formula="of:=INDEX([Population.$B$2:.$B$264];MATCH([.A164];[Population.$A$2:.$A$264];0))" office:value-type="float" office:value="51260395" calcext:value-type="float">
            <text:p>51260395</text:p>
          </table:table-cell>
          <table:table-cell table:formula="of:=INDEX([Population.$C$2:.$C$264];MATCH([.A164];[Population.$A$2:.$A$264];0))" office:value-type="float" office:value="28" calcext:value-type="float">
            <text:p>28</text:p>
          </table:table-cell>
          <table:table-cell table:formula="of:=INDEX([Population.$G$2:.$G$264];MATCH([.A164];[Population.$A$2:.$A$264];0))" office:value-type="float" office:value="97230" calcext:value-type="float">
            <text:p>97230</text:p>
          </table:table-cell>
          <table:table-cell table:formula="of:=INDEX([Population.$H$2:.$H$264];MATCH([.A164];[Population.$A$2:.$A$264];0))" office:value-type="float" office:value="107" calcext:value-type="float">
            <text:p>107</text:p>
          </table:table-cell>
          <table:table-cell table:formula="of:=INDEX([Population.$G$2:.$G$264];MATCH([.J164];[Population.$H$2:.$H$264];0))" office:value-type="float" office:value="1000000" calcext:value-type="float">
            <text:p>1000000</text:p>
          </table:table-cell>
          <table:table-cell table:formula="of:=INDEX([Population.$B$2:.$B$264];MATCH([.L164];[Population.$C$2:.$C$264];0))" office:value-type="float" office:value="6958627" calcext:value-type="float">
            <text:p>6958627</text:p>
          </table:table-cell>
          <table:table-cell table:formula="of:=[.M164]/[.K164]" office:value-type="float" office:value="10.2848914943947" calcext:value-type="float">
            <text:p>10.2848914944</text:p>
          </table:table-cell>
          <table:table-cell table:formula="of:=[.N164]/[.I164]" office:value-type="float" office:value="0.135750553619417" calcext:value-type="float">
            <text:p>0.1357505536</text:p>
          </table:table-cell>
          <table:table-cell table:formula="of:=[.I164]/[.K164]" office:value-type="float" office:value="527.207600534814" calcext:value-type="float">
            <text:p>527.2076005348</text:p>
          </table:table-cell>
          <table:table-cell office:value-type="float" office:value="15" calcext:value-type="float">
            <text:p>15</text:p>
          </table:table-cell>
          <table:table-cell table:formula="of:=[.N164]/[.K164]" office:value-type="float" office:value="71.5687236449655" calcext:value-type="float">
            <text:p>71.568723645</text:p>
          </table:table-cell>
          <table:table-cell table:formula="of:=[.I164]/[.M164]" office:value-type="float" office:value="51.260395" calcext:value-type="float">
            <text:p>51.260395</text:p>
          </table:table-cell>
          <table:table-cell table:formula="of:=[.I164]/SUM([.$I$2:.$I$198])" office:value-type="float" office:value="0.00660390570381114" calcext:value-type="float">
            <text:p>0.0066039057</text:p>
          </table:table-cell>
          <table:table-cell table:formula="of:=[.K164]/SUM([.$K$2:.$K$198])" office:value-type="float" office:value="0.000752036191298745" calcext:value-type="float">
            <text:p>0.0007520362</text:p>
          </table:table-cell>
          <table:table-cell table:formula="of:=([.U164]-[.V164])" office:value-type="float" office:value="0.00585186951251239" calcext:value-type="float">
            <text:p>0.00585186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. Sudan</text:p>
          </table:table-cell>
          <table:table-cell table:number-columns-repeated="4"/>
          <table:table-cell office:value-type="string" calcext:value-type="string">
            <text:p>Juba</text:p>
          </table:table-cell>
          <table:table-cell/>
          <table:table-cell table:formula="of:=INDEX([Population.$B$2:.$B$264];MATCH([.A165];[Population.$A$2:.$A$264];0))" office:value-type="float" office:value="11166783" calcext:value-type="float">
            <text:p>11166783</text:p>
          </table:table-cell>
          <table:table-cell table:formula="of:=INDEX([Population.$C$2:.$C$264];MATCH([.A165];[Population.$A$2:.$A$264];0))" office:value-type="float" office:value="84" calcext:value-type="float">
            <text:p>84</text:p>
          </table:table-cell>
          <table:table-cell table:formula="of:=INDEX([Population.$G$2:.$G$264];MATCH([.A165];[Population.$A$2:.$A$264];0))" office:value-type="float" office:value="610952" calcext:value-type="float">
            <text:p>610952</text:p>
          </table:table-cell>
          <table:table-cell table:formula="of:=INDEX([Population.$H$2:.$H$264];MATCH([.A165];[Population.$A$2:.$A$264];0))" office:value-type="float" office:value="43" calcext:value-type="float">
            <text:p>43</text:p>
          </table:table-cell>
          <table:table-cell table:formula="of:=INDEX([Population.$G$2:.$G$264];MATCH([.J165];[Population.$H$2:.$H$264];0))" office:value-type="float" office:value="202910" calcext:value-type="float">
            <text:p>202910</text:p>
          </table:table-cell>
          <table:table-cell table:formula="of:=INDEX([Population.$B$2:.$B$264];MATCH([.L165];[Population.$C$2:.$C$264];0))" office:value-type="float" office:value="32876986" calcext:value-type="float">
            <text:p>32876986</text:p>
          </table:table-cell>
          <table:table-cell table:formula="of:=[.M165]/[.K165]" office:value-type="float" office:value="0.332121017690424" calcext:value-type="float">
            <text:p>0.3321210177</text:p>
          </table:table-cell>
          <table:table-cell table:formula="of:=[.N165]/[.I165]" office:value-type="float" office:value="2.9441770293199" calcext:value-type="float">
            <text:p>2.9441770293</text:p>
          </table:table-cell>
          <table:table-cell table:formula="of:=[.I165]/[.K165]" office:value-type="float" office:value="18.2776764786759" calcext:value-type="float">
            <text:p>18.2776764787</text:p>
          </table:table-cell>
          <table:table-cell office:value-type="float" office:value="171" calcext:value-type="float">
            <text:p>171</text:p>
          </table:table-cell>
          <table:table-cell table:formula="of:=[.N165]/[.K165]" office:value-type="float" office:value="53.8127152378583" calcext:value-type="float">
            <text:p>53.8127152379</text:p>
          </table:table-cell>
          <table:table-cell table:formula="of:=[.I165]/[.M165]" office:value-type="float" office:value="55.0331821990045" calcext:value-type="float">
            <text:p>55.033182199</text:p>
          </table:table-cell>
          <table:table-cell table:formula="of:=[.I165]/SUM([.$I$2:.$I$198])" office:value-type="float" office:value="0.00143862297485069" calcext:value-type="float">
            <text:p>0.001438623</text:p>
          </table:table-cell>
          <table:table-cell table:formula="of:=[.K165]/SUM([.$K$2:.$K$198])" office:value-type="float" office:value="0.00472547583201019" calcext:value-type="float">
            <text:p>0.0047254758</text:p>
          </table:table-cell>
          <table:table-cell table:formula="of:=([.U165]-[.V165])" office:value-type="float" office:value="-0.0032868528571595" calcext:value-type="float">
            <text:p>-0.003286852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adrid</text:p>
          </table:table-cell>
          <table:table-cell/>
          <table:table-cell table:formula="of:=INDEX([Population.$B$2:.$B$264];MATCH([.A166];[Population.$A$2:.$A$264];0))" office:value-type="float" office:value="46751175" calcext:value-type="float">
            <text:p>46751175</text:p>
          </table:table-cell>
          <table:table-cell table:formula="of:=INDEX([Population.$C$2:.$C$264];MATCH([.A166];[Population.$A$2:.$A$264];0))" office:value-type="float" office:value="30" calcext:value-type="float">
            <text:p>30</text:p>
          </table:table-cell>
          <table:table-cell table:formula="of:=INDEX([Population.$G$2:.$G$264];MATCH([.A166];[Population.$A$2:.$A$264];0))" office:value-type="float" office:value="498800" calcext:value-type="float">
            <text:p>498800</text:p>
          </table:table-cell>
          <table:table-cell table:formula="of:=INDEX([Population.$H$2:.$H$264];MATCH([.A166];[Population.$A$2:.$A$264];0))" office:value-type="float" office:value="51" calcext:value-type="float">
            <text:p>51</text:p>
          </table:table-cell>
          <table:table-cell table:formula="of:=INDEX([Population.$G$2:.$G$264];MATCH([.J166];[Population.$H$2:.$H$264];0))" office:value-type="float" office:value="910770" calcext:value-type="float">
            <text:p>910770</text:p>
          </table:table-cell>
          <table:table-cell table:formula="of:=INDEX([Population.$B$2:.$B$264];MATCH([.L166];[Population.$C$2:.$C$264];0))" office:value-type="float" office:value="27539106" calcext:value-type="float">
            <text:p>27539106</text:p>
          </table:table-cell>
          <table:table-cell table:formula="of:=[.M166]/[.K166]" office:value-type="float" office:value="1.82592221331195" calcext:value-type="float">
            <text:p>1.8259222133</text:p>
          </table:table-cell>
          <table:table-cell table:formula="of:=[.N166]/[.I166]" office:value-type="float" office:value="0.5890569809208" calcext:value-type="float">
            <text:p>0.5890569809</text:p>
          </table:table-cell>
          <table:table-cell table:formula="of:=[.I166]/[.K166]" office:value-type="float" office:value="93.7272955092221" calcext:value-type="float">
            <text:p>93.7272955092</text:p>
          </table:table-cell>
          <table:table-cell office:value-type="float" office:value="96" calcext:value-type="float">
            <text:p>96</text:p>
          </table:table-cell>
          <table:table-cell table:formula="of:=[.N166]/[.K166]" office:value-type="float" office:value="55.2107177225341" calcext:value-type="float">
            <text:p>55.2107177225</text:p>
          </table:table-cell>
          <table:table-cell table:formula="of:=[.I166]/[.M166]" office:value-type="float" office:value="51.3314832504364" calcext:value-type="float">
            <text:p>51.3314832504</text:p>
          </table:table-cell>
          <table:table-cell table:formula="of:=[.I166]/SUM([.$I$2:.$I$198])" office:value-type="float" office:value="0.00602298033876588" calcext:value-type="float">
            <text:p>0.0060229803</text:p>
          </table:table-cell>
          <table:table-cell table:formula="of:=[.K166]/SUM([.$K$2:.$K$198])" office:value-type="float" office:value="0.0038580237809299" calcext:value-type="float">
            <text:p>0.0038580238</text:p>
          </table:table-cell>
          <table:table-cell table:formula="of:=([.U166]-[.V166])" office:value-type="float" office:value="0.00216495655783598" calcext:value-type="float">
            <text:p>0.00216495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number-columns-repeated="4"/>
          <table:table-cell office:value-type="string" calcext:value-type="string">
            <text:p>Sri Jayawardenepura Kotte</text:p>
          </table:table-cell>
          <table:table-cell/>
          <table:table-cell table:formula="of:=INDEX([Population.$B$2:.$B$264];MATCH([.A167];[Population.$A$2:.$A$264];0))" office:value-type="float" office:value="21395196" calcext:value-type="float">
            <text:p>21395196</text:p>
          </table:table-cell>
          <table:table-cell table:formula="of:=INDEX([Population.$C$2:.$C$264];MATCH([.A167];[Population.$A$2:.$A$264];0))" office:value-type="float" office:value="58" calcext:value-type="float">
            <text:p>58</text:p>
          </table:table-cell>
          <table:table-cell table:formula="of:=INDEX([Population.$G$2:.$G$264];MATCH([.A167];[Population.$A$2:.$A$264];0))" office:value-type="float" office:value="62710" calcext:value-type="float">
            <text:p>62710</text:p>
          </table:table-cell>
          <table:table-cell table:formula="of:=INDEX([Population.$H$2:.$H$264];MATCH([.A167];[Population.$A$2:.$A$264];0))" office:value-type="float" office:value="123" calcext:value-type="float">
            <text:p>123</text:p>
          </table:table-cell>
          <table:table-cell table:formula="of:=INDEX([Population.$G$2:.$G$264];MATCH([.J167];[Population.$H$2:.$H$264];0))" office:value-type="float" office:value="410450" calcext:value-type="float">
            <text:p>410450</text:p>
          </table:table-cell>
          <table:table-cell table:formula="of:=INDEX([Population.$B$2:.$B$264];MATCH([.L167];[Population.$C$2:.$C$264];0))" office:value-type="float" office:value="5051953" calcext:value-type="float">
            <text:p>5051953</text:p>
          </table:table-cell>
          <table:table-cell table:formula="of:=[.M167]/[.K167]" office:value-type="float" office:value="6.54520810078138" calcext:value-type="float">
            <text:p>6.5452081008</text:p>
          </table:table-cell>
          <table:table-cell table:formula="of:=[.N167]/[.I167]" office:value-type="float" office:value="0.236125576975317" calcext:value-type="float">
            <text:p>0.236125577</text:p>
          </table:table-cell>
          <table:table-cell table:formula="of:=[.I167]/[.K167]" office:value-type="float" office:value="341.176782012438" calcext:value-type="float">
            <text:p>341.1767820124</text:p>
          </table:table-cell>
          <table:table-cell office:value-type="float" office:value="27" calcext:value-type="float">
            <text:p>27</text:p>
          </table:table-cell>
          <table:table-cell table:formula="of:=[.N167]/[.K167]" office:value-type="float" office:value="80.560564503269" calcext:value-type="float">
            <text:p>80.5605645033</text:p>
          </table:table-cell>
          <table:table-cell table:formula="of:=[.I167]/[.M167]" office:value-type="float" office:value="52.1261932025825" calcext:value-type="float">
            <text:p>52.1261932026</text:p>
          </table:table-cell>
          <table:table-cell table:formula="of:=[.I167]/SUM([.$I$2:.$I$198])" office:value-type="float" office:value="0.00275635521143677" calcext:value-type="float">
            <text:p>0.0027563552</text:p>
          </table:table-cell>
          <table:table-cell table:formula="of:=[.K167]/SUM([.$K$2:.$K$198])" office:value-type="float" office:value="0.000485037432442089" calcext:value-type="float">
            <text:p>0.0004850374</text:p>
          </table:table-cell>
          <table:table-cell table:formula="of:=([.U167]-[.V167])" office:value-type="float" office:value="0.00227131777899468" calcext:value-type="float">
            <text:p>0.0022713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Sudan</text:p>
          </table:table-cell>
          <table:table-cell table:number-columns-repeated="4"/>
          <table:table-cell office:value-type="string" calcext:value-type="string">
            <text:p>Khartoum</text:p>
          </table:table-cell>
          <table:table-cell/>
          <table:table-cell table:formula="of:=INDEX([Population.$B$2:.$B$264];MATCH([.A168];[Population.$A$2:.$A$264];0))" office:value-type="float" office:value="43632213" calcext:value-type="float">
            <text:p>43632213</text:p>
          </table:table-cell>
          <table:table-cell table:formula="of:=INDEX([Population.$C$2:.$C$264];MATCH([.A168];[Population.$A$2:.$A$264];0))" office:value-type="float" office:value="35" calcext:value-type="float">
            <text:p>35</text:p>
          </table:table-cell>
          <table:table-cell table:formula="of:=INDEX([Population.$G$2:.$G$264];MATCH([.A168];[Population.$A$2:.$A$264];0))" office:value-type="float" office:value="1765048" calcext:value-type="float">
            <text:p>1765048</text:p>
          </table:table-cell>
          <table:table-cell table:formula="of:=INDEX([Population.$H$2:.$H$264];MATCH([.A168];[Population.$A$2:.$A$264];0))" office:value-type="float" office:value="15" calcext:value-type="float">
            <text:p>15</text:p>
          </table:table-cell>
          <table:table-cell table:formula="of:=INDEX([Population.$G$2:.$G$264];MATCH([.J168];[Population.$H$2:.$H$264];0))" office:value-type="float" office:value="770880" calcext:value-type="float">
            <text:p>770880</text:p>
          </table:table-cell>
          <table:table-cell table:formula="of:=INDEX([Population.$B$2:.$B$264];MATCH([.L168];[Population.$C$2:.$C$264];0))" office:value-type="float" office:value="97160127" calcext:value-type="float">
            <text:p>97160127</text:p>
          </table:table-cell>
          <table:table-cell table:formula="of:=[.M168]/[.K168]" office:value-type="float" office:value="0.436747329251103" calcext:value-type="float">
            <text:p>0.4367473293</text:p>
          </table:table-cell>
          <table:table-cell table:formula="of:=[.N168]/[.I168]" office:value-type="float" office:value="2.2267980539974" calcext:value-type="float">
            <text:p>2.226798054</text:p>
          </table:table-cell>
          <table:table-cell table:formula="of:=[.I168]/[.K168]" office:value-type="float" office:value="24.7201282911286" calcext:value-type="float">
            <text:p>24.7201282911</text:p>
          </table:table-cell>
          <table:table-cell office:value-type="float" office:value="161" calcext:value-type="float">
            <text:p>161</text:p>
          </table:table-cell>
          <table:table-cell table:formula="of:=[.N168]/[.K168]" office:value-type="float" office:value="55.0467335732513" calcext:value-type="float">
            <text:p>55.0467335733</text:p>
          </table:table-cell>
          <table:table-cell table:formula="of:=[.I168]/[.M168]" office:value-type="float" office:value="56.600525373599" calcext:value-type="float">
            <text:p>56.6005253736</text:p>
          </table:table-cell>
          <table:table-cell table:formula="of:=[.I168]/SUM([.$I$2:.$I$198])" office:value-type="float" office:value="0.00562116269881655" calcext:value-type="float">
            <text:p>0.0056211627</text:p>
          </table:table-cell>
          <table:table-cell table:formula="of:=[.K168]/SUM([.$K$2:.$K$198])" office:value-type="float" office:value="0.0136519590186102" calcext:value-type="float">
            <text:p>0.013651959</text:p>
          </table:table-cell>
          <table:table-cell table:formula="of:=([.U168]-[.V168])" office:value-type="float" office:value="-0.00803079631979362" calcext:value-type="float">
            <text:p>-0.008030796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number-columns-repeated="4"/>
          <table:table-cell office:value-type="string" calcext:value-type="string">
            <text:p>Paramaribo</text:p>
          </table:table-cell>
          <table:table-cell/>
          <table:table-cell table:formula="of:=INDEX([Population.$B$2:.$B$264];MATCH([.A169];[Population.$A$2:.$A$264];0))" office:value-type="float" office:value="585561" calcext:value-type="float">
            <text:p>585561</text:p>
          </table:table-cell>
          <table:table-cell table:formula="of:=INDEX([Population.$C$2:.$C$264];MATCH([.A169];[Population.$A$2:.$A$264];0))" office:value-type="float" office:value="173" calcext:value-type="float">
            <text:p>173</text:p>
          </table:table-cell>
          <table:table-cell table:formula="of:=INDEX([Population.$G$2:.$G$264];MATCH([.A169];[Population.$A$2:.$A$264];0))" office:value-type="float" office:value="156000" calcext:value-type="float">
            <text:p>156000</text:p>
          </table:table-cell>
          <table:table-cell table:formula="of:=INDEX([Population.$H$2:.$H$264];MATCH([.A169];[Population.$A$2:.$A$264];0))" office:value-type="float" office:value="92" calcext:value-type="float">
            <text:p>92</text:p>
          </table:table-cell>
          <table:table-cell table:formula="of:=INDEX([Population.$G$2:.$G$264];MATCH([.J169];[Population.$H$2:.$H$264];0))" office:value-type="float" office:value="5270" calcext:value-type="float">
            <text:p>5270</text:p>
          </table:table-cell>
          <table:table-cell table:formula="of:=INDEX([Population.$B$2:.$B$264];MATCH([.L169];[Population.$C$2:.$C$264];0))" office:value-type="float" office:value="9871892" calcext:value-type="float">
            <text:p>9871892</text:p>
          </table:table-cell>
          <table:table-cell table:formula="of:=[.M169]/[.K169]" office:value-type="float" office:value="0.0337820512820513" calcext:value-type="float">
            <text:p>0.0337820513</text:p>
          </table:table-cell>
          <table:table-cell table:formula="of:=[.N169]/[.I169]" office:value-type="float" office:value="16.8588618435996" calcext:value-type="float">
            <text:p>16.8588618436</text:p>
          </table:table-cell>
          <table:table-cell table:formula="of:=[.I169]/[.K169]" office:value-type="float" office:value="3.75359615384615" calcext:value-type="float">
            <text:p>3.7535961538</text:p>
          </table:table-cell>
          <table:table-cell office:value-type="float" office:value="193" calcext:value-type="float">
            <text:p>193</text:p>
          </table:table-cell>
          <table:table-cell table:formula="of:=[.N169]/[.K169]" office:value-type="float" office:value="63.281358974359" calcext:value-type="float">
            <text:p>63.2813589744</text:p>
          </table:table-cell>
          <table:table-cell table:formula="of:=[.I169]/[.M169]" office:value-type="float" office:value="111.112144212524" calcext:value-type="float">
            <text:p>111.1121442125</text:p>
          </table:table-cell>
          <table:table-cell table:formula="of:=[.I169]/SUM([.$I$2:.$I$198])" office:value-type="float" office:value="0.0000754381550869703" calcext:value-type="float">
            <text:p>7.54381550869703E-05</text:p>
          </table:table-cell>
          <table:table-cell table:formula="of:=[.K169]/SUM([.$K$2:.$K$198])" office:value-type="float" office:value="0.00120659925786901" calcext:value-type="float">
            <text:p>0.0012065993</text:p>
          </table:table-cell>
          <table:table-cell table:formula="of:=([.U169]-[.V169])" office:value-type="float" office:value="-0.00113116110278204" calcext:value-type="float">
            <text:p>-0.00113116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Stockholm</text:p>
          </table:table-cell>
          <table:table-cell/>
          <table:table-cell table:formula="of:=INDEX([Population.$B$2:.$B$264];MATCH([.A170];[Population.$A$2:.$A$264];0))" office:value-type="float" office:value="10086531" calcext:value-type="float">
            <text:p>10086531</text:p>
          </table:table-cell>
          <table:table-cell table:formula="of:=INDEX([Population.$C$2:.$C$264];MATCH([.A170];[Population.$A$2:.$A$264];0))" office:value-type="float" office:value="91" calcext:value-type="float">
            <text:p>91</text:p>
          </table:table-cell>
          <table:table-cell table:formula="of:=INDEX([Population.$G$2:.$G$264];MATCH([.A170];[Population.$A$2:.$A$264];0))" office:value-type="float" office:value="410340" calcext:value-type="float">
            <text:p>410340</text:p>
          </table:table-cell>
          <table:table-cell table:formula="of:=INDEX([Population.$H$2:.$H$264];MATCH([.A170];[Population.$A$2:.$A$264];0))" office:value-type="float" office:value="59" calcext:value-type="float">
            <text:p>59</text:p>
          </table:table-cell>
          <table:table-cell table:formula="of:=INDEX([Population.$G$2:.$G$264];MATCH([.J170];[Population.$H$2:.$H$264];0))" office:value-type="float" office:value="175020" calcext:value-type="float">
            <text:p>175020</text:p>
          </table:table-cell>
          <table:table-cell table:formula="of:=INDEX([Population.$B$2:.$B$264];MATCH([.L170];[Population.$C$2:.$C$264];0))" office:value-type="float" office:value="20780371" calcext:value-type="float">
            <text:p>20780371</text:p>
          </table:table-cell>
          <table:table-cell table:formula="of:=[.M170]/[.K170]" office:value-type="float" office:value="0.426524345664571" calcext:value-type="float">
            <text:p>0.4265243457</text:p>
          </table:table-cell>
          <table:table-cell table:formula="of:=[.N170]/[.I170]" office:value-type="float" office:value="2.06020989773392" calcext:value-type="float">
            <text:p>2.0602098977</text:p>
          </table:table-cell>
          <table:table-cell table:formula="of:=[.I170]/[.K170]" office:value-type="float" office:value="24.5809109518935" calcext:value-type="float">
            <text:p>24.5809109519</text:p>
          </table:table-cell>
          <table:table-cell office:value-type="float" office:value="163" calcext:value-type="float">
            <text:p>163</text:p>
          </table:table-cell>
          <table:table-cell table:formula="of:=[.N170]/[.K170]" office:value-type="float" office:value="50.6418360384072" calcext:value-type="float">
            <text:p>50.6418360384</text:p>
          </table:table-cell>
          <table:table-cell table:formula="of:=[.I170]/[.M170]" office:value-type="float" office:value="57.6307336304422" calcext:value-type="float">
            <text:p>57.6307336304</text:p>
          </table:table-cell>
          <table:table-cell table:formula="of:=[.I170]/SUM([.$I$2:.$I$198])" office:value-type="float" office:value="0.00129945349821374" calcext:value-type="float">
            <text:p>0.0012994535</text:p>
          </table:table-cell>
          <table:table-cell table:formula="of:=[.K170]/SUM([.$K$2:.$K$198])" office:value-type="float" office:value="0.00317382012483315" calcext:value-type="float">
            <text:p>0.0031738201</text:p>
          </table:table-cell>
          <table:table-cell table:formula="of:=([.U170]-[.V170])" office:value-type="float" office:value="-0.00187436662661941" calcext:value-type="float">
            <text:p>-0.00187436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Switzerland</text:p>
          </table:table-cell>
          <table:table-cell table:number-columns-repeated="4"/>
          <table:table-cell office:value-type="string" calcext:value-type="string">
            <text:p>Bern</text:p>
          </table:table-cell>
          <table:table-cell/>
          <table:table-cell table:formula="of:=INDEX([Population.$B$2:.$B$264];MATCH([.A171];[Population.$A$2:.$A$264];0))" office:value-type="float" office:value="8641786" calcext:value-type="float">
            <text:p>8641786</text:p>
          </table:table-cell>
          <table:table-cell table:formula="of:=INDEX([Population.$C$2:.$C$264];MATCH([.A171];[Population.$A$2:.$A$264];0))" office:value-type="float" office:value="99" calcext:value-type="float">
            <text:p>99</text:p>
          </table:table-cell>
          <table:table-cell table:formula="of:=INDEX([Population.$G$2:.$G$264];MATCH([.A171];[Population.$A$2:.$A$264];0))" office:value-type="float" office:value="39516" calcext:value-type="float">
            <text:p>39516</text:p>
          </table:table-cell>
          <table:table-cell table:formula="of:=INDEX([Population.$H$2:.$H$264];MATCH([.A171];[Population.$A$2:.$A$264];0))" office:value-type="float" office:value="134" calcext:value-type="float">
            <text:p>134</text:p>
          </table:table-cell>
          <table:table-cell table:formula="of:=INDEX([Population.$G$2:.$G$264];MATCH([.J171];[Population.$H$2:.$H$264];0))" office:value-type="float" office:value="120340" calcext:value-type="float">
            <text:p>120340</text:p>
          </table:table-cell>
          <table:table-cell table:formula="of:=INDEX([Population.$B$2:.$B$264];MATCH([.L171];[Population.$C$2:.$C$264];0))" office:value-type="float" office:value="3536285" calcext:value-type="float">
            <text:p>3536285</text:p>
          </table:table-cell>
          <table:table-cell table:formula="of:=[.M171]/[.K171]" office:value-type="float" office:value="3.04534871950602" calcext:value-type="float">
            <text:p>3.0453487195</text:p>
          </table:table-cell>
          <table:table-cell table:formula="of:=[.N171]/[.I171]" office:value-type="float" office:value="0.409207656843157" calcext:value-type="float">
            <text:p>0.4092076568</text:p>
          </table:table-cell>
          <table:table-cell table:formula="of:=[.I171]/[.K171]" office:value-type="float" office:value="218.690808786314" calcext:value-type="float">
            <text:p>218.6908087863</text:p>
          </table:table-cell>
          <table:table-cell office:value-type="float" office:value="49" calcext:value-type="float">
            <text:p>49</text:p>
          </table:table-cell>
          <table:table-cell table:formula="of:=[.N171]/[.K171]" office:value-type="float" office:value="89.4899534365826" calcext:value-type="float">
            <text:p>89.4899534366</text:p>
          </table:table-cell>
          <table:table-cell table:formula="of:=[.I171]/[.M171]" office:value-type="float" office:value="71.8114176499917" calcext:value-type="float">
            <text:p>71.81141765</text:p>
          </table:table-cell>
          <table:table-cell table:formula="of:=[.I171]/SUM([.$I$2:.$I$198])" office:value-type="float" office:value="0.00111332618206542" calcext:value-type="float">
            <text:p>0.0011133262</text:p>
          </table:table-cell>
          <table:table-cell table:formula="of:=[.K171]/SUM([.$K$2:.$K$198])" office:value-type="float" office:value="0.000305640873550974" calcext:value-type="float">
            <text:p>0.0003056409</text:p>
          </table:table-cell>
          <table:table-cell table:formula="of:=([.U171]-[.V171])" office:value-type="float" office:value="0.000807685308514444" calcext:value-type="float">
            <text:p>0.00080768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Syri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Damascus</text:p>
          </table:table-cell>
          <table:table-cell/>
          <table:table-cell table:formula="of:=INDEX([Population.$B$2:.$B$264];MATCH([.A172];[Population.$A$2:.$A$264];0))" office:value-type="float" office:value="17410293" calcext:value-type="float">
            <text:p>17410293</text:p>
          </table:table-cell>
          <table:table-cell table:formula="of:=INDEX([Population.$C$2:.$C$264];MATCH([.A172];[Population.$A$2:.$A$264];0))" office:value-type="float" office:value="68" calcext:value-type="float">
            <text:p>68</text:p>
          </table:table-cell>
          <table:table-cell table:formula="of:=INDEX([Population.$G$2:.$G$264];MATCH([.A172];[Population.$A$2:.$A$264];0))" office:value-type="float" office:value="183630" calcext:value-type="float">
            <text:p>183630</text:p>
          </table:table-cell>
          <table:table-cell table:formula="of:=INDEX([Population.$H$2:.$H$264];MATCH([.A172];[Population.$A$2:.$A$264];0))" office:value-type="float" office:value="89" calcext:value-type="float">
            <text:p>89</text:p>
          </table:table-cell>
          <table:table-cell table:formula="of:=INDEX([Population.$G$2:.$G$264];MATCH([.J172];[Population.$H$2:.$H$264];0))" office:value-type="float" office:value="310070" calcext:value-type="float">
            <text:p>310070</text:p>
          </table:table-cell>
          <table:table-cell table:formula="of:=INDEX([Population.$B$2:.$B$264];MATCH([.L172];[Population.$C$2:.$C$264];0))" office:value-type="float" office:value="10182442" calcext:value-type="float">
            <text:p>10182442</text:p>
          </table:table-cell>
          <table:table-cell table:formula="of:=[.M172]/[.K172]" office:value-type="float" office:value="1.68855851440396" calcext:value-type="float">
            <text:p>1.6885585144</text:p>
          </table:table-cell>
          <table:table-cell table:formula="of:=[.N172]/[.I172]" office:value-type="float" office:value="0.584851845974103" calcext:value-type="float">
            <text:p>0.584851846</text:p>
          </table:table-cell>
          <table:table-cell table:formula="of:=[.I172]/[.K172]" office:value-type="float" office:value="94.8118117954583" calcext:value-type="float">
            <text:p>94.8118117955</text:p>
          </table:table-cell>
          <table:table-cell office:value-type="float" office:value="93" calcext:value-type="float">
            <text:p>93</text:p>
          </table:table-cell>
          <table:table-cell table:formula="of:=[.N172]/[.K172]" office:value-type="float" office:value="55.450863148723" calcext:value-type="float">
            <text:p>55.4508631487</text:p>
          </table:table-cell>
          <table:table-cell table:formula="of:=[.I172]/[.M172]" office:value-type="float" office:value="56.1495565517464" calcext:value-type="float">
            <text:p>56.1495565517</text:p>
          </table:table-cell>
          <table:table-cell table:formula="of:=[.I172]/SUM([.$I$2:.$I$198])" office:value-type="float" office:value="0.00224297790229129" calcext:value-type="float">
            <text:p>0.0022429779</text:p>
          </table:table-cell>
          <table:table-cell table:formula="of:=[.K172]/SUM([.$K$2:.$K$198])" office:value-type="float" office:value="0.00142030654950312" calcext:value-type="float">
            <text:p>0.0014203065</text:p>
          </table:table-cell>
          <table:table-cell table:formula="of:=([.U172]-[.V172])" office:value-type="float" office:value="0.000822671352788172" calcext:value-type="float">
            <text:p>0.00082267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Taipei</text:p>
          </table:table-cell>
          <table:table-cell/>
          <table:table-cell table:formula="of:=INDEX([Population.$B$2:.$B$264];MATCH([.A173];[Population.$A$2:.$A$264];0))" office:value-type="float" office:value="23808164" calcext:value-type="float">
            <text:p>23808164</text:p>
          </table:table-cell>
          <table:table-cell table:formula="of:=INDEX([Population.$C$2:.$C$264];MATCH([.A173];[Population.$A$2:.$A$264];0))" office:value-type="float" office:value="57" calcext:value-type="float">
            <text:p>57</text:p>
          </table:table-cell>
          <table:table-cell table:formula="of:=INDEX([Population.$G$2:.$G$264];MATCH([.A173];[Population.$A$2:.$A$264];0))" office:value-type="float" office:value="35410" calcext:value-type="float">
            <text:p>35410</text:p>
          </table:table-cell>
          <table:table-cell table:formula="of:=INDEX([Population.$H$2:.$H$264];MATCH([.A173];[Population.$A$2:.$A$264];0))" office:value-type="float" office:value="136" calcext:value-type="float">
            <text:p>136</text:p>
          </table:table-cell>
          <table:table-cell table:formula="of:=INDEX([Population.$G$2:.$G$264];MATCH([.J173];[Population.$H$2:.$H$264];0))" office:value-type="float" office:value="425400" calcext:value-type="float">
            <text:p>425400</text:p>
          </table:table-cell>
          <table:table-cell table:formula="of:=INDEX([Population.$B$2:.$B$264];MATCH([.L173];[Population.$C$2:.$C$264];0))" office:value-type="float" office:value="3284806" calcext:value-type="float">
            <text:p>3284806</text:p>
          </table:table-cell>
          <table:table-cell table:formula="of:=[.M173]/[.K173]" office:value-type="float" office:value="12.0135554927986" calcext:value-type="float">
            <text:p>12.0135554928</text:p>
          </table:table-cell>
          <table:table-cell table:formula="of:=[.N173]/[.I173]" office:value-type="float" office:value="0.137969731727318" calcext:value-type="float">
            <text:p>0.1379697317</text:p>
          </table:table-cell>
          <table:table-cell table:formula="of:=[.I173]/[.K173]" office:value-type="float" office:value="672.357074272804" calcext:value-type="float">
            <text:p>672.3570742728</text:p>
          </table:table-cell>
          <table:table-cell office:value-type="float" office:value="9" calcext:value-type="float">
            <text:p>9</text:p>
          </table:table-cell>
          <table:table-cell table:formula="of:=[.N173]/[.K173]" office:value-type="float" office:value="92.7649251623835" calcext:value-type="float">
            <text:p>92.7649251624</text:p>
          </table:table-cell>
          <table:table-cell table:formula="of:=[.I173]/[.M173]" office:value-type="float" office:value="55.966535025858" calcext:value-type="float">
            <text:p>55.9665350259</text:p>
          </table:table-cell>
          <table:table-cell table:formula="of:=[.I173]/SUM([.$I$2:.$I$198])" office:value-type="float" office:value="0.00306721924473799" calcext:value-type="float">
            <text:p>0.0030672192</text:p>
          </table:table-cell>
          <table:table-cell table:formula="of:=[.K173]/SUM([.$K$2:.$K$198])" office:value-type="float" office:value="0.000273882562315011" calcext:value-type="float">
            <text:p>0.0002738826</text:p>
          </table:table-cell>
          <table:table-cell table:formula="of:=([.U173]-[.V173])" office:value-type="float" office:value="0.00279333668242298" calcext:value-type="float">
            <text:p>0.00279333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Tajikistan</text:p>
          </table:table-cell>
          <table:table-cell table:number-columns-repeated="4"/>
          <table:table-cell office:value-type="string" calcext:value-type="string">
            <text:p>Dushanbe</text:p>
          </table:table-cell>
          <table:table-cell/>
          <table:table-cell table:formula="of:=INDEX([Population.$B$2:.$B$264];MATCH([.A174];[Population.$A$2:.$A$264];0))" office:value-type="float" office:value="9492342" calcext:value-type="float">
            <text:p>9492342</text:p>
          </table:table-cell>
          <table:table-cell table:formula="of:=INDEX([Population.$C$2:.$C$264];MATCH([.A174];[Population.$A$2:.$A$264];0))" office:value-type="float" office:value="95" calcext:value-type="float">
            <text:p>95</text:p>
          </table:table-cell>
          <table:table-cell table:formula="of:=INDEX([Population.$G$2:.$G$264];MATCH([.A174];[Population.$A$2:.$A$264];0))" office:value-type="float" office:value="139960" calcext:value-type="float">
            <text:p>139960</text:p>
          </table:table-cell>
          <table:table-cell table:formula="of:=INDEX([Population.$H$2:.$H$264];MATCH([.A174];[Population.$A$2:.$A$264];0))" office:value-type="float" office:value="95" calcext:value-type="float">
            <text:p>95</text:p>
          </table:table-cell>
          <table:table-cell table:formula="of:=INDEX([Population.$G$2:.$G$264];MATCH([.J174];[Population.$H$2:.$H$264];0))" office:value-type="float" office:value="139960" calcext:value-type="float">
            <text:p>139960</text:p>
          </table:table-cell>
          <table:table-cell table:formula="of:=INDEX([Population.$B$2:.$B$264];MATCH([.L174];[Population.$C$2:.$C$264];0))" office:value-type="float" office:value="9492342" calcext:value-type="float">
            <text:p>9492342</text:p>
          </table:table-cell>
          <table:table-cell table:formula="of:=[.M174]/[.K174]" office:value-type="float" office:value="1" calcext:value-type="float">
            <text:p>1</text:p>
          </table:table-cell>
          <table:table-cell table:formula="of:=[.N174]/[.I174]" office:value-type="float" office:value="1" calcext:value-type="float">
            <text:p>1</text:p>
          </table:table-cell>
          <table:table-cell table:formula="of:=[.I174]/[.K174]" office:value-type="float" office:value="67.8218205201486" calcext:value-type="float">
            <text:p>67.8218205201</text:p>
          </table:table-cell>
          <table:table-cell office:value-type="float" office:value="119" calcext:value-type="float">
            <text:p>119</text:p>
          </table:table-cell>
          <table:table-cell table:formula="of:=[.N174]/[.K174]" office:value-type="float" office:value="67.8218205201486" calcext:value-type="float">
            <text:p>67.8218205201</text:p>
          </table:table-cell>
          <table:table-cell table:formula="of:=[.I174]/[.M174]" office:value-type="float" office:value="67.8218205201486" calcext:value-type="float">
            <text:p>67.8218205201</text:p>
          </table:table-cell>
          <table:table-cell table:formula="of:=[.I174]/SUM([.$I$2:.$I$198])" office:value-type="float" office:value="0.00122290379300288" calcext:value-type="float">
            <text:p>0.0012229038</text:p>
          </table:table-cell>
          <table:table-cell table:formula="of:=[.K174]/SUM([.$K$2:.$K$198])" office:value-type="float" office:value="0.00108253610340607" calcext:value-type="float">
            <text:p>0.0010825361</text:p>
          </table:table-cell>
          <table:table-cell table:formula="of:=([.U174]-[.V174])" office:value-type="float" office:value="0.000140367689596812" calcext:value-type="float">
            <text:p>0.00014036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Tanzania</text:p>
          </table:table-cell>
          <table:table-cell table:number-columns-repeated="4"/>
          <table:table-cell office:value-type="string" calcext:value-type="string">
            <text:p>Dodoma</text:p>
          </table:table-cell>
          <table:table-cell/>
          <table:table-cell table:formula="of:=INDEX([Population.$B$2:.$B$264];MATCH([.A175];[Population.$A$2:.$A$264];0))" office:value-type="float" office:value="59368313" calcext:value-type="float">
            <text:p>59368313</text:p>
          </table:table-cell>
          <table:table-cell table:formula="of:=INDEX([Population.$C$2:.$C$264];MATCH([.A175];[Population.$A$2:.$A$264];0))" office:value-type="float" office:value="24" calcext:value-type="float">
            <text:p>24</text:p>
          </table:table-cell>
          <table:table-cell table:formula="of:=INDEX([Population.$G$2:.$G$264];MATCH([.A175];[Population.$A$2:.$A$264];0))" office:value-type="float" office:value="885800" calcext:value-type="float">
            <text:p>885800</text:p>
          </table:table-cell>
          <table:table-cell table:formula="of:=INDEX([Population.$H$2:.$H$264];MATCH([.A175];[Population.$A$2:.$A$264];0))" office:value-type="float" office:value="31" calcext:value-type="float">
            <text:p>31</text:p>
          </table:table-cell>
          <table:table-cell table:formula="of:=INDEX([Population.$G$2:.$G$264];MATCH([.J175];[Population.$H$2:.$H$264];0))" office:value-type="float" office:value="1213090" calcext:value-type="float">
            <text:p>1213090</text:p>
          </table:table-cell>
          <table:table-cell table:formula="of:=INDEX([Population.$B$2:.$B$264];MATCH([.L175];[Population.$C$2:.$C$264];0))" office:value-type="float" office:value="45427637" calcext:value-type="float">
            <text:p>45427637</text:p>
          </table:table-cell>
          <table:table-cell table:formula="of:=[.M175]/[.K175]" office:value-type="float" office:value="1.3694852111086" calcext:value-type="float">
            <text:p>1.3694852111</text:p>
          </table:table-cell>
          <table:table-cell table:formula="of:=[.N175]/[.I175]" office:value-type="float" office:value="0.765183221561307" calcext:value-type="float">
            <text:p>0.7651832216</text:p>
          </table:table-cell>
          <table:table-cell table:formula="of:=[.I175]/[.K175]" office:value-type="float" office:value="67.0222544592459" calcext:value-type="float">
            <text:p>67.0222544592</text:p>
          </table:table-cell>
          <table:table-cell office:value-type="float" office:value="121" calcext:value-type="float">
            <text:p>121</text:p>
          </table:table-cell>
          <table:table-cell table:formula="of:=[.N175]/[.K175]" office:value-type="float" office:value="51.2843045834274" calcext:value-type="float">
            <text:p>51.2843045834</text:p>
          </table:table-cell>
          <table:table-cell table:formula="of:=[.I175]/[.M175]" office:value-type="float" office:value="48.9397431352991" calcext:value-type="float">
            <text:p>48.9397431353</text:p>
          </table:table-cell>
          <table:table-cell table:formula="of:=[.I175]/SUM([.$I$2:.$I$198])" office:value-type="float" office:value="0.00764845336924043" calcext:value-type="float">
            <text:p>0.0076484534</text:p>
          </table:table-cell>
          <table:table-cell table:formula="of:=[.K175]/SUM([.$K$2:.$K$198])" office:value-type="float" office:value="0.00685131809372034" calcext:value-type="float">
            <text:p>0.0068513181</text:p>
          </table:table-cell>
          <table:table-cell table:formula="of:=([.U175]-[.V175])" office:value-type="float" office:value="0.000797135275520088" calcext:value-type="float">
            <text:p>0.00079713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Thailand</text:p>
          </table:table-cell>
          <table:table-cell table:number-columns-repeated="2" office:value-type="string" calcext:value-type="string">
            <text:p>Tha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Bangkok</text:p>
          </table:table-cell>
          <table:table-cell/>
          <table:table-cell table:formula="of:=INDEX([Population.$B$2:.$B$264];MATCH([.A176];[Population.$A$2:.$A$264];0))" office:value-type="float" office:value="69764925" calcext:value-type="float">
            <text:p>69764925</text:p>
          </table:table-cell>
          <table:table-cell table:formula="of:=INDEX([Population.$C$2:.$C$264];MATCH([.A176];[Population.$A$2:.$A$264];0))" office:value-type="float" office:value="20" calcext:value-type="float">
            <text:p>20</text:p>
          </table:table-cell>
          <table:table-cell table:formula="of:=INDEX([Population.$G$2:.$G$264];MATCH([.A176];[Population.$A$2:.$A$264];0))" office:value-type="float" office:value="510890" calcext:value-type="float">
            <text:p>510890</text:p>
          </table:table-cell>
          <table:table-cell table:formula="of:=INDEX([Population.$H$2:.$H$264];MATCH([.A176];[Population.$A$2:.$A$264];0))" office:value-type="float" office:value="50" calcext:value-type="float">
            <text:p>50</text:p>
          </table:table-cell>
          <table:table-cell table:formula="of:=INDEX([Population.$G$2:.$G$264];MATCH([.J176];[Population.$H$2:.$H$264];0))" office:value-type="float" office:value="1266700" calcext:value-type="float">
            <text:p>1266700</text:p>
          </table:table-cell>
          <table:table-cell table:formula="of:=INDEX([Population.$B$2:.$B$264];MATCH([.L176];[Population.$C$2:.$C$264];0))" office:value-type="float" office:value="28451828" calcext:value-type="float">
            <text:p>28451828</text:p>
          </table:table-cell>
          <table:table-cell table:formula="of:=[.M176]/[.K176]" office:value-type="float" office:value="2.47939869639257" calcext:value-type="float">
            <text:p>2.4793986964</text:p>
          </table:table-cell>
          <table:table-cell table:formula="of:=[.N176]/[.I176]" office:value-type="float" office:value="0.407824246926375" calcext:value-type="float">
            <text:p>0.4078242469</text:p>
          </table:table-cell>
          <table:table-cell table:formula="of:=[.I176]/[.K176]" office:value-type="float" office:value="136.555667560532" calcext:value-type="float">
            <text:p>136.5556675605</text:p>
          </table:table-cell>
          <table:table-cell office:value-type="float" office:value="67" calcext:value-type="float">
            <text:p>67</text:p>
          </table:table-cell>
          <table:table-cell table:formula="of:=[.N176]/[.K176]" office:value-type="float" office:value="55.6907122864022" calcext:value-type="float">
            <text:p>55.6907122864</text:p>
          </table:table-cell>
          <table:table-cell table:formula="of:=[.I176]/[.M176]" office:value-type="float" office:value="55.0761229967632" calcext:value-type="float">
            <text:p>55.0761229968</text:p>
          </table:table-cell>
          <table:table-cell table:formula="of:=[.I176]/SUM([.$I$2:.$I$198])" office:value-type="float" office:value="0.0089878547782056" calcext:value-type="float">
            <text:p>0.0089878548</text:p>
          </table:table-cell>
          <table:table-cell table:formula="of:=[.K176]/SUM([.$K$2:.$K$198])" office:value-type="float" office:value="0.00395153522341475" calcext:value-type="float">
            <text:p>0.0039515352</text:p>
          </table:table-cell>
          <table:table-cell table:formula="of:=([.U176]-[.V176])" office:value-type="float" office:value="0.00503631955479085" calcext:value-type="float">
            <text:p>0.00503631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Dili</text:p>
          </table:table-cell>
          <table:table-cell/>
          <table:table-cell table:formula="of:=INDEX([Population.$B$2:.$B$264];MATCH([.A177];[Population.$A$2:.$A$264];0))" office:value-type="float" office:value="1313184" calcext:value-type="float">
            <text:p>1313184</text:p>
          </table:table-cell>
          <table:table-cell table:formula="of:=INDEX([Population.$C$2:.$C$264];MATCH([.A177];[Population.$A$2:.$A$264];0))" office:value-type="float" office:value="158" calcext:value-type="float">
            <text:p>158</text:p>
          </table:table-cell>
          <table:table-cell table:formula="of:=INDEX([Population.$G$2:.$G$264];MATCH([.A177];[Population.$A$2:.$A$264];0))" office:value-type="float" office:value="14870" calcext:value-type="float">
            <text:p>14870</text:p>
          </table:table-cell>
          <table:table-cell table:formula="of:=INDEX([Population.$H$2:.$H$264];MATCH([.A177];[Population.$A$2:.$A$264];0))" office:value-type="float" office:value="159" calcext:value-type="float">
            <text:p>159</text:p>
          </table:table-cell>
          <table:table-cell table:formula="of:=INDEX([Population.$G$2:.$G$264];MATCH([.J177];[Population.$H$2:.$H$264];0))" office:value-type="float" office:value="17200" calcext:value-type="float">
            <text:p>17200</text:p>
          </table:table-cell>
          <table:table-cell table:formula="of:=INDEX([Population.$B$2:.$B$264];MATCH([.L177];[Population.$C$2:.$C$264];0))" office:value-type="float" office:value="1271347" calcext:value-type="float">
            <text:p>1271347</text:p>
          </table:table-cell>
          <table:table-cell table:formula="of:=[.M177]/[.K177]" office:value-type="float" office:value="1.15669132481506" calcext:value-type="float">
            <text:p>1.1566913248</text:p>
          </table:table-cell>
          <table:table-cell table:formula="of:=[.N177]/[.I177]" office:value-type="float" office:value="0.968140793674002" calcext:value-type="float">
            <text:p>0.9681407937</text:p>
          </table:table-cell>
          <table:table-cell table:formula="of:=[.I177]/[.K177]" office:value-type="float" office:value="88.3109616677875" calcext:value-type="float">
            <text:p>88.3109616678</text:p>
          </table:table-cell>
          <table:table-cell office:value-type="float" office:value="98" calcext:value-type="float">
            <text:p>98</text:p>
          </table:table-cell>
          <table:table-cell table:formula="of:=[.N177]/[.K177]" office:value-type="float" office:value="85.4974445191661" calcext:value-type="float">
            <text:p>85.4974445192</text:p>
          </table:table-cell>
          <table:table-cell table:formula="of:=[.I177]/[.M177]" office:value-type="float" office:value="76.3479069767442" calcext:value-type="float">
            <text:p>76.3479069767</text:p>
          </table:table-cell>
          <table:table-cell table:formula="of:=[.I177]/SUM([.$I$2:.$I$198])" office:value-type="float" office:value="0.000169178238048176" calcext:value-type="float">
            <text:p>0.0001691782</text:p>
          </table:table-cell>
          <table:table-cell table:formula="of:=[.K177]/SUM([.$K$2:.$K$198])" office:value-type="float" office:value="0.000115013660028925" calcext:value-type="float">
            <text:p>0.0001150137</text:p>
          </table:table-cell>
          <table:table-cell table:formula="of:=([.U177]-[.V177])" office:value-type="float" office:value="0.0000541645780192513" calcext:value-type="float">
            <text:p>5.41645780192513E-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number-columns-repeated="4"/>
          <table:table-cell office:value-type="string" calcext:value-type="string">
            <text:p>Lome</text:p>
          </table:table-cell>
          <table:table-cell/>
          <table:table-cell table:formula="of:=INDEX([Population.$B$2:.$B$264];MATCH([.A178];[Population.$A$2:.$A$264];0))" office:value-type="float" office:value="8237580" calcext:value-type="float">
            <text:p>8237580</text:p>
          </table:table-cell>
          <table:table-cell table:formula="of:=INDEX([Population.$C$2:.$C$264];MATCH([.A178];[Population.$A$2:.$A$264];0))" office:value-type="float" office:value="101" calcext:value-type="float">
            <text:p>101</text:p>
          </table:table-cell>
          <table:table-cell table:formula="of:=INDEX([Population.$G$2:.$G$264];MATCH([.A178];[Population.$A$2:.$A$264];0))" office:value-type="float" office:value="54390" calcext:value-type="float">
            <text:p>54390</text:p>
          </table:table-cell>
          <table:table-cell table:formula="of:=INDEX([Population.$H$2:.$H$264];MATCH([.A178];[Population.$A$2:.$A$264];0))" office:value-type="float" office:value="127" calcext:value-type="float">
            <text:p>127</text:p>
          </table:table-cell>
          <table:table-cell table:formula="of:=INDEX([Population.$G$2:.$G$264];MATCH([.J178];[Population.$H$2:.$H$264];0))" office:value-type="float" office:value="111890" calcext:value-type="float">
            <text:p>111890</text:p>
          </table:table-cell>
          <table:table-cell table:formula="of:=INDEX([Population.$B$2:.$B$264];MATCH([.L178];[Population.$C$2:.$C$264];0))" office:value-type="float" office:value="4812256" calcext:value-type="float">
            <text:p>4812256</text:p>
          </table:table-cell>
          <table:table-cell table:formula="of:=[.M178]/[.K178]" office:value-type="float" office:value="2.0571796286082" calcext:value-type="float">
            <text:p>2.0571796286</text:p>
          </table:table-cell>
          <table:table-cell table:formula="of:=[.N178]/[.I178]" office:value-type="float" office:value="0.584183218857966" calcext:value-type="float">
            <text:p>0.5841832189</text:p>
          </table:table-cell>
          <table:table-cell table:formula="of:=[.I178]/[.K178]" office:value-type="float" office:value="151.453943739658" calcext:value-type="float">
            <text:p>151.4539437397</text:p>
          </table:table-cell>
          <table:table-cell office:value-type="float" office:value="61" calcext:value-type="float">
            <text:p>61</text:p>
          </table:table-cell>
          <table:table-cell table:formula="of:=[.N178]/[.K178]" office:value-type="float" office:value="88.4768523625666" calcext:value-type="float">
            <text:p>88.4768523626</text:p>
          </table:table-cell>
          <table:table-cell table:formula="of:=[.I178]/[.M178]" office:value-type="float" office:value="73.6221288765752" calcext:value-type="float">
            <text:p>73.6221288766</text:p>
          </table:table-cell>
          <table:table-cell table:formula="of:=[.I178]/SUM([.$I$2:.$I$198])" office:value-type="float" office:value="0.0010612520942845" calcext:value-type="float">
            <text:p>0.0010612521</text:p>
          </table:table-cell>
          <table:table-cell table:formula="of:=[.K178]/SUM([.$K$2:.$K$198])" office:value-type="float" office:value="0.000420685472022408" calcext:value-type="float">
            <text:p>0.0004206855</text:p>
          </table:table-cell>
          <table:table-cell table:formula="of:=([.U178]-[.V178])" office:value-type="float" office:value="0.000640566622262089" calcext:value-type="float">
            <text:p>0.00064056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5"/>
          <table:table-cell office:value-type="string" calcext:value-type="string">
            <text:p>Nuku'alofa</text:p>
          </table:table-cell>
          <table:table-cell/>
          <table:table-cell table:formula="of:=INDEX([Population.$B$2:.$B$264];MATCH([.A179];[Population.$A$2:.$A$264];0))" office:value-type="float" office:value="105449" calcext:value-type="float">
            <text:p>105449</text:p>
          </table:table-cell>
          <table:table-cell table:formula="of:=INDEX([Population.$C$2:.$C$264];MATCH([.A179];[Population.$A$2:.$A$264];0))" office:value-type="float" office:value="200" calcext:value-type="float">
            <text:p>200</text:p>
          </table:table-cell>
          <table:table-cell table:formula="of:=INDEX([Population.$G$2:.$G$264];MATCH([.A179];[Population.$A$2:.$A$264];0))" office:value-type="float" office:value="720" calcext:value-type="float">
            <text:p>720</text:p>
          </table:table-cell>
          <table:table-cell table:formula="of:=INDEX([Population.$H$2:.$H$264];MATCH([.A179];[Population.$A$2:.$A$264];0))" office:value-type="float" office:value="191" calcext:value-type="float">
            <text:p>191</text:p>
          </table:table-cell>
          <table:table-cell table:formula="of:=INDEX([Population.$G$2:.$G$264];MATCH([.J179];[Population.$H$2:.$H$264];0))" office:value-type="float" office:value="460" calcext:value-type="float">
            <text:p>460</text:p>
          </table:table-cell>
          <table:table-cell table:formula="of:=INDEX([Population.$B$2:.$B$264];MATCH([.L179];[Population.$C$2:.$C$264];0))" office:value-type="float" office:value="183458" calcext:value-type="float">
            <text:p>183458</text:p>
          </table:table-cell>
          <table:table-cell table:formula="of:=[.M179]/[.K179]" office:value-type="float" office:value="0.638888888888889" calcext:value-type="float">
            <text:p>0.6388888889</text:p>
          </table:table-cell>
          <table:table-cell table:formula="of:=[.N179]/[.I179]" office:value-type="float" office:value="1.73977941943499" calcext:value-type="float">
            <text:p>1.7397794194</text:p>
          </table:table-cell>
          <table:table-cell table:formula="of:=[.I179]/[.K179]" office:value-type="float" office:value="146.456944444444" calcext:value-type="float">
            <text:p>146.4569444444</text:p>
          </table:table-cell>
          <table:table-cell office:value-type="float" office:value="64" calcext:value-type="float">
            <text:p>64</text:p>
          </table:table-cell>
          <table:table-cell table:formula="of:=[.N179]/[.K179]" office:value-type="float" office:value="254.802777777778" calcext:value-type="float">
            <text:p>254.8027777778</text:p>
          </table:table-cell>
          <table:table-cell table:formula="of:=[.I179]/[.M179]" office:value-type="float" office:value="229.236956521739" calcext:value-type="float">
            <text:p>229.2369565217</text:p>
          </table:table-cell>
          <table:table-cell table:formula="of:=[.I179]/SUM([.$I$2:.$I$198])" office:value-type="float" office:value="0.0000135850543594364" calcext:value-type="float">
            <text:p>1.35850543594364E-05</text:p>
          </table:table-cell>
          <table:table-cell table:formula="of:=[.K179]/SUM([.$K$2:.$K$198])" office:value-type="float" office:value="0.00000556891965170314" calcext:value-type="float">
            <text:p>5.56891965170314E-06</text:p>
          </table:table-cell>
          <table:table-cell table:formula="of:=([.U179]-[.V179])" office:value-type="float" office:value="0.00000801613470773324" calcext:value-type="float">
            <text:p>8.01613470773324E-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Port of Spain</text:p>
          </table:table-cell>
          <table:table-cell/>
          <table:table-cell table:formula="of:=INDEX([Population.$B$2:.$B$264];MATCH([.A180];[Population.$A$2:.$A$264];0))" office:value-type="float" office:value="1398579" calcext:value-type="float">
            <text:p>1398579</text:p>
          </table:table-cell>
          <table:table-cell table:formula="of:=INDEX([Population.$C$2:.$C$264];MATCH([.A180];[Population.$A$2:.$A$264];0))" office:value-type="float" office:value="155" calcext:value-type="float">
            <text:p>155</text:p>
          </table:table-cell>
          <table:table-cell table:formula="of:=INDEX([Population.$G$2:.$G$264];MATCH([.A180];[Population.$A$2:.$A$264];0))" office:value-type="float" office:value="5130" calcext:value-type="float">
            <text:p>5130</text:p>
          </table:table-cell>
          <table:table-cell table:formula="of:=INDEX([Population.$H$2:.$H$264];MATCH([.A180];[Population.$A$2:.$A$264];0))" office:value-type="float" office:value="174" calcext:value-type="float">
            <text:p>174</text:p>
          </table:table-cell>
          <table:table-cell table:formula="of:=INDEX([Population.$G$2:.$G$264];MATCH([.J180];[Population.$H$2:.$H$264];0))" office:value-type="float" office:value="18280" calcext:value-type="float">
            <text:p>18280</text:p>
          </table:table-cell>
          <table:table-cell table:formula="of:=INDEX([Population.$B$2:.$B$264];MATCH([.L180];[Population.$C$2:.$C$264];0))" office:value-type="float" office:value="554750" calcext:value-type="float">
            <text:p>554750</text:p>
          </table:table-cell>
          <table:table-cell table:formula="of:=[.M180]/[.K180]" office:value-type="float" office:value="3.56335282651072" calcext:value-type="float">
            <text:p>3.5633528265</text:p>
          </table:table-cell>
          <table:table-cell table:formula="of:=[.N180]/[.I180]" office:value-type="float" office:value="0.396652602391427" calcext:value-type="float">
            <text:p>0.3966526024</text:p>
          </table:table-cell>
          <table:table-cell table:formula="of:=[.I180]/[.K180]" office:value-type="float" office:value="272.627485380117" calcext:value-type="float">
            <text:p>272.6274853801</text:p>
          </table:table-cell>
          <table:table-cell office:value-type="float" office:value="37" calcext:value-type="float">
            <text:p>37</text:p>
          </table:table-cell>
          <table:table-cell table:formula="of:=[.N180]/[.K180]" office:value-type="float" office:value="108.138401559454" calcext:value-type="float">
            <text:p>108.1384015595</text:p>
          </table:table-cell>
          <table:table-cell table:formula="of:=[.I180]/[.M180]" office:value-type="float" office:value="76.5086980306346" calcext:value-type="float">
            <text:p>76.5086980306</text:p>
          </table:table-cell>
          <table:table-cell table:formula="of:=[.I180]/SUM([.$I$2:.$I$198])" office:value-type="float" office:value="0.00018017972423604" calcext:value-type="float">
            <text:p>0.0001801797</text:p>
          </table:table-cell>
          <table:table-cell table:formula="of:=[.K180]/SUM([.$K$2:.$K$198])" office:value-type="float" office:value="0.0000396785525183849" calcext:value-type="float">
            <text:p>3.96785525183849E-05</text:p>
          </table:table-cell>
          <table:table-cell table:formula="of:=([.U180]-[.V180])" office:value-type="float" office:value="0.000140501171717655" calcext:value-type="float">
            <text:p>0.00014050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string" calcext:value-type="string">
            <text:p>Tunisia</text:p>
          </table:table-cell>
          <table:table-cell table:number-columns-repeated="4"/>
          <table:table-cell office:value-type="string" calcext:value-type="string">
            <text:p>Tunis</text:p>
          </table:table-cell>
          <table:table-cell/>
          <table:table-cell table:formula="of:=INDEX([Population.$B$2:.$B$264];MATCH([.A181];[Population.$A$2:.$A$264];0))" office:value-type="float" office:value="11793319" calcext:value-type="float">
            <text:p>11793319</text:p>
          </table:table-cell>
          <table:table-cell table:formula="of:=INDEX([Population.$C$2:.$C$264];MATCH([.A181];[Population.$A$2:.$A$264];0))" office:value-type="float" office:value="79" calcext:value-type="float">
            <text:p>79</text:p>
          </table:table-cell>
          <table:table-cell table:formula="of:=INDEX([Population.$G$2:.$G$264];MATCH([.A181];[Population.$A$2:.$A$264];0))" office:value-type="float" office:value="155360" calcext:value-type="float">
            <text:p>155360</text:p>
          </table:table-cell>
          <table:table-cell table:formula="of:=INDEX([Population.$H$2:.$H$264];MATCH([.A181];[Population.$A$2:.$A$264];0))" office:value-type="float" office:value="93" calcext:value-type="float">
            <text:p>93</text:p>
          </table:table-cell>
          <table:table-cell table:formula="of:=INDEX([Population.$G$2:.$G$264];MATCH([.J181];[Population.$H$2:.$H$264];0))" office:value-type="float" office:value="245720" calcext:value-type="float">
            <text:p>245720</text:p>
          </table:table-cell>
          <table:table-cell table:formula="of:=INDEX([Population.$B$2:.$B$264];MATCH([.L181];[Population.$C$2:.$C$264];0))" office:value-type="float" office:value="9865845" calcext:value-type="float">
            <text:p>9865845</text:p>
          </table:table-cell>
          <table:table-cell table:formula="of:=[.M181]/[.K181]" office:value-type="float" office:value="1.58161688980433" calcext:value-type="float">
            <text:p>1.5816168898</text:p>
          </table:table-cell>
          <table:table-cell table:formula="of:=[.N181]/[.I181]" office:value-type="float" office:value="0.836562209501837" calcext:value-type="float">
            <text:p>0.8365622095</text:p>
          </table:table-cell>
          <table:table-cell table:formula="of:=[.I181]/[.K181]" office:value-type="float" office:value="75.9096228115345" calcext:value-type="float">
            <text:p>75.9096228115</text:p>
          </table:table-cell>
          <table:table-cell office:value-type="float" office:value="111" calcext:value-type="float">
            <text:p>111</text:p>
          </table:table-cell>
          <table:table-cell table:formula="of:=[.N181]/[.K181]" office:value-type="float" office:value="63.5031217816684" calcext:value-type="float">
            <text:p>63.5031217817</text:p>
          </table:table-cell>
          <table:table-cell table:formula="of:=[.I181]/[.M181]" office:value-type="float" office:value="47.9949495360573" calcext:value-type="float">
            <text:p>47.9949495361</text:p>
          </table:table-cell>
          <table:table-cell table:formula="of:=[.I181]/SUM([.$I$2:.$I$198])" office:value-type="float" office:value="0.00151933996238157" calcext:value-type="float">
            <text:p>0.00151934</text:p>
          </table:table-cell>
          <table:table-cell table:formula="of:=[.K181]/SUM([.$K$2:.$K$198])" office:value-type="float" office:value="0.0012016491070675" calcext:value-type="float">
            <text:p>0.0012016491</text:p>
          </table:table-cell>
          <table:table-cell table:formula="of:=([.U181]-[.V181])" office:value-type="float" office:value="0.000317690855314067" calcext:value-type="float">
            <text:p>0.00031769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kara</text:p>
          </table:table-cell>
          <table:table-cell/>
          <table:table-cell table:formula="of:=INDEX([Population.$B$2:.$B$264];MATCH([.A182];[Population.$A$2:.$A$264];0))" office:value-type="float" office:value="84153250" calcext:value-type="float">
            <text:p>84153250</text:p>
          </table:table-cell>
          <table:table-cell table:formula="of:=INDEX([Population.$C$2:.$C$264];MATCH([.A182];[Population.$A$2:.$A$264];0))" office:value-type="float" office:value="17" calcext:value-type="float">
            <text:p>17</text:p>
          </table:table-cell>
          <table:table-cell table:formula="of:=INDEX([Population.$G$2:.$G$264];MATCH([.A182];[Population.$A$2:.$A$264];0))" office:value-type="float" office:value="769630" calcext:value-type="float">
            <text:p>769630</text:p>
          </table:table-cell>
          <table:table-cell table:formula="of:=INDEX([Population.$H$2:.$H$264];MATCH([.A182];[Population.$A$2:.$A$264];0))" office:value-type="float" office:value="36" calcext:value-type="float">
            <text:p>36</text:p>
          </table:table-cell>
          <table:table-cell table:formula="of:=INDEX([Population.$G$2:.$G$264];MATCH([.J182];[Population.$H$2:.$H$264];0))" office:value-type="float" office:value="1628550" calcext:value-type="float">
            <text:p>1628550</text:p>
          </table:table-cell>
          <table:table-cell table:formula="of:=INDEX([Population.$B$2:.$B$264];MATCH([.L182];[Population.$C$2:.$C$264];0))" office:value-type="float" office:value="40031626" calcext:value-type="float">
            <text:p>40031626</text:p>
          </table:table-cell>
          <table:table-cell table:formula="of:=[.M182]/[.K182]" office:value-type="float" office:value="2.1160167872874" calcext:value-type="float">
            <text:p>2.1160167873</text:p>
          </table:table-cell>
          <table:table-cell table:formula="of:=[.N182]/[.I182]" office:value-type="float" office:value="0.475699108471747" calcext:value-type="float">
            <text:p>0.4756991085</text:p>
          </table:table-cell>
          <table:table-cell table:formula="of:=[.I182]/[.K182]" office:value-type="float" office:value="109.342476254824" calcext:value-type="float">
            <text:p>109.3424762548</text:p>
          </table:table-cell>
          <table:table-cell office:value-type="float" office:value="81" calcext:value-type="float">
            <text:p>81</text:p>
          </table:table-cell>
          <table:table-cell table:formula="of:=[.N182]/[.K182]" office:value-type="float" office:value="52.0141184725128" calcext:value-type="float">
            <text:p>52.0141184725</text:p>
          </table:table-cell>
          <table:table-cell table:formula="of:=[.I182]/[.M182]" office:value-type="float" office:value="51.6737281630899" calcext:value-type="float">
            <text:p>51.6737281631</text:p>
          </table:table-cell>
          <table:table-cell table:formula="of:=[.I182]/SUM([.$I$2:.$I$198])" office:value-type="float" office:value="0.010841510832471" calcext:value-type="float">
            <text:p>0.0108415108</text:p>
          </table:table-cell>
          <table:table-cell table:formula="of:=[.K182]/SUM([.$K$2:.$K$198])" office:value-type="float" office:value="0.00595278837713929" calcext:value-type="float">
            <text:p>0.0059527884</text:p>
          </table:table-cell>
          <table:table-cell table:formula="of:=([.U182]-[.V182])" office:value-type="float" office:value="0.00488872245533176" calcext:value-type="float">
            <text:p>0.00488872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Turkmenistan</text:p>
          </table:table-cell>
          <table:table-cell table:number-columns-repeated="4"/>
          <table:table-cell office:value-type="string" calcext:value-type="string">
            <text:p>Ashgabat</text:p>
          </table:table-cell>
          <table:table-cell/>
          <table:table-cell table:formula="of:=INDEX([Population.$B$2:.$B$264];MATCH([.A183];[Population.$A$2:.$A$264];0))" office:value-type="float" office:value="6012850" calcext:value-type="float">
            <text:p>6012850</text:p>
          </table:table-cell>
          <table:table-cell table:formula="of:=INDEX([Population.$C$2:.$C$264];MATCH([.A183];[Population.$A$2:.$A$264];0))" office:value-type="float" office:value="113" calcext:value-type="float">
            <text:p>113</text:p>
          </table:table-cell>
          <table:table-cell table:formula="of:=INDEX([Population.$G$2:.$G$264];MATCH([.A183];[Population.$A$2:.$A$264];0))" office:value-type="float" office:value="469930" calcext:value-type="float">
            <text:p>469930</text:p>
          </table:table-cell>
          <table:table-cell table:formula="of:=INDEX([Population.$H$2:.$H$264];MATCH([.A183];[Population.$A$2:.$A$264];0))" office:value-type="float" office:value="53" calcext:value-type="float">
            <text:p>53</text:p>
          </table:table-cell>
          <table:table-cell table:formula="of:=INDEX([Population.$G$2:.$G$264];MATCH([.J183];[Population.$H$2:.$H$264];0))" office:value-type="float" office:value="87460" calcext:value-type="float">
            <text:p>87460</text:p>
          </table:table-cell>
          <table:table-cell table:formula="of:=INDEX([Population.$B$2:.$B$264];MATCH([.L183];[Population.$C$2:.$C$264];0))" office:value-type="float" office:value="26239250" calcext:value-type="float">
            <text:p>26239250</text:p>
          </table:table-cell>
          <table:table-cell table:formula="of:=[.M183]/[.K183]" office:value-type="float" office:value="0.186112825314409" calcext:value-type="float">
            <text:p>0.1861128253</text:p>
          </table:table-cell>
          <table:table-cell table:formula="of:=[.N183]/[.I183]" office:value-type="float" office:value="4.36386239470467" calcext:value-type="float">
            <text:p>4.3638623947</text:p>
          </table:table-cell>
          <table:table-cell table:formula="of:=[.I183]/[.K183]" office:value-type="float" office:value="12.7952035409529" calcext:value-type="float">
            <text:p>12.795203541</text:p>
          </table:table-cell>
          <table:table-cell office:value-type="float" office:value="182" calcext:value-type="float">
            <text:p>182</text:p>
          </table:table-cell>
          <table:table-cell table:formula="of:=[.N183]/[.K183]" office:value-type="float" office:value="55.8365075649565" calcext:value-type="float">
            <text:p>55.836507565</text:p>
          </table:table-cell>
          <table:table-cell table:formula="of:=[.I183]/[.M183]" office:value-type="float" office:value="68.7497141550423" calcext:value-type="float">
            <text:p>68.749714155</text:p>
          </table:table-cell>
          <table:table-cell table:formula="of:=[.I183]/SUM([.$I$2:.$I$198])" office:value-type="float" office:value="0.000774638869075449" calcext:value-type="float">
            <text:p>0.0007746389</text:p>
          </table:table-cell>
          <table:table-cell table:formula="of:=[.K183]/SUM([.$K$2:.$K$198])" office:value-type="float" office:value="0.00363472557211786" calcext:value-type="float">
            <text:p>0.0036347256</text:p>
          </table:table-cell>
          <table:table-cell table:formula="of:=([.U183]-[.V183])" office:value-type="float" office:value="-0.00286008670304241" calcext:value-type="float">
            <text:p>-0.002860086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5"/>
          <table:table-cell office:value-type="string" calcext:value-type="string">
            <text:p>Funafuti</text:p>
          </table:table-cell>
          <table:table-cell/>
          <table:table-cell table:formula="of:=INDEX([Population.$B$2:.$B$264];MATCH([.A184];[Population.$A$2:.$A$264];0))" office:value-type="float" office:value="11762" calcext:value-type="float">
            <text:p>11762</text:p>
          </table:table-cell>
          <table:table-cell table:formula="of:=INDEX([Population.$C$2:.$C$264];MATCH([.A184];[Population.$A$2:.$A$264];0))" office:value-type="float" office:value="227" calcext:value-type="float">
            <text:p>227</text:p>
          </table:table-cell>
          <table:table-cell table:formula="of:=INDEX([Population.$G$2:.$G$264];MATCH([.A184];[Population.$A$2:.$A$264];0))" office:value-type="float" office:value="30" calcext:value-type="float">
            <text:p>30</text:p>
          </table:table-cell>
          <table:table-cell table:formula="of:=INDEX([Population.$H$2:.$H$264];MATCH([.A184];[Population.$A$2:.$A$264];0))" office:value-type="float" office:value="231" calcext:value-type="float">
            <text:p>231</text:p>
          </table:table-cell>
          <table:table-cell table:formula="of:=INDEX([Population.$G$2:.$G$264];MATCH([.J184];[Population.$H$2:.$H$264];0))" office:value-type="float" office:value="53" calcext:value-type="float">
            <text:p>53</text:p>
          </table:table-cell>
          <table:table-cell table:formula="of:=INDEX([Population.$B$2:.$B$264];MATCH([.L184];[Population.$C$2:.$C$264];0))" office:value-type="float" office:value="6073" calcext:value-type="float">
            <text:p>6073</text:p>
          </table:table-cell>
          <table:table-cell table:formula="of:=[.M184]/[.K184]" office:value-type="float" office:value="1.76666666666667" calcext:value-type="float">
            <text:p>1.7666666667</text:p>
          </table:table-cell>
          <table:table-cell table:formula="of:=[.N184]/[.I184]" office:value-type="float" office:value="0.516323754463527" calcext:value-type="float">
            <text:p>0.5163237545</text:p>
          </table:table-cell>
          <table:table-cell table:formula="of:=[.I184]/[.K184]" office:value-type="float" office:value="392.066666666667" calcext:value-type="float">
            <text:p>392.0666666667</text:p>
          </table:table-cell>
          <table:table-cell office:value-type="float" office:value="23" calcext:value-type="float">
            <text:p>23</text:p>
          </table:table-cell>
          <table:table-cell table:formula="of:=[.N184]/[.K184]" office:value-type="float" office:value="202.433333333333" calcext:value-type="float">
            <text:p>202.4333333333</text:p>
          </table:table-cell>
          <table:table-cell table:formula="of:=[.I184]/[.M184]" office:value-type="float" office:value="221.924528301887" calcext:value-type="float">
            <text:p>221.9245283019</text:p>
          </table:table-cell>
          <table:table-cell table:formula="of:=[.I184]/SUM([.$I$2:.$I$198])" office:value-type="float" office:value="0.00000151530511788344" calcext:value-type="float">
            <text:p>1.51530511788344E-06</text:p>
          </table:table-cell>
          <table:table-cell table:formula="of:=[.K184]/SUM([.$K$2:.$K$198])" office:value-type="float" office:value="0.000000232038318820964" calcext:value-type="float">
            <text:p>0.000000232</text:p>
          </table:table-cell>
          <table:table-cell table:formula="of:=([.U184]-[.V184])" office:value-type="float" office:value="0.00000128326679906247" calcext:value-type="float">
            <text:p>1.28326679906247E-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string" calcext:value-type="string">
            <text:p>Uganda</text:p>
          </table:table-cell>
          <table:table-cell table:number-columns-repeated="4"/>
          <table:table-cell office:value-type="string" calcext:value-type="string">
            <text:p>Kampala</text:p>
          </table:table-cell>
          <table:table-cell/>
          <table:table-cell table:formula="of:=INDEX([Population.$B$2:.$B$264];MATCH([.A185];[Population.$A$2:.$A$264];0))" office:value-type="float" office:value="45427637" calcext:value-type="float">
            <text:p>45427637</text:p>
          </table:table-cell>
          <table:table-cell table:formula="of:=INDEX([Population.$C$2:.$C$264];MATCH([.A185];[Population.$A$2:.$A$264];0))" office:value-type="float" office:value="31" calcext:value-type="float">
            <text:p>31</text:p>
          </table:table-cell>
          <table:table-cell table:formula="of:=INDEX([Population.$G$2:.$G$264];MATCH([.A185];[Population.$A$2:.$A$264];0))" office:value-type="float" office:value="199810" calcext:value-type="float">
            <text:p>199810</text:p>
          </table:table-cell>
          <table:table-cell table:formula="of:=INDEX([Population.$H$2:.$H$264];MATCH([.A185];[Population.$A$2:.$A$264];0))" office:value-type="float" office:value="85" calcext:value-type="float">
            <text:p>85</text:p>
          </table:table-cell>
          <table:table-cell table:formula="of:=INDEX([Population.$G$2:.$G$264];MATCH([.J185];[Population.$H$2:.$H$264];0))" office:value-type="float" office:value="885800" calcext:value-type="float">
            <text:p>885800</text:p>
          </table:table-cell>
          <table:table-cell table:formula="of:=INDEX([Population.$B$2:.$B$264];MATCH([.L185];[Population.$C$2:.$C$264];0))" office:value-type="float" office:value="10825682" calcext:value-type="float">
            <text:p>10825682</text:p>
          </table:table-cell>
          <table:table-cell table:formula="of:=[.M185]/[.K185]" office:value-type="float" office:value="4.43321155097343" calcext:value-type="float">
            <text:p>4.433211551</text:p>
          </table:table-cell>
          <table:table-cell table:formula="of:=[.N185]/[.I185]" office:value-type="float" office:value="0.238306077861809" calcext:value-type="float">
            <text:p>0.2383060779</text:p>
          </table:table-cell>
          <table:table-cell table:formula="of:=[.I185]/[.K185]" office:value-type="float" office:value="227.35417146289" calcext:value-type="float">
            <text:p>227.3541714629</text:p>
          </table:table-cell>
          <table:table-cell office:value-type="float" office:value="45" calcext:value-type="float">
            <text:p>45</text:p>
          </table:table-cell>
          <table:table-cell table:formula="of:=[.N185]/[.K185]" office:value-type="float" office:value="54.1798808868425" calcext:value-type="float">
            <text:p>54.1798808868</text:p>
          </table:table-cell>
          <table:table-cell table:formula="of:=[.I185]/[.M185]" office:value-type="float" office:value="51.2843045834274" calcext:value-type="float">
            <text:p>51.2843045834</text:p>
          </table:table-cell>
          <table:table-cell table:formula="of:=[.I185]/SUM([.$I$2:.$I$198])" office:value-type="float" office:value="0.00585246818903682" calcext:value-type="float">
            <text:p>0.0058524682</text:p>
          </table:table-cell>
          <table:table-cell table:formula="of:=[.K185]/SUM([.$K$2:.$K$198])" office:value-type="float" office:value="0.0015454525494539" calcext:value-type="float">
            <text:p>0.0015454525</text:p>
          </table:table-cell>
          <table:table-cell table:formula="of:=([.U185]-[.V185])" office:value-type="float" office:value="0.00430701563958292" calcext:value-type="float">
            <text:p>0.0043070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Kiev</text:p>
          </table:table-cell>
          <table:table-cell/>
          <table:table-cell table:formula="of:=INDEX([Population.$B$2:.$B$264];MATCH([.A186];[Population.$A$2:.$A$264];0))" office:value-type="float" office:value="43785122" calcext:value-type="float">
            <text:p>43785122</text:p>
          </table:table-cell>
          <table:table-cell table:formula="of:=INDEX([Population.$C$2:.$C$264];MATCH([.A186];[Population.$A$2:.$A$264];0))" office:value-type="float" office:value="33" calcext:value-type="float">
            <text:p>33</text:p>
          </table:table-cell>
          <table:table-cell table:formula="of:=INDEX([Population.$G$2:.$G$264];MATCH([.A186];[Population.$A$2:.$A$264];0))" office:value-type="float" office:value="579320" calcext:value-type="float">
            <text:p>579320</text:p>
          </table:table-cell>
          <table:table-cell table:formula="of:=INDEX([Population.$H$2:.$H$264];MATCH([.A186];[Population.$A$2:.$A$264];0))" office:value-type="float" office:value="45" calcext:value-type="float">
            <text:p>45</text:p>
          </table:table-cell>
          <table:table-cell table:formula="of:=INDEX([Population.$G$2:.$G$264];MATCH([.J186];[Population.$H$2:.$H$264];0))" office:value-type="float" office:value="823290" calcext:value-type="float">
            <text:p>823290</text:p>
          </table:table-cell>
          <table:table-cell table:formula="of:=INDEX([Population.$B$2:.$B$264];MATCH([.L186];[Population.$C$2:.$C$264];0))" office:value-type="float" office:value="32280610" calcext:value-type="float">
            <text:p>32280610</text:p>
          </table:table-cell>
          <table:table-cell table:formula="of:=[.M186]/[.K186]" office:value-type="float" office:value="1.421131671615" calcext:value-type="float">
            <text:p>1.4211316716</text:p>
          </table:table-cell>
          <table:table-cell table:formula="of:=[.N186]/[.I186]" office:value-type="float" office:value="0.737250657883287" calcext:value-type="float">
            <text:p>0.7372506579</text:p>
          </table:table-cell>
          <table:table-cell table:formula="of:=[.I186]/[.K186]" office:value-type="float" office:value="75.5802009252227" calcext:value-type="float">
            <text:p>75.5802009252</text:p>
          </table:table-cell>
          <table:table-cell office:value-type="float" office:value="112" calcext:value-type="float">
            <text:p>112</text:p>
          </table:table-cell>
          <table:table-cell table:formula="of:=[.N186]/[.K186]" office:value-type="float" office:value="55.7215528550715" calcext:value-type="float">
            <text:p>55.7215528551</text:p>
          </table:table-cell>
          <table:table-cell table:formula="of:=[.I186]/[.M186]" office:value-type="float" office:value="53.1831092324697" calcext:value-type="float">
            <text:p>53.1831092325</text:p>
          </table:table-cell>
          <table:table-cell table:formula="of:=[.I186]/SUM([.$I$2:.$I$198])" office:value-type="float" office:value="0.00564086205184074" calcext:value-type="float">
            <text:p>0.0056408621</text:p>
          </table:table-cell>
          <table:table-cell table:formula="of:=[.K186]/SUM([.$K$2:.$K$198])" office:value-type="float" office:value="0.00448081462864537" calcext:value-type="float">
            <text:p>0.0044808146</text:p>
          </table:table-cell>
          <table:table-cell table:formula="of:=([.U186]-[.V186])" office:value-type="float" office:value="0.00116004742319537" calcext:value-type="float">
            <text:p>0.00116004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Abu Dhabi</text:p>
          </table:table-cell>
          <table:table-cell/>
          <table:table-cell table:formula="of:=INDEX([Population.$B$2:.$B$264];MATCH([.A187];[Population.$A$2:.$A$264];0))" office:value-type="float" office:value="9865845" calcext:value-type="float">
            <text:p>9865845</text:p>
          </table:table-cell>
          <table:table-cell table:formula="of:=INDEX([Population.$C$2:.$C$264];MATCH([.A187];[Population.$A$2:.$A$264];0))" office:value-type="float" office:value="93" calcext:value-type="float">
            <text:p>93</text:p>
          </table:table-cell>
          <table:table-cell table:formula="of:=INDEX([Population.$G$2:.$G$264];MATCH([.A187];[Population.$A$2:.$A$264];0))" office:value-type="float" office:value="83600" calcext:value-type="float">
            <text:p>83600</text:p>
          </table:table-cell>
          <table:table-cell table:formula="of:=INDEX([Population.$H$2:.$H$264];MATCH([.A187];[Population.$A$2:.$A$264];0))" office:value-type="float" office:value="114" calcext:value-type="float">
            <text:p>114</text:p>
          </table:table-cell>
          <table:table-cell table:formula="of:=INDEX([Population.$G$2:.$G$264];MATCH([.J187];[Population.$H$2:.$H$264];0))" office:value-type="float" office:value="155360" calcext:value-type="float">
            <text:p>155360</text:p>
          </table:table-cell>
          <table:table-cell table:formula="of:=INDEX([Population.$B$2:.$B$264];MATCH([.L187];[Population.$C$2:.$C$264];0))" office:value-type="float" office:value="5840996" calcext:value-type="float">
            <text:p>5840996</text:p>
          </table:table-cell>
          <table:table-cell table:formula="of:=[.M187]/[.K187]" office:value-type="float" office:value="1.85837320574163" calcext:value-type="float">
            <text:p>1.8583732057</text:p>
          </table:table-cell>
          <table:table-cell table:formula="of:=[.N187]/[.I187]" office:value-type="float" office:value="0.592042141347244" calcext:value-type="float">
            <text:p>0.5920421413</text:p>
          </table:table-cell>
          <table:table-cell table:formula="of:=[.I187]/[.K187]" office:value-type="float" office:value="118.0125" calcext:value-type="float">
            <text:p>118.0125</text:p>
          </table:table-cell>
          <table:table-cell office:value-type="float" office:value="75" calcext:value-type="float">
            <text:p>75</text:p>
          </table:table-cell>
          <table:table-cell table:formula="of:=[.N187]/[.K187]" office:value-type="float" office:value="69.8683732057416" calcext:value-type="float">
            <text:p>69.8683732057</text:p>
          </table:table-cell>
          <table:table-cell table:formula="of:=[.I187]/[.M187]" office:value-type="float" office:value="63.5031217816684" calcext:value-type="float">
            <text:p>63.5031217817</text:p>
          </table:table-cell>
          <table:table-cell table:formula="of:=[.I187]/SUM([.$I$2:.$I$198])" office:value-type="float" office:value="0.00127102239591436" calcext:value-type="float">
            <text:p>0.0012710224</text:p>
          </table:table-cell>
          <table:table-cell table:formula="of:=[.K187]/SUM([.$K$2:.$K$198])" office:value-type="float" office:value="0.000646613448447754" calcext:value-type="float">
            <text:p>0.0006466134</text:p>
          </table:table-cell>
          <table:table-cell table:formula="of:=([.U187]-[.V187])" office:value-type="float" office:value="0.000624408947466609" calcext:value-type="float">
            <text:p>0.00062440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/>
          <table:table-cell table:formula="of:=INDEX([Population.$B$2:.$B$264];MATCH([.A188];[Population.$A$2:.$A$264];0))" office:value-type="float" office:value="67814098" calcext:value-type="float">
            <text:p>67814098</text:p>
          </table:table-cell>
          <table:table-cell table:formula="of:=INDEX([Population.$C$2:.$C$264];MATCH([.A188];[Population.$A$2:.$A$264];0))" office:value-type="float" office:value="21" calcext:value-type="float">
            <text:p>21</text:p>
          </table:table-cell>
          <table:table-cell table:formula="of:=INDEX([Population.$G$2:.$G$264];MATCH([.A188];[Population.$A$2:.$A$264];0))" office:value-type="float" office:value="241930" calcext:value-type="float">
            <text:p>241930</text:p>
          </table:table-cell>
          <table:table-cell table:formula="of:=INDEX([Population.$H$2:.$H$264];MATCH([.A188];[Population.$A$2:.$A$264];0))" office:value-type="float" office:value="80" calcext:value-type="float">
            <text:p>80</text:p>
          </table:table-cell>
          <table:table-cell table:formula="of:=INDEX([Population.$G$2:.$G$264];MATCH([.J188];[Population.$H$2:.$H$264];0))" office:value-type="float" office:value="1259200" calcext:value-type="float">
            <text:p>1259200</text:p>
          </table:table-cell>
          <table:table-cell table:formula="of:=INDEX([Population.$B$2:.$B$264];MATCH([.L188];[Population.$C$2:.$C$264];0))" office:value-type="float" office:value="11640159" calcext:value-type="float">
            <text:p>11640159</text:p>
          </table:table-cell>
          <table:table-cell table:formula="of:=[.M188]/[.K188]" office:value-type="float" office:value="5.20481130905634" calcext:value-type="float">
            <text:p>5.2048113091</text:p>
          </table:table-cell>
          <table:table-cell table:formula="of:=[.N188]/[.I188]" office:value-type="float" office:value="0.171648069402914" calcext:value-type="float">
            <text:p>0.1716480694</text:p>
          </table:table-cell>
          <table:table-cell table:formula="of:=[.I188]/[.K188]" office:value-type="float" office:value="280.30462530484" calcext:value-type="float">
            <text:p>280.3046253048</text:p>
          </table:table-cell>
          <table:table-cell office:value-type="float" office:value="35" calcext:value-type="float">
            <text:p>35</text:p>
          </table:table-cell>
          <table:table-cell table:formula="of:=[.N188]/[.K188]" office:value-type="float" office:value="48.113747778283" calcext:value-type="float">
            <text:p>48.1137477783</text:p>
          </table:table-cell>
          <table:table-cell table:formula="of:=[.I188]/[.M188]" office:value-type="float" office:value="53.8549062897078" calcext:value-type="float">
            <text:p>53.8549062897</text:p>
          </table:table-cell>
          <table:table-cell table:formula="of:=[.I188]/SUM([.$I$2:.$I$198])" office:value-type="float" office:value="0.00873652863152942" calcext:value-type="float">
            <text:p>0.0087365286</text:p>
          </table:table-cell>
          <table:table-cell table:formula="of:=[.K188]/SUM([.$K$2:.$K$198])" office:value-type="float" office:value="0.00187123434907853" calcext:value-type="float">
            <text:p>0.0018712343</text:p>
          </table:table-cell>
          <table:table-cell table:formula="of:=([.U188]-[.V188])" office:value-type="float" office:value="0.00686529428245089" calcext:value-type="float">
            <text:p>0.00686529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Washington</text:p>
          </table:table-cell>
          <table:table-cell/>
          <table:table-cell table:formula="of:=INDEX([Population.$B$2:.$B$264];MATCH([.A189];[Population.$A$2:.$A$264];0))" office:value-type="float" office:value="330610570" calcext:value-type="float">
            <text:p>330610570</text:p>
          </table:table-cell>
          <table:table-cell table:formula="of:=INDEX([Population.$C$2:.$C$264];MATCH([.A189];[Population.$A$2:.$A$264];0))" office:value-type="float" office:value="3" calcext:value-type="float">
            <text:p>3</text:p>
          </table:table-cell>
          <table:table-cell table:formula="of:=INDEX([Population.$G$2:.$G$264];MATCH([.A189];[Population.$A$2:.$A$264];0))" office:value-type="float" office:value="9147420" calcext:value-type="float">
            <text:p>9147420</text:p>
          </table:table-cell>
          <table:table-cell table:formula="of:=INDEX([Population.$H$2:.$H$264];MATCH([.A189];[Population.$A$2:.$A$264];0))" office:value-type="float" office:value="3" calcext:value-type="float">
            <text:p>3</text:p>
          </table:table-cell>
          <table:table-cell table:formula="of:=INDEX([Population.$G$2:.$G$264];MATCH([.J189];[Population.$H$2:.$H$264];0))" office:value-type="float" office:value="9147420" calcext:value-type="float">
            <text:p>9147420</text:p>
          </table:table-cell>
          <table:table-cell table:formula="of:=INDEX([Population.$B$2:.$B$264];MATCH([.L189];[Population.$C$2:.$C$264];0))" office:value-type="float" office:value="330610570" calcext:value-type="float">
            <text:p>330610570</text:p>
          </table:table-cell>
          <table:table-cell table:formula="of:=[.M189]/[.K189]" office:value-type="float" office:value="1" calcext:value-type="float">
            <text:p>1</text:p>
          </table:table-cell>
          <table:table-cell table:formula="of:=[.N189]/[.I189]" office:value-type="float" office:value="1" calcext:value-type="float">
            <text:p>1</text:p>
          </table:table-cell>
          <table:table-cell table:formula="of:=[.I189]/[.K189]" office:value-type="float" office:value="36.1424937304726" calcext:value-type="float">
            <text:p>36.1424937305</text:p>
          </table:table-cell>
          <table:table-cell office:value-type="float" office:value="148" calcext:value-type="float">
            <text:p>148</text:p>
          </table:table-cell>
          <table:table-cell table:formula="of:=[.N189]/[.K189]" office:value-type="float" office:value="36.1424937304726" calcext:value-type="float">
            <text:p>36.1424937305</text:p>
          </table:table-cell>
          <table:table-cell table:formula="of:=[.I189]/[.M189]" office:value-type="float" office:value="36.1424937304726" calcext:value-type="float">
            <text:p>36.1424937305</text:p>
          </table:table-cell>
          <table:table-cell table:formula="of:=[.I189]/SUM([.$I$2:.$I$198])" office:value-type="float" office:value="0.042592746875307" calcext:value-type="float">
            <text:p>0.0425927469</text:p>
          </table:table-cell>
          <table:table-cell table:formula="of:=[.K189]/SUM([.$K$2:.$K$198])" office:value-type="float" office:value="0.0707517319449755" calcext:value-type="float">
            <text:p>0.0707517319</text:p>
          </table:table-cell>
          <table:table-cell table:formula="of:=([.U189]-[.V189])" office:value-type="float" office:value="-0.0281589850696685" calcext:value-type="float">
            <text:p>-0.02815898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Montevideo</text:p>
          </table:table-cell>
          <table:table-cell/>
          <table:table-cell table:formula="of:=INDEX([Population.$B$2:.$B$264];MATCH([.A190];[Population.$A$2:.$A$264];0))" office:value-type="float" office:value="3471314" calcext:value-type="float">
            <text:p>3471314</text:p>
          </table:table-cell>
          <table:table-cell table:formula="of:=INDEX([Population.$C$2:.$C$264];MATCH([.A190];[Population.$A$2:.$A$264];0))" office:value-type="float" office:value="135" calcext:value-type="float">
            <text:p>135</text:p>
          </table:table-cell>
          <table:table-cell table:formula="of:=INDEX([Population.$G$2:.$G$264];MATCH([.A190];[Population.$A$2:.$A$264];0))" office:value-type="float" office:value="175020" calcext:value-type="float">
            <text:p>175020</text:p>
          </table:table-cell>
          <table:table-cell table:formula="of:=INDEX([Population.$H$2:.$H$264];MATCH([.A190];[Population.$A$2:.$A$264];0))" office:value-type="float" office:value="91" calcext:value-type="float">
            <text:p>91</text:p>
          </table:table-cell>
          <table:table-cell table:formula="of:=INDEX([Population.$G$2:.$G$264];MATCH([.J190];[Population.$H$2:.$H$264];0))" office:value-type="float" office:value="38117" calcext:value-type="float">
            <text:p>38117</text:p>
          </table:table-cell>
          <table:table-cell table:formula="of:=INDEX([Population.$B$2:.$B$264];MATCH([.L190];[Population.$C$2:.$C$264];0))" office:value-type="float" office:value="10086531" calcext:value-type="float">
            <text:p>10086531</text:p>
          </table:table-cell>
          <table:table-cell table:formula="of:=[.M190]/[.K190]" office:value-type="float" office:value="0.217786538681294" calcext:value-type="float">
            <text:p>0.2177865387</text:p>
          </table:table-cell>
          <table:table-cell table:formula="of:=[.N190]/[.I190]" office:value-type="float" office:value="2.90568096115765" calcext:value-type="float">
            <text:p>2.9056809612</text:p>
          </table:table-cell>
          <table:table-cell table:formula="of:=[.I190]/[.K190]" office:value-type="float" office:value="19.8338132784825" calcext:value-type="float">
            <text:p>19.8338132785</text:p>
          </table:table-cell>
          <table:table-cell office:value-type="float" office:value="166" calcext:value-type="float">
            <text:p>166</text:p>
          </table:table-cell>
          <table:table-cell table:formula="of:=[.N190]/[.K190]" office:value-type="float" office:value="57.6307336304422" calcext:value-type="float">
            <text:p>57.6307336304</text:p>
          </table:table-cell>
          <table:table-cell table:formula="of:=[.I190]/[.M190]" office:value-type="float" office:value="91.0699687803342" calcext:value-type="float">
            <text:p>91.0699687803</text:p>
          </table:table-cell>
          <table:table-cell table:formula="of:=[.I190]/SUM([.$I$2:.$I$198])" office:value-type="float" office:value="0.000447211347558275" calcext:value-type="float">
            <text:p>0.0004472113</text:p>
          </table:table-cell>
          <table:table-cell table:formula="of:=[.K190]/SUM([.$K$2:.$K$198])" office:value-type="float" office:value="0.00135371155200151" calcext:value-type="float">
            <text:p>0.0013537116</text:p>
          </table:table-cell>
          <table:table-cell table:formula="of:=([.U190]-[.V190])" office:value-type="float" office:value="-0.00090650020444323" calcext:value-type="float">
            <text:p>-0.00090650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bek</text:p>
          </table:table-cell>
          <table:table-cell table:number-columns-repeated="3"/>
          <table:table-cell office:value-type="string" calcext:value-type="string">
            <text:p>Tashkent</text:p>
          </table:table-cell>
          <table:table-cell/>
          <table:table-cell table:formula="of:=INDEX([Population.$B$2:.$B$264];MATCH([.A191];[Population.$A$2:.$A$264];0))" office:value-type="float" office:value="33368859" calcext:value-type="float">
            <text:p>33368859</text:p>
          </table:table-cell>
          <table:table-cell table:formula="of:=INDEX([Population.$C$2:.$C$264];MATCH([.A191];[Population.$A$2:.$A$264];0))" office:value-type="float" office:value="42" calcext:value-type="float">
            <text:p>42</text:p>
          </table:table-cell>
          <table:table-cell table:formula="of:=INDEX([Population.$G$2:.$G$264];MATCH([.A191];[Population.$A$2:.$A$264];0))" office:value-type="float" office:value="425400" calcext:value-type="float">
            <text:p>425400</text:p>
          </table:table-cell>
          <table:table-cell table:formula="of:=INDEX([Population.$H$2:.$H$264];MATCH([.A191];[Population.$A$2:.$A$264];0))" office:value-type="float" office:value="57" calcext:value-type="float">
            <text:p>57</text:p>
          </table:table-cell>
          <table:table-cell table:formula="of:=INDEX([Population.$G$2:.$G$264];MATCH([.J191];[Population.$H$2:.$H$264];0))" office:value-type="float" office:value="622980" calcext:value-type="float">
            <text:p>622980</text:p>
          </table:table-cell>
          <table:table-cell table:formula="of:=INDEX([Population.$B$2:.$B$264];MATCH([.L191];[Population.$C$2:.$C$264];0))" office:value-type="float" office:value="23808164" calcext:value-type="float">
            <text:p>23808164</text:p>
          </table:table-cell>
          <table:table-cell table:formula="of:=[.M191]/[.K191]" office:value-type="float" office:value="1.46445698166432" calcext:value-type="float">
            <text:p>1.4644569817</text:p>
          </table:table-cell>
          <table:table-cell table:formula="of:=[.N191]/[.I191]" office:value-type="float" office:value="0.713484509614189" calcext:value-type="float">
            <text:p>0.7134845096</text:p>
          </table:table-cell>
          <table:table-cell table:formula="of:=[.I191]/[.K191]" office:value-type="float" office:value="78.4411354019746" calcext:value-type="float">
            <text:p>78.441135402</text:p>
          </table:table-cell>
          <table:table-cell office:value-type="float" office:value="109" calcext:value-type="float">
            <text:p>109</text:p>
          </table:table-cell>
          <table:table-cell table:formula="of:=[.N191]/[.K191]" office:value-type="float" office:value="55.966535025858" calcext:value-type="float">
            <text:p>55.9665350259</text:p>
          </table:table-cell>
          <table:table-cell table:formula="of:=[.I191]/[.M191]" office:value-type="float" office:value="53.563290956371" calcext:value-type="float">
            <text:p>53.5632909564</text:p>
          </table:table-cell>
          <table:table-cell table:formula="of:=[.I191]/SUM([.$I$2:.$I$198])" office:value-type="float" office:value="0.00429892899342211" calcext:value-type="float">
            <text:p>0.004298929</text:p>
          </table:table-cell>
          <table:table-cell table:formula="of:=[.K191]/SUM([.$K$2:.$K$198])" office:value-type="float" office:value="0.00329030336088127" calcext:value-type="float">
            <text:p>0.0032903034</text:p>
          </table:table-cell>
          <table:table-cell table:formula="of:=([.U191]-[.V191])" office:value-type="float" office:value="0.00100862563254084" calcext:value-type="float">
            <text:p>0.00100862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Vanuatu</text:p>
          </table:table-cell>
          <table:table-cell table:number-columns-repeated="4"/>
          <table:table-cell office:value-type="string" calcext:value-type="string">
            <text:p>Port Vila</text:p>
          </table:table-cell>
          <table:table-cell/>
          <table:table-cell table:formula="of:=INDEX([Population.$B$2:.$B$264];MATCH([.A192];[Population.$A$2:.$A$264];0))" office:value-type="float" office:value="305623" calcext:value-type="float">
            <text:p>305623</text:p>
          </table:table-cell>
          <table:table-cell table:formula="of:=INDEX([Population.$C$2:.$C$264];MATCH([.A192];[Population.$A$2:.$A$264];0))" office:value-type="float" office:value="183" calcext:value-type="float">
            <text:p>183</text:p>
          </table:table-cell>
          <table:table-cell table:formula="of:=INDEX([Population.$G$2:.$G$264];MATCH([.A192];[Population.$A$2:.$A$264];0))" office:value-type="float" office:value="12190" calcext:value-type="float">
            <text:p>12190</text:p>
          </table:table-cell>
          <table:table-cell table:formula="of:=INDEX([Population.$H$2:.$H$264];MATCH([.A192];[Population.$A$2:.$A$264];0))" office:value-type="float" office:value="161" calcext:value-type="float">
            <text:p>161</text:p>
          </table:table-cell>
          <table:table-cell table:formula="of:=INDEX([Population.$G$2:.$G$264];MATCH([.J192];[Population.$H$2:.$H$264];0))" office:value-type="float" office:value="1396" calcext:value-type="float">
            <text:p>1396</text:p>
          </table:table-cell>
          <table:table-cell table:formula="of:=INDEX([Population.$B$2:.$B$264];MATCH([.L192];[Population.$C$2:.$C$264];0))" office:value-type="float" office:value="1157707" calcext:value-type="float">
            <text:p>1157707</text:p>
          </table:table-cell>
          <table:table-cell table:formula="of:=[.M192]/[.K192]" office:value-type="float" office:value="0.114520098441345" calcext:value-type="float">
            <text:p>0.1145200984</text:p>
          </table:table-cell>
          <table:table-cell table:formula="of:=[.N192]/[.I192]" office:value-type="float" office:value="3.78802315270775" calcext:value-type="float">
            <text:p>3.7880231527</text:p>
          </table:table-cell>
          <table:table-cell table:formula="of:=[.I192]/[.K192]" office:value-type="float" office:value="25.0716160787531" calcext:value-type="float">
            <text:p>25.0716160788</text:p>
          </table:table-cell>
          <table:table-cell office:value-type="float" office:value="160" calcext:value-type="float">
            <text:p>160</text:p>
          </table:table-cell>
          <table:table-cell table:formula="of:=[.N192]/[.K192]" office:value-type="float" office:value="94.9718621821165" calcext:value-type="float">
            <text:p>94.9718621821</text:p>
          </table:table-cell>
          <table:table-cell table:formula="of:=[.I192]/[.M192]" office:value-type="float" office:value="218.927650429799" calcext:value-type="float">
            <text:p>218.9276504298</text:p>
          </table:table-cell>
          <table:table-cell table:formula="of:=[.I192]/SUM([.$I$2:.$I$198])" office:value-type="float" office:value="0.0000393735840879859" calcext:value-type="float">
            <text:p>3.93735840879859E-05</text:p>
          </table:table-cell>
          <table:table-cell table:formula="of:=[.K192]/SUM([.$K$2:.$K$198])" office:value-type="float" office:value="0.0000942849035475851" calcext:value-type="float">
            <text:p>9.42849035475851E-05</text:p>
          </table:table-cell>
          <table:table-cell table:formula="of:=([.U192]-[.V192])" office:value-type="float" office:value="-0.0000549113194595992" calcext:value-type="float">
            <text:p>-5.49113194595992E-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table:number-columns-repeated="5"/>
          <table:table-cell office:value-type="string" calcext:value-type="string">
            <text:p>Vatican City</text:p>
          </table:table-cell>
          <table:table-cell/>
          <table:table-cell table:formula="of:=INDEX([Population.$B$2:.$B$264];MATCH([.A193];[Population.$A$2:.$A$264];0))" office:value-type="float" office:value="801" calcext:value-type="float">
            <text:p>801</text:p>
          </table:table-cell>
          <table:table-cell table:formula="of:=INDEX([Population.$C$2:.$C$264];MATCH([.A193];[Population.$A$2:.$A$264];0))" office:value-type="float" office:value="237" calcext:value-type="float">
            <text:p>237</text:p>
          </table:table-cell>
          <table:table-cell table:formula="of:=INDEX([Population.$G$2:.$G$264];MATCH([.A193];[Population.$A$2:.$A$264];0))" office:value-type="float" office:value="0.49" calcext:value-type="float">
            <text:p>0.49</text:p>
          </table:table-cell>
          <table:table-cell table:formula="of:=INDEX([Population.$H$2:.$H$264];MATCH([.A193];[Population.$A$2:.$A$264];0))" office:value-type="float" office:value="237" calcext:value-type="float">
            <text:p>237</text:p>
          </table:table-cell>
          <table:table-cell table:formula="of:=INDEX([Population.$G$2:.$G$264];MATCH([.J193];[Population.$H$2:.$H$264];0))" office:value-type="float" office:value="0.49" calcext:value-type="float">
            <text:p>0.49</text:p>
          </table:table-cell>
          <table:table-cell table:formula="of:=INDEX([Population.$B$2:.$B$264];MATCH([.L193];[Population.$C$2:.$C$264];0))" office:value-type="float" office:value="801" calcext:value-type="float">
            <text:p>801</text:p>
          </table:table-cell>
          <table:table-cell table:formula="of:=[.M193]/[.K193]" office:value-type="float" office:value="1" calcext:value-type="float">
            <text:p>1</text:p>
          </table:table-cell>
          <table:table-cell table:formula="of:=[.N193]/[.I193]" office:value-type="float" office:value="1" calcext:value-type="float">
            <text:p>1</text:p>
          </table:table-cell>
          <table:table-cell table:formula="of:=[.I193]/[.K193]" office:value-type="float" office:value="1634.69387755102" calcext:value-type="float">
            <text:p>1634.693877551</text:p>
          </table:table-cell>
          <table:table-cell office:value-type="float" office:value="5" calcext:value-type="float">
            <text:p>5</text:p>
          </table:table-cell>
          <table:table-cell table:formula="of:=[.N193]/[.K193]" office:value-type="float" office:value="1634.69387755102" calcext:value-type="float">
            <text:p>1634.693877551</text:p>
          </table:table-cell>
          <table:table-cell table:formula="of:=[.I193]/[.M193]" office:value-type="float" office:value="1634.69387755102" calcext:value-type="float">
            <text:p>1634.693877551</text:p>
          </table:table-cell>
          <table:table-cell table:formula="of:=[.I193]/SUM([.$I$2:.$I$198])" office:value-type="float" office:value="0.000000103193283406277" calcext:value-type="float">
            <text:p>1.03193283406277E-07</text:p>
          </table:table-cell>
          <table:table-cell table:formula="of:=[.K193]/SUM([.$K$2:.$K$198])" office:value-type="float" office:value="0.00000000378995920740908" calcext:value-type="float">
            <text:p>3.78995920740908E-09</text:p>
          </table:table-cell>
          <table:table-cell table:formula="of:=([.U193]-[.V193])" office:value-type="float" office:value="0.0000000994033241988683" calcext:value-type="float">
            <text:p>9.94033241988683E-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Caracas</text:p>
          </table:table-cell>
          <table:table-cell/>
          <table:table-cell table:formula="of:=INDEX([Population.$B$2:.$B$264];MATCH([.A194];[Population.$A$2:.$A$264];0))" office:value-type="float" office:value="28451828" calcext:value-type="float">
            <text:p>28451828</text:p>
          </table:table-cell>
          <table:table-cell table:formula="of:=INDEX([Population.$C$2:.$C$264];MATCH([.A194];[Population.$A$2:.$A$264];0))" office:value-type="float" office:value="50" calcext:value-type="float">
            <text:p>50</text:p>
          </table:table-cell>
          <table:table-cell table:formula="of:=INDEX([Population.$G$2:.$G$264];MATCH([.A194];[Population.$A$2:.$A$264];0))" office:value-type="float" office:value="882050" calcext:value-type="float">
            <text:p>882050</text:p>
          </table:table-cell>
          <table:table-cell table:formula="of:=INDEX([Population.$H$2:.$H$264];MATCH([.A194];[Population.$A$2:.$A$264];0))" office:value-type="float" office:value="32" calcext:value-type="float">
            <text:p>32</text:p>
          </table:table-cell>
          <table:table-cell table:formula="of:=INDEX([Population.$G$2:.$G$264];MATCH([.J194];[Population.$H$2:.$H$264];0))" office:value-type="float" office:value="510890" calcext:value-type="float">
            <text:p>510890</text:p>
          </table:table-cell>
          <table:table-cell table:formula="of:=INDEX([Population.$B$2:.$B$264];MATCH([.L194];[Population.$C$2:.$C$264];0))" office:value-type="float" office:value="45111229" calcext:value-type="float">
            <text:p>45111229</text:p>
          </table:table-cell>
          <table:table-cell table:formula="of:=[.M194]/[.K194]" office:value-type="float" office:value="0.579207527917919" calcext:value-type="float">
            <text:p>0.5792075279</text:p>
          </table:table-cell>
          <table:table-cell table:formula="of:=[.N194]/[.I194]" office:value-type="float" office:value="1.58553007560709" calcext:value-type="float">
            <text:p>1.5855300756</text:p>
          </table:table-cell>
          <table:table-cell table:formula="of:=[.I194]/[.K194]" office:value-type="float" office:value="32.256479791395" calcext:value-type="float">
            <text:p>32.2564797914</text:p>
          </table:table-cell>
          <table:table-cell office:value-type="float" office:value="151" calcext:value-type="float">
            <text:p>151</text:p>
          </table:table-cell>
          <table:table-cell table:formula="of:=[.N194]/[.K194]" office:value-type="float" office:value="51.1436188424692" calcext:value-type="float">
            <text:p>51.1436188425</text:p>
          </table:table-cell>
          <table:table-cell table:formula="of:=[.I194]/[.M194]" office:value-type="float" office:value="55.6907122864022" calcext:value-type="float">
            <text:p>55.6907122864</text:p>
          </table:table-cell>
          <table:table-cell table:formula="of:=[.I194]/SUM([.$I$2:.$I$198])" office:value-type="float" office:value="0.00366546510640531" calcext:value-type="float">
            <text:p>0.0036654651</text:p>
          </table:table-cell>
          <table:table-cell table:formula="of:=[.K194]/SUM([.$K$2:.$K$198])" office:value-type="float" office:value="0.00682231330386772" calcext:value-type="float">
            <text:p>0.0068223133</text:p>
          </table:table-cell>
          <table:table-cell table:formula="of:=([.U194]-[.V194])" office:value-type="float" office:value="-0.0031568481974624" calcext:value-type="float">
            <text:p>-0.00315684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Hanoi</text:p>
          </table:table-cell>
          <table:table-cell/>
          <table:table-cell table:formula="of:=INDEX([Population.$B$2:.$B$264];MATCH([.A195];[Population.$A$2:.$A$264];0))" office:value-type="float" office:value="97160127" calcext:value-type="float">
            <text:p>97160127</text:p>
          </table:table-cell>
          <table:table-cell table:formula="of:=INDEX([Population.$C$2:.$C$264];MATCH([.A195];[Population.$A$2:.$A$264];0))" office:value-type="float" office:value="15" calcext:value-type="float">
            <text:p>15</text:p>
          </table:table-cell>
          <table:table-cell table:formula="of:=INDEX([Population.$G$2:.$G$264];MATCH([.A195];[Population.$A$2:.$A$264];0))" office:value-type="float" office:value="310070" calcext:value-type="float">
            <text:p>310070</text:p>
          </table:table-cell>
          <table:table-cell table:formula="of:=INDEX([Population.$H$2:.$H$264];MATCH([.A195];[Population.$A$2:.$A$264];0))" office:value-type="float" office:value="68" calcext:value-type="float">
            <text:p>68</text:p>
          </table:table-cell>
          <table:table-cell table:formula="of:=INDEX([Population.$G$2:.$G$264];MATCH([.J195];[Population.$H$2:.$H$264];0))" office:value-type="float" office:value="1765048" calcext:value-type="float">
            <text:p>1765048</text:p>
          </table:table-cell>
          <table:table-cell table:formula="of:=INDEX([Population.$B$2:.$B$264];MATCH([.L195];[Population.$C$2:.$C$264];0))" office:value-type="float" office:value="17410293" calcext:value-type="float">
            <text:p>17410293</text:p>
          </table:table-cell>
          <table:table-cell table:formula="of:=[.M195]/[.K195]" office:value-type="float" office:value="5.69241784113265" calcext:value-type="float">
            <text:p>5.6924178411</text:p>
          </table:table-cell>
          <table:table-cell table:formula="of:=[.N195]/[.I195]" office:value-type="float" office:value="0.179191748071717" calcext:value-type="float">
            <text:p>0.1791917481</text:p>
          </table:table-cell>
          <table:table-cell table:formula="of:=[.I195]/[.K195]" office:value-type="float" office:value="313.349008288451" calcext:value-type="float">
            <text:p>313.3490082885</text:p>
          </table:table-cell>
          <table:table-cell office:value-type="float" office:value="30" calcext:value-type="float">
            <text:p>30</text:p>
          </table:table-cell>
          <table:table-cell table:formula="of:=[.N195]/[.K195]" office:value-type="float" office:value="56.1495565517464" calcext:value-type="float">
            <text:p>56.1495565517</text:p>
          </table:table-cell>
          <table:table-cell table:formula="of:=[.I195]/[.M195]" office:value-type="float" office:value="55.0467335732513" calcext:value-type="float">
            <text:p>55.0467335733</text:p>
          </table:table-cell>
          <table:table-cell table:formula="of:=[.I195]/SUM([.$I$2:.$I$198])" office:value-type="float" office:value="0.0125171941589275" calcext:value-type="float">
            <text:p>0.0125171942</text:p>
          </table:table-cell>
          <table:table-cell table:formula="of:=[.K195]/SUM([.$K$2:.$K$198])" office:value-type="float" office:value="0.00239827071722721" calcext:value-type="float">
            <text:p>0.0023982707</text:p>
          </table:table-cell>
          <table:table-cell table:formula="of:=([.U195]-[.V195])" office:value-type="float" office:value="0.0101189234417003" calcext:value-type="float">
            <text:p>0.01011892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Yemen</text:p>
          </table:table-cell>
          <table:table-cell table:number-columns-repeated="4"/>
          <table:table-cell office:value-type="string" calcext:value-type="string">
            <text:p>Sanaa</text:p>
          </table:table-cell>
          <table:table-cell/>
          <table:table-cell table:formula="of:=INDEX([Population.$B$2:.$B$264];MATCH([.A196];[Population.$A$2:.$A$264];0))" office:value-type="float" office:value="29687214" calcext:value-type="float">
            <text:p>29687214</text:p>
          </table:table-cell>
          <table:table-cell table:formula="of:=INDEX([Population.$C$2:.$C$264];MATCH([.A196];[Population.$A$2:.$A$264];0))" office:value-type="float" office:value="48" calcext:value-type="float">
            <text:p>48</text:p>
          </table:table-cell>
          <table:table-cell table:formula="of:=INDEX([Population.$G$2:.$G$264];MATCH([.A196];[Population.$A$2:.$A$264];0))" office:value-type="float" office:value="527970" calcext:value-type="float">
            <text:p>527970</text:p>
          </table:table-cell>
          <table:table-cell table:formula="of:=INDEX([Population.$H$2:.$H$264];MATCH([.A196];[Population.$A$2:.$A$264];0))" office:value-type="float" office:value="49" calcext:value-type="float">
            <text:p>49</text:p>
          </table:table-cell>
          <table:table-cell table:formula="of:=INDEX([Population.$G$2:.$G$264];MATCH([.J196];[Population.$H$2:.$H$264];0))" office:value-type="float" office:value="547557" calcext:value-type="float">
            <text:p>547557</text:p>
          </table:table-cell>
          <table:table-cell table:formula="of:=INDEX([Population.$B$2:.$B$264];MATCH([.L196];[Population.$C$2:.$C$264];0))" office:value-type="float" office:value="29027347" calcext:value-type="float">
            <text:p>29027347</text:p>
          </table:table-cell>
          <table:table-cell table:formula="of:=[.M196]/[.K196]" office:value-type="float" office:value="1.0370986987897" calcext:value-type="float">
            <text:p>1.0370986988</text:p>
          </table:table-cell>
          <table:table-cell table:formula="of:=[.N196]/[.I196]" office:value-type="float" office:value="0.977772686921716" calcext:value-type="float">
            <text:p>0.9777726869</text:p>
          </table:table-cell>
          <table:table-cell table:formula="of:=[.I196]/[.K196]" office:value-type="float" office:value="56.2289789192568" calcext:value-type="float">
            <text:p>56.2289789193</text:p>
          </table:table-cell>
          <table:table-cell office:value-type="float" office:value="128" calcext:value-type="float">
            <text:p>128</text:p>
          </table:table-cell>
          <table:table-cell table:formula="of:=[.N196]/[.K196]" office:value-type="float" office:value="54.9791598007463" calcext:value-type="float">
            <text:p>54.9791598007</text:p>
          </table:table-cell>
          <table:table-cell table:formula="of:=[.I196]/[.M196]" office:value-type="float" office:value="54.2175773481117" calcext:value-type="float">
            <text:p>54.2175773481</text:p>
          </table:table-cell>
          <table:table-cell table:formula="of:=[.I196]/SUM([.$I$2:.$I$198])" office:value-type="float" office:value="0.00382462058407591" calcext:value-type="float">
            <text:p>0.0038246206</text:p>
          </table:table-cell>
          <table:table-cell table:formula="of:=[.K196]/SUM([.$K$2:.$K$198])" office:value-type="float" office:value="0.00408364237293015" calcext:value-type="float">
            <text:p>0.0040836424</text:p>
          </table:table-cell>
          <table:table-cell table:formula="of:=([.U196]-[.V196])" office:value-type="float" office:value="-0.000259021788854238" calcext:value-type="float">
            <text:p>-0.00025902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string" calcext:value-type="string">
            <text:p>Zambia</text:p>
          </table:table-cell>
          <table:table-cell table:number-columns-repeated="4"/>
          <table:table-cell office:value-type="string" calcext:value-type="string">
            <text:p>Lusaka</text:p>
          </table:table-cell>
          <table:table-cell/>
          <table:table-cell table:formula="of:=INDEX([Population.$B$2:.$B$264];MATCH([.A197];[Population.$A$2:.$A$264];0))" office:value-type="float" office:value="18273379" calcext:value-type="float">
            <text:p>18273379</text:p>
          </table:table-cell>
          <table:table-cell table:formula="of:=INDEX([Population.$C$2:.$C$264];MATCH([.A197];[Population.$A$2:.$A$264];0))" office:value-type="float" office:value="65" calcext:value-type="float">
            <text:p>65</text:p>
          </table:table-cell>
          <table:table-cell table:formula="of:=INDEX([Population.$G$2:.$G$264];MATCH([.A197];[Population.$A$2:.$A$264];0))" office:value-type="float" office:value="743390" calcext:value-type="float">
            <text:p>743390</text:p>
          </table:table-cell>
          <table:table-cell table:formula="of:=INDEX([Population.$H$2:.$H$264];MATCH([.A197];[Population.$A$2:.$A$264];0))" office:value-type="float" office:value="38" calcext:value-type="float">
            <text:p>38</text:p>
          </table:table-cell>
          <table:table-cell table:formula="of:=INDEX([Population.$G$2:.$G$264];MATCH([.J197];[Population.$H$2:.$H$264];0))" office:value-type="float" office:value="341500" calcext:value-type="float">
            <text:p>341500</text:p>
          </table:table-cell>
          <table:table-cell table:formula="of:=INDEX([Population.$B$2:.$B$264];MATCH([.L197];[Population.$C$2:.$C$264];0))" office:value-type="float" office:value="37854825" calcext:value-type="float">
            <text:p>37854825</text:p>
          </table:table-cell>
          <table:table-cell table:formula="of:=[.M197]/[.K197]" office:value-type="float" office:value="0.459382020204738" calcext:value-type="float">
            <text:p>0.4593820202</text:p>
          </table:table-cell>
          <table:table-cell table:formula="of:=[.N197]/[.I197]" office:value-type="float" office:value="2.07158320308466" calcext:value-type="float">
            <text:p>2.0715832031</text:p>
          </table:table-cell>
          <table:table-cell table:formula="of:=[.I197]/[.K197]" office:value-type="float" office:value="24.581147177121" calcext:value-type="float">
            <text:p>24.5811471771</text:p>
          </table:table-cell>
          <table:table-cell office:value-type="float" office:value="162" calcext:value-type="float">
            <text:p>162</text:p>
          </table:table-cell>
          <table:table-cell table:formula="of:=[.N197]/[.K197]" office:value-type="float" office:value="50.9218916046759" calcext:value-type="float">
            <text:p>50.9218916047</text:p>
          </table:table-cell>
          <table:table-cell table:formula="of:=[.I197]/[.M197]" office:value-type="float" office:value="53.5091625183016" calcext:value-type="float">
            <text:p>53.5091625183</text:p>
          </table:table-cell>
          <table:table-cell table:formula="of:=[.I197]/SUM([.$I$2:.$I$198])" office:value-type="float" office:value="0.00235416976022137" calcext:value-type="float">
            <text:p>0.0023541698</text:p>
          </table:table-cell>
          <table:table-cell table:formula="of:=[.K197]/SUM([.$K$2:.$K$198])" office:value-type="float" office:value="0.00574983219427722" calcext:value-type="float">
            <text:p>0.0057498322</text:p>
          </table:table-cell>
          <table:table-cell table:formula="of:=([.U197]-[.V197])" office:value-type="float" office:value="-0.00339566243405585" calcext:value-type="float">
            <text:p>-0.00339566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number-columns-repeated="4"/>
          <table:table-cell office:value-type="string" calcext:value-type="string">
            <text:p>Harare</text:p>
          </table:table-cell>
          <table:table-cell/>
          <table:table-cell table:formula="of:=INDEX([Population.$B$2:.$B$264];MATCH([.A198];[Population.$A$2:.$A$264];0))" office:value-type="float" office:value="14818157" calcext:value-type="float">
            <text:p>14818157</text:p>
          </table:table-cell>
          <table:table-cell table:formula="of:=INDEX([Population.$C$2:.$C$264];MATCH([.A198];[Population.$A$2:.$A$264];0))" office:value-type="float" office:value="74" calcext:value-type="float">
            <text:p>74</text:p>
          </table:table-cell>
          <table:table-cell table:formula="of:=INDEX([Population.$G$2:.$G$264];MATCH([.A198];[Population.$A$2:.$A$264];0))" office:value-type="float" office:value="386850" calcext:value-type="float">
            <text:p>386850</text:p>
          </table:table-cell>
          <table:table-cell table:formula="of:=INDEX([Population.$H$2:.$H$264];MATCH([.A198];[Population.$A$2:.$A$264];0))" office:value-type="float" office:value="61" calcext:value-type="float">
            <text:p>61</text:p>
          </table:table-cell>
          <table:table-cell table:formula="of:=INDEX([Population.$G$2:.$G$264];MATCH([.J198];[Population.$H$2:.$H$264];0))" office:value-type="float" office:value="273600" calcext:value-type="float">
            <text:p>273600</text:p>
          </table:table-cell>
          <table:table-cell table:formula="of:=INDEX([Population.$B$2:.$B$264];MATCH([.L198];[Population.$C$2:.$C$264];0))" office:value-type="float" office:value="19262731" calcext:value-type="float">
            <text:p>19262731</text:p>
          </table:table-cell>
          <table:table-cell table:formula="of:=[.M198]/[.K198]" office:value-type="float" office:value="0.707250872431175" calcext:value-type="float">
            <text:p>0.7072508724</text:p>
          </table:table-cell>
          <table:table-cell table:formula="of:=[.N198]/[.I198]" office:value-type="float" office:value="1.29994107904242" calcext:value-type="float">
            <text:p>1.299941079</text:p>
          </table:table-cell>
          <table:table-cell table:formula="of:=[.I198]/[.K198]" office:value-type="float" office:value="38.3046581362285" calcext:value-type="float">
            <text:p>38.3046581362</text:p>
          </table:table-cell>
          <table:table-cell office:value-type="float" office:value="147" calcext:value-type="float">
            <text:p>147</text:p>
          </table:table-cell>
          <table:table-cell table:formula="of:=[.N198]/[.K198]" office:value-type="float" office:value="49.7937986299599" calcext:value-type="float">
            <text:p>49.79379863</text:p>
          </table:table-cell>
          <table:table-cell table:formula="of:=[.I198]/[.M198]" office:value-type="float" office:value="54.1599305555556" calcext:value-type="float">
            <text:p>54.1599305556</text:p>
          </table:table-cell>
          <table:table-cell table:formula="of:=[.I198]/SUM([.$I$2:.$I$198])" office:value-type="float" office:value="0.00190903155413198" calcext:value-type="float">
            <text:p>0.0019090316</text:p>
          </table:table-cell>
          <table:table-cell table:formula="of:=[.K198]/SUM([.$K$2:.$K$198])" office:value-type="float" office:value="0.00299213412119633" calcext:value-type="float">
            <text:p>0.0029921341</text:p>
          </table:table-cell>
          <table:table-cell table:formula="of:=([.U198]-[.V198])" office:value-type="float" office:value="-0.00108310256706436" calcext:value-type="float">
            <text:p>-0.0010831026</text:p>
          </table:table-cell>
          <table:table-cell office:value-type="float" office:value="153" calcext:value-type="float">
            <text:p>153</text:p>
          </table:table-cell>
        </table:table-row>
      </table:table>
      <table:table table:name="Population" table:style-name="ta1"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Population Rank (2020)</text:p>
          </table:table-cell>
          <table:table-cell table:style-name="Default"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Area Rank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table:style-name="Default" office:value-type="string" calcext:value-type="string">
            <text:p>World Share</text:p>
          </table:table-cell>
          <table:table-cell office:value-type="string" calcext:value-type="string">
            <text:p>Notes; Source for this data is https://www.kaggle.com/tanuprabhu/population-by-country-2020/data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float" office:value="40" calcext:value-type="float">
            <text:p>40</text:p>
          </table:table-cell>
          <table:table-cell office:value-type="float" office:value="-62920" calcext:value-type="float">
            <text:p>-62920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float" office:value="146" calcext:value-type="float">
            <text:p>146</text:p>
          </table:table-cell>
          <table:table-cell office:value-type="float" office:value="-14000" calcext:value-type="float">
            <text:p>-14000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1" calcext:value-type="float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 office:value-type="float" office:value="197" calcext:value-type="float">
            <text:p>19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22" calcext:value-type="float">
            <text:p>22</text:p>
          </table:table-cell>
          <table:table-cell office:value-type="float" office:value="6413" calcext:value-type="float">
            <text:p>6413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float" office:value="8" calcext:value-type="float">
            <text:p>8</text:p>
          </table:table-cell>
          <table:table-cell office:value-type="float" office:value="4800" calcext:value-type="float">
            <text:p>4800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float" office:value="141" calcext:value-type="float">
            <text:p>141</text:p>
          </table:table-cell>
          <table:table-cell office:value-type="float" office:value="-4998" calcext:value-type="float">
            <text:p>-4998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float" office:value="6" calcext:value-type="float">
            <text:p>6</text:p>
          </table:table-cell>
          <table:table-cell office:value-type="float" office:value="158246" calcext:value-type="float">
            <text:p>15824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float" office:value="116" calcext:value-type="float">
            <text:p>116</text:p>
          </table:table-cell>
          <table:table-cell office:value-type="float" office:value="65000" calcext:value-type="float">
            <text:p>65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float" office:value="189" calcext:value-type="float">
            <text:p>189</text:p>
          </table:table-cell>
          <table:table-cell office:value-type="float" office:value="47800" calcext:value-type="float">
            <text:p>47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float" office:value="96" calcext:value-type="float">
            <text:p>96</text:p>
          </table:table-cell>
          <table:table-cell office:value-type="float" office:value="-369501" calcext:value-type="float">
            <text:p>-369501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float" office:value="203" calcext:value-type="float">
            <text:p>203</text:p>
          </table:table-cell>
          <table:table-cell office:value-type="float" office:value="-79" calcext:value-type="float">
            <text:p>-7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float" office:value="84" calcext:value-type="float">
            <text:p>84</text:p>
          </table:table-cell>
          <table:table-cell office:value-type="float" office:value="8730" calcext:value-type="float">
            <text:p>873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float" office:value="140" calcext:value-type="float">
            <text:p>140</text:p>
          </table:table-cell>
          <table:table-cell office:value-type="float" office:value="48000" calcext:value-type="float">
            <text:p>48000</text:p>
          </table:table-cell>
          <table:table-cell office:value-type="float" office:value="1.7" calcext:value-type="float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float" office:value="151" calcext:value-type="float">
            <text:p>151</text:p>
          </table:table-cell>
          <table:table-cell office:value-type="float" office:value="1200" calcext:value-type="float">
            <text:p>1200</text:p>
          </table:table-cell>
          <table:table-cell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float" office:value="100" calcext:value-type="float">
            <text:p>100</text:p>
          </table:table-cell>
          <table:table-cell office:value-type="float" office:value="-2000" calcext:value-type="float">
            <text:p>-2000</text:p>
          </table:table-cell>
          <table:table-cell office:value-type="float" office:value="4.9" calcext:value-type="float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float" office:value="26" calcext:value-type="float">
            <text:p>26</text:p>
          </table:table-cell>
          <table:table-cell office:value-type="float" office:value="-9504" calcext:value-type="float">
            <text:p>-9504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float" office:value="129" calcext:value-type="float">
            <text:p>129</text:p>
          </table:table-cell>
          <table:table-cell office:value-type="float" office:value="-21585" calcext:value-type="float">
            <text:p>-21585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5" calcext:value-type="float">
            <text:p>5</text:p>
          </table:table-cell>
          <table:table-cell office:value-type="float" office:value="21200" calcext:value-type="float">
            <text:p>21200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  <table:table-cell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float" office:value="102" calcext:value-type="float">
            <text:p>102</text:p>
          </table:table-cell>
          <table:table-cell office:value-type="float" office:value="-4800" calcext:value-type="float">
            <text:p>-48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float" office:value="74" calcext:value-type="float">
            <text:p>74</text:p>
          </table:table-cell>
          <table:table-cell office:value-type="float" office:value="-25000" calcext:value-type="float">
            <text:p>-25000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float" office:value="147" calcext:value-type="float">
            <text:p>147</text:p>
          </table:table-cell>
          <table:table-cell office:value-type="float" office:value="2001" calcext:value-type="float">
            <text:p>2001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float" office:value="175" calcext:value-type="float">
            <text:p>175</text:p>
          </table:table-cell>
          <table:table-cell office:value-type="float" office:value="-1342" calcext:value-type="float">
            <text:p>-1342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float" office:value="90" calcext:value-type="float">
            <text:p>9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float" office:value="52" calcext:value-type="float">
            <text:p>52</text:p>
          </table:table-cell>
          <table:table-cell office:value-type="float" office:value="-4800" calcext:value-type="float">
            <text:p>-4800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float" office:value="4" calcext:value-type="float">
            <text:p>4</text:p>
          </table:table-cell>
          <table:table-cell office:value-type="float" office:value="242032" calcext:value-type="float">
            <text:p>242032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  <table:table-cell/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209" calcext:value-type="float">
            <text:p>20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14" calcext:value-type="float">
            <text:p>21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float" office:value="42" calcext:value-type="float">
            <text:p>42</text:p>
          </table:table-cell>
          <table:table-cell office:value-type="float" office:value="-40000" calcext:value-type="float">
            <text:p>-40000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51" calcext:value-type="float">
            <text:p>1351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float" office:value="37" calcext:value-type="float">
            <text:p>37</text:p>
          </table:table-cell>
          <table:table-cell office:value-type="float" office:value="111708" calcext:value-type="float">
            <text:p>111708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float" office:value="2" calcext:value-type="float">
            <text:p>2</text:p>
          </table:table-cell>
          <table:table-cell office:value-type="float" office:value="-348399" calcext:value-type="float">
            <text:p>-348399</text:p>
          </table:table-cell>
          <table:table-cell office:value-type="float" office:value="1.7" calcext:value-type="float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float" office:value="25" calcext:value-type="float">
            <text:p>25</text:p>
          </table:table-cell>
          <table:table-cell office:value-type="float" office:value="204796" calcext:value-type="float">
            <text:p>204796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float" office:value="181" calcext:value-type="float">
            <text:p>181</text:p>
          </table:table-cell>
          <table:table-cell office:value-type="float" office:value="-2000" calcext:value-type="float">
            <text:p>-2000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float" office:value="128" calcext:value-type="float">
            <text:p>128</text:p>
          </table:table-cell>
          <table:table-cell office:value-type="float" office:value="4200" calcext:value-type="float">
            <text:p>4200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26239250" calcext:value-type="float">
            <text:p>262392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float" office:value="67" calcext:value-type="float">
            <text:p>67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float" office:value="126" calcext:value-type="float">
            <text:p>126</text:p>
          </table:table-cell>
          <table:table-cell office:value-type="float" office:value="-8001" calcext:value-type="float">
            <text:p>-8001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float" office:value="104" calcext:value-type="float">
            <text:p>104</text:p>
          </table:table-cell>
          <table:table-cell office:value-type="float" office:value="-14400" calcext:value-type="float">
            <text:p>-14400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  <table:table-cell office:value-type="float" office:value="515" calcext:value-type="float">
            <text:p>515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float" office:value="169" calcext:value-type="float">
            <text:p>169</text:p>
          </table:table-cell>
          <table:table-cell office:value-type="float" office:value="5000" calcext:value-type="float">
            <text:p>5000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705012" calcext:value-type="float">
            <text:p>107050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float" office:value="118" calcext:value-type="float">
            <text:p>118</text:p>
          </table:table-cell>
          <table:table-cell office:value-type="float" office:value="22011" calcext:value-type="float">
            <text:p>22011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88972681" calcext:value-type="float">
            <text:p>889726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float" office:value="11" calcext:value-type="float">
            <text:p>11</text:p>
          </table:table-cell>
          <table:table-cell office:value-type="float" office:value="23861" calcext:value-type="float">
            <text:p>2386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float" office:value="132" calcext:value-type="float">
            <text:p>132</text:p>
          </table:table-cell>
          <table:table-cell office:value-type="float" office:value="15200" calcext:value-type="float">
            <text:p>15200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 office:value-type="float" office:value="190" calcext:value-type="float">
            <text:p>1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float" office:value="130" calcext:value-type="float">
            <text:p>13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float" office:value="78" calcext:value-type="float">
            <text:p>78</text:p>
          </table:table-cell>
          <table:table-cell office:value-type="float" office:value="36400" calcext:value-type="float">
            <text:p>364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float" office:value="29" calcext:value-type="float">
            <text:p>29</text:p>
          </table:table-cell>
          <table:table-cell office:value-type="float" office:value="-38033" calcext:value-type="float">
            <text:p>-38033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float" office:value="153" calcext:value-type="float">
            <text:p>153</text:p>
          </table:table-cell>
          <table:table-cell office:value-type="float" office:value="-40539" calcext:value-type="float">
            <text:p>-40539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float" office:value="143" calcext:value-type="float">
            <text:p>143</text:p>
          </table:table-cell>
          <table:table-cell office:value-type="float" office:value="16000" calcext:value-type="float">
            <text:p>1600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5" calcext:value-type="float">
            <text:p>105</text:p>
          </table:table-cell>
          <table:table-cell office:value-type="float" office:value="-39858" calcext:value-type="float">
            <text:p>-39858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float" office:value="133" calcext:value-type="float">
            <text:p>133</text:p>
          </table:table-cell>
          <table:table-cell office:value-type="float" office:value="3911" calcext:value-type="float">
            <text:p>3911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float" office:value="158" calcext:value-type="float">
            <text:p>158</text:p>
          </table:table-cell>
          <table:table-cell office:value-type="float" office:value="-8353" calcext:value-type="float">
            <text:p>-835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" calcext:value-type="float">
            <text:p>28</text:p>
          </table:table-cell>
          <table:table-cell office:value-type="float" office:value="30000" calcext:value-type="float">
            <text:p>300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  <table:table-cell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 office:value-type="float" office:value="183" calcext:value-type="float">
            <text:p>18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 office:value-type="float" office:value="162" calcext:value-type="float">
            <text:p>16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float" office:value="156" calcext:value-type="float">
            <text:p>156</text:p>
          </table:table-cell>
          <table:table-cell office:value-type="float" office:value="-6202" calcext:value-type="float">
            <text:p>-6202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float" office:value="71" calcext:value-type="float">
            <text:p>71</text:p>
          </table:table-cell>
          <table:table-cell office:value-type="float" office:value="14000" calcext:value-type="float">
            <text:p>14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float" office:value="48" calcext:value-type="float">
            <text:p>48</text:p>
          </table:table-cell>
          <table:table-cell office:value-type="float" office:value="36527" calcext:value-type="float">
            <text:p>36527</text:p>
          </table:table-cell>
          <table:table-cell office:value-type="float" office:value="1.9" calcext:value-type="float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float" office:value="117" calcext:value-type="float">
            <text:p>117</text:p>
          </table:table-cell>
          <table:table-cell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float" office:value="176" calcext:value-type="float">
            <text:p>176</text:p>
          </table:table-cell>
          <table:table-cell office:value-type="float" office:value="-1000" calcext:value-type="float">
            <text:p>-1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float" office:value="77" calcext:value-type="float">
            <text:p>77</text:p>
          </table:table-cell>
          <table:table-cell office:value-type="float" office:value="3260" calcext:value-type="float">
            <text:p>326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float" office:value="167" calcext:value-type="float">
            <text:p>167</text:p>
          </table:table-cell>
          <table:table-cell office:value-type="float" office:value="-3087" calcext:value-type="float">
            <text:p>-3087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float" office:value="121" calcext:value-type="float">
            <text:p>121</text:p>
          </table:table-cell>
          <table:table-cell office:value-type="float" office:value="-10000" calcext:value-type="float">
            <text:p>-10000</text:p>
          </table:table-cell>
          <table:table-cell office:value-type="float" office:value="2.1" calcext:value-type="float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float" office:value="64" calcext:value-type="float">
            <text:p>64</text:p>
          </table:table-cell>
          <table:table-cell office:value-type="float" office:value="543822" calcext:value-type="float">
            <text:p>543822</text:p>
          </table:table-cell>
          <table:table-cell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float" office:value="83" calcext:value-type="float">
            <text:p>83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float" office:value="97" calcext:value-type="float">
            <text:p>97</text:p>
          </table:table-cell>
          <table:table-cell office:value-type="float" office:value="-16000" calcext:value-type="float">
            <text:p>-1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-200" calcext:value-type="float">
            <text:p>-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float" office:value="182" calcext:value-type="float">
            <text:p>182</text:p>
          </table:table-cell>
          <table:table-cell office:value-type="float" office:value="-1440" calcext:value-type="float">
            <text:p>-1440</text:p>
          </table:table-cell>
          <table:table-cell office:value-type="float" office:value="2.2" calcext:value-type="float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float" office:value="196" calcext:value-type="float">
            <text:p>196</text:p>
          </table:table-cell>
          <table:table-cell office:value-type="float" office:value="-506" calcext:value-type="float">
            <text:p>-506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float" office:value="103" calcext:value-type="float">
            <text:p>103</text:p>
          </table:table-cell>
          <table:table-cell office:value-type="float" office:value="-9215" calcext:value-type="float">
            <text:p>-9215</text:p>
          </table:table-cell>
          <table:table-cell office:value-type="float" office:value="2.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float" office:value="79" calcext:value-type="float">
            <text:p>79</text:p>
          </table:table-cell>
          <table:table-cell office:value-type="float" office:value="-4000" calcext:value-type="float">
            <text:p>-4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float" office:value="142" calcext:value-type="float">
            <text:p>142</text:p>
          </table:table-cell>
          <table:table-cell office:value-type="float" office:value="-1399" calcext:value-type="float">
            <text:p>-1399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float" office:value="86" calcext:value-type="float">
            <text:p>86</text:p>
          </table:table-cell>
          <table:table-cell office:value-type="float" office:value="-6000" calcext:value-type="float">
            <text:p>-6000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float" office:value="145" calcext:value-type="float">
            <text:p>145</text:p>
          </table:table-cell>
          <table:table-cell office:value-type="float" office:value="-35000" calcext:value-type="float">
            <text:p>-350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float" office:value="101" calcext:value-type="float">
            <text:p>101</text:p>
          </table:table-cell>
          <table:table-cell office:value-type="float" office:value="-6800" calcext:value-type="float">
            <text:p>-680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float" office:value="185" calcext:value-type="float">
            <text:p>185</text:p>
          </table:table-cell>
          <table:table-cell office:value-type="float" office:value="29308" calcext:value-type="float">
            <text:p>29308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float" office:value="111" calcext:value-type="float">
            <text:p>111</text:p>
          </table:table-cell>
          <table:table-cell office:value-type="float" office:value="6000" calcext:value-type="float">
            <text:p>6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float" office:value="106" calcext:value-type="float">
            <text:p>106</text:p>
          </table:table-cell>
          <table:table-cell office:value-type="float" office:value="380" calcext:value-type="float">
            <text:p>380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float" office:value="7" calcext:value-type="float">
            <text:p>7</text:p>
          </table:table-cell>
          <table:table-cell office:value-type="float" office:value="-532687" calcext:value-type="float">
            <text:p>-532687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float" office:value="14" calcext:value-type="float">
            <text:p>14</text:p>
          </table:table-cell>
          <table:table-cell office:value-type="float" office:value="-98955" calcext:value-type="float">
            <text:p>-9895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float" office:value="17" calcext:value-type="float">
            <text:p>17</text:p>
          </table:table-cell>
          <table:table-cell office:value-type="float" office:value="-55000" calcext:value-type="float">
            <text:p>-55000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float" office:value="56" calcext:value-type="float">
            <text:p>56</text:p>
          </table:table-cell>
          <table:table-cell office:value-type="float" office:value="7834" calcext:value-type="float">
            <text:p>7834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float" office:value="122" calcext:value-type="float">
            <text:p>122</text:p>
          </table:table-cell>
          <table:table-cell office:value-type="float" office:value="23604" calcext:value-type="float">
            <text:p>23604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float" office:value="152" calcext:value-type="float">
            <text:p>152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float" office:value="73" calcext:value-type="float">
            <text:p>73</text:p>
          </table:table-cell>
          <table:table-cell office:value-type="float" office:value="148943" calcext:value-type="float">
            <text:p>148943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float" office:value="165" calcext:value-type="float">
            <text:p>165</text:p>
          </table:table-cell>
          <table:table-cell office:value-type="float" office:value="-11332" calcext:value-type="float">
            <text:p>-113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float" office:value="63" calcext:value-type="float">
            <text:p>63</text:p>
          </table:table-cell>
          <table:table-cell office:value-type="float" office:value="71560" calcext:value-type="float">
            <text:p>71560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float" office:value="112" calcext:value-type="float">
            <text:p>112</text:p>
          </table:table-cell>
          <table:table-cell office:value-type="float" office:value="10220" calcext:value-type="float">
            <text:p>10220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float" office:value="9" calcext:value-type="float">
            <text:p>9</text:p>
          </table:table-cell>
          <table:table-cell office:value-type="float" office:value="-18000" calcext:value-type="float">
            <text:p>-18000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float" office:value="46" calcext:value-type="float">
            <text:p>46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float" office:value="188" calcext:value-type="float">
            <text:p>188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1810463" calcext:value-type="float">
            <text:p>1810463</text:p>
          </table:table-cell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887" calcext:value-type="float">
            <text:p>10887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table:style-name="Default" office:value-type="string" calcext:value-type="string">
            <text:p>?</text:p>
          </table:table-cell>
          <table:table-cell office:value-type="string" calcext:value-type="string">
            <text:p>Note: manually added with Wikipedia data, I think source for the rest of this chart includes Kosovo in Serbia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float" office:value="157" calcext:value-type="float">
            <text:p>157</text:p>
          </table:table-cell>
          <table:table-cell office:value-type="float" office:value="39520" calcext:value-type="float">
            <text:p>39520</text:p>
          </table:table-cell>
          <table:table-cell office:value-type="float" office:value="2.1" calcext:value-type="float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float" office:value="88" calcext:value-type="float">
            <text:p>88</text:p>
          </table:table-cell>
          <table:table-cell office:value-type="float" office:value="-4000" calcext:value-type="float">
            <text:p>-40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float" office:value="81" calcext:value-type="float">
            <text:p>81</text:p>
          </table:table-cell>
          <table:table-cell office:value-type="float" office:value="-14704" calcext:value-type="float">
            <text:p>-14704</text:p>
          </table:table-cell>
          <table:table-cell office:value-type="float" office:value="2.7" calcext:value-type="float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float" office:value="125" calcext:value-type="float">
            <text:p>125</text:p>
          </table:table-cell>
          <table:table-cell office:value-type="float" office:value="-14837" calcext:value-type="float">
            <text:p>-14837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float" office:value="166" calcext:value-type="float">
            <text:p>166</text:p>
          </table:table-cell>
          <table:table-cell office:value-type="float" office:value="-30012" calcext:value-type="float">
            <text:p>-30012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float" office:value="139" calcext:value-type="float">
            <text:p>139</text:p>
          </table:table-cell>
          <table:table-cell office:value-type="float" office:value="-10047" calcext:value-type="float">
            <text:p>-10047</text:p>
          </table:table-cell>
          <table:table-cell office:value-type="float" office:value="3.2" calcext:value-type="float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float" office:value="108" calcext:value-type="float">
            <text:p>108</text:p>
          </table:table-cell>
          <table:table-cell office:value-type="float" office:value="-5000" calcext:value-type="float">
            <text:p>-5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16" calcext:value-type="float">
            <text:p>16</text:p>
          </table:table-cell>
          <table:table-cell office:value-type="float" office:value="-1999" calcext:value-type="float">
            <text:p>-1999</text:p>
          </table:table-cell>
          <table:table-cell office:value-type="float" office:value="2.3" calcext:value-type="float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float" office:value="124" calcext:value-type="float">
            <text:p>124</text:p>
          </table:table-cell>
          <table:table-cell office:value-type="float" office:value="-32780" calcext:value-type="float">
            <text:p>-32780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float" office:value="178" calcext:value-type="float">
            <text:p>178</text:p>
          </table:table-cell>
          <table:table-cell office:value-type="float" office:value="9741" calcext:value-type="float">
            <text:p>9741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5000" calcext:value-type="float">
            <text:p>5000</text:p>
          </table:table-cell>
          <table:table-cell office:value-type="float" office:value="1.2" calcext:value-type="float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float" office:value="44" calcext:value-type="float">
            <text:p>44</text:p>
          </table:table-cell>
          <table:table-cell office:value-type="float" office:value="-1500" calcext:value-type="float">
            <text:p>-15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float" office:value="109" calcext:value-type="float">
            <text:p>109</text:p>
          </table:table-cell>
          <table:table-cell office:value-type="float" office:value="-16053" calcext:value-type="float">
            <text:p>-16053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float" office:value="66" calcext:value-type="float">
            <text:p>66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1370" calcext:value-type="float">
            <text:p>1137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float" office:value="23" calcext:value-type="float">
            <text:p>23</text:p>
          </table:table-cell>
          <table:table-cell office:value-type="float" office:value="-40000" calcext:value-type="float">
            <text:p>-40000</text:p>
          </table:table-cell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float" office:value="210" calcext:value-type="float">
            <text:p>210</text:p>
          </table:table-cell>
          <table:table-cell office:value-type="float" office:value="900" calcext:value-type="float">
            <text:p>9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float" office:value="184" calcext:value-type="float">
            <text:p>184</text:p>
          </table:table-cell>
          <table:table-cell office:value-type="float" office:value="-960" calcext:value-type="float">
            <text:p>-960</text:p>
          </table:table-cell>
          <table:table-cell office:value-type="float" office:value="1.9" calcext:value-type="float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float" office:value="13" calcext:value-type="float">
            <text:p>13</text:p>
          </table:table-cell>
          <table:table-cell office:value-type="float" office:value="-60000" calcext:value-type="float">
            <text:p>-60000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  <table:table-cell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193" calcext:value-type="float">
            <text:p>193</text:p>
          </table:table-cell>
          <table:table-cell office:value-type="float" office:value="-600" calcext:value-type="float">
            <text:p>-600</text:p>
          </table:table-cell>
          <table:table-cell office:value-type="float" office:value="3.1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float" office:value="138" calcext:value-type="float">
            <text:p>138</text:p>
          </table:table-cell>
          <table:table-cell office:value-type="float" office:value="-1387" calcext:value-type="float">
            <text:p>-1387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2.02" calcext:value-type="float">
            <text:p>2.02</text:p>
          </table:table-cell>
          <table:table-cell office:value-type="float" office:value="236" calcext:value-type="float">
            <text:p>23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 office:value-type="string" calcext:value-type="string">
            <text:p>updated area from 1 to 2.02 km^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float" office:value="18" calcext:value-type="float">
            <text:p>18</text:p>
          </table:table-cell>
          <table:table-cell office:value-type="float" office:value="-852" calcext:value-type="float">
            <text:p>-852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float" office:value="160" calcext:value-type="float">
            <text:p>160</text:p>
          </table:table-cell>
          <table:table-cell office:value-type="float" office:value="-480" calcext:value-type="float">
            <text:p>-480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float" office:value="55" calcext:value-type="float">
            <text:p>55</text:p>
          </table:table-cell>
          <table:table-cell office:value-type="float" office:value="-51419" calcext:value-type="float">
            <text:p>-51419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float" office:value="34" calcext:value-type="float">
            <text:p>34</text:p>
          </table:table-cell>
          <table:table-cell office:value-type="float" office:value="-5000" calcext:value-type="float">
            <text:p>-5000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float" office:value="39" calcext:value-type="float">
            <text:p>39</text:p>
          </table:table-cell>
          <table:table-cell office:value-type="float" office:value="-163313" calcext:value-type="float">
            <text:p>-163313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float" office:value="33" calcext:value-type="float">
            <text:p>33</text:p>
          </table:table-cell>
          <table:table-cell office:value-type="float" office:value="-4806" calcext:value-type="float">
            <text:p>-480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float" office:value="94" calcext:value-type="float">
            <text:p>94</text:p>
          </table:table-cell>
          <table:table-cell office:value-type="float" office:value="41710" calcext:value-type="float">
            <text:p>41710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float" office:value="137" calcext:value-type="float">
            <text:p>137</text:p>
          </table:table-cell>
          <table:table-cell office:value-type="float" office:value="16000" calcext:value-type="float">
            <text:p>16000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float" office:value="155" calcext:value-type="float">
            <text:p>155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float" office:value="76" calcext:value-type="float">
            <text:p>76</text:p>
          </table:table-cell>
          <table:table-cell office:value-type="float" office:value="14881" calcext:value-type="float">
            <text:p>14881</text:p>
          </table:table-cell>
          <table:table-cell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float" office:value="99" calcext:value-type="float">
            <text:p>99</text:p>
          </table:table-cell>
          <table:table-cell office:value-type="float" office:value="-21272" calcext:value-type="float">
            <text:p>-21272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float" office:value="30" calcext:value-type="float">
            <text:p>30</text:p>
          </table:table-cell>
          <table:table-cell office:value-type="float" office:value="-60000" calcext:value-type="float">
            <text:p>-60000</text:p>
          </table:table-cell>
          <table:table-cell office:value-type="float" office:value="5.4" calcext:value-type="float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float" office:value="98" calcext:value-type="float">
            <text:p>98</text:p>
          </table:table-cell>
          <table:table-cell office:value-type="float" office:value="-5403" calcext:value-type="float">
            <text:p>-5403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float" office:value="148" calcext:value-type="float">
            <text:p>148</text:p>
          </table:table-cell>
          <table:table-cell office:value-type="float" office:value="-1000" calcext:value-type="float">
            <text:p>-1000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float" office:value="62" calcext:value-type="float">
            <text:p>62</text:p>
          </table:table-cell>
          <table:table-cell office:value-type="float" office:value="28000" calcext:value-type="float">
            <text:p>2800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float" office:value="69" calcext:value-type="float">
            <text:p>69</text:p>
          </table:table-cell>
          <table:table-cell office:value-type="float" office:value="87400" calcext:value-type="float">
            <text:p>87400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float" office:value="35" calcext:value-type="float">
            <text:p>35</text:p>
          </table:table-cell>
          <table:table-cell office:value-type="float" office:value="-233379" calcext:value-type="float">
            <text:p>-233379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5051953" calcext:value-type="float">
            <text:p>5051953</text:p>
          </table:table-cell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000" calcext:value-type="float">
            <text:p>6000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table:style-name="Default" office:value-type="string" calcext:value-type="string">
            <text:p>?</text:p>
          </table:table-cell>
          <table:table-cell office:value-type="string" calcext:value-type="string">
            <text:p>Note: manually added with Wikipedia dat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float" office:value="119" calcext:value-type="float">
            <text:p>119</text:p>
          </table:table-cell>
          <table:table-cell office:value-type="float" office:value="11200" calcext:value-type="float">
            <text:p>112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float" office:value="54" calcext:value-type="float">
            <text:p>54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float" office:value="60" calcext:value-type="float">
            <text:p>60</text:p>
          </table:table-cell>
          <table:table-cell office:value-type="float" office:value="-16556" calcext:value-type="float">
            <text:p>-16556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9" calcext:value-type="float">
            <text:p>19</text:p>
          </table:table-cell>
          <table:table-cell office:value-type="float" office:value="99069" calcext:value-type="float">
            <text:p>99069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float" office:value="72" calcext:value-type="float">
            <text:p>72</text:p>
          </table:table-cell>
          <table:table-cell office:value-type="float" office:value="-67152" calcext:value-type="float">
            <text:p>-67152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float" office:value="70" calcext:value-type="float">
            <text:p>70</text:p>
          </table:table-cell>
          <table:table-cell office:value-type="float" office:value="-29395" calcext:value-type="float">
            <text:p>-29395</text:p>
          </table:table-cell>
          <table:table-cell office:value-type="float" office:value="1.4" calcext:value-type="float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float" office:value="110" calcext:value-type="float">
            <text:p>110</text:p>
          </table:table-cell>
          <table:table-cell office:value-type="float" office:value="-6000" calcext:value-type="float">
            <text:p>-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float" office:value="170" calcext:value-type="float">
            <text:p>170</text:p>
          </table:table-cell>
          <table:table-cell office:value-type="float" office:value="-97986" calcext:value-type="float">
            <text:p>-97986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float" office:value="163" calcext:value-type="float">
            <text:p>163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5489191" calcext:value-type="float">
            <text:p>548919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float" office:value="65" calcext:value-type="float">
            <text:p>65</text:p>
          </table:table-cell>
          <table:table-cell office:value-type="float" office:value="-4000" calcext:value-type="float">
            <text:p>-4000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float" office:value="179" calcext:value-type="float">
            <text:p>179</text:p>
          </table:table-cell>
          <table:table-cell office:value-type="float" office:value="-1256" calcext:value-type="float">
            <text:p>-1256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float" office:value="82" calcext:value-type="float">
            <text:p>82</text:p>
          </table:table-cell>
          <table:table-cell office:value-type="float" office:value="-73999" calcext:value-type="float">
            <text:p>-73999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float" office:value="1" calcext:value-type="float">
            <text:p>1</text:p>
          </table:table-cell>
          <table:table-cell office:value-type="float" office:value="182456" calcext:value-type="float">
            <text:p>182456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float" office:value="149" calcext:value-type="float">
            <text:p>149</text:p>
          </table:table-cell>
          <table:table-cell office:value-type="float" office:value="-9000" calcext:value-type="float">
            <text:p>-90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office:value-type="float" office:value="205" calcext:value-type="float">
            <text:p>20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53123" calcext:value-type="float">
            <text:p>5312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10869" calcext:value-type="float">
            <text:p>11086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float" office:value="204" calcext:value-type="float">
            <text:p>204</text:p>
          </table:table-cell>
          <table:table-cell office:value-type="float" office:value="-200" calcext:value-type="float">
            <text:p>-200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float" office:value="177" calcext:value-type="float">
            <text:p>177</text:p>
          </table:table-cell>
          <table:table-cell office:value-type="float" office:value="-2803" calcext:value-type="float">
            <text:p>-2803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18308" calcext:value-type="float">
            <text:p>21830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float" office:value="186" calcext:value-type="float">
            <text:p>186</text:p>
          </table:table-cell>
          <table:table-cell office:value-type="float" office:value="-1680" calcext:value-type="float">
            <text:p>-168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2" calcext:value-type="float">
            <text:p>12</text:p>
          </table:table-cell>
          <table:table-cell office:value-type="float" office:value="134979" calcext:value-type="float">
            <text:p>134979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float" office:value="87" calcext:value-type="float">
            <text:p>87</text:p>
          </table:table-cell>
          <table:table-cell office:value-type="float" office:value="-20000" calcext:value-type="float">
            <text:p>-20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963764" calcext:value-type="float">
            <text:p>69637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float" office:value="113" calcext:value-type="float">
            <text:p>113</text:p>
          </table:table-cell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  <table:table-cell office:value-type="string" calcext:value-type="string">
            <text:p>Note: updated population with Wikipedia data to exclude Kosovo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float" office:value="198" calcext:value-type="float">
            <text:p>198</text:p>
          </table:table-cell>
          <table:table-cell office:value-type="float" office:value="-200" calcext:value-type="float">
            <text:p>-200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float" office:value="120" calcext:value-type="float">
            <text:p>120</text:p>
          </table:table-cell>
          <table:table-cell office:value-type="float" office:value="-4200" calcext:value-type="float">
            <text:p>-42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float" office:value="192" calcext:value-type="float">
            <text:p>192</text:p>
          </table:table-cell>
          <table:table-cell office:value-type="float" office:value="27028" calcext:value-type="float">
            <text:p>27028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float" office:value="229" calcext:value-type="float">
            <text:p>22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float" office:value="131" calcext:value-type="float">
            <text:p>131</text:p>
          </table:table-cell>
          <table:table-cell office:value-type="float" office:value="1485" calcext:value-type="float">
            <text:p>1485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float" office:value="154" calcext:value-type="float">
            <text:p>154</text:p>
          </table:table-cell>
          <table:table-cell office:value-type="float" office:value="2000" calcext:value-type="float">
            <text:p>20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float" office:value="144" calcext:value-type="float">
            <text:p>144</text:p>
          </table:table-cell>
          <table:table-cell office:value-type="float" office:value="-1600" calcext:value-type="float">
            <text:p>-16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float" office:value="41" calcext:value-type="float">
            <text:p>41</text:p>
          </table:table-cell>
          <table:table-cell office:value-type="float" office:value="-40000" calcext:value-type="float">
            <text:p>-40000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float" office:value="24" calcext:value-type="float">
            <text:p>24</text:p>
          </table:table-cell>
          <table:table-cell office:value-type="float" office:value="145405" calcext:value-type="float">
            <text:p>145405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float" office:value="107" calcext:value-type="float">
            <text:p>107</text:p>
          </table:table-cell>
          <table:table-cell office:value-type="float" office:value="11731" calcext:value-type="float">
            <text:p>11731</text:p>
          </table:table-cell>
          <table:table-cell office:value-type="float" office:value="1.1" calcext:value-type="float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float" office:value="43" calcext:value-type="float">
            <text:p>43</text:p>
          </table:table-cell>
          <table:table-cell office:value-type="float" office:value="-174200" calcext:value-type="float">
            <text:p>-1742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float" office:value="51" calcext:value-type="float">
            <text:p>51</text:p>
          </table:table-cell>
          <table:table-cell office:value-type="float" office:value="40000" calcext:value-type="float">
            <text:p>40000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float" office:value="123" calcext:value-type="float">
            <text:p>123</text:p>
          </table:table-cell>
          <table:table-cell office:value-type="float" office:value="-97986" calcext:value-type="float">
            <text:p>-97986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float" office:value="171" calcext:value-type="float">
            <text:p>171</text:p>
          </table:table-cell>
          <table:table-cell office:value-type="float" office:value="-10563" calcext:value-type="float">
            <text:p>-10563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float" office:value="15" calcext:value-type="float">
            <text:p>15</text:p>
          </table:table-cell>
          <table:table-cell office:value-type="float" office:value="-50000" calcext:value-type="float">
            <text:p>-500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float" office:value="92" calcext:value-type="float">
            <text:p>92</text:p>
          </table:table-cell>
          <table:table-cell office:value-type="float" office:value="-1000" calcext:value-type="float">
            <text:p>-100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float" office:value="59" calcext:value-type="float">
            <text:p>59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float" office:value="134" calcext:value-type="float">
            <text:p>134</text:p>
          </table:table-cell>
          <table:table-cell office:value-type="float" office:value="52000" calcext:value-type="float">
            <text:p>52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float" office:value="89" calcext:value-type="float">
            <text:p>89</text:p>
          </table:table-cell>
          <table:table-cell office:value-type="float" office:value="-427391" calcext:value-type="float">
            <text:p>-427391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float" office:value="136" calcext:value-type="float">
            <text:p>136</text:p>
          </table:table-cell>
          <table:table-cell office:value-type="float" office:value="30001" calcext:value-type="float">
            <text:p>30001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float" office:value="95" calcext:value-type="float">
            <text:p>95</text:p>
          </table:table-cell>
          <table:table-cell office:value-type="float" office:value="-20000" calcext:value-type="float">
            <text:p>-200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float" office:value="31" calcext:value-type="float">
            <text:p>31</text:p>
          </table:table-cell>
          <table:table-cell office:value-type="float" office:value="-40076" calcext:value-type="float">
            <text:p>-40076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float" office:value="50" calcext:value-type="float">
            <text:p>50</text:p>
          </table:table-cell>
          <table:table-cell office:value-type="float" office:value="19444" calcext:value-type="float">
            <text:p>19444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float" office:value="159" calcext:value-type="float">
            <text:p>159</text:p>
          </table:table-cell>
          <table:table-cell office:value-type="float" office:value="-5385" calcext:value-type="float">
            <text:p>-5385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float" office:value="127" calcext:value-type="float">
            <text:p>127</text:p>
          </table:table-cell>
          <table:table-cell office:value-type="float" office:value="-2000" calcext:value-type="float">
            <text:p>-2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float" office:value="191" calcext:value-type="float">
            <text:p>191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float" office:value="174" calcext:value-type="float">
            <text:p>174</text:p>
          </table:table-cell>
          <table:table-cell office:value-type="float" office:value="-800" calcext:value-type="float">
            <text:p>-800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float" office:value="93" calcext:value-type="float">
            <text:p>93</text:p>
          </table:table-cell>
          <table:table-cell office:value-type="float" office:value="-4000" calcext:value-type="float">
            <text:p>-4000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float" office:value="36" calcext:value-type="float">
            <text:p>36</text:p>
          </table:table-cell>
          <table:table-cell office:value-type="float" office:value="283922" calcext:value-type="float">
            <text:p>283922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float" office:value="53" calcext:value-type="float">
            <text:p>53</text:p>
          </table:table-cell>
          <table:table-cell office:value-type="float" office:value="-5000" calcext:value-type="float">
            <text:p>-50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207" calcext:value-type="float">
            <text:p>207</text:p>
          </table:table-cell>
          <table:table-cell office:value-type="float" office:value="-451" calcext:value-type="float">
            <text:p>-45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float" office:value="85" calcext:value-type="float">
            <text:p>85</text:p>
          </table:table-cell>
          <table:table-cell office:value-type="float" office:value="168694" calcext:value-type="float">
            <text:p>1686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1.4" calcext:value-type="float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float" office:value="114" calcext:value-type="float">
            <text:p>114</text:p>
          </table:table-cell>
          <table:table-cell office:value-type="float" office:value="40000" calcext:value-type="float">
            <text:p>40000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float" office:value="80" calcext:value-type="float">
            <text:p>80</text:p>
          </table:table-cell>
          <table:table-cell office:value-type="float" office:value="260650" calcext:value-type="float">
            <text:p>260650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float" office:value="3" calcext:value-type="float">
            <text:p>3</text:p>
          </table:table-cell>
          <table:table-cell office:value-type="float" office:value="954806" calcext:value-type="float">
            <text:p>95480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float" office:value="91" calcext:value-type="float">
            <text:p>91</text:p>
          </table:table-cell>
          <table:table-cell office:value-type="float" office:value="-3000" calcext:value-type="float">
            <text:p>-3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float" office:value="57" calcext:value-type="float">
            <text:p>57</text:p>
          </table:table-cell>
          <table:table-cell office:value-type="float" office:value="-8863" calcext:value-type="float">
            <text:p>-8863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float" office:value="801" calcext:value-type="float">
            <text:p>8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.49" calcext:value-type="float">
            <text:p>0.49</text:p>
          </table:table-cell>
          <table:table-cell office:value-type="float" office:value="237" calcext:value-type="float">
            <text:p>23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 office:value-type="string" calcext:value-type="string">
            <text:p>updated area to be nonzero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float" office:value="32" calcext:value-type="float">
            <text:p>32</text:p>
          </table:table-cell>
          <table:table-cell office:value-type="float" office:value="-653249" calcext:value-type="float">
            <text:p>-653249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float" office:value="68" calcext:value-type="float">
            <text:p>68</text:p>
          </table:table-cell>
          <table:table-cell office:value-type="float" office:value="-80000" calcext:value-type="float">
            <text:p>-800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  <table:table-cell/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float" office:value="75" calcext:value-type="float">
            <text:p>75</text:p>
          </table:table-cell>
          <table:table-cell office:value-type="float" office:value="5582" calcext:value-type="float">
            <text:p>5582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float" office:value="49" calcext:value-type="float">
            <text:p>49</text:p>
          </table:table-cell>
          <table:table-cell office:value-type="float" office:value="-30000" calcext:value-type="float">
            <text:p>-30000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float" office:value="38" calcext:value-type="float">
            <text:p>38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float" office:value="61" calcext:value-type="float">
            <text:p>61</text:p>
          </table:table-cell>
          <table:table-cell office:value-type="float" office:value="-116858" calcext:value-type="float">
            <text:p>-116858</text:p>
          </table:table-cell>
          <table:table-cell office:value-type="float" office:value="3.6" calcext:value-type="float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  <table:table-cell/>
        </table:table-row>
      </table:table>
      <table:table table:name="CreateTxtInput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world.name in CountryDataPlotter.py</text:p>
          </table:table-cell>
          <table:table-cell office:value-type="string" calcext:value-type="string">
            <text:p>pop-minus-area (both as ratio of world)</text:p>
          </table:table-cell>
          <table:table-cell/>
          <table:table-cell office:value-type="string" calcext:value-type="string">
            <text:p>to paste into CountryDataInput.txt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-0.0000583467396160549" calcext:value-type="float">
            <text:p>-5.83467396160549E-05</text:p>
          </table:table-cell>
          <table:table-cell/>
          <table:table-cell table:formula="of:=[.A2]&amp;&quot; = &quot;&amp;[.B2]" office:value-type="string" office:string-value="Afghanistan = -0.0000583467396160549" calcext:value-type="string">
            <text:p>Afghanistan = -0.0000583467396160549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0.000158900146740644" calcext:value-type="float">
            <text:p>0.0001589001</text:p>
          </table:table-cell>
          <table:table-cell/>
          <table:table-cell table:formula="of:=[.A3]&amp;&quot; = &quot;&amp;[.B3]" office:value-type="string" office:string-value="Albania = 0.000158900146740644" calcext:value-type="string">
            <text:p>Albania = 0.00015890014674064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-0.012793788620425" calcext:value-type="float">
            <text:p>-0.0127937886</text:p>
          </table:table-cell>
          <table:table-cell/>
          <table:table-cell table:formula="of:=[.A4]&amp;&quot; = &quot;&amp;[.B4]" office:value-type="string" office:string-value="Algeria = -0.012793788620425" calcext:value-type="string">
            <text:p>Algeria = -0.012793788620425</text:p>
          </table:table-cell>
        </table:table-row>
        <table:table-row table:style-name="ro1">
          <table:table-cell/>
          <table:table-cell office:value-type="float" office:value="0.00000631560592686215" calcext:value-type="float">
            <text:p>6.31560592686215E-06</text:p>
          </table:table-cell>
          <table:table-cell/>
          <table:table-cell table:formula="of:=[.A5]&amp;&quot; = &quot;&amp;[.B5]" office:value-type="string" office:string-value=" = 0.00000631560592686215" calcext:value-type="string">
            <text:p><text:s/>= 0.0000063156059268621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-0.00543709319665785" calcext:value-type="float">
            <text:p>-0.0054370932</text:p>
          </table:table-cell>
          <table:table-cell/>
          <table:table-cell table:formula="of:=[.A6]&amp;&quot; = &quot;&amp;[.B6]" office:value-type="string" office:string-value="Angola = -0.00543709319665785" calcext:value-type="string">
            <text:p>Angola = -0.00543709319665785</text:p>
          </table:table-cell>
        </table:table-row>
        <table:table-row table:style-name="ro1">
          <table:table-cell/>
          <table:table-cell office:value-type="float" office:value="0.00000919176278329914" calcext:value-type="float">
            <text:p>9.19176278329914E-06</text:p>
          </table:table-cell>
          <table:table-cell/>
          <table:table-cell table:formula="of:=[.A7]&amp;&quot; = &quot;&amp;[.B7]" office:value-type="string" office:string-value=" = 0.00000919176278329914" calcext:value-type="string">
            <text:p><text:s/>= 0.0000091917627832991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-0.0153555263905108" calcext:value-type="float">
            <text:p>-0.0153555264</text:p>
          </table:table-cell>
          <table:table-cell/>
          <table:table-cell table:formula="of:=[.A8]&amp;&quot; = &quot;&amp;[.B8]" office:value-type="string" office:string-value="Argentina = -0.0153555263905108" calcext:value-type="string">
            <text:p>Argentina = -0.0153555263905108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0.000161409421867395" calcext:value-type="float">
            <text:p>0.0001614094</text:p>
          </table:table-cell>
          <table:table-cell/>
          <table:table-cell table:formula="of:=[.A9]&amp;&quot; = &quot;&amp;[.B9]" office:value-type="string" office:string-value="Armenia = 0.000161409421867395" calcext:value-type="string">
            <text:p>Armenia = 0.00016140942186739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-0.0561422573246438" calcext:value-type="float">
            <text:p>-0.0561422573</text:p>
          </table:table-cell>
          <table:table-cell/>
          <table:table-cell table:formula="of:=[.A10]&amp;&quot; = &quot;&amp;[.B10]" office:value-type="string" office:string-value="Australia = -0.0561422573246438" calcext:value-type="string">
            <text:p>Australia = -0.056142257324643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0.000521561079270245" calcext:value-type="float">
            <text:p>0.0005215611</text:p>
          </table:table-cell>
          <table:table-cell/>
          <table:table-cell table:formula="of:=[.A11]&amp;&quot; = &quot;&amp;[.B11]" office:value-type="string" office:string-value="Austria = 0.000521561079270245" calcext:value-type="string">
            <text:p>Austria = 0.00052156107927024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0.000664509384156255" calcext:value-type="float">
            <text:p>0.0006645094</text:p>
          </table:table-cell>
          <table:table-cell/>
          <table:table-cell table:formula="of:=[.A12]&amp;&quot; = &quot;&amp;[.B12]" office:value-type="string" office:string-value="Azerbaijan = 0.000664509384156255" calcext:value-type="string">
            <text:p>Azerbaijan = 0.00066450938415625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-0.0000268604183082111" calcext:value-type="float">
            <text:p>-2.68604183082111E-05</text:p>
          </table:table-cell>
          <table:table-cell/>
          <table:table-cell table:formula="of:=[.A13]&amp;&quot; = &quot;&amp;[.B13]" office:value-type="string" office:string-value="Bahamas = -0.0000268604183082111" calcext:value-type="string">
            <text:p>Bahamas = -0.0000268604183082111</text:p>
          </table:table-cell>
        </table:table-row>
        <table:table-row table:style-name="ro1">
          <table:table-cell/>
          <table:table-cell office:value-type="float" office:value="0.000211668725842127" calcext:value-type="float">
            <text:p>0.0002116687</text:p>
          </table:table-cell>
          <table:table-cell/>
          <table:table-cell table:formula="of:=[.A14]&amp;&quot; = &quot;&amp;[.B14]" office:value-type="string" office:string-value=" = 0.000211668725842127" calcext:value-type="string">
            <text:p><text:s/>= 0.00021166872584212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0.0201670272614438" calcext:value-type="float">
            <text:p>0.0201670273</text:p>
          </table:table-cell>
          <table:table-cell/>
          <table:table-cell table:formula="of:=[.A15]&amp;&quot; = &quot;&amp;[.B15]" office:value-type="string" office:string-value="Bangladesh = 0.0201670272614438" calcext:value-type="string">
            <text:p>Bangladesh = 0.0201670272614438</text:p>
          </table:table-cell>
        </table:table-row>
        <table:table-row table:style-name="ro1">
          <table:table-cell/>
          <table:table-cell office:value-type="float" office:value="0.0000336877832093096" calcext:value-type="float">
            <text:p>3.36877832093096E-05</text:p>
          </table:table-cell>
          <table:table-cell/>
          <table:table-cell table:formula="of:=[.A16]&amp;&quot; = &quot;&amp;[.B16]" office:value-type="string" office:string-value=" = 0.0000336877832093096" calcext:value-type="string">
            <text:p><text:s/>= 0.000033687783209309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-0.000351988723057509" calcext:value-type="float">
            <text:p>-0.0003519887</text:p>
          </table:table-cell>
          <table:table-cell/>
          <table:table-cell table:formula="of:=[.A17]&amp;&quot; = &quot;&amp;[.B17]" office:value-type="string" office:string-value="Belarus = -0.000351988723057509" calcext:value-type="string">
            <text:p>Belarus = -0.00035198872305750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00125758656667962" calcext:value-type="float">
            <text:p>0.0012575866</text:p>
          </table:table-cell>
          <table:table-cell/>
          <table:table-cell table:formula="of:=[.A18]&amp;&quot; = &quot;&amp;[.B18]" office:value-type="string" office:string-value="Belgium = 0.00125758656667962" calcext:value-type="string">
            <text:p>Belgium = 0.0012575865666796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-0.000125394104586368" calcext:value-type="float">
            <text:p>-0.0001253941</text:p>
          </table:table-cell>
          <table:table-cell/>
          <table:table-cell table:formula="of:=[.A19]&amp;&quot; = &quot;&amp;[.B19]" office:value-type="string" office:string-value="Belize = -0.000125394104586368" calcext:value-type="string">
            <text:p>Belize = -0.00012539410458636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0.00068094248360086" calcext:value-type="float">
            <text:p>0.0006809425</text:p>
          </table:table-cell>
          <table:table-cell/>
          <table:table-cell table:formula="of:=[.A20]&amp;&quot; = &quot;&amp;[.B20]" office:value-type="string" office:string-value="Benin = 0.00068094248360086" calcext:value-type="string">
            <text:p>Benin = 0.00068094248360086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-0.000195637751889856" calcext:value-type="float">
            <text:p>-0.0001956378</text:p>
          </table:table-cell>
          <table:table-cell/>
          <table:table-cell table:formula="of:=[.A21]&amp;&quot; = &quot;&amp;[.B21]" office:value-type="string" office:string-value="Bhutan = -0.000195637751889856" calcext:value-type="string">
            <text:p>Bhutan = -0.00019563775188985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-0.00687929541973971" calcext:value-type="float">
            <text:p>-0.0068792954</text:p>
          </table:table-cell>
          <table:table-cell/>
          <table:table-cell table:formula="of:=[.A22]&amp;&quot; = &quot;&amp;[.B22]" office:value-type="string" office:string-value="Bolivia = -0.00687929541973971" calcext:value-type="string">
            <text:p>Bolivia = -0.00687929541973971</text:p>
          </table:table-cell>
        </table:table-row>
        <table:table-row table:style-name="ro1">
          <table:table-cell office:value-type="string" calcext:value-type="string">
            <text:p>Bosnia and Herz.</text:p>
          </table:table-cell>
          <table:table-cell office:value-type="float" office:value="0.0000287182743497295" calcext:value-type="float">
            <text:p>2.87182743497295E-05</text:p>
          </table:table-cell>
          <table:table-cell/>
          <table:table-cell table:formula="of:=[.A23]&amp;&quot; = &quot;&amp;[.B23]" office:value-type="string" office:string-value="Bosnia and Herz. = 0.0000287182743497295" calcext:value-type="string">
            <text:p>Bosnia and Herz. = 0.000028718274349729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-0.00408175991468575" calcext:value-type="float">
            <text:p>-0.0040817599</text:p>
          </table:table-cell>
          <table:table-cell/>
          <table:table-cell table:formula="of:=[.A24]&amp;&quot; = &quot;&amp;[.B24]" office:value-type="string" office:string-value="Botswana = -0.00408175991468575" calcext:value-type="string">
            <text:p>Botswana = -0.0040817599146857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-0.0373022650085527" calcext:value-type="float">
            <text:p>-0.037302265</text:p>
          </table:table-cell>
          <table:table-cell/>
          <table:table-cell table:formula="of:=[.A25]&amp;&quot; = &quot;&amp;[.B25]" office:value-type="string" office:string-value="Brazil = -0.0373022650085527" calcext:value-type="string">
            <text:p>Brazil = -0.0373022650085527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0.0000154891190649231" calcext:value-type="float">
            <text:p>1.54891190649231E-05</text:p>
          </table:table-cell>
          <table:table-cell/>
          <table:table-cell table:formula="of:=[.A26]&amp;&quot; = &quot;&amp;[.B26]" office:value-type="string" office:string-value="Brunei = 0.0000154891190649231" calcext:value-type="string">
            <text:p>Brunei = 0.000015489119064923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0.0000568145256359927" calcext:value-type="float">
            <text:p>5.68145256359927E-05</text:p>
          </table:table-cell>
          <table:table-cell/>
          <table:table-cell table:formula="of:=[.A27]&amp;&quot; = &quot;&amp;[.B27]" office:value-type="string" office:string-value="Bulgaria = 0.0000568145256359927" calcext:value-type="string">
            <text:p>Bulgaria = 0.000056814525635992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0.00056095749101771" calcext:value-type="float">
            <text:p>0.0005609575</text:p>
          </table:table-cell>
          <table:table-cell/>
          <table:table-cell table:formula="of:=[.A28]&amp;&quot; = &quot;&amp;[.B28]" office:value-type="string" office:string-value="Burkina Faso = 0.00056095749101771" calcext:value-type="string">
            <text:p>Burkina Faso = 0.0005609574910177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0.00132342408178316" calcext:value-type="float">
            <text:p>0.0013234241</text:p>
          </table:table-cell>
          <table:table-cell/>
          <table:table-cell table:formula="of:=[.A29]&amp;&quot; = &quot;&amp;[.B29]" office:value-type="string" office:string-value="Burundi = 0.00132342408178316" calcext:value-type="string">
            <text:p>Burundi = 0.00132342408178316</text:p>
          </table:table-cell>
        </table:table-row>
        <table:table-row table:style-name="ro1">
          <table:table-cell/>
          <table:table-cell office:value-type="float" office:value="0.0000402982756881121" calcext:value-type="float">
            <text:p>4.02982756881121E-05</text:p>
          </table:table-cell>
          <table:table-cell/>
          <table:table-cell table:formula="of:=[.A30]&amp;&quot; = &quot;&amp;[.B30]" office:value-type="string" office:string-value=" = 0.0000402982756881121" calcext:value-type="string">
            <text:p><text:s/>= 0.00004029827568811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0.000782444732336448" calcext:value-type="float">
            <text:p>0.0007824447</text:p>
          </table:table-cell>
          <table:table-cell/>
          <table:table-cell table:formula="of:=[.A31]&amp;&quot; = &quot;&amp;[.B31]" office:value-type="string" office:string-value="Cambodia = 0.000782444732336448" calcext:value-type="string">
            <text:p>Cambodia = 0.00078244473233644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-0.000254434276585695" calcext:value-type="float">
            <text:p>-0.0002544343</text:p>
          </table:table-cell>
          <table:table-cell/>
          <table:table-cell table:formula="of:=[.A32]&amp;&quot; = &quot;&amp;[.B32]" office:value-type="string" office:string-value="Cameroon = -0.000254434276585695" calcext:value-type="string">
            <text:p>Cameroon = -0.00025443427658569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-0.06548109714114" calcext:value-type="float">
            <text:p>-0.0654810971</text:p>
          </table:table-cell>
          <table:table-cell/>
          <table:table-cell table:formula="of:=[.A33]&amp;&quot; = &quot;&amp;[.B33]" office:value-type="string" office:string-value="Canada = -0.06548109714114" calcext:value-type="string">
            <text:p>Canada = -0.06548109714114</text:p>
          </table:table-cell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float" office:value="-0.00419854206417727" calcext:value-type="float">
            <text:p>-0.0041985421</text:p>
          </table:table-cell>
          <table:table-cell/>
          <table:table-cell table:formula="of:=[.A34]&amp;&quot; = &quot;&amp;[.B34]" office:value-type="string" office:string-value="Central African Rep. = -0.00419854206417727" calcext:value-type="string">
            <text:p>Central African Rep. = -0.0041985420641772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-0.00763633485632471" calcext:value-type="float">
            <text:p>-0.0076363349</text:p>
          </table:table-cell>
          <table:table-cell/>
          <table:table-cell table:formula="of:=[.A35]&amp;&quot; = &quot;&amp;[.B35]" office:value-type="string" office:string-value="Chad = -0.00763633485632471" calcext:value-type="string">
            <text:p>Chad = -0.0076363348563247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-0.00329248206783968" calcext:value-type="float">
            <text:p>-0.0032924821</text:p>
          </table:table-cell>
          <table:table-cell/>
          <table:table-cell table:formula="of:=[.A36]&amp;&quot; = &quot;&amp;[.B36]" office:value-type="string" office:string-value="Chile = -0.00329248206783968" calcext:value-type="string">
            <text:p>Chile = -0.0032924820678396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0.112670896383098" calcext:value-type="float">
            <text:p>0.1126708964</text:p>
          </table:table-cell>
          <table:table-cell/>
          <table:table-cell table:formula="of:=[.A37]&amp;&quot; = &quot;&amp;[.B37]" office:value-type="string" office:string-value="China = 0.112670896383098" calcext:value-type="string">
            <text:p>China = 0.11267089638309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-0.00204058070888604" calcext:value-type="float">
            <text:p>-0.0020405807</text:p>
          </table:table-cell>
          <table:table-cell/>
          <table:table-cell table:formula="of:=[.A38]&amp;&quot; = &quot;&amp;[.B38]" office:value-type="string" office:string-value="Colombia = -0.00204058070888604" calcext:value-type="string">
            <text:p>Colombia = -0.00204058070888604</text:p>
          </table:table-cell>
        </table:table-row>
        <table:table-row table:style-name="ro1">
          <table:table-cell/>
          <table:table-cell office:value-type="float" office:value="0.0000971339953299394" calcext:value-type="float">
            <text:p>0.000097134</text:p>
          </table:table-cell>
          <table:table-cell/>
          <table:table-cell table:formula="of:=[.A39]&amp;&quot; = &quot;&amp;[.B39]" office:value-type="string" office:string-value=" = 0.0000971339953299394" calcext:value-type="string">
            <text:p><text:s/>= 0.000097133995329939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0.00026012731540637" calcext:value-type="float">
            <text:p>0.0002601273</text:p>
          </table:table-cell>
          <table:table-cell/>
          <table:table-cell table:formula="of:=[.A40]&amp;&quot; = &quot;&amp;[.B40]" office:value-type="string" office:string-value="Costa Rica = 0.00026012731540637" calcext:value-type="string">
            <text:p>Costa Rica = 0.0002601273154063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0.00092081125073269" calcext:value-type="float">
            <text:p>0.0009208113</text:p>
          </table:table-cell>
          <table:table-cell/>
          <table:table-cell table:formula="of:=[.A41]&amp;&quot; = &quot;&amp;[.B41]" office:value-type="string" office:string-value="Côte d'Ivoire = 0.00092081125073269" calcext:value-type="string">
            <text:p>Côte d'Ivoire = 0.0009208112507326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0.0000966923855004294" calcext:value-type="float">
            <text:p>9.66923855004294E-05</text:p>
          </table:table-cell>
          <table:table-cell/>
          <table:table-cell table:formula="of:=[.A42]&amp;&quot; = &quot;&amp;[.B42]" office:value-type="string" office:string-value="Croatia = 0.0000966923855004294" calcext:value-type="string">
            <text:p>Croatia = 0.0000966923855004294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.000636119151074042" calcext:value-type="float">
            <text:p>0.0006361192</text:p>
          </table:table-cell>
          <table:table-cell/>
          <table:table-cell table:formula="of:=[.A43]&amp;&quot; = &quot;&amp;[.B43]" office:value-type="string" office:string-value="Cuba = 0.000636119151074042" calcext:value-type="string">
            <text:p>Cuba = 0.00063611915107404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0.0000838473651303461" calcext:value-type="float">
            <text:p>8.38473651303461E-05</text:p>
          </table:table-cell>
          <table:table-cell/>
          <table:table-cell table:formula="of:=[.A44]&amp;&quot; = &quot;&amp;[.B44]" office:value-type="string" office:string-value="Cyprus = 0.0000838473651303461" calcext:value-type="string">
            <text:p>Cyprus = 0.000083847365130346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0.000781711430677372" calcext:value-type="float">
            <text:p>0.0007817114</text:p>
          </table:table-cell>
          <table:table-cell/>
          <table:table-cell table:formula="of:=[.A45]&amp;&quot; = &quot;&amp;[.B45]" office:value-type="string" office:string-value="Czechia = 0.000781711430677372" calcext:value-type="string">
            <text:p>Czechia = 0.000781711430677372</text:p>
          </table:table-cell>
        </table:table-row>
        <table:table-row table:style-name="ro1">
          <table:table-cell office:value-type="string" calcext:value-type="string">
            <text:p>Dem. Rep. Congo</text:p>
          </table:table-cell>
          <table:table-cell office:value-type="float" office:value="-0.00607234816652757" calcext:value-type="float">
            <text:p>-0.0060723482</text:p>
          </table:table-cell>
          <table:table-cell/>
          <table:table-cell table:formula="of:=[.A46]&amp;&quot; = &quot;&amp;[.B46]" office:value-type="string" office:string-value="Dem. Rep. Congo = -0.00607234816652757" calcext:value-type="string">
            <text:p>Dem. Rep. Congo = -0.0060723481665275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000417505701081059" calcext:value-type="float">
            <text:p>0.0004175057</text:p>
          </table:table-cell>
          <table:table-cell/>
          <table:table-cell table:formula="of:=[.A47]&amp;&quot; = &quot;&amp;[.B47]" office:value-type="string" office:string-value="Denmark = 0.000417505701081059" calcext:value-type="string">
            <text:p>Denmark = 0.00041750570108105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-0.0000523866883575187" calcext:value-type="float">
            <text:p>-5.23866883575187E-05</text:p>
          </table:table-cell>
          <table:table-cell/>
          <table:table-cell table:formula="of:=[.A48]&amp;&quot; = &quot;&amp;[.B48]" office:value-type="string" office:string-value="Djibouti = -0.0000523866883575187" calcext:value-type="string">
            <text:p>Djibouti = -0.0000523866883575187</text:p>
          </table:table-cell>
        </table:table-row>
        <table:table-row table:style-name="ro1">
          <table:table-cell/>
          <table:table-cell office:value-type="float" office:value="0.00000346840125679382" calcext:value-type="float">
            <text:p>3.46840125679382E-06</text:p>
          </table:table-cell>
          <table:table-cell/>
          <table:table-cell table:formula="of:=[.A49]&amp;&quot; = &quot;&amp;[.B49]" office:value-type="string" office:string-value=" = 0.00000346840125679382" calcext:value-type="string">
            <text:p><text:s/>= 0.00000346840125679382</text:p>
          </table:table-cell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float" office:value="0.00102094235442607" calcext:value-type="float">
            <text:p>0.0010209424</text:p>
          </table:table-cell>
          <table:table-cell/>
          <table:table-cell table:formula="of:=[.A50]&amp;&quot; = &quot;&amp;[.B50]" office:value-type="string" office:string-value="Dominican Rep. = 0.00102094235442607" calcext:value-type="string">
            <text:p>Dominican Rep. = 0.0010209423544260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0.000344843034591595" calcext:value-type="float">
            <text:p>0.000344843</text:p>
          </table:table-cell>
          <table:table-cell/>
          <table:table-cell table:formula="of:=[.A51]&amp;&quot; = &quot;&amp;[.B51]" office:value-type="string" office:string-value="Ecuador = 0.000344843034591595" calcext:value-type="string">
            <text:p>Ecuador = 0.00034484303459159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0.0054323170057307" calcext:value-type="float">
            <text:p>0.005432317</text:p>
          </table:table-cell>
          <table:table-cell/>
          <table:table-cell table:formula="of:=[.A52]&amp;&quot; = &quot;&amp;[.B52]" office:value-type="string" office:string-value="Egypt = 0.0054323170057307" calcext:value-type="string">
            <text:p>Egypt = 0.005432317005730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0.000674510563055501" calcext:value-type="float">
            <text:p>0.0006745106</text:p>
          </table:table-cell>
          <table:table-cell/>
          <table:table-cell table:formula="of:=[.A53]&amp;&quot; = &quot;&amp;[.B53]" office:value-type="string" office:string-value="El Salvador = 0.000674510563055501" calcext:value-type="string">
            <text:p>El Salvador = 0.000674510563055501</text:p>
          </table:table-cell>
        </table:table-row>
        <table:table-row table:style-name="ro1">
          <table:table-cell office:value-type="string" calcext:value-type="string">
            <text:p>Eq. Guinea</text:p>
          </table:table-cell>
          <table:table-cell office:value-type="float" office:value="-0.0000375012911178587" calcext:value-type="float">
            <text:p>-3.75012911178587E-05</text:p>
          </table:table-cell>
          <table:table-cell/>
          <table:table-cell table:formula="of:=[.A54]&amp;&quot; = &quot;&amp;[.B54]" office:value-type="string" office:string-value="Eq. Guinea = -0.0000375012911178587" calcext:value-type="string">
            <text:p>Eq. Guinea = -0.0000375012911178587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-0.000325614075098785" calcext:value-type="float">
            <text:p>-0.0003256141</text:p>
          </table:table-cell>
          <table:table-cell/>
          <table:table-cell table:formula="of:=[.A55]&amp;&quot; = &quot;&amp;[.B55]" office:value-type="string" office:string-value="Eritrea = -0.000325614075098785" calcext:value-type="string">
            <text:p>Eritrea = -0.00032561407509878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-0.000156994821399266" calcext:value-type="float">
            <text:p>-0.0001569948</text:p>
          </table:table-cell>
          <table:table-cell/>
          <table:table-cell table:formula="of:=[.A56]&amp;&quot; = &quot;&amp;[.B56]" office:value-type="string" office:string-value="Estonia = -0.000156994821399266" calcext:value-type="string">
            <text:p>Estonia = -0.000156994821399266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0.0000161127453396898" calcext:value-type="float">
            <text:p>1.61127453396898E-05</text:p>
          </table:table-cell>
          <table:table-cell/>
          <table:table-cell table:formula="of:=[.A57]&amp;&quot; = &quot;&amp;[.B57]" office:value-type="string" office:string-value="eSwatini = 0.0000161127453396898" calcext:value-type="string">
            <text:p>eSwatini = 0.000016112745339689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0.00699813005674646" calcext:value-type="float">
            <text:p>0.0069981301</text:p>
          </table:table-cell>
          <table:table-cell/>
          <table:table-cell table:formula="of:=[.A58]&amp;&quot; = &quot;&amp;[.B58]" office:value-type="string" office:string-value="Ethiopia = 0.00699813005674646" calcext:value-type="string">
            <text:p>Ethiopia = 0.00699813005674646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-0.0000259914892345087" calcext:value-type="float">
            <text:p>-2.59914892345087E-05</text:p>
          </table:table-cell>
          <table:table-cell/>
          <table:table-cell table:formula="of:=[.A59]&amp;&quot; = &quot;&amp;[.B59]" office:value-type="string" office:string-value="Fiji = -0.0000259914892345087" calcext:value-type="string">
            <text:p>Fiji = -0.000025991489234508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-0.00163687806053644" calcext:value-type="float">
            <text:p>-0.0016368781</text:p>
          </table:table-cell>
          <table:table-cell/>
          <table:table-cell table:formula="of:=[.A60]&amp;&quot; = &quot;&amp;[.B60]" office:value-type="string" office:string-value="Finland = -0.00163687806053644" calcext:value-type="string">
            <text:p>Finland = -0.0016368780605364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00417036216569184" calcext:value-type="float">
            <text:p>0.0041703622</text:p>
          </table:table-cell>
          <table:table-cell/>
          <table:table-cell table:formula="of:=[.A61]&amp;&quot; = &quot;&amp;[.B61]" office:value-type="string" office:string-value="France = 0.00417036216569184" calcext:value-type="string">
            <text:p>France = 0.0041703621656918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-0.00170766985059227" calcext:value-type="float">
            <text:p>-0.0017076699</text:p>
          </table:table-cell>
          <table:table-cell/>
          <table:table-cell table:formula="of:=[.A62]&amp;&quot; = &quot;&amp;[.B62]" office:value-type="string" office:string-value="Gabon = -0.00170766985059227" calcext:value-type="string">
            <text:p>Gabon = -0.0017076698505922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0.000231187453040825" calcext:value-type="float">
            <text:p>0.0002311875</text:p>
          </table:table-cell>
          <table:table-cell/>
          <table:table-cell table:formula="of:=[.A63]&amp;&quot; = &quot;&amp;[.B63]" office:value-type="string" office:string-value="Gambia = 0.000231187453040825" calcext:value-type="string">
            <text:p>Gambia = 0.00023118745304082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-0.000023356400339514" calcext:value-type="float">
            <text:p>-2.3356400339514E-05</text:p>
          </table:table-cell>
          <table:table-cell/>
          <table:table-cell table:formula="of:=[.A64]&amp;&quot; = &quot;&amp;[.B64]" office:value-type="string" office:string-value="Georgia = -0.000023356400339514" calcext:value-type="string">
            <text:p>Georgia = -0.00002335640033951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00809103614433199" calcext:value-type="float">
            <text:p>0.0080910361</text:p>
          </table:table-cell>
          <table:table-cell/>
          <table:table-cell table:formula="of:=[.A65]&amp;&quot; = &quot;&amp;[.B65]" office:value-type="string" office:string-value="Germany = 0.00809103614433199" calcext:value-type="string">
            <text:p>Germany = 0.0080910361443319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.00222561740064311" calcext:value-type="float">
            <text:p>0.0022256174</text:p>
          </table:table-cell>
          <table:table-cell/>
          <table:table-cell table:formula="of:=[.A66]&amp;&quot; = &quot;&amp;[.B66]" office:value-type="string" office:string-value="Ghana = 0.00222561740064311" calcext:value-type="string">
            <text:p>Ghana = 0.0022256174006431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0.000347102752466146" calcext:value-type="float">
            <text:p>0.0003471028</text:p>
          </table:table-cell>
          <table:table-cell/>
          <table:table-cell table:formula="of:=[.A67]&amp;&quot; = &quot;&amp;[.B67]" office:value-type="string" office:string-value="Greece = 0.000347102752466146" calcext:value-type="string">
            <text:p>Greece = 0.000347102752466146</text:p>
          </table:table-cell>
        </table:table-row>
        <table:table-row table:style-name="ro1">
          <table:table-cell/>
          <table:table-cell office:value-type="float" office:value="0.0000118531069609365" calcext:value-type="float">
            <text:p>1.18531069609365E-05</text:p>
          </table:table-cell>
          <table:table-cell/>
          <table:table-cell table:formula="of:=[.A68]&amp;&quot; = &quot;&amp;[.B68]" office:value-type="string" office:string-value=" = 0.0000118531069609365" calcext:value-type="string">
            <text:p><text:s/>= 0.000011853106960936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0.00147030135688526" calcext:value-type="float">
            <text:p>0.0014703014</text:p>
          </table:table-cell>
          <table:table-cell/>
          <table:table-cell table:formula="of:=[.A69]&amp;&quot; = &quot;&amp;[.B69]" office:value-type="string" office:string-value="Guatemala = 0.00147030135688526" calcext:value-type="string">
            <text:p>Guatemala = 0.0014703013568852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-0.000218475071993166" calcext:value-type="float">
            <text:p>-0.0002184751</text:p>
          </table:table-cell>
          <table:table-cell/>
          <table:table-cell table:formula="of:=[.A70]&amp;&quot; = &quot;&amp;[.B70]" office:value-type="string" office:string-value="Guinea = -0.000218475071993166" calcext:value-type="string">
            <text:p>Guinea = -0.00021847507199316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0.0000347700031196573" calcext:value-type="float">
            <text:p>0.00003477</text:p>
          </table:table-cell>
          <table:table-cell/>
          <table:table-cell table:formula="of:=[.A71]&amp;&quot; = &quot;&amp;[.B71]" office:value-type="string" office:string-value="Guinea-Bissau = 0.0000347700031196573" calcext:value-type="string">
            <text:p>Guinea-Bissau = 0.000034770003119657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-0.00142132458916137" calcext:value-type="float">
            <text:p>-0.0014213246</text:p>
          </table:table-cell>
          <table:table-cell/>
          <table:table-cell table:formula="of:=[.A72]&amp;&quot; = &quot;&amp;[.B72]" office:value-type="string" office:string-value="Guyana = -0.00142132458916137" calcext:value-type="string">
            <text:p>Guyana = -0.0014213245891613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0.00125214719199026" calcext:value-type="float">
            <text:p>0.0012521472</text:p>
          </table:table-cell>
          <table:table-cell/>
          <table:table-cell table:formula="of:=[.A73]&amp;&quot; = &quot;&amp;[.B73]" office:value-type="string" office:string-value="Haiti = 0.00125214719199026" calcext:value-type="string">
            <text:p>Haiti = 0.0012521471919902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0.000406375851251346" calcext:value-type="float">
            <text:p>0.0004063759</text:p>
          </table:table-cell>
          <table:table-cell/>
          <table:table-cell table:formula="of:=[.A74]&amp;&quot; = &quot;&amp;[.B74]" office:value-type="string" office:string-value="Honduras = 0.000406375851251346" calcext:value-type="string">
            <text:p>Honduras = 0.00040637585125134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0.000544957856249279" calcext:value-type="float">
            <text:p>0.0005449579</text:p>
          </table:table-cell>
          <table:table-cell/>
          <table:table-cell table:formula="of:=[.A75]&amp;&quot; = &quot;&amp;[.B75]" office:value-type="string" office:string-value="Hungary = 0.000544957856249279" calcext:value-type="string">
            <text:p>Hungary = 0.00054495785624927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-0.000731489902636282" calcext:value-type="float">
            <text:p>-0.0007314899</text:p>
          </table:table-cell>
          <table:table-cell/>
          <table:table-cell table:formula="of:=[.A76]&amp;&quot; = &quot;&amp;[.B76]" office:value-type="string" office:string-value="Iceland = -0.000731489902636282" calcext:value-type="string">
            <text:p>Iceland = -0.00073148990263628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0.15443330738034" calcext:value-type="float">
            <text:p>0.1544333074</text:p>
          </table:table-cell>
          <table:table-cell/>
          <table:table-cell table:formula="of:=[.A77]&amp;&quot; = &quot;&amp;[.B77]" office:value-type="string" office:string-value="India = 0.15443330738034" calcext:value-type="string">
            <text:p>India = 0.1544333073803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0.0211501585046471" calcext:value-type="float">
            <text:p>0.0211501585</text:p>
          </table:table-cell>
          <table:table-cell/>
          <table:table-cell table:formula="of:=[.A78]&amp;&quot; = &quot;&amp;[.B78]" office:value-type="string" office:string-value="Indonesia = 0.0211501585046471" calcext:value-type="string">
            <text:p>Indonesia = 0.021150158504647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-0.00180385916505544" calcext:value-type="float">
            <text:p>-0.0018038592</text:p>
          </table:table-cell>
          <table:table-cell/>
          <table:table-cell table:formula="of:=[.A79]&amp;&quot; = &quot;&amp;[.B79]" office:value-type="string" office:string-value="Iran = -0.00180385916505544" calcext:value-type="string">
            <text:p>Iran = -0.0018038591650554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0.00179800094981589" calcext:value-type="float">
            <text:p>0.0017980009</text:p>
          </table:table-cell>
          <table:table-cell/>
          <table:table-cell table:formula="of:=[.A80]&amp;&quot; = &quot;&amp;[.B80]" office:value-type="string" office:string-value="Iraq = 0.00179800094981589" calcext:value-type="string">
            <text:p>Iraq = 0.0017980009498158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.000101843880916195" calcext:value-type="float">
            <text:p>0.0001018439</text:p>
          </table:table-cell>
          <table:table-cell/>
          <table:table-cell table:formula="of:=[.A81]&amp;&quot; = &quot;&amp;[.B81]" office:value-type="string" office:string-value="Ireland = 0.000101843880916195" calcext:value-type="string">
            <text:p>Ireland = 0.00010184388091619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0.000944101520110936" calcext:value-type="float">
            <text:p>0.0009441015</text:p>
          </table:table-cell>
          <table:table-cell/>
          <table:table-cell table:formula="of:=[.A82]&amp;&quot; = &quot;&amp;[.B82]" office:value-type="string" office:string-value="Israel = 0.000944101520110936" calcext:value-type="string">
            <text:p>Israel = 0.00094410152011093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00551654005838184" calcext:value-type="float">
            <text:p>0.0055165401</text:p>
          </table:table-cell>
          <table:table-cell/>
          <table:table-cell table:formula="of:=[.A83]&amp;&quot; = &quot;&amp;[.B83]" office:value-type="string" office:string-value="Italy = 0.00551654005838184" calcext:value-type="string">
            <text:p>Italy = 0.0055165400583818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0.000297388028213322" calcext:value-type="float">
            <text:p>0.000297388</text:p>
          </table:table-cell>
          <table:table-cell/>
          <table:table-cell table:formula="of:=[.A84]&amp;&quot; = &quot;&amp;[.B84]" office:value-type="string" office:string-value="Jamaica = 0.000297388028213322" calcext:value-type="string">
            <text:p>Jamaica = 0.00029738802821332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0134841733729193" calcext:value-type="float">
            <text:p>0.0134841734</text:p>
          </table:table-cell>
          <table:table-cell/>
          <table:table-cell table:formula="of:=[.A85]&amp;&quot; = &quot;&amp;[.B85]" office:value-type="string" office:string-value="Japan = 0.0134841733729193" calcext:value-type="string">
            <text:p>Japan = 0.013484173372919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0.000625131035136678" calcext:value-type="float">
            <text:p>0.000625131</text:p>
          </table:table-cell>
          <table:table-cell/>
          <table:table-cell table:formula="of:=[.A86]&amp;&quot; = &quot;&amp;[.B86]" office:value-type="string" office:string-value="Jordan = 0.000625131035136678" calcext:value-type="string">
            <text:p>Jordan = 0.00062513103513667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-0.0184680586328152" calcext:value-type="float">
            <text:p>-0.0184680586</text:p>
          </table:table-cell>
          <table:table-cell/>
          <table:table-cell table:formula="of:=[.A87]&amp;&quot; = &quot;&amp;[.B87]" office:value-type="string" office:string-value="Kazakhstan = -0.0184680586328152" calcext:value-type="string">
            <text:p>Kazakhstan = -0.018468058632815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0.00249307937746412" calcext:value-type="float">
            <text:p>0.0024930794</text:p>
          </table:table-cell>
          <table:table-cell/>
          <table:table-cell table:formula="of:=[.A88]&amp;&quot; = &quot;&amp;[.B88]" office:value-type="string" office:string-value="Kenya = 0.00249307937746412" calcext:value-type="string">
            <text:p>Kenya = 0.00249307937746412</text:p>
          </table:table-cell>
        </table:table-row>
        <table:table-row table:style-name="ro1">
          <table:table-cell/>
          <table:table-cell office:value-type="float" office:value="0.00000907469206087522" calcext:value-type="float">
            <text:p>9.07469206087522E-06</text:p>
          </table:table-cell>
          <table:table-cell/>
          <table:table-cell table:formula="of:=[.A89]&amp;&quot; = &quot;&amp;[.B89]" office:value-type="string" office:string-value=" = 0.00000907469206087522" calcext:value-type="string">
            <text:p><text:s/>= 0.0000090746920608752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0.000149036267202967" calcext:value-type="float">
            <text:p>0.0001490363</text:p>
          </table:table-cell>
          <table:table-cell/>
          <table:table-cell table:formula="of:=[.A90]&amp;&quot; = &quot;&amp;[.B90]" office:value-type="string" office:string-value="Kosovo = 0.000149036267202967" calcext:value-type="string">
            <text:p>Kosovo = 0.00014903626720296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0.000410664729426601" calcext:value-type="float">
            <text:p>0.0004106647</text:p>
          </table:table-cell>
          <table:table-cell/>
          <table:table-cell table:formula="of:=[.A91]&amp;&quot; = &quot;&amp;[.B91]" office:value-type="string" office:string-value="Kuwait = 0.000410664729426601" calcext:value-type="string">
            <text:p>Kuwait = 0.00041066472942660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-0.000645867228660698" calcext:value-type="float">
            <text:p>-0.0006458672</text:p>
          </table:table-cell>
          <table:table-cell/>
          <table:table-cell table:formula="of:=[.A92]&amp;&quot; = &quot;&amp;[.B92]" office:value-type="string" office:string-value="Kyrgyzstan = -0.000645867228660698" calcext:value-type="string">
            <text:p>Kyrgyzstan = -0.00064586722866069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-0.000850647408056252" calcext:value-type="float">
            <text:p>-0.0008506474</text:p>
          </table:table-cell>
          <table:table-cell/>
          <table:table-cell table:formula="of:=[.A93]&amp;&quot; = &quot;&amp;[.B93]" office:value-type="string" office:string-value="Laos = -0.000850647408056252" calcext:value-type="string">
            <text:p>Laos = -0.00085064740805625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-0.000237574926123697" calcext:value-type="float">
            <text:p>-0.0002375749</text:p>
          </table:table-cell>
          <table:table-cell/>
          <table:table-cell table:formula="of:=[.A94]&amp;&quot; = &quot;&amp;[.B94]" office:value-type="string" office:string-value="Latvia = -0.000237574926123697" calcext:value-type="string">
            <text:p>Latvia = -0.00023757492612369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0.000800973859573432" calcext:value-type="float">
            <text:p>0.0008009739</text:p>
          </table:table-cell>
          <table:table-cell/>
          <table:table-cell table:formula="of:=[.A95]&amp;&quot; = &quot;&amp;[.B95]" office:value-type="string" office:string-value="Lebanon = 0.000800973859573432" calcext:value-type="string">
            <text:p>Lebanon = 0.00080097385957343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0.0000407199071909652" calcext:value-type="float">
            <text:p>4.07199071909652E-05</text:p>
          </table:table-cell>
          <table:table-cell/>
          <table:table-cell table:formula="of:=[.A96]&amp;&quot; = &quot;&amp;[.B96]" office:value-type="string" office:string-value="Lesotho = 0.0000407199071909652" calcext:value-type="string">
            <text:p>Lesotho = 0.000040719907190965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-0.0000966618657273365" calcext:value-type="float">
            <text:p>-9.66618657273365E-05</text:p>
          </table:table-cell>
          <table:table-cell/>
          <table:table-cell table:formula="of:=[.A97]&amp;&quot; = &quot;&amp;[.B97]" office:value-type="string" office:string-value="Liberia = -0.0000966618657273365" calcext:value-type="string">
            <text:p>Liberia = -0.000096661865727336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-0.0127266084563924" calcext:value-type="float">
            <text:p>-0.0127266085</text:p>
          </table:table-cell>
          <table:table-cell/>
          <table:table-cell table:formula="of:=[.A98]&amp;&quot; = &quot;&amp;[.B98]" office:value-type="string" office:string-value="Libya = -0.0127266084563924" calcext:value-type="string">
            <text:p>Libya = -0.0127266084563924</text:p>
          </table:table-cell>
        </table:table-row>
        <table:table-row table:style-name="ro1">
          <table:table-cell/>
          <table:table-cell office:value-type="float" office:value="0.00000367167984953364" calcext:value-type="float">
            <text:p>3.67167984953364E-06</text:p>
          </table:table-cell>
          <table:table-cell/>
          <table:table-cell table:formula="of:=[.A99]&amp;&quot; = &quot;&amp;[.B99]" office:value-type="string" office:string-value=" = 0.00000367167984953364" calcext:value-type="string">
            <text:p><text:s/>= 0.0000036716798495336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-0.000133109128405253" calcext:value-type="float">
            <text:p>-0.0001331091</text:p>
          </table:table-cell>
          <table:table-cell/>
          <table:table-cell table:formula="of:=[.A100]&amp;&quot; = &quot;&amp;[.B100]" office:value-type="string" office:string-value="Lithuania = -0.000133109128405253" calcext:value-type="string">
            <text:p>Lithuania = -0.00013310912840525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.0000603397242418196" calcext:value-type="float">
            <text:p>6.03397242418196E-05</text:p>
          </table:table-cell>
          <table:table-cell/>
          <table:table-cell table:formula="of:=[.A101]&amp;&quot; = &quot;&amp;[.B101]" office:value-type="string" office:string-value="Luxembourg = 0.0000603397242418196" calcext:value-type="string">
            <text:p>Luxembourg = 0.000060339724241819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-0.000952079175449328" calcext:value-type="float">
            <text:p>-0.0009520792</text:p>
          </table:table-cell>
          <table:table-cell/>
          <table:table-cell table:formula="of:=[.A102]&amp;&quot; = &quot;&amp;[.B102]" office:value-type="string" office:string-value="Madagascar = -0.000952079175449328" calcext:value-type="string">
            <text:p>Madagascar = -0.00095207917544932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0.00172170848041372" calcext:value-type="float">
            <text:p>0.0017217085</text:p>
          </table:table-cell>
          <table:table-cell/>
          <table:table-cell table:formula="of:=[.A103]&amp;&quot; = &quot;&amp;[.B103]" office:value-type="string" office:string-value="Malawi = 0.00172170848041372" calcext:value-type="string">
            <text:p>Malawi = 0.0017217084804137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0.00161752293712753" calcext:value-type="float">
            <text:p>0.0016175229</text:p>
          </table:table-cell>
          <table:table-cell/>
          <table:table-cell table:formula="of:=[.A104]&amp;&quot; = &quot;&amp;[.B104]" office:value-type="string" office:string-value="Malaysia = 0.00161752293712753" calcext:value-type="string">
            <text:p>Malaysia = 0.00161752293712753</text:p>
          </table:table-cell>
        </table:table-row>
        <table:table-row table:style-name="ro1">
          <table:table-cell/>
          <table:table-cell office:value-type="float" office:value="0.0000670623488026991" calcext:value-type="float">
            <text:p>6.70623488026991E-05</text:p>
          </table:table-cell>
          <table:table-cell/>
          <table:table-cell table:formula="of:=[.A105]&amp;&quot; = &quot;&amp;[.B105]" office:value-type="string" office:string-value=" = 0.0000670623488026991" calcext:value-type="string">
            <text:p><text:s/>= 0.000067062348802699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-0.00684494306942349" calcext:value-type="float">
            <text:p>-0.0068449431</text:p>
          </table:table-cell>
          <table:table-cell/>
          <table:table-cell table:formula="of:=[.A106]&amp;&quot; = &quot;&amp;[.B106]" office:value-type="string" office:string-value="Mali = -0.00684494306942349" calcext:value-type="string">
            <text:p>Mali = -0.00684494306942349</text:p>
          </table:table-cell>
        </table:table-row>
        <table:table-row table:style-name="ro1">
          <table:table-cell/>
          <table:table-cell office:value-type="float" office:value="0.0000543788840417617" calcext:value-type="float">
            <text:p>5.43788840417617E-05</text:p>
          </table:table-cell>
          <table:table-cell/>
          <table:table-cell table:formula="of:=[.A107]&amp;&quot; = &quot;&amp;[.B107]" office:value-type="string" office:string-value=" = 0.0000543788840417617" calcext:value-type="string">
            <text:p><text:s/>= 0.0000543788840417617</text:p>
          </table:table-cell>
        </table:table-row>
        <table:table-row table:style-name="ro1">
          <table:table-cell/>
          <table:table-cell office:value-type="float" office:value="0.00000622281601574044" calcext:value-type="float">
            <text:p>6.22281601574044E-06</text:p>
          </table:table-cell>
          <table:table-cell/>
          <table:table-cell table:formula="of:=[.A108]&amp;&quot; = &quot;&amp;[.B108]" office:value-type="string" office:string-value=" = 0.00000622281601574044" calcext:value-type="string">
            <text:p><text:s/>= 0.0000062228160157404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-0.0073764105424223" calcext:value-type="float">
            <text:p>-0.0073764105</text:p>
          </table:table-cell>
          <table:table-cell/>
          <table:table-cell table:formula="of:=[.A109]&amp;&quot; = &quot;&amp;[.B109]" office:value-type="string" office:string-value="Mauritania = -0.0073764105424223" calcext:value-type="string">
            <text:p>Mauritania = -0.0073764105424223</text:p>
          </table:table-cell>
        </table:table-row>
        <table:table-row table:style-name="ro1">
          <table:table-cell/>
          <table:table-cell office:value-type="float" office:value="0.000148087094082778" calcext:value-type="float">
            <text:p>0.0001480871</text:p>
          </table:table-cell>
          <table:table-cell/>
          <table:table-cell table:formula="of:=[.A110]&amp;&quot; = &quot;&amp;[.B110]" office:value-type="string" office:string-value=" = 0.000148087094082778" calcext:value-type="string">
            <text:p><text:s/>= 0.00014808709408277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00153907602733556" calcext:value-type="float">
            <text:p>0.001539076</text:p>
          </table:table-cell>
          <table:table-cell/>
          <table:table-cell table:formula="of:=[.A111]&amp;&quot; = &quot;&amp;[.B111]" office:value-type="string" office:string-value="Mexico = 0.00153907602733556" calcext:value-type="string">
            <text:p>Mexico = 0.00153907602733556</text:p>
          </table:table-cell>
        </table:table-row>
        <table:table-row table:style-name="ro1">
          <table:table-cell/>
          <table:table-cell office:value-type="float" office:value="0.00000937242960983155" calcext:value-type="float">
            <text:p>9.37242960983155E-06</text:p>
          </table:table-cell>
          <table:table-cell/>
          <table:table-cell table:formula="of:=[.A112]&amp;&quot; = &quot;&amp;[.B112]" office:value-type="string" office:string-value=" = 0.00000937242960983155" calcext:value-type="string">
            <text:p><text:s/>= 0.0000093724296098315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0.000265854242984704" calcext:value-type="float">
            <text:p>0.0002658542</text:p>
          </table:table-cell>
          <table:table-cell/>
          <table:table-cell table:formula="of:=[.A113]&amp;&quot; = &quot;&amp;[.B113]" office:value-type="string" office:string-value="Moldova = 0.000265854242984704" calcext:value-type="string">
            <text:p>Moldova = 0.000265854242984704</text:p>
          </table:table-cell>
        </table:table-row>
        <table:table-row table:style-name="ro1">
          <table:table-cell/>
          <table:table-cell office:value-type="float" office:value="0.00000503273064777914" calcext:value-type="float">
            <text:p>5.03273064777914E-06</text:p>
          </table:table-cell>
          <table:table-cell/>
          <table:table-cell table:formula="of:=[.A114]&amp;&quot; = &quot;&amp;[.B114]" office:value-type="string" office:string-value=" = 0.00000503273064777914" calcext:value-type="string">
            <text:p><text:s/>= 0.0000050327306477791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-0.0115952510011825" calcext:value-type="float">
            <text:p>-0.011595251</text:p>
          </table:table-cell>
          <table:table-cell/>
          <table:table-cell table:formula="of:=[.A115]&amp;&quot; = &quot;&amp;[.B115]" office:value-type="string" office:string-value="Mongolia = -0.0115952510011825" calcext:value-type="string">
            <text:p>Mongolia = -0.011595251001182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-0.0000231184759301849" calcext:value-type="float">
            <text:p>-2.31184759301849E-05</text:p>
          </table:table-cell>
          <table:table-cell/>
          <table:table-cell table:formula="of:=[.A116]&amp;&quot; = &quot;&amp;[.B116]" office:value-type="string" office:string-value="Montenegro = -0.0000231184759301849" calcext:value-type="string">
            <text:p>Montenegro = -0.000023118475930184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0.00129167657517183" calcext:value-type="float">
            <text:p>0.0012916766</text:p>
          </table:table-cell>
          <table:table-cell/>
          <table:table-cell table:formula="of:=[.A117]&amp;&quot; = &quot;&amp;[.B117]" office:value-type="string" office:string-value="Morocco = 0.00129167657517183" calcext:value-type="string">
            <text:p>Morocco = 0.0012916765751718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-0.00207991727299858" calcext:value-type="float">
            <text:p>-0.0020799173</text:p>
          </table:table-cell>
          <table:table-cell/>
          <table:table-cell table:formula="of:=[.A118]&amp;&quot; = &quot;&amp;[.B118]" office:value-type="string" office:string-value="Mozambique = -0.00207991727299858" calcext:value-type="string">
            <text:p>Mozambique = -0.0020799172729985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0.0019471871609672" calcext:value-type="float">
            <text:p>0.0019471872</text:p>
          </table:table-cell>
          <table:table-cell/>
          <table:table-cell table:formula="of:=[.A119]&amp;&quot; = &quot;&amp;[.B119]" office:value-type="string" office:string-value="Myanmar = 0.0019471871609672" calcext:value-type="string">
            <text:p>Myanmar = 0.001947187160967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-0.0060417200598663" calcext:value-type="float">
            <text:p>-0.0060417201</text:p>
          </table:table-cell>
          <table:table-cell/>
          <table:table-cell table:formula="of:=[.A120]&amp;&quot; = &quot;&amp;[.B120]" office:value-type="string" office:string-value="Namibia = -0.0060417200598663" calcext:value-type="string">
            <text:p>Namibia = -0.0060417200598663</text:p>
          </table:table-cell>
        </table:table-row>
        <table:table-row table:style-name="ro1">
          <table:table-cell/>
          <table:table-cell office:value-type="float" office:value="0.00000123796620645626" calcext:value-type="float">
            <text:p>0.000001238</text:p>
          </table:table-cell>
          <table:table-cell/>
          <table:table-cell table:formula="of:=[.A121]&amp;&quot; = &quot;&amp;[.B121]" office:value-type="string" office:string-value=" = 0.00000123796620645626" calcext:value-type="string">
            <text:p><text:s/>= 0.0000012379662064562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0.00263085311151517" calcext:value-type="float">
            <text:p>0.0026308531</text:p>
          </table:table-cell>
          <table:table-cell/>
          <table:table-cell table:formula="of:=[.A122]&amp;&quot; = &quot;&amp;[.B122]" office:value-type="string" office:string-value="Nepal = 0.00263085311151517" calcext:value-type="string">
            <text:p>Nepal = 0.0026308531115151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0019457073952526" calcext:value-type="float">
            <text:p>0.0019457074</text:p>
          </table:table-cell>
          <table:table-cell/>
          <table:table-cell table:formula="of:=[.A123]&amp;&quot; = &quot;&amp;[.B123]" office:value-type="string" office:string-value="Netherlands = 0.0019457073952526" calcext:value-type="string">
            <text:p>Netherlands = 0.001945707395252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-0.00141637493741157" calcext:value-type="float">
            <text:p>-0.0014163749</text:p>
          </table:table-cell>
          <table:table-cell/>
          <table:table-cell table:formula="of:=[.A124]&amp;&quot; = &quot;&amp;[.B124]" office:value-type="string" office:string-value="New Zealand = -0.00141637493741157" calcext:value-type="string">
            <text:p>New Zealand = -0.0014163749374115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-0.0000794235104497112" calcext:value-type="float">
            <text:p>-7.94235104497112E-05</text:p>
          </table:table-cell>
          <table:table-cell/>
          <table:table-cell table:formula="of:=[.A125]&amp;&quot; = &quot;&amp;[.B125]" office:value-type="string" office:string-value="Nicaragua = -0.0000794235104497112" calcext:value-type="string">
            <text:p>Nicaragua = -0.000079423510449711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-0.0067036858233961" calcext:value-type="float">
            <text:p>-0.0067036858</text:p>
          </table:table-cell>
          <table:table-cell/>
          <table:table-cell table:formula="of:=[.A126]&amp;&quot; = &quot;&amp;[.B126]" office:value-type="string" office:string-value="Niger = -0.0067036858233961" calcext:value-type="string">
            <text:p>Niger = -0.006703685823396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0.0193725276935277" calcext:value-type="float">
            <text:p>0.0193725277</text:p>
          </table:table-cell>
          <table:table-cell/>
          <table:table-cell table:formula="of:=[.A127]&amp;&quot; = &quot;&amp;[.B127]" office:value-type="string" office:string-value="Nigeria = 0.0193725276935277" calcext:value-type="string">
            <text:p>Nigeria = 0.0193725276935277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0.00238684693063985" calcext:value-type="float">
            <text:p>0.0023868469</text:p>
          </table:table-cell>
          <table:table-cell/>
          <table:table-cell table:formula="of:=[.A128]&amp;&quot; = &quot;&amp;[.B128]" office:value-type="string" office:string-value="North Korea = 0.00238684693063985" calcext:value-type="string">
            <text:p>North Korea = 0.0023868469306398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0.0000733375618119097" calcext:value-type="float">
            <text:p>7.33375618119097E-05</text:p>
          </table:table-cell>
          <table:table-cell/>
          <table:table-cell table:formula="of:=[.A129]&amp;&quot; = &quot;&amp;[.B129]" office:value-type="string" office:string-value="Macedonia = 0.0000733375618119097" calcext:value-type="string">
            <text:p>Macedonia = 0.000073337561811909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-0.00212789331025465" calcext:value-type="float">
            <text:p>-0.0021278933</text:p>
          </table:table-cell>
          <table:table-cell/>
          <table:table-cell table:formula="of:=[.A130]&amp;&quot; = &quot;&amp;[.B130]" office:value-type="string" office:string-value="Norway = -0.00212789331025465" calcext:value-type="string">
            <text:p>Norway = -0.0021278933102546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-0.00173954017584815" calcext:value-type="float">
            <text:p>-0.0017395402</text:p>
          </table:table-cell>
          <table:table-cell/>
          <table:table-cell table:formula="of:=[.A131]&amp;&quot; = &quot;&amp;[.B131]" office:value-type="string" office:string-value="Oman = -0.00173954017584815" calcext:value-type="string">
            <text:p>Oman = -0.0017395401758481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0.02237935319362" calcext:value-type="float">
            <text:p>0.0223793532</text:p>
          </table:table-cell>
          <table:table-cell/>
          <table:table-cell table:formula="of:=[.A132]&amp;&quot; = &quot;&amp;[.B132]" office:value-type="string" office:string-value="Pakistan = 0.02237935319362" calcext:value-type="string">
            <text:p>Pakistan = 0.02237935319362</text:p>
          </table:table-cell>
        </table:table-row>
        <table:table-row table:style-name="ro1">
          <table:table-cell/>
          <table:table-cell office:value-type="float" office:value="-0.00000122905074609714" calcext:value-type="float">
            <text:p>-1.22905074609714E-06</text:p>
          </table:table-cell>
          <table:table-cell/>
          <table:table-cell table:formula="of:=[.A133]&amp;&quot; = &quot;&amp;[.B133]" office:value-type="string" office:string-value=" = -0.00000122905074609714" calcext:value-type="string">
            <text:p><text:s/>= -0.0000012290507460971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0.000604438300885237" calcext:value-type="float">
            <text:p>0.0006044383</text:p>
          </table:table-cell>
          <table:table-cell/>
          <table:table-cell table:formula="of:=[.A134]&amp;&quot; = &quot;&amp;[.B134]" office:value-type="string" office:string-value="Palestine = 0.000604438300885237" calcext:value-type="string">
            <text:p>Palestine = 0.00060443830088523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-0.0000209335900345733" calcext:value-type="float">
            <text:p>-2.09335900345733E-05</text:p>
          </table:table-cell>
          <table:table-cell/>
          <table:table-cell table:formula="of:=[.A135]&amp;&quot; = &quot;&amp;[.B135]" office:value-type="string" office:string-value="Panama = -0.0000209335900345733" calcext:value-type="string">
            <text:p>Panama = -0.000020933590034573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-0.00235461831443464" calcext:value-type="float">
            <text:p>-0.0023546183</text:p>
          </table:table-cell>
          <table:table-cell/>
          <table:table-cell table:formula="of:=[.A136]&amp;&quot; = &quot;&amp;[.B136]" office:value-type="string" office:string-value="Papua New Guinea = -0.00235461831443464" calcext:value-type="string">
            <text:p>Papua New Guinea = -0.0023546183144346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-0.00215639264815397" calcext:value-type="float">
            <text:p>-0.0021563926</text:p>
          </table:table-cell>
          <table:table-cell/>
          <table:table-cell table:formula="of:=[.A137]&amp;&quot; = &quot;&amp;[.B137]" office:value-type="string" office:string-value="Paraguay = -0.00215639264815397" calcext:value-type="string">
            <text:p>Paraguay = -0.002156392648153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-0.00566474088662055" calcext:value-type="float">
            <text:p>-0.0056647409</text:p>
          </table:table-cell>
          <table:table-cell/>
          <table:table-cell table:formula="of:=[.A138]&amp;&quot; = &quot;&amp;[.B138]" office:value-type="string" office:string-value="Peru = -0.00566474088662055" calcext:value-type="string">
            <text:p>Peru = -0.0056647408866205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0.0117724195960976" calcext:value-type="float">
            <text:p>0.0117724196</text:p>
          </table:table-cell>
          <table:table-cell/>
          <table:table-cell table:formula="of:=[.A139]&amp;&quot; = &quot;&amp;[.B139]" office:value-type="string" office:string-value="Philippines = 0.0117724195960976" calcext:value-type="string">
            <text:p>Philippines = 0.011772419596097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00250828872006631" calcext:value-type="float">
            <text:p>0.0025082887</text:p>
          </table:table-cell>
          <table:table-cell/>
          <table:table-cell table:formula="of:=[.A140]&amp;&quot; = &quot;&amp;[.B140]" office:value-type="string" office:string-value="Poland = 0.00250828872006631" calcext:value-type="string">
            <text:p>Poland = 0.0025082887200663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000605990009737807" calcext:value-type="float">
            <text:p>0.00060599</text:p>
          </table:table-cell>
          <table:table-cell/>
          <table:table-cell table:formula="of:=[.A141]&amp;&quot; = &quot;&amp;[.B141]" office:value-type="string" office:string-value="Portugal = 0.000605990009737807" calcext:value-type="string">
            <text:p>Portugal = 0.000605990009737807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0002800636769625" calcext:value-type="float">
            <text:p>0.0002800637</text:p>
          </table:table-cell>
          <table:table-cell/>
          <table:table-cell table:formula="of:=[.A142]&amp;&quot; = &quot;&amp;[.B142]" office:value-type="string" office:string-value="Qatar = 0.0002800636769625" calcext:value-type="string">
            <text:p>Qatar = 0.000280063676962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-0.00193419394555719" calcext:value-type="float">
            <text:p>-0.0019341939</text:p>
          </table:table-cell>
          <table:table-cell/>
          <table:table-cell table:formula="of:=[.A143]&amp;&quot; = &quot;&amp;[.B143]" office:value-type="string" office:string-value="Congo = -0.00193419394555719" calcext:value-type="string">
            <text:p>Congo = -0.0019341939455571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0.000701353210303639" calcext:value-type="float">
            <text:p>0.0007013532</text:p>
          </table:table-cell>
          <table:table-cell/>
          <table:table-cell table:formula="of:=[.A144]&amp;&quot; = &quot;&amp;[.B144]" office:value-type="string" office:string-value="Romania = 0.000701353210303639" calcext:value-type="string">
            <text:p>Romania = 0.000701353210303639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-0.107869497597488" calcext:value-type="float">
            <text:p>-0.1078694976</text:p>
          </table:table-cell>
          <table:table-cell/>
          <table:table-cell table:formula="of:=[.A145]&amp;&quot; = &quot;&amp;[.B145]" office:value-type="string" office:string-value="Russia = -0.107869497597488" calcext:value-type="string">
            <text:p>Russia = -0.10786949759748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0.00146902445148569" calcext:value-type="float">
            <text:p>0.0014690245</text:p>
          </table:table-cell>
          <table:table-cell/>
          <table:table-cell table:formula="of:=[.A146]&amp;&quot; = &quot;&amp;[.B146]" office:value-type="string" office:string-value="Rwanda = 0.00146902445148569" calcext:value-type="string">
            <text:p>Rwanda = 0.00146902445148569</text:p>
          </table:table-cell>
        </table:table-row>
        <table:table-row table:style-name="ro1">
          <table:table-cell/>
          <table:table-cell office:value-type="float" office:value="0.00000483286739717421" calcext:value-type="float">
            <text:p>4.83286739717421E-06</text:p>
          </table:table-cell>
          <table:table-cell/>
          <table:table-cell table:formula="of:=[.A147]&amp;&quot; = &quot;&amp;[.B147]" office:value-type="string" office:string-value=" = 0.00000483286739717421" calcext:value-type="string">
            <text:p><text:s/>= 0.00000483286739717421</text:p>
          </table:table-cell>
        </table:table-row>
        <table:table-row table:style-name="ro1">
          <table:table-cell/>
          <table:table-cell office:value-type="float" office:value="0.00001891688550376" calcext:value-type="float">
            <text:p>1.891688550376E-05</text:p>
          </table:table-cell>
          <table:table-cell/>
          <table:table-cell table:formula="of:=[.A148]&amp;&quot; = &quot;&amp;[.B148]" office:value-type="string" office:string-value=" = 0.00001891688550376" calcext:value-type="string">
            <text:p><text:s/>= 0.00001891688550376</text:p>
          </table:table-cell>
        </table:table-row>
        <table:table-row table:style-name="ro1">
          <table:table-cell/>
          <table:table-cell office:value-type="float" office:value="0.0000112668178827564" calcext:value-type="float">
            <text:p>1.12668178827564E-05</text:p>
          </table:table-cell>
          <table:table-cell/>
          <table:table-cell table:formula="of:=[.A149]&amp;&quot; = &quot;&amp;[.B149]" office:value-type="string" office:string-value=" = 0.0000112668178827564" calcext:value-type="string">
            <text:p><text:s/>= 0.0000112668178827564</text:p>
          </table:table-cell>
        </table:table-row>
        <table:table-row table:style-name="ro1">
          <table:table-cell/>
          <table:table-cell office:value-type="float" office:value="0.0000036384420957213" calcext:value-type="float">
            <text:p>3.6384420957213E-06</text:p>
          </table:table-cell>
          <table:table-cell/>
          <table:table-cell table:formula="of:=[.A150]&amp;&quot; = &quot;&amp;[.B150]" office:value-type="string" office:string-value=" = 0.0000036384420957213" calcext:value-type="string">
            <text:p><text:s/>= 0.0000036384420957213</text:p>
          </table:table-cell>
        </table:table-row>
        <table:table-row table:style-name="ro1">
          <table:table-cell/>
          <table:table-cell office:value-type="float" office:value="0.00000390546967108555" calcext:value-type="float">
            <text:p>3.90546967108555E-06</text:p>
          </table:table-cell>
          <table:table-cell/>
          <table:table-cell table:formula="of:=[.A151]&amp;&quot; = &quot;&amp;[.B151]" office:value-type="string" office:string-value=" = 0.00000390546967108555" calcext:value-type="string">
            <text:p><text:s/>= 0.00000390546967108555</text:p>
          </table:table-cell>
        </table:table-row>
        <table:table-row table:style-name="ro1">
          <table:table-cell/>
          <table:table-cell office:value-type="float" office:value="0.0000206995170110345" calcext:value-type="float">
            <text:p>2.06995170110345E-05</text:p>
          </table:table-cell>
          <table:table-cell/>
          <table:table-cell table:formula="of:=[.A152]&amp;&quot; = &quot;&amp;[.B152]" office:value-type="string" office:string-value=" = 0.0000206995170110345" calcext:value-type="string">
            <text:p><text:s/>= 0.000020699517011034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-0.012156417077907" calcext:value-type="float">
            <text:p>-0.0121564171</text:p>
          </table:table-cell>
          <table:table-cell/>
          <table:table-cell table:formula="of:=[.A153]&amp;&quot; = &quot;&amp;[.B153]" office:value-type="string" office:string-value="Saudi Arabia = -0.012156417077907" calcext:value-type="string">
            <text:p>Saudi Arabia = -0.01215641707790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0.000655832679593565" calcext:value-type="float">
            <text:p>0.0006558327</text:p>
          </table:table-cell>
          <table:table-cell/>
          <table:table-cell table:formula="of:=[.A154]&amp;&quot; = &quot;&amp;[.B154]" office:value-type="string" office:string-value="Senegal = 0.000655832679593565" calcext:value-type="string">
            <text:p>Senegal = 0.00065583267959356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0.000220676612491204" calcext:value-type="float">
            <text:p>0.0002206766</text:p>
          </table:table-cell>
          <table:table-cell/>
          <table:table-cell table:formula="of:=[.A155]&amp;&quot; = &quot;&amp;[.B155]" office:value-type="string" office:string-value="Serbia = 0.000220676612491204" calcext:value-type="string">
            <text:p>Serbia = 0.000220676612491204</text:p>
          </table:table-cell>
        </table:table-row>
        <table:table-row table:style-name="ro1">
          <table:table-cell/>
          <table:table-cell office:value-type="float" office:value="0.00000909633263113496" calcext:value-type="float">
            <text:p>9.09633263113496E-06</text:p>
          </table:table-cell>
          <table:table-cell/>
          <table:table-cell table:formula="of:=[.A156]&amp;&quot; = &quot;&amp;[.B156]" office:value-type="string" office:string-value=" = 0.00000909633263113496" calcext:value-type="string">
            <text:p><text:s/>= 0.0000090963326311349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0.000465001402555673" calcext:value-type="float">
            <text:p>0.0004650014</text:p>
          </table:table-cell>
          <table:table-cell/>
          <table:table-cell table:formula="of:=[.A157]&amp;&quot; = &quot;&amp;[.B157]" office:value-type="string" office:string-value="Sierra Leone = 0.000465001402555673" calcext:value-type="string">
            <text:p>Sierra Leone = 0.000465001402555673</text:p>
          </table:table-cell>
        </table:table-row>
        <table:table-row table:style-name="ro1">
          <table:table-cell/>
          <table:table-cell office:value-type="float" office:value="0.000747084593538288" calcext:value-type="float">
            <text:p>0.0007470846</text:p>
          </table:table-cell>
          <table:table-cell/>
          <table:table-cell table:formula="of:=[.A158]&amp;&quot; = &quot;&amp;[.B158]" office:value-type="string" office:string-value=" = 0.000747084593538288" calcext:value-type="string">
            <text:p><text:s/>= 0.000747084593538288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0.00033135904856541" calcext:value-type="float">
            <text:p>0.000331359</text:p>
          </table:table-cell>
          <table:table-cell/>
          <table:table-cell table:formula="of:=[.A159]&amp;&quot; = &quot;&amp;[.B159]" office:value-type="string" office:string-value="Slovakia = 0.00033135904856541" calcext:value-type="string">
            <text:p>Slovakia = 0.0003313590485654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0.00011204835794604" calcext:value-type="float">
            <text:p>0.0001120484</text:p>
          </table:table-cell>
          <table:table-cell/>
          <table:table-cell table:formula="of:=[.A160]&amp;&quot; = &quot;&amp;[.B160]" office:value-type="string" office:string-value="Slovenia = 0.00011204835794604" calcext:value-type="string">
            <text:p>Slovenia = 0.00011204835794604</text:p>
          </table:table-cell>
        </table:table-row>
        <table:table-row table:style-name="ro1">
          <table:table-cell office:value-type="string" calcext:value-type="string">
            <text:p>Solomon Is.</text:p>
          </table:table-cell>
          <table:table-cell office:value-type="float" office:value="-0.000128461696847235" calcext:value-type="float">
            <text:p>-0.0001284617</text:p>
          </table:table-cell>
          <table:table-cell/>
          <table:table-cell table:formula="of:=[.A161]&amp;&quot; = &quot;&amp;[.B161]" office:value-type="string" office:string-value="Solomon Is. = -0.000128461696847235" calcext:value-type="string">
            <text:p>Solomon Is. = -0.00012846169684723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-0.00281696277189775" calcext:value-type="float">
            <text:p>-0.0028169628</text:p>
          </table:table-cell>
          <table:table-cell/>
          <table:table-cell table:formula="of:=[.A162]&amp;&quot; = &quot;&amp;[.B162]" office:value-type="string" office:string-value="Somalia = -0.00281696277189775" calcext:value-type="string">
            <text:p>Somalia = -0.0028169627718977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-0.00176183217969832" calcext:value-type="float">
            <text:p>-0.0017618322</text:p>
          </table:table-cell>
          <table:table-cell/>
          <table:table-cell table:formula="of:=[.A163]&amp;&quot; = &quot;&amp;[.B163]" office:value-type="string" office:string-value="South Africa = -0.00176183217969832" calcext:value-type="string">
            <text:p>South Africa = -0.00176183217969832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0.00585186951251239" calcext:value-type="float">
            <text:p>0.0058518695</text:p>
          </table:table-cell>
          <table:table-cell/>
          <table:table-cell table:formula="of:=[.A164]&amp;&quot; = &quot;&amp;[.B164]" office:value-type="string" office:string-value="South Korea = 0.00585186951251239" calcext:value-type="string">
            <text:p>South Korea = 0.00585186951251239</text:p>
          </table:table-cell>
        </table:table-row>
        <table:table-row table:style-name="ro1">
          <table:table-cell office:value-type="string" calcext:value-type="string">
            <text:p>S. Sudan</text:p>
          </table:table-cell>
          <table:table-cell office:value-type="float" office:value="-0.0032868528571595" calcext:value-type="float">
            <text:p>-0.0032868529</text:p>
          </table:table-cell>
          <table:table-cell/>
          <table:table-cell table:formula="of:=[.A165]&amp;&quot; = &quot;&amp;[.B165]" office:value-type="string" office:string-value="S. Sudan = -0.0032868528571595" calcext:value-type="string">
            <text:p>S. Sudan = -0.003286852857159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00216495655783598" calcext:value-type="float">
            <text:p>0.0021649566</text:p>
          </table:table-cell>
          <table:table-cell/>
          <table:table-cell table:formula="of:=[.A166]&amp;&quot; = &quot;&amp;[.B166]" office:value-type="string" office:string-value="Spain = 0.00216495655783598" calcext:value-type="string">
            <text:p>Spain = 0.0021649565578359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0.00227131777899468" calcext:value-type="float">
            <text:p>0.0022713178</text:p>
          </table:table-cell>
          <table:table-cell/>
          <table:table-cell table:formula="of:=[.A167]&amp;&quot; = &quot;&amp;[.B167]" office:value-type="string" office:string-value="Sri Lanka = 0.00227131777899468" calcext:value-type="string">
            <text:p>Sri Lanka = 0.0022713177789946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-0.00803079631979362" calcext:value-type="float">
            <text:p>-0.0080307963</text:p>
          </table:table-cell>
          <table:table-cell/>
          <table:table-cell table:formula="of:=[.A168]&amp;&quot; = &quot;&amp;[.B168]" office:value-type="string" office:string-value="Sudan = -0.00803079631979362" calcext:value-type="string">
            <text:p>Sudan = -0.0080307963197936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-0.00113116110278204" calcext:value-type="float">
            <text:p>-0.0011311611</text:p>
          </table:table-cell>
          <table:table-cell/>
          <table:table-cell table:formula="of:=[.A169]&amp;&quot; = &quot;&amp;[.B169]" office:value-type="string" office:string-value="Suriname = -0.00113116110278204" calcext:value-type="string">
            <text:p>Suriname = -0.0011311611027820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-0.00187436662661941" calcext:value-type="float">
            <text:p>-0.0018743666</text:p>
          </table:table-cell>
          <table:table-cell/>
          <table:table-cell table:formula="of:=[.A170]&amp;&quot; = &quot;&amp;[.B170]" office:value-type="string" office:string-value="Sweden = -0.00187436662661941" calcext:value-type="string">
            <text:p>Sweden = -0.0018743666266194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000807685308514444" calcext:value-type="float">
            <text:p>0.0008076853</text:p>
          </table:table-cell>
          <table:table-cell/>
          <table:table-cell table:formula="of:=[.A171]&amp;&quot; = &quot;&amp;[.B171]" office:value-type="string" office:string-value="Switzerland = 0.000807685308514444" calcext:value-type="string">
            <text:p>Switzerland = 0.00080768530851444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0.000822671352788172" calcext:value-type="float">
            <text:p>0.0008226714</text:p>
          </table:table-cell>
          <table:table-cell/>
          <table:table-cell table:formula="of:=[.A172]&amp;&quot; = &quot;&amp;[.B172]" office:value-type="string" office:string-value="Syria = 0.000822671352788172" calcext:value-type="string">
            <text:p>Syria = 0.00082267135278817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0.00279333668242298" calcext:value-type="float">
            <text:p>0.0027933367</text:p>
          </table:table-cell>
          <table:table-cell/>
          <table:table-cell table:formula="of:=[.A173]&amp;&quot; = &quot;&amp;[.B173]" office:value-type="string" office:string-value="Taiwan = 0.00279333668242298" calcext:value-type="string">
            <text:p>Taiwan = 0.0027933366824229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0.000140367689596812" calcext:value-type="float">
            <text:p>0.0001403677</text:p>
          </table:table-cell>
          <table:table-cell/>
          <table:table-cell table:formula="of:=[.A174]&amp;&quot; = &quot;&amp;[.B174]" office:value-type="string" office:string-value="Tajikistan = 0.000140367689596812" calcext:value-type="string">
            <text:p>Tajikistan = 0.00014036768959681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0.000797135275520088" calcext:value-type="float">
            <text:p>0.0007971353</text:p>
          </table:table-cell>
          <table:table-cell/>
          <table:table-cell table:formula="of:=[.A175]&amp;&quot; = &quot;&amp;[.B175]" office:value-type="string" office:string-value="Tanzania = 0.000797135275520088" calcext:value-type="string">
            <text:p>Tanzania = 0.00079713527552008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0.00503631955479085" calcext:value-type="float">
            <text:p>0.0050363196</text:p>
          </table:table-cell>
          <table:table-cell/>
          <table:table-cell table:formula="of:=[.A176]&amp;&quot; = &quot;&amp;[.B176]" office:value-type="string" office:string-value="Thailand = 0.00503631955479085" calcext:value-type="string">
            <text:p>Thailand = 0.00503631955479085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0.0000541645780192513" calcext:value-type="float">
            <text:p>5.41645780192513E-05</text:p>
          </table:table-cell>
          <table:table-cell/>
          <table:table-cell table:formula="of:=[.A177]&amp;&quot; = &quot;&amp;[.B177]" office:value-type="string" office:string-value="Timor-Leste = 0.0000541645780192513" calcext:value-type="string">
            <text:p>Timor-Leste = 0.000054164578019251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0.000640566622262089" calcext:value-type="float">
            <text:p>0.0006405666</text:p>
          </table:table-cell>
          <table:table-cell/>
          <table:table-cell table:formula="of:=[.A178]&amp;&quot; = &quot;&amp;[.B178]" office:value-type="string" office:string-value="Togo = 0.000640566622262089" calcext:value-type="string">
            <text:p>Togo = 0.000640566622262089</text:p>
          </table:table-cell>
        </table:table-row>
        <table:table-row table:style-name="ro1">
          <table:table-cell/>
          <table:table-cell office:value-type="float" office:value="0.00000801613470773324" calcext:value-type="float">
            <text:p>8.01613470773324E-06</text:p>
          </table:table-cell>
          <table:table-cell/>
          <table:table-cell table:formula="of:=[.A179]&amp;&quot; = &quot;&amp;[.B179]" office:value-type="string" office:string-value=" = 0.00000801613470773324" calcext:value-type="string">
            <text:p><text:s/>= 0.0000080161347077332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0.000140501171717655" calcext:value-type="float">
            <text:p>0.0001405012</text:p>
          </table:table-cell>
          <table:table-cell/>
          <table:table-cell table:formula="of:=[.A180]&amp;&quot; = &quot;&amp;[.B180]" office:value-type="string" office:string-value="Trinidad and Tobago = 0.000140501171717655" calcext:value-type="string">
            <text:p>Trinidad and Tobago = 0.00014050117171765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0.000317690855314067" calcext:value-type="float">
            <text:p>0.0003176909</text:p>
          </table:table-cell>
          <table:table-cell/>
          <table:table-cell table:formula="of:=[.A181]&amp;&quot; = &quot;&amp;[.B181]" office:value-type="string" office:string-value="Tunisia = 0.000317690855314067" calcext:value-type="string">
            <text:p>Tunisia = 0.00031769085531406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00488872245533176" calcext:value-type="float">
            <text:p>0.0048887225</text:p>
          </table:table-cell>
          <table:table-cell/>
          <table:table-cell table:formula="of:=[.A182]&amp;&quot; = &quot;&amp;[.B182]" office:value-type="string" office:string-value="Turkey = 0.00488872245533176" calcext:value-type="string">
            <text:p>Turkey = 0.0048887224553317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-0.00286008670304241" calcext:value-type="float">
            <text:p>-0.0028600867</text:p>
          </table:table-cell>
          <table:table-cell/>
          <table:table-cell table:formula="of:=[.A183]&amp;&quot; = &quot;&amp;[.B183]" office:value-type="string" office:string-value="Turkmenistan = -0.00286008670304241" calcext:value-type="string">
            <text:p>Turkmenistan = -0.00286008670304241</text:p>
          </table:table-cell>
        </table:table-row>
        <table:table-row table:style-name="ro1">
          <table:table-cell/>
          <table:table-cell office:value-type="float" office:value="0.00000128326679906247" calcext:value-type="float">
            <text:p>1.28326679906247E-06</text:p>
          </table:table-cell>
          <table:table-cell/>
          <table:table-cell table:formula="of:=[.A184]&amp;&quot; = &quot;&amp;[.B184]" office:value-type="string" office:string-value=" = 0.00000128326679906247" calcext:value-type="string">
            <text:p><text:s/>= 0.0000012832667990624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0.00430701563958292" calcext:value-type="float">
            <text:p>0.0043070156</text:p>
          </table:table-cell>
          <table:table-cell/>
          <table:table-cell table:formula="of:=[.A185]&amp;&quot; = &quot;&amp;[.B185]" office:value-type="string" office:string-value="Uganda = 0.00430701563958292" calcext:value-type="string">
            <text:p>Uganda = 0.0043070156395829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0.00116004742319537" calcext:value-type="float">
            <text:p>0.0011600474</text:p>
          </table:table-cell>
          <table:table-cell/>
          <table:table-cell table:formula="of:=[.A186]&amp;&quot; = &quot;&amp;[.B186]" office:value-type="string" office:string-value="Ukraine = 0.00116004742319537" calcext:value-type="string">
            <text:p>Ukraine = 0.00116004742319537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0.000624408947466609" calcext:value-type="float">
            <text:p>0.0006244089</text:p>
          </table:table-cell>
          <table:table-cell/>
          <table:table-cell table:formula="of:=[.A187]&amp;&quot; = &quot;&amp;[.B187]" office:value-type="string" office:string-value="United Arab Emirates = 0.000624408947466609" calcext:value-type="string">
            <text:p>United Arab Emirates = 0.00062440894746660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0.00686529428245089" calcext:value-type="float">
            <text:p>0.0068652943</text:p>
          </table:table-cell>
          <table:table-cell/>
          <table:table-cell table:formula="of:=[.A188]&amp;&quot; = &quot;&amp;[.B188]" office:value-type="string" office:string-value="United Kingdom = 0.00686529428245089" calcext:value-type="string">
            <text:p>United Kingdom = 0.00686529428245089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-0.0281589850696685" calcext:value-type="float">
            <text:p>-0.0281589851</text:p>
          </table:table-cell>
          <table:table-cell/>
          <table:table-cell table:formula="of:=[.A189]&amp;&quot; = &quot;&amp;[.B189]" office:value-type="string" office:string-value="United States of America = -0.0281589850696685" calcext:value-type="string">
            <text:p>United States of America = -0.028158985069668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-0.00090650020444323" calcext:value-type="float">
            <text:p>-0.0009065002</text:p>
          </table:table-cell>
          <table:table-cell/>
          <table:table-cell table:formula="of:=[.A190]&amp;&quot; = &quot;&amp;[.B190]" office:value-type="string" office:string-value="Uruguay = -0.00090650020444323" calcext:value-type="string">
            <text:p>Uruguay = -0.0009065002044432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0.00100862563254084" calcext:value-type="float">
            <text:p>0.0010086256</text:p>
          </table:table-cell>
          <table:table-cell/>
          <table:table-cell table:formula="of:=[.A191]&amp;&quot; = &quot;&amp;[.B191]" office:value-type="string" office:string-value="Uzbekistan = 0.00100862563254084" calcext:value-type="string">
            <text:p>Uzbekistan = 0.0010086256325408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-0.0000549113194595992" calcext:value-type="float">
            <text:p>-5.49113194595992E-05</text:p>
          </table:table-cell>
          <table:table-cell/>
          <table:table-cell table:formula="of:=[.A192]&amp;&quot; = &quot;&amp;[.B192]" office:value-type="string" office:string-value="Vanuatu = -0.0000549113194595992" calcext:value-type="string">
            <text:p>Vanuatu = -0.0000549113194595992</text:p>
          </table:table-cell>
        </table:table-row>
        <table:table-row table:style-name="ro1">
          <table:table-cell/>
          <table:table-cell office:value-type="float" office:value="0.0000000994033241988683" calcext:value-type="float">
            <text:p>9.94033241988683E-08</text:p>
          </table:table-cell>
          <table:table-cell/>
          <table:table-cell table:formula="of:=[.A193]&amp;&quot; = &quot;&amp;[.B193]" office:value-type="string" office:string-value=" = 0.0000000994033241988683" calcext:value-type="string">
            <text:p><text:s/>= 0.000000099403324198868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-0.0031568481974624" calcext:value-type="float">
            <text:p>-0.0031568482</text:p>
          </table:table-cell>
          <table:table-cell/>
          <table:table-cell table:formula="of:=[.A194]&amp;&quot; = &quot;&amp;[.B194]" office:value-type="string" office:string-value="Venezuela = -0.0031568481974624" calcext:value-type="string">
            <text:p>Venezuela = -0.0031568481974624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0.0101189234417003" calcext:value-type="float">
            <text:p>0.0101189234</text:p>
          </table:table-cell>
          <table:table-cell/>
          <table:table-cell table:formula="of:=[.A195]&amp;&quot; = &quot;&amp;[.B195]" office:value-type="string" office:string-value="Vietnam = 0.0101189234417003" calcext:value-type="string">
            <text:p>Vietnam = 0.0101189234417003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-0.000259021788854238" calcext:value-type="float">
            <text:p>-0.0002590218</text:p>
          </table:table-cell>
          <table:table-cell/>
          <table:table-cell table:formula="of:=[.A196]&amp;&quot; = &quot;&amp;[.B196]" office:value-type="string" office:string-value="Yemen = -0.000259021788854238" calcext:value-type="string">
            <text:p>Yemen = -0.0002590217888542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-0.00339566243405585" calcext:value-type="float">
            <text:p>-0.0033956624</text:p>
          </table:table-cell>
          <table:table-cell/>
          <table:table-cell table:formula="of:=[.A197]&amp;&quot; = &quot;&amp;[.B197]" office:value-type="string" office:string-value="Zambia = -0.00339566243405585" calcext:value-type="string">
            <text:p>Zambia = -0.00339566243405585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-0.00108310256706436" calcext:value-type="float">
            <text:p>-0.0010831026</text:p>
          </table:table-cell>
          <table:table-cell/>
          <table:table-cell table:formula="of:=[.A198]&amp;&quot; = &quot;&amp;[.B198]" office:value-type="string" office:string-value="Zimbabwe = -0.00108310256706436" calcext:value-type="string">
            <text:p>Zimbabwe = -0.00108310256706436</text:p>
          </table:table-cell>
        </table:table-row>
      </table:table>
      <table:named-expressions/>
      <table:database-ranges>
        <table:database-range table:name="__Anonymous_Sheet_DB__0" table:target-range-address="Countries.A1:Countries.X198">
          <table:sort>
            <table:sort-by table:field-number="0" table:data-type="automatic"/>
          </table:sort>
        </table:database-range>
        <table:database-range table:name="__Anonymous_Sheet_DB__1" table:target-range-address="Population.A1:Population.N2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0/00/0000</text:date>, <text:time style:data-style-name="N2" text:time-value="05:07:13.24030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6T06:12:21.248739710</dc:date>
    <meta:editing-duration>PT4H14M</meta:editing-duration>
    <meta:editing-cycles>180</meta:editing-cycles>
    <meta:generator>LibreOffice/5.1.6.2$Linux_X86_64 LibreOffice_project/10m0$Build-2</meta:generator>
    <meta:document-statistic meta:table-count="3" meta:cell-count="7545" meta:object-count="0"/>
  </office:meta>
</office:document-meta>
</file>